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0.629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4.28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19.588cm"/>
    </style:style>
    <style:style style:name="co13" style:family="table-column">
      <style:table-column-properties fo:break-before="auto" style:column-width="5.292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2.05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1.369cm"/>
    </style:style>
    <style:style style:name="co20" style:family="table-column">
      <style:table-column-properties fo:break-before="auto" style:column-width="5.473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of_real_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nf_numero</text:p>
          </table:table-cell>
          <table:table-cell office:value-type="string" calcext:value-type="string">
            <text:p>nf_item</text:p>
          </table:table-cell>
          <table:table-cell table:style-name="Default" office:value-type="string" calcext:value-type="string">
            <text:p>nf_datahora</text:p>
          </table:table-cell>
          <table:table-cell office:value-type="string" calcext:value-type="string">
            <text:p>nf_timestamp</text:p>
          </table:table-cell>
          <table:table-cell office:value-type="string" calcext:value-type="string">
            <text:p>nf_valor_total</text:p>
          </table:table-cell>
          <table:table-cell office:value-type="string" calcext:value-type="string">
            <text:p>emit_nome</text:p>
          </table:table-cell>
          <table:table-cell office:value-type="string" calcext:value-type="string">
            <text:p>emit_cnpj</text:p>
          </table:table-cell>
          <table:table-cell office:value-type="string" calcext:value-type="string">
            <text:p>emit_bairro</text:p>
          </table:table-cell>
          <table:table-cell office:value-type="string" calcext:value-type="string">
            <text:p>emit_municipio</text:p>
          </table:table-cell>
          <table:table-cell office:value-type="string" calcext:value-type="string">
            <text:p>emit_cep</text:p>
          </table:table-cell>
          <table:table-cell office:value-type="string" calcext:value-type="string">
            <text:p>emit_lat</text:p>
          </table:table-cell>
          <table:table-cell office:value-type="string" calcext:value-type="string">
            <text:p>emit_long</text:p>
          </table:table-cell>
          <table:table-cell office:value-type="string" calcext:value-type="string">
            <text:p>prod_desc</text:p>
          </table:table-cell>
          <table:table-cell office:value-type="string" calcext:value-type="string">
            <text:p>prod_ncm</text:p>
          </table:table-cell>
          <table:table-cell office:value-type="string" calcext:value-type="string">
            <text:p>prod_cfop</text:p>
          </table:table-cell>
          <table:table-cell office:value-type="string" calcext:value-type="string">
            <text:p>prod_quant</text:p>
          </table:table-cell>
          <table:table-cell office:value-type="string" calcext:value-type="string">
            <text:p>prod_unid</text:p>
          </table:table-cell>
          <table:table-cell office:value-type="string" calcext:value-type="string">
            <text:p>prod_valor_unit</text:p>
          </table:table-cell>
          <table:table-cell office:value-type="string" calcext:value-type="string">
            <text:p>prod_valor_total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comentário</text:p>
          </table:table-cell>
          <table:table-cell office:value-type="string" calcext:value-type="string">
            <text:p>important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2625.07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diosmin 500mg cx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117.2</text:p>
          </table:table-cell>
          <table:table-cell office:value-type="float" office:value="72019" calcext:value-type="float">
            <text:p>72019</text:p>
          </table:table-cell>
          <table:table-cell office:value-type="string" calcext:value-type="string">
            <text:p>Lat e Long mais influent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2625.07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optive sol oft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4.07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2625.07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celestamine xpe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0.42</text:p>
          </table:table-cell>
          <table:table-cell office:value-type="float" office:value="72016" calcext:value-type="float">
            <text:p>72016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1-21 00:00:00</text:p>
          </table:table-cell>
          <table:table-cell office:value-type="float" office:value="1479686400" calcext:value-type="float">
            <text:p>1479686400</text:p>
          </table:table-cell>
          <table:table-cell office:value-type="string" calcext:value-type="string">
            <text:p>621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remilev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55.62</text:p>
          </table:table-cell>
          <table:table-cell office:value-type="float" office:value="72015" calcext:value-type="float">
            <text:p>72015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1 00:00:00</text:p>
          </table:table-cell>
          <table:table-cell office:value-type="float" office:value="1479686400" calcext:value-type="float">
            <text:p>1479686400</text:p>
          </table:table-cell>
          <table:table-cell office:value-type="string" calcext:value-type="string">
            <text:p>621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flomici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0.0</text:p>
          </table:table-cell>
          <table:table-cell office:value-type="float" office:value="72012" calcext:value-type="float">
            <text:p>72012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2625.07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proctyl cx 15 sup re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5.8</text:p>
          </table:table-cell>
          <table:table-cell office:value-type="float" office:value="72018" calcext:value-type="float">
            <text:p>72018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2625.07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proctyl cx 15 sup re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8.5</text:p>
          </table:table-cell>
          <table:table-cell office:value-type="float" office:value="72022" calcext:value-type="float">
            <text:p>72022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2625.07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rosuvast 10mg cx 30 comp rev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9.9</text:p>
          </table:table-cell>
          <table:table-cell office:value-type="float" office:value="72020" calcext:value-type="float">
            <text:p>72020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836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acheflan cr.30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9.45</text:p>
          </table:table-cell>
          <table:table-cell office:value-type="float" office:value="72026" calcext:value-type="float">
            <text:p>72026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14 00:00:00</text:p>
          </table:table-cell>
          <table:table-cell office:value-type="float" office:value="1460592000" calcext:value-type="float">
            <text:p>1460592000</text:p>
          </table:table-cell>
          <table:table-cell office:value-type="string" calcext:value-type="string">
            <text:p>836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acheflan cr.30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9.45</text:p>
          </table:table-cell>
          <table:table-cell office:value-type="float" office:value="72032" calcext:value-type="float">
            <text:p>72032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5-18 00:00:00</text:p>
          </table:table-cell>
          <table:table-cell office:value-type="float" office:value="1463529600" calcext:value-type="float">
            <text:p>1463529600</text:p>
          </table:table-cell>
          <table:table-cell office:value-type="string" calcext:value-type="string">
            <text:p>1459.6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desloratadi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80.0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7-01 00:00:00</text:p>
          </table:table-cell>
          <table:table-cell office:value-type="float" office:value="1467331200" calcext:value-type="float">
            <text:p>1467331200</text:p>
          </table:table-cell>
          <table:table-cell office:value-type="string" calcext:value-type="string">
            <text:p>1980.76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desloratadi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80.0</text:p>
          </table:table-cell>
          <table:table-cell office:value-type="float" office:value="72036" calcext:value-type="float">
            <text:p>72036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5-18 00:00:00</text:p>
          </table:table-cell>
          <table:table-cell office:value-type="float" office:value="1463529600" calcext:value-type="float">
            <text:p>1463529600</text:p>
          </table:table-cell>
          <table:table-cell office:value-type="string" calcext:value-type="string">
            <text:p>1459.6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artrolive c/30 compr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83.83</text:p>
          </table:table-cell>
          <table:table-cell office:value-type="float" office:value="72034" calcext:value-type="float">
            <text:p>72034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7-01 00:00:00</text:p>
          </table:table-cell>
          <table:table-cell office:value-type="float" office:value="1467331200" calcext:value-type="float">
            <text:p>1467331200</text:p>
          </table:table-cell>
          <table:table-cell office:value-type="string" calcext:value-type="string">
            <text:p>1980.76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artrolive c/30 compr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83.83</text:p>
          </table:table-cell>
          <table:table-cell office:value-type="float" office:value="72037" calcext:value-type="float">
            <text:p>72037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836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alenia 12+400mcg c/60 refi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5.2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2625.07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alenia 12+400mcg c/60 refi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5.2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4-06 00:00:00</text:p>
          </table:table-cell>
          <table:table-cell office:value-type="float" office:value="1459900800" calcext:value-type="float">
            <text:p>1459900800</text:p>
          </table:table-cell>
          <table:table-cell office:value-type="string" calcext:value-type="string">
            <text:p>1958.63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janumet 50/850 c/28 (e-ph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01.1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06 00:00:00</text:p>
          </table:table-cell>
          <table:table-cell office:value-type="float" office:value="1459900800" calcext:value-type="float">
            <text:p>1459900800</text:p>
          </table:table-cell>
          <table:table-cell office:value-type="string" calcext:value-type="string">
            <text:p>1958.63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aleni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5.2</text:p>
          </table:table-cell>
          <table:table-cell office:value-type="float" office:value="72027" calcext:value-type="float">
            <text:p>72027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14 00:00:00</text:p>
          </table:table-cell>
          <table:table-cell office:value-type="float" office:value="1460592000" calcext:value-type="float">
            <text:p>1460592000</text:p>
          </table:table-cell>
          <table:table-cell office:value-type="string" calcext:value-type="string">
            <text:p>836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alenia 12+400mcg c/60 refi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5.2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18 00:00:00</text:p>
          </table:table-cell>
          <table:table-cell office:value-type="float" office:value="1463529600" calcext:value-type="float">
            <text:p>1463529600</text:p>
          </table:table-cell>
          <table:table-cell office:value-type="string" calcext:value-type="string">
            <text:p>1459.6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aleni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7.02</text:p>
          </table:table-cell>
          <table:table-cell office:value-type="string" calcext:value-type="string">
            <text:p>214.04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836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tropinal sol c/15 ml gt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7.6</text:p>
          </table:table-cell>
          <table:table-cell office:value-type="float" office:value="72024" calcext:value-type="float">
            <text:p>72024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14 00:00:00</text:p>
          </table:table-cell>
          <table:table-cell office:value-type="float" office:value="1460592000" calcext:value-type="float">
            <text:p>1460592000</text:p>
          </table:table-cell>
          <table:table-cell office:value-type="string" calcext:value-type="string">
            <text:p>836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tropinal sol c/15 ml gt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7.6</text:p>
          </table:table-cell>
          <table:table-cell office:value-type="float" office:value="72030" calcext:value-type="float">
            <text:p>72030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7-01 00:00:00</text:p>
          </table:table-cell>
          <table:table-cell office:value-type="float" office:value="1467331200" calcext:value-type="float">
            <text:p>1467331200</text:p>
          </table:table-cell>
          <table:table-cell office:value-type="string" calcext:value-type="string">
            <text:p>1980.76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aleni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7.02</text:p>
          </table:table-cell>
          <table:table-cell office:value-type="string" calcext:value-type="string">
            <text:p>214.04</text:p>
          </table:table-cell>
          <table:table-cell office:value-type="float" office:value="72038" calcext:value-type="float">
            <text:p>72038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2625.07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mioflex a 12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5.75</text:p>
          </table:table-cell>
          <table:table-cell office:value-type="float" office:value="72017" calcext:value-type="float">
            <text:p>72017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1-21 00:00:00</text:p>
          </table:table-cell>
          <table:table-cell office:value-type="float" office:value="1479686400" calcext:value-type="float">
            <text:p>1479686400</text:p>
          </table:table-cell>
          <table:table-cell office:value-type="string" calcext:value-type="string">
            <text:p>621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decongex plus xpe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0.0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4-06 00:00:00</text:p>
          </table:table-cell>
          <table:table-cell office:value-type="float" office:value="1459900800" calcext:value-type="float">
            <text:p>1459900800</text:p>
          </table:table-cell>
          <table:table-cell office:value-type="string" calcext:value-type="string">
            <text:p>1958.63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xarel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29.56</text:p>
          </table:table-cell>
          <table:table-cell office:value-type="float" office:value="72028" calcext:value-type="float">
            <text:p>72028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7-01 00:00:00</text:p>
          </table:table-cell>
          <table:table-cell office:value-type="float" office:value="1467331200" calcext:value-type="float">
            <text:p>1467331200</text:p>
          </table:table-cell>
          <table:table-cell office:value-type="string" calcext:value-type="string">
            <text:p>1980.76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g.rosuvastatina calcica 2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36.15</text:p>
          </table:table-cell>
          <table:table-cell office:value-type="string" calcext:value-type="string">
            <text:p>272.3</text:p>
          </table:table-cell>
          <table:table-cell office:value-type="float" office:value="72039" calcext:value-type="float">
            <text:p>72039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1-21 00:00:00</text:p>
          </table:table-cell>
          <table:table-cell office:value-type="float" office:value="1479686400" calcext:value-type="float">
            <text:p>1479686400</text:p>
          </table:table-cell>
          <table:table-cell office:value-type="string" calcext:value-type="string">
            <text:p>621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neodex elx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.0</text:p>
          </table:table-cell>
          <table:table-cell office:value-type="float" office:value="72014" calcext:value-type="float">
            <text:p>72014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8-04 00:00:00</text:p>
          </table:table-cell>
          <table:table-cell office:value-type="float" office:value="1470268800" calcext:value-type="float">
            <text:p>1470268800</text:p>
          </table:table-cell>
          <table:table-cell office:value-type="string" calcext:value-type="string">
            <text:p>2631.7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arvedilol 3,125 mg lote: 1006187 validade: 04/04/2018 bi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32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691.2</text:p>
          </table:table-cell>
          <table:table-cell office:value-type="float" office:value="72058" calcext:value-type="float">
            <text:p>72058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11674" calcext:value-type="float">
            <text:p>11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17 00:00:00</text:p>
          </table:table-cell>
          <table:table-cell office:value-type="float" office:value="1471392000" calcext:value-type="float">
            <text:p>1471392000</text:p>
          </table:table-cell>
          <table:table-cell office:value-type="string" calcext:value-type="string">
            <text:p>1175.3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arvedilol 3,1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3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60.0</text:p>
          </table:table-cell>
          <table:table-cell office:value-type="float" office:value="72063" calcext:value-type="float">
            <text:p>72063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11530" calcext:value-type="float">
            <text:p>11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04 00:00:00</text:p>
          </table:table-cell>
          <table:table-cell office:value-type="float" office:value="1470268800" calcext:value-type="float">
            <text:p>1470268800</text:p>
          </table:table-cell>
          <table:table-cell office:value-type="string" calcext:value-type="string">
            <text:p>1175.3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arvedilol 3,125 mg lote: 1006187 validade: 04/04/2018 bi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3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60.0</text:p>
          </table:table-cell>
          <table:table-cell office:value-type="float" office:value="72048" calcext:value-type="float">
            <text:p>72048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11675" calcext:value-type="float">
            <text:p>116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8-17 00:00:00</text:p>
          </table:table-cell>
          <table:table-cell office:value-type="float" office:value="1471392000" calcext:value-type="float">
            <text:p>1471392000</text:p>
          </table:table-cell>
          <table:table-cell office:value-type="string" calcext:value-type="string">
            <text:p>2631.7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arvedilol 3,1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32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691.2</text:p>
          </table:table-cell>
          <table:table-cell office:value-type="float" office:value="72066" calcext:value-type="float">
            <text:p>72066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10969" calcext:value-type="float">
            <text:p>109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1 11:33:49</text:p>
          </table:table-cell>
          <table:table-cell office:value-type="float" office:value="1459510429" calcext:value-type="float">
            <text:p>1459510429</text:p>
          </table:table-cell>
          <table:table-cell office:value-type="string" calcext:value-type="string">
            <text:p>5648.3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ranitidina 150mg lt. 1501609 v. 31-05-2017 - ge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80.0</text:p>
          </table:table-cell>
          <table:table-cell office:value-type="float" office:value="72041" calcext:value-type="float">
            <text:p>72041</text:p>
          </table:table-cell>
          <table:table-cell office:value-type="string" calcext:value-type="string">
            <text:p>Lat e Long mais influentes</text:p>
          </table:table-cell>
          <table:table-cell/>
        </table:table-row>
        <table:table-row table:style-name="ro1">
          <table:table-cell office:value-type="float" office:value="11158" calcext:value-type="float">
            <text:p>111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5-06 10:06:24</text:p>
          </table:table-cell>
          <table:table-cell office:value-type="float" office:value="1462529184" calcext:value-type="float">
            <text:p>1462529184</text:p>
          </table:table-cell>
          <table:table-cell office:value-type="string" calcext:value-type="string">
            <text:p>5648.3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ranitidina 150mg lt. 1501609 v. 31-05-2017 - ge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80.0</text:p>
          </table:table-cell>
          <table:table-cell office:value-type="float" office:value="72045" calcext:value-type="float">
            <text:p>720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6-10-25 10:21:00</text:p>
          </table:table-cell>
          <table:table-cell office:value-type="float" office:value="1477390860" calcext:value-type="float">
            <text:p>1477390860</text:p>
          </table:table-cell>
          <table:table-cell office:value-type="string" calcext:value-type="string">
            <text:p>861.21</text:p>
          </table:table-cell>
          <table:table-cell office:value-type="string" calcext:value-type="string">
            <text:p>vila nova medicamentos genericos ltda me</text:p>
          </table:table-cell>
          <table:table-cell office:value-type="float" office:value="12899965000147" calcext:value-type="float">
            <text:p>12899965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o miguel</text:p>
          </table:table-cell>
          <table:table-cell office:value-type="float" office:value="58483000" calcext:value-type="float">
            <text:p>58483000</text:p>
          </table:table-cell>
          <table:table-cell office:value-type="string" calcext:value-type="string">
            <text:p>-9.8261357</text:p>
          </table:table-cell>
          <table:table-cell office:value-type="string" calcext:value-type="string">
            <text:p>-35.8837777</text:p>
          </table:table-cell>
          <table:table-cell office:value-type="string" calcext:value-type="string">
            <text:p>topiramato 50mg cx6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70.56</text:p>
          </table:table-cell>
          <table:table-cell office:value-type="float" office:value="72546" calcext:value-type="float">
            <text:p>72546</text:p>
          </table:table-cell>
          <table:table-cell table:number-columns-repeated="2"/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8-04 00:00:00</text:p>
          </table:table-cell>
          <table:table-cell office:value-type="float" office:value="1470268800" calcext:value-type="float">
            <text:p>1470268800</text:p>
          </table:table-cell>
          <table:table-cell office:value-type="string" calcext:value-type="string">
            <text:p>2994.0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arvedilol 3,125 mg lote: 1006187 validade: 04/04/2018 bi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800.0</text:p>
          </table:table-cell>
          <table:table-cell office:value-type="float" office:value="72051" calcext:value-type="float">
            <text:p>720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0-25 10:21:00</text:p>
          </table:table-cell>
          <table:table-cell office:value-type="float" office:value="1477390860" calcext:value-type="float">
            <text:p>1477390860</text:p>
          </table:table-cell>
          <table:table-cell office:value-type="string" calcext:value-type="string">
            <text:p>861.21</text:p>
          </table:table-cell>
          <table:table-cell office:value-type="string" calcext:value-type="string">
            <text:p>vila nova medicamentos genericos ltda me</text:p>
          </table:table-cell>
          <table:table-cell office:value-type="float" office:value="12899965000147" calcext:value-type="float">
            <text:p>12899965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o miguel</text:p>
          </table:table-cell>
          <table:table-cell office:value-type="float" office:value="58483000" calcext:value-type="float">
            <text:p>58483000</text:p>
          </table:table-cell>
          <table:table-cell office:value-type="string" calcext:value-type="string">
            <text:p>-9.8261357</text:p>
          </table:table-cell>
          <table:table-cell office:value-type="string" calcext:value-type="string">
            <text:p>-35.8837777</text:p>
          </table:table-cell>
          <table:table-cell office:value-type="string" calcext:value-type="string">
            <text:p>itralex 100 mg c/1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9.9</text:p>
          </table:table-cell>
          <table:table-cell office:value-type="float" office:value="72548" calcext:value-type="float">
            <text:p>72548</text:p>
          </table:table-cell>
          <table:table-cell table:number-columns-repeated="2"/>
        </table:table-row>
        <table:table-row table:style-name="ro1">
          <table:table-cell office:value-type="float" office:value="11675" calcext:value-type="float">
            <text:p>116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8-17 00:00:00</text:p>
          </table:table-cell>
          <table:table-cell office:value-type="float" office:value="1471392000" calcext:value-type="float">
            <text:p>1471392000</text:p>
          </table:table-cell>
          <table:table-cell office:value-type="string" calcext:value-type="string">
            <text:p>2631.7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arvedilol 6,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80.0</text:p>
          </table:table-cell>
          <table:table-cell office:value-type="float" office:value="72068" calcext:value-type="float">
            <text:p>72068</text:p>
          </table:table-cell>
          <table:table-cell table:number-columns-repeated="2"/>
        </table:table-row>
        <table:table-row table:style-name="ro1">
          <table:table-cell office:value-type="float" office:value="11675" calcext:value-type="float">
            <text:p>116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8-17 00:00:00</text:p>
          </table:table-cell>
          <table:table-cell office:value-type="float" office:value="1471392000" calcext:value-type="float">
            <text:p>1471392000</text:p>
          </table:table-cell>
          <table:table-cell office:value-type="string" calcext:value-type="string">
            <text:p>2631.7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arvedilol 12,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80.0</text:p>
          </table:table-cell>
          <table:table-cell office:value-type="float" office:value="72067" calcext:value-type="float">
            <text:p>72067</text:p>
          </table:table-cell>
          <table:table-cell table:number-columns-repeated="2"/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8-04 00:00:00</text:p>
          </table:table-cell>
          <table:table-cell office:value-type="float" office:value="1470268800" calcext:value-type="float">
            <text:p>1470268800</text:p>
          </table:table-cell>
          <table:table-cell office:value-type="string" calcext:value-type="string">
            <text:p>2631.7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arvedilol 6,25 mg lote: 1003589 validade: 01/01/2018 bi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80.0</text:p>
          </table:table-cell>
          <table:table-cell office:value-type="float" office:value="72060" calcext:value-type="float">
            <text:p>72060</text:p>
          </table:table-cell>
          <table:table-cell table:number-columns-repeated="2"/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8-04 00:00:00</text:p>
          </table:table-cell>
          <table:table-cell office:value-type="float" office:value="1470268800" calcext:value-type="float">
            <text:p>1470268800</text:p>
          </table:table-cell>
          <table:table-cell office:value-type="string" calcext:value-type="string">
            <text:p>2994.0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arvedilol 12,5mg lote: 1004379 validade: 03/03/2018 bi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80.0</text:p>
          </table:table-cell>
          <table:table-cell office:value-type="float" office:value="72052" calcext:value-type="float">
            <text:p>72052</text:p>
          </table:table-cell>
          <table:table-cell table:number-columns-repeated="2"/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8-04 00:00:00</text:p>
          </table:table-cell>
          <table:table-cell office:value-type="float" office:value="1470268800" calcext:value-type="float">
            <text:p>1470268800</text:p>
          </table:table-cell>
          <table:table-cell office:value-type="string" calcext:value-type="string">
            <text:p>2631.7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arvedilol 12,5mg lote: 1004379 validade: 03/03/2018 bi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80.0</text:p>
          </table:table-cell>
          <table:table-cell office:value-type="float" office:value="72059" calcext:value-type="float">
            <text:p>72059</text:p>
          </table:table-cell>
          <table:table-cell table:number-columns-repeated="2"/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8-04 00:00:00</text:p>
          </table:table-cell>
          <table:table-cell office:value-type="float" office:value="1470268800" calcext:value-type="float">
            <text:p>1470268800</text:p>
          </table:table-cell>
          <table:table-cell office:value-type="string" calcext:value-type="string">
            <text:p>2994.0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arvedilol 6,25 mg lote: 1003589 validade: 01/01/2018 bi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80.0</text:p>
          </table:table-cell>
          <table:table-cell office:value-type="float" office:value="72053" calcext:value-type="float">
            <text:p>72053</text:p>
          </table:table-cell>
          <table:table-cell table:number-columns-repeated="2"/>
        </table:table-row>
        <table:table-row table:style-name="ro1">
          <table:table-cell office:value-type="float" office:value="11158" calcext:value-type="float">
            <text:p>11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5-06 10:06:24</text:p>
          </table:table-cell>
          <table:table-cell office:value-type="float" office:value="1462529184" calcext:value-type="float">
            <text:p>1462529184</text:p>
          </table:table-cell>
          <table:table-cell office:value-type="string" calcext:value-type="string">
            <text:p>5648.3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arvedilol 6,25mg lt. 50800168 v. 16-08-2017 - bi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80.0</text:p>
          </table:table-cell>
          <table:table-cell office:value-type="float" office:value="72044" calcext:value-type="float">
            <text:p>72044</text:p>
          </table:table-cell>
          <table:table-cell table:number-columns-repeated="2"/>
        </table:table-row>
        <table:table-row table:style-name="ro1">
          <table:table-cell office:value-type="float" office:value="10969" calcext:value-type="float">
            <text:p>109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01 11:33:49</text:p>
          </table:table-cell>
          <table:table-cell office:value-type="float" office:value="1459510429" calcext:value-type="float">
            <text:p>1459510429</text:p>
          </table:table-cell>
          <table:table-cell office:value-type="string" calcext:value-type="string">
            <text:p>5648.3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arvedilol 6,25mg lt. 50800168 v. 16-08-2017 - bi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80.0</text:p>
          </table:table-cell>
          <table:table-cell office:value-type="float" office:value="72040" calcext:value-type="float">
            <text:p>7204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2-29 08:32:02</text:p>
          </table:table-cell>
          <table:table-cell office:value-type="float" office:value="1483000322" calcext:value-type="float">
            <text:p>1483000322</text:p>
          </table:table-cell>
          <table:table-cell office:value-type="string" calcext:value-type="string">
            <text:p>1021.96</text:p>
          </table:table-cell>
          <table:table-cell office:value-type="string" calcext:value-type="string">
            <text:p>vila nova medicamentos genericos ltda</text:p>
          </table:table-cell>
          <table:table-cell office:value-type="float" office:value="12899965000147" calcext:value-type="float">
            <text:p>12899965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o miguel</text:p>
          </table:table-cell>
          <table:table-cell office:value-type="float" office:value="58483000" calcext:value-type="float">
            <text:p>58483000</text:p>
          </table:table-cell>
          <table:table-cell office:value-type="string" calcext:value-type="string">
            <text:p>-9.8261357</text:p>
          </table:table-cell>
          <table:table-cell office:value-type="string" calcext:value-type="string">
            <text:p>-35.8837777</text:p>
          </table:table-cell>
          <table:table-cell office:value-type="string" calcext:value-type="string">
            <text:p>levofloxacino 500mg cx 7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9.9</text:p>
          </table:table-cell>
          <table:table-cell office:value-type="float" office:value="72552" calcext:value-type="float">
            <text:p>725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2-29 08:32:02</text:p>
          </table:table-cell>
          <table:table-cell office:value-type="float" office:value="1483000322" calcext:value-type="float">
            <text:p>1483000322</text:p>
          </table:table-cell>
          <table:table-cell office:value-type="string" calcext:value-type="string">
            <text:p>1021.96</text:p>
          </table:table-cell>
          <table:table-cell office:value-type="string" calcext:value-type="string">
            <text:p>vila nova medicamentos genericos ltda</text:p>
          </table:table-cell>
          <table:table-cell office:value-type="float" office:value="12899965000147" calcext:value-type="float">
            <text:p>12899965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o miguel</text:p>
          </table:table-cell>
          <table:table-cell office:value-type="float" office:value="58483000" calcext:value-type="float">
            <text:p>58483000</text:p>
          </table:table-cell>
          <table:table-cell office:value-type="string" calcext:value-type="string">
            <text:p>-9.8261357</text:p>
          </table:table-cell>
          <table:table-cell office:value-type="string" calcext:value-type="string">
            <text:p>-35.8837777</text:p>
          </table:table-cell>
          <table:table-cell office:value-type="string" calcext:value-type="string">
            <text:p>metrexato 2,5mg cx 24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5.86</text:p>
          </table:table-cell>
          <table:table-cell office:value-type="float" office:value="72553" calcext:value-type="float">
            <text:p>725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12-29 08:32:02</text:p>
          </table:table-cell>
          <table:table-cell office:value-type="float" office:value="1483000322" calcext:value-type="float">
            <text:p>1483000322</text:p>
          </table:table-cell>
          <table:table-cell office:value-type="string" calcext:value-type="string">
            <text:p>1021.96</text:p>
          </table:table-cell>
          <table:table-cell office:value-type="string" calcext:value-type="string">
            <text:p>vila nova medicamentos genericos ltda</text:p>
          </table:table-cell>
          <table:table-cell office:value-type="float" office:value="12899965000147" calcext:value-type="float">
            <text:p>12899965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o miguel</text:p>
          </table:table-cell>
          <table:table-cell office:value-type="float" office:value="58483000" calcext:value-type="float">
            <text:p>58483000</text:p>
          </table:table-cell>
          <table:table-cell office:value-type="string" calcext:value-type="string">
            <text:p>-9.8261357</text:p>
          </table:table-cell>
          <table:table-cell office:value-type="string" calcext:value-type="string">
            <text:p>-35.8837777</text:p>
          </table:table-cell>
          <table:table-cell office:value-type="string" calcext:value-type="string">
            <text:p>acetilcisteina 20mg xpe inf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9.5</text:p>
          </table:table-cell>
          <table:table-cell office:value-type="float" office:value="72554" calcext:value-type="float">
            <text:p>725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10-25 10:21:00</text:p>
          </table:table-cell>
          <table:table-cell office:value-type="float" office:value="1477390860" calcext:value-type="float">
            <text:p>1477390860</text:p>
          </table:table-cell>
          <table:table-cell office:value-type="string" calcext:value-type="string">
            <text:p>861.21</text:p>
          </table:table-cell>
          <table:table-cell office:value-type="string" calcext:value-type="string">
            <text:p>vila nova medicamentos genericos ltda me</text:p>
          </table:table-cell>
          <table:table-cell office:value-type="float" office:value="12899965000147" calcext:value-type="float">
            <text:p>12899965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o miguel</text:p>
          </table:table-cell>
          <table:table-cell office:value-type="float" office:value="58483000" calcext:value-type="float">
            <text:p>58483000</text:p>
          </table:table-cell>
          <table:table-cell office:value-type="string" calcext:value-type="string">
            <text:p>-9.8261357</text:p>
          </table:table-cell>
          <table:table-cell office:value-type="string" calcext:value-type="string">
            <text:p>-35.8837777</text:p>
          </table:table-cell>
          <table:table-cell office:value-type="string" calcext:value-type="string">
            <text:p>risperidona 2mg c/30- biosi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4.0</text:p>
          </table:table-cell>
          <table:table-cell office:value-type="float" office:value="72549" calcext:value-type="float">
            <text:p>7254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16-12-29 08:32:02</text:p>
          </table:table-cell>
          <table:table-cell office:value-type="float" office:value="1483000322" calcext:value-type="float">
            <text:p>1483000322</text:p>
          </table:table-cell>
          <table:table-cell office:value-type="string" calcext:value-type="string">
            <text:p>1021.96</text:p>
          </table:table-cell>
          <table:table-cell office:value-type="string" calcext:value-type="string">
            <text:p>vila nova medicamentos genericos ltda</text:p>
          </table:table-cell>
          <table:table-cell office:value-type="float" office:value="12899965000147" calcext:value-type="float">
            <text:p>12899965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o miguel</text:p>
          </table:table-cell>
          <table:table-cell office:value-type="float" office:value="58483000" calcext:value-type="float">
            <text:p>58483000</text:p>
          </table:table-cell>
          <table:table-cell office:value-type="string" calcext:value-type="string">
            <text:p>-9.8261357</text:p>
          </table:table-cell>
          <table:table-cell office:value-type="string" calcext:value-type="string">
            <text:p>-35.8837777</text:p>
          </table:table-cell>
          <table:table-cell office:value-type="string" calcext:value-type="string">
            <text:p>alergidex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5.0</text:p>
          </table:table-cell>
          <table:table-cell office:value-type="float" office:value="72551" calcext:value-type="float">
            <text:p>725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10-25 10:21:00</text:p>
          </table:table-cell>
          <table:table-cell office:value-type="float" office:value="1477390860" calcext:value-type="float">
            <text:p>1477390860</text:p>
          </table:table-cell>
          <table:table-cell office:value-type="string" calcext:value-type="string">
            <text:p>861.21</text:p>
          </table:table-cell>
          <table:table-cell office:value-type="string" calcext:value-type="string">
            <text:p>vila nova medicamentos genericos ltda me</text:p>
          </table:table-cell>
          <table:table-cell office:value-type="float" office:value="12899965000147" calcext:value-type="float">
            <text:p>12899965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o miguel</text:p>
          </table:table-cell>
          <table:table-cell office:value-type="float" office:value="58483000" calcext:value-type="float">
            <text:p>58483000</text:p>
          </table:table-cell>
          <table:table-cell office:value-type="string" calcext:value-type="string">
            <text:p>-9.8261357</text:p>
          </table:table-cell>
          <table:table-cell office:value-type="string" calcext:value-type="string">
            <text:p>-35.8837777</text:p>
          </table:table-cell>
          <table:table-cell office:value-type="string" calcext:value-type="string">
            <text:p>prednisilona 20mg c/10 gen 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2.0</text:p>
          </table:table-cell>
          <table:table-cell office:value-type="float" office:value="72550" calcext:value-type="float">
            <text:p>7255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1-28 16:05:00</text:p>
          </table:table-cell>
          <table:table-cell office:value-type="float" office:value="1480349100" calcext:value-type="float">
            <text:p>1480349100</text:p>
          </table:table-cell>
          <table:table-cell office:value-type="string" calcext:value-type="string">
            <text:p>468.57</text:p>
          </table:table-cell>
          <table:table-cell office:value-type="string" calcext:value-type="string">
            <text:p>vila nova medicamentos genericos ltda me</text:p>
          </table:table-cell>
          <table:table-cell office:value-type="float" office:value="12899965000147" calcext:value-type="float">
            <text:p>12899965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o miguel</text:p>
          </table:table-cell>
          <table:table-cell office:value-type="float" office:value="58483000" calcext:value-type="float">
            <text:p>58483000</text:p>
          </table:table-cell>
          <table:table-cell office:value-type="string" calcext:value-type="string">
            <text:p>-9.8261357</text:p>
          </table:table-cell>
          <table:table-cell office:value-type="string" calcext:value-type="string">
            <text:p>-35.8837777</text:p>
          </table:table-cell>
          <table:table-cell office:value-type="string" calcext:value-type="string">
            <text:p>celerg 0,25+2mg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.9</text:p>
          </table:table-cell>
          <table:table-cell office:value-type="float" office:value="72556" calcext:value-type="float">
            <text:p>72556</text:p>
          </table:table-cell>
          <table:table-cell table:number-columns-repeated="2"/>
        </table:table-row>
        <table:table-row table:style-name="ro1">
          <table:table-cell office:value-type="float" office:value="11383" calcext:value-type="float">
            <text:p>113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7-06 16:32:18</text:p>
          </table:table-cell>
          <table:table-cell office:value-type="float" office:value="1467822738" calcext:value-type="float">
            <text:p>1467822738</text:p>
          </table:table-cell>
          <table:table-cell office:value-type="string" calcext:value-type="string">
            <text:p>6675.08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sulfato de magnesio 10 - 10ml cx200 lt. 25340201 v. 30-07-2017 - iso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92.0</text:p>
          </table:table-cell>
          <table:table-cell office:value-type="float" office:value="72057" calcext:value-type="float">
            <text:p>72057</text:p>
          </table:table-cell>
          <table:table-cell table:number-columns-repeated="2"/>
        </table:table-row>
        <table:table-row table:style-name="ro1">
          <table:table-cell office:value-type="float" office:value="11383" calcext:value-type="float">
            <text:p>113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7-06 16:32:18</text:p>
          </table:table-cell>
          <table:table-cell office:value-type="float" office:value="1467822738" calcext:value-type="float">
            <text:p>1467822738</text:p>
          </table:table-cell>
          <table:table-cell office:value-type="string" calcext:value-type="string">
            <text:p>6675.08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gliconato de calcio 10 - 10ml cx200 lt. 35248201 v. 18-05-2017 - iso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92.0</text:p>
          </table:table-cell>
          <table:table-cell office:value-type="float" office:value="72056" calcext:value-type="float">
            <text:p>72056</text:p>
          </table:table-cell>
          <table:table-cell table:number-columns-repeated="2"/>
        </table:table-row>
        <table:table-row table:style-name="ro1">
          <table:table-cell office:value-type="float" office:value="11383" calcext:value-type="float">
            <text:p>11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06 16:32:18</text:p>
          </table:table-cell>
          <table:table-cell office:value-type="float" office:value="1467822738" calcext:value-type="float">
            <text:p>1467822738</text:p>
          </table:table-cell>
          <table:table-cell office:value-type="string" calcext:value-type="string">
            <text:p>6675.08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bicarbonato de sodio 8,4 - 10ml cx100 lt. b515b0055-2 v. 17-02-2017 - farmac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84.0</text:p>
          </table:table-cell>
          <table:table-cell office:value-type="float" office:value="72055" calcext:value-type="float">
            <text:p>7205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1-28 16:05:00</text:p>
          </table:table-cell>
          <table:table-cell office:value-type="float" office:value="1480349100" calcext:value-type="float">
            <text:p>1480349100</text:p>
          </table:table-cell>
          <table:table-cell office:value-type="string" calcext:value-type="string">
            <text:p>468.57</text:p>
          </table:table-cell>
          <table:table-cell office:value-type="string" calcext:value-type="string">
            <text:p>vila nova medicamentos genericos ltda me</text:p>
          </table:table-cell>
          <table:table-cell office:value-type="float" office:value="12899965000147" calcext:value-type="float">
            <text:p>12899965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o miguel</text:p>
          </table:table-cell>
          <table:table-cell office:value-type="float" office:value="58483000" calcext:value-type="float">
            <text:p>58483000</text:p>
          </table:table-cell>
          <table:table-cell office:value-type="string" calcext:value-type="string">
            <text:p>-9.8261357</text:p>
          </table:table-cell>
          <table:table-cell office:value-type="string" calcext:value-type="string">
            <text:p>-35.8837777</text:p>
          </table:table-cell>
          <table:table-cell office:value-type="string" calcext:value-type="string">
            <text:p>sinvatrox 20mg cx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8.5</text:p>
          </table:table-cell>
          <table:table-cell office:value-type="float" office:value="72555" calcext:value-type="float">
            <text:p>72555</text:p>
          </table:table-cell>
          <table:table-cell table:number-columns-repeated="2"/>
        </table:table-row>
        <table:table-row table:style-name="ro1">
          <table:table-cell office:value-type="float" office:value="11342" calcext:value-type="float">
            <text:p>11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22 16:57:33</text:p>
          </table:table-cell>
          <table:table-cell office:value-type="float" office:value="1466614653" calcext:value-type="float">
            <text:p>1466614653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hidroxido de aluminio 60mgml - 100ml lt. 151016 v. 08-08-2017 - mario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60.0</text:p>
          </table:table-cell>
          <table:table-cell office:value-type="float" office:value="72065" calcext:value-type="float">
            <text:p>7206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3-01 12:44:25</text:p>
          </table:table-cell>
          <table:table-cell office:value-type="float" office:value="1456836265" calcext:value-type="float">
            <text:p>1456836265</text:p>
          </table:table-cell>
          <table:table-cell office:value-type="string" calcext:value-type="string">
            <text:p>5847.17</text:p>
          </table:table-cell>
          <table:table-cell office:value-type="string" calcext:value-type="string">
            <text:p>maria do o dantas cardoso me</text:p>
          </table:table-cell>
          <table:table-cell office:value-type="float" office:value="22449446000130" calcext:value-type="float">
            <text:p>22449446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dulcolax 5mg cx 20 drg 789602630015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70332" calcext:value-type="float">
            <text:p>7033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6-13 16:50:51</text:p>
          </table:table-cell>
          <table:table-cell office:value-type="float" office:value="1465836651" calcext:value-type="float">
            <text:p>1465836651</text:p>
          </table:table-cell>
          <table:table-cell office:value-type="string" calcext:value-type="string">
            <text:p>1068.04</text:p>
          </table:table-cell>
          <table:table-cell office:value-type="string" calcext:value-type="string">
            <text:p>farmacia pilarense ltda</text:p>
          </table:table-cell>
          <table:table-cell office:value-type="float" office:value="4238989000127" calcext:value-type="float">
            <text:p>4238989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lar</text:p>
          </table:table-cell>
          <table:table-cell office:value-type="float" office:value="58338000" calcext:value-type="float">
            <text:p>58338000</text:p>
          </table:table-cell>
          <table:table-cell office:value-type="string" calcext:value-type="string">
            <text:p>-9.6016711</text:p>
          </table:table-cell>
          <table:table-cell office:value-type="string" calcext:value-type="string">
            <text:p>-35.9511275</text:p>
          </table:table-cell>
          <table:table-cell office:value-type="string" calcext:value-type="string">
            <text:p>dipimed (dipirona) gts 50mg/ml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5.0</text:p>
          </table:table-cell>
          <table:table-cell office:value-type="float" office:value="68753" calcext:value-type="float">
            <text:p>68753</text:p>
          </table:table-cell>
          <table:table-cell table:number-columns-repeated="2"/>
        </table:table-row>
        <table:table-row table:style-name="ro1">
          <table:table-cell office:value-type="float" office:value="122143" calcext:value-type="float">
            <text:p>122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29 10:03:00</text:p>
          </table:table-cell>
          <table:table-cell office:value-type="float" office:value="1454061780" calcext:value-type="float">
            <text:p>1454061780</text:p>
          </table:table-cell>
          <table:table-cell office:value-type="string" calcext:value-type="string">
            <text:p>152.74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226" calcext:value-type="float">
            <text:p>9053134000226</text:p>
          </table:table-cell>
          <table:table-cell office:value-type="string" calcext:value-type="string">
            <text:p>praia de jacare</text:p>
          </table:table-cell>
          <table:table-cell office:value-type="string" calcext:value-type="string">
            <text:p>cabedelo</text:p>
          </table:table-cell>
          <table:table-cell office:value-type="float" office:value="58100976" calcext:value-type="float">
            <text:p>5810097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nolvadex d 20mg cx c/30 cpr lote: 39444 val: 31/05/20 marca:-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2.74</text:p>
          </table:table-cell>
          <table:table-cell office:value-type="float" office:value="49243" calcext:value-type="float">
            <text:p>49243</text:p>
          </table:table-cell>
          <table:table-cell table:number-columns-repeated="2"/>
        </table:table-row>
        <table:table-row table:style-name="ro1">
          <table:table-cell office:value-type="float" office:value="10969" calcext:value-type="float">
            <text:p>109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1 11:33:49</text:p>
          </table:table-cell>
          <table:table-cell office:value-type="float" office:value="1459510429" calcext:value-type="float">
            <text:p>1459510429</text:p>
          </table:table-cell>
          <table:table-cell office:value-type="string" calcext:value-type="string">
            <text:p>5648.3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glibenclamida 5mg lt. 1601293 v. 28-02-2018 - ge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600.0</text:p>
          </table:table-cell>
          <table:table-cell office:value-type="float" office:value="72042" calcext:value-type="float">
            <text:p>72042</text:p>
          </table:table-cell>
          <table:table-cell table:number-columns-repeated="2"/>
        </table:table-row>
        <table:table-row table:style-name="ro1">
          <table:table-cell office:value-type="float" office:value="11158" calcext:value-type="float">
            <text:p>111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5-06 10:06:24</text:p>
          </table:table-cell>
          <table:table-cell office:value-type="float" office:value="1462529184" calcext:value-type="float">
            <text:p>1462529184</text:p>
          </table:table-cell>
          <table:table-cell office:value-type="string" calcext:value-type="string">
            <text:p>5648.3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glibenclamida 5mg lt. 1601293 v. 28-02-2018 - ge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600.0</text:p>
          </table:table-cell>
          <table:table-cell office:value-type="float" office:value="72046" calcext:value-type="float">
            <text:p>720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0-25 10:21:00</text:p>
          </table:table-cell>
          <table:table-cell office:value-type="float" office:value="1477390860" calcext:value-type="float">
            <text:p>1477390860</text:p>
          </table:table-cell>
          <table:table-cell office:value-type="string" calcext:value-type="string">
            <text:p>861.21</text:p>
          </table:table-cell>
          <table:table-cell office:value-type="string" calcext:value-type="string">
            <text:p>vila nova medicamentos genericos ltda me</text:p>
          </table:table-cell>
          <table:table-cell office:value-type="float" office:value="12899965000147" calcext:value-type="float">
            <text:p>12899965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o miguel</text:p>
          </table:table-cell>
          <table:table-cell office:value-type="float" office:value="58483000" calcext:value-type="float">
            <text:p>58483000</text:p>
          </table:table-cell>
          <table:table-cell office:value-type="string" calcext:value-type="string">
            <text:p>-9.8261357</text:p>
          </table:table-cell>
          <table:table-cell office:value-type="string" calcext:value-type="string">
            <text:p>-35.8837777</text:p>
          </table:table-cell>
          <table:table-cell office:value-type="string" calcext:value-type="string">
            <text:p>sonridor caf env c/2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.3</text:p>
          </table:table-cell>
          <table:table-cell office:value-type="float" office:value="72547" calcext:value-type="float">
            <text:p>7254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0-21 13:10:00</text:p>
          </table:table-cell>
          <table:table-cell office:value-type="float" office:value="1477055400" calcext:value-type="float">
            <text:p>1477055400</text:p>
          </table:table-cell>
          <table:table-cell office:value-type="string" calcext:value-type="string">
            <text:p>1075.0</text:p>
          </table:table-cell>
          <table:table-cell office:value-type="string" calcext:value-type="string">
            <text:p>farmacia pilarense ltda</text:p>
          </table:table-cell>
          <table:table-cell office:value-type="float" office:value="4238989000127" calcext:value-type="float">
            <text:p>4238989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lar</text:p>
          </table:table-cell>
          <table:table-cell office:value-type="float" office:value="58338000" calcext:value-type="float">
            <text:p>58338000</text:p>
          </table:table-cell>
          <table:table-cell office:value-type="string" calcext:value-type="string">
            <text:p>-9.6016711</text:p>
          </table:table-cell>
          <table:table-cell office:value-type="string" calcext:value-type="string">
            <text:p>-35.9511275</text:p>
          </table:table-cell>
          <table:table-cell office:value-type="string" calcext:value-type="string">
            <text:p>hidroclorotiazida 25mg 30cpr e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75.0</text:p>
          </table:table-cell>
          <table:table-cell office:value-type="float" office:value="68761" calcext:value-type="float">
            <text:p>68761</text:p>
          </table:table-cell>
          <table:table-cell table:number-columns-repeated="2"/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8-23 00:00:00</text:p>
          </table:table-cell>
          <table:table-cell office:value-type="float" office:value="1471910400" calcext:value-type="float">
            <text:p>1471910400</text:p>
          </table:table-cell>
          <table:table-cell office:value-type="string" calcext:value-type="string">
            <text:p>3840.2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gel para eletrodo 1 l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9.6</text:p>
          </table:table-cell>
          <table:table-cell office:value-type="float" office:value="72050" calcext:value-type="float">
            <text:p>72050</text:p>
          </table:table-cell>
          <table:table-cell table:number-columns-repeated="2"/>
        </table:table-row>
        <table:table-row table:style-name="ro1">
          <table:table-cell office:value-type="float" office:value="130089" calcext:value-type="float">
            <text:p>130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1 15:30:00</text:p>
          </table:table-cell>
          <table:table-cell office:value-type="float" office:value="1457710200" calcext:value-type="float">
            <text:p>1457710200</text:p>
          </table:table-cell>
          <table:table-cell office:value-type="string" calcext:value-type="string">
            <text:p>152.74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226" calcext:value-type="float">
            <text:p>9053134000226</text:p>
          </table:table-cell>
          <table:table-cell office:value-type="string" calcext:value-type="string">
            <text:p>praia de jacare</text:p>
          </table:table-cell>
          <table:table-cell office:value-type="string" calcext:value-type="string">
            <text:p>cabedelo</text:p>
          </table:table-cell>
          <table:table-cell office:value-type="float" office:value="58100976" calcext:value-type="float">
            <text:p>5810097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nolvadex d 20mg cx c/30 cpr lote: 39444 val: 31/05/20 marca:-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2.74</text:p>
          </table:table-cell>
          <table:table-cell office:value-type="float" office:value="49271" calcext:value-type="float">
            <text:p>49271</text:p>
          </table:table-cell>
          <table:table-cell table:number-columns-repeated="2"/>
        </table:table-row>
        <table:table-row table:style-name="ro1">
          <table:table-cell office:value-type="float" office:value="11731" calcext:value-type="float">
            <text:p>11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5 00:00:00</text:p>
          </table:table-cell>
          <table:table-cell office:value-type="float" office:value="1472083200" calcext:value-type="float">
            <text:p>1472083200</text:p>
          </table:table-cell>
          <table:table-cell office:value-type="string" calcext:value-type="string">
            <text:p>691.5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glibenclamida 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305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691.5</text:p>
          </table:table-cell>
          <table:table-cell office:value-type="float" office:value="72061" calcext:value-type="float">
            <text:p>72061</text:p>
          </table:table-cell>
          <table:table-cell table:number-columns-repeated="2"/>
        </table:table-row>
        <table:table-row table:style-name="ro1">
          <table:table-cell office:value-type="float" office:value="12448" calcext:value-type="float">
            <text:p>12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1 00:00:00</text:p>
          </table:table-cell>
          <table:table-cell office:value-type="float" office:value="1482278400" calcext:value-type="float">
            <text:p>1482278400</text:p>
          </table:table-cell>
          <table:table-cell office:value-type="string" calcext:value-type="string">
            <text:p>591.6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efalexina 250mg/5ml - 6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378.55</text:p>
          </table:table-cell>
          <table:table-cell office:value-type="float" office:value="72054" calcext:value-type="float">
            <text:p>72054</text:p>
          </table:table-cell>
          <table:table-cell table:number-columns-repeated="2"/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22 16:54:54</text:p>
          </table:table-cell>
          <table:table-cell office:value-type="float" office:value="1466614494" calcext:value-type="float">
            <text:p>1466614494</text:p>
          </table:table-cell>
          <table:table-cell office:value-type="string" calcext:value-type="string">
            <text:p>2400.0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glibenclamida 5mg lt. 1601297 v. 28-02-2018 - ge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500.0</text:p>
          </table:table-cell>
          <table:table-cell office:value-type="float" office:value="72062" calcext:value-type="float">
            <text:p>72062</text:p>
          </table:table-cell>
          <table:table-cell table:number-columns-repeated="2"/>
        </table:table-row>
        <table:table-row table:style-name="ro1">
          <table:table-cell office:value-type="float" office:value="11739" calcext:value-type="float">
            <text:p>117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5 00:00:00</text:p>
          </table:table-cell>
          <table:table-cell office:value-type="float" office:value="1472083200" calcext:value-type="float">
            <text:p>1472083200</text:p>
          </table:table-cell>
          <table:table-cell office:value-type="string" calcext:value-type="string">
            <text:p>560.71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cefalexina 250mg/5ml - 6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378.55</text:p>
          </table:table-cell>
          <table:table-cell office:value-type="float" office:value="72064" calcext:value-type="float">
            <text:p>7206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0-28 09:58:00</text:p>
          </table:table-cell>
          <table:table-cell office:value-type="float" office:value="1477648680" calcext:value-type="float">
            <text:p>1477648680</text:p>
          </table:table-cell>
          <table:table-cell office:value-type="string" calcext:value-type="string">
            <text:p>942.25</text:p>
          </table:table-cell>
          <table:table-cell office:value-type="string" calcext:value-type="string">
            <text:p>farmacia pilarense ltda</text:p>
          </table:table-cell>
          <table:table-cell office:value-type="float" office:value="4238989000127" calcext:value-type="float">
            <text:p>4238989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lar</text:p>
          </table:table-cell>
          <table:table-cell office:value-type="float" office:value="58338000" calcext:value-type="float">
            <text:p>58338000</text:p>
          </table:table-cell>
          <table:table-cell office:value-type="string" calcext:value-type="string">
            <text:p>-9.6016711</text:p>
          </table:table-cell>
          <table:table-cell office:value-type="string" calcext:value-type="string">
            <text:p>-35.9511275</text:p>
          </table:table-cell>
          <table:table-cell office:value-type="string" calcext:value-type="string">
            <text:p>hidroclorotiazida 25mg 30cpr e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05.0</text:p>
          </table:table-cell>
          <table:table-cell office:value-type="float" office:value="68750" calcext:value-type="float">
            <text:p>6875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21 13:10:00</text:p>
          </table:table-cell>
          <table:table-cell office:value-type="float" office:value="1477055400" calcext:value-type="float">
            <text:p>1477055400</text:p>
          </table:table-cell>
          <table:table-cell office:value-type="string" calcext:value-type="string">
            <text:p>1075.0</text:p>
          </table:table-cell>
          <table:table-cell office:value-type="string" calcext:value-type="string">
            <text:p>farmacia pilarense ltda</text:p>
          </table:table-cell>
          <table:table-cell office:value-type="float" office:value="4238989000127" calcext:value-type="float">
            <text:p>4238989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lar</text:p>
          </table:table-cell>
          <table:table-cell office:value-type="float" office:value="58338000" calcext:value-type="float">
            <text:p>58338000</text:p>
          </table:table-cell>
          <table:table-cell office:value-type="string" calcext:value-type="string">
            <text:p>-9.6016711</text:p>
          </table:table-cell>
          <table:table-cell office:value-type="string" calcext:value-type="string">
            <text:p>-35.9511275</text:p>
          </table:table-cell>
          <table:table-cell office:value-type="string" calcext:value-type="string">
            <text:p>captopril 25mg 30cpr gen neo qui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0.0</text:p>
          </table:table-cell>
          <table:table-cell office:value-type="float" office:value="68760" calcext:value-type="float">
            <text:p>68760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2 19:55:12</text:p>
          </table:table-cell>
          <table:table-cell office:value-type="float" office:value="1481572512" calcext:value-type="float">
            <text:p>1481572512</text:p>
          </table:table-cell>
          <table:table-cell office:value-type="string" calcext:value-type="string">
            <text:p>86111.8</text:p>
          </table:table-cell>
          <table:table-cell office:value-type="string" calcext:value-type="string">
            <text:p>fund b. de pes cient e des tec, for e dist de med-bahiafarma</text:p>
          </table:table-cell>
          <table:table-cell office:value-type="float" office:value="13078518000190" calcext:value-type="float">
            <text:p>13078518000190</text:p>
          </table:table-cell>
          <table:table-cell office:value-type="string" calcext:value-type="string">
            <text:p>centro indust. aratu</text:p>
          </table:table-cell>
          <table:table-cell office:value-type="string" calcext:value-type="string">
            <text:p>simoes filho</text:p>
          </table:table-cell>
          <table:table-cell office:value-type="float" office:value="43700000" calcext:value-type="float">
            <text:p>43700000</text:p>
          </table:table-cell>
          <table:table-cell office:value-type="string" calcext:value-type="string">
            <text:p>-12.7867839</text:p>
          </table:table-cell>
          <table:table-cell office:value-type="string" calcext:value-type="string">
            <text:p>-38.4030365</text:p>
          </table:table-cell>
          <table:table-cell office:value-type="string" calcext:value-type="string">
            <text:p>cabergolina 0,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0664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86111.8</text:p>
          </table:table-cell>
          <table:table-cell office:value-type="float" office:value="72557" calcext:value-type="float">
            <text:p>7255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6-13 13:17:35</text:p>
          </table:table-cell>
          <table:table-cell office:value-type="float" office:value="1465823855" calcext:value-type="float">
            <text:p>1465823855</text:p>
          </table:table-cell>
          <table:table-cell office:value-type="string" calcext:value-type="string">
            <text:p>1609.2</text:p>
          </table:table-cell>
          <table:table-cell office:value-type="string" calcext:value-type="string">
            <text:p>farmacia pilarense ltda</text:p>
          </table:table-cell>
          <table:table-cell office:value-type="float" office:value="4238989000127" calcext:value-type="float">
            <text:p>4238989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lar</text:p>
          </table:table-cell>
          <table:table-cell office:value-type="float" office:value="58338000" calcext:value-type="float">
            <text:p>58338000</text:p>
          </table:table-cell>
          <table:table-cell office:value-type="string" calcext:value-type="string">
            <text:p>-9.6016711</text:p>
          </table:table-cell>
          <table:table-cell office:value-type="string" calcext:value-type="string">
            <text:p>-35.9511275</text:p>
          </table:table-cell>
          <table:table-cell office:value-type="string" calcext:value-type="string">
            <text:p>dexametasona elixir 120 ml gen ne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25.0</text:p>
          </table:table-cell>
          <table:table-cell office:value-type="float" office:value="68751" calcext:value-type="float">
            <text:p>6875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0-17 14:49:50</text:p>
          </table:table-cell>
          <table:table-cell office:value-type="float" office:value="1476715790" calcext:value-type="float">
            <text:p>1476715790</text:p>
          </table:table-cell>
          <table:table-cell office:value-type="string" calcext:value-type="string">
            <text:p>1002.0</text:p>
          </table:table-cell>
          <table:table-cell office:value-type="string" calcext:value-type="string">
            <text:p>farmacia pilarense ltda</text:p>
          </table:table-cell>
          <table:table-cell office:value-type="float" office:value="4238989000127" calcext:value-type="float">
            <text:p>4238989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lar</text:p>
          </table:table-cell>
          <table:table-cell office:value-type="float" office:value="58338000" calcext:value-type="float">
            <text:p>58338000</text:p>
          </table:table-cell>
          <table:table-cell office:value-type="string" calcext:value-type="string">
            <text:p>-9.6016711</text:p>
          </table:table-cell>
          <table:table-cell office:value-type="string" calcext:value-type="string">
            <text:p>-35.9511275</text:p>
          </table:table-cell>
          <table:table-cell office:value-type="string" calcext:value-type="string">
            <text:p>captopril 25mg 30cpr gen neo qui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0.0</text:p>
          </table:table-cell>
          <table:table-cell office:value-type="float" office:value="68755" calcext:value-type="float">
            <text:p>6875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6-13 13:17:35</text:p>
          </table:table-cell>
          <table:table-cell office:value-type="float" office:value="1465823855" calcext:value-type="float">
            <text:p>1465823855</text:p>
          </table:table-cell>
          <table:table-cell office:value-type="string" calcext:value-type="string">
            <text:p>1609.2</text:p>
          </table:table-cell>
          <table:table-cell office:value-type="string" calcext:value-type="string">
            <text:p>farmacia pilarense ltda</text:p>
          </table:table-cell>
          <table:table-cell office:value-type="float" office:value="4238989000127" calcext:value-type="float">
            <text:p>4238989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lar</text:p>
          </table:table-cell>
          <table:table-cell office:value-type="float" office:value="58338000" calcext:value-type="float">
            <text:p>58338000</text:p>
          </table:table-cell>
          <table:table-cell office:value-type="string" calcext:value-type="string">
            <text:p>-9.6016711</text:p>
          </table:table-cell>
          <table:table-cell office:value-type="string" calcext:value-type="string">
            <text:p>-35.9511275</text:p>
          </table:table-cell>
          <table:table-cell office:value-type="string" calcext:value-type="string">
            <text:p>sintaflat(simeticona)15ml gt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0.0</text:p>
          </table:table-cell>
          <table:table-cell office:value-type="float" office:value="68752" calcext:value-type="float">
            <text:p>6875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0-21 13:10:00</text:p>
          </table:table-cell>
          <table:table-cell office:value-type="float" office:value="1477055400" calcext:value-type="float">
            <text:p>1477055400</text:p>
          </table:table-cell>
          <table:table-cell office:value-type="string" calcext:value-type="string">
            <text:p>1030.32</text:p>
          </table:table-cell>
          <table:table-cell office:value-type="string" calcext:value-type="string">
            <text:p>farmacia pilarense ltda</text:p>
          </table:table-cell>
          <table:table-cell office:value-type="float" office:value="4238989000127" calcext:value-type="float">
            <text:p>4238989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lar</text:p>
          </table:table-cell>
          <table:table-cell office:value-type="float" office:value="58338000" calcext:value-type="float">
            <text:p>58338000</text:p>
          </table:table-cell>
          <table:table-cell office:value-type="string" calcext:value-type="string">
            <text:p>-9.6016711</text:p>
          </table:table-cell>
          <table:table-cell office:value-type="string" calcext:value-type="string">
            <text:p>-35.9511275</text:p>
          </table:table-cell>
          <table:table-cell office:value-type="string" calcext:value-type="string">
            <text:p>salbutamol xpe 120ml (gen)prat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107.52</text:p>
          </table:table-cell>
          <table:table-cell office:value-type="float" office:value="68757" calcext:value-type="float">
            <text:p>6875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21 13:10:00</text:p>
          </table:table-cell>
          <table:table-cell office:value-type="float" office:value="1477055400" calcext:value-type="float">
            <text:p>1477055400</text:p>
          </table:table-cell>
          <table:table-cell office:value-type="string" calcext:value-type="string">
            <text:p>1075.0</text:p>
          </table:table-cell>
          <table:table-cell office:value-type="string" calcext:value-type="string">
            <text:p>farmacia pilarense ltda</text:p>
          </table:table-cell>
          <table:table-cell office:value-type="float" office:value="4238989000127" calcext:value-type="float">
            <text:p>4238989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lar</text:p>
          </table:table-cell>
          <table:table-cell office:value-type="float" office:value="58338000" calcext:value-type="float">
            <text:p>58338000</text:p>
          </table:table-cell>
          <table:table-cell office:value-type="string" calcext:value-type="string">
            <text:p>-9.6016711</text:p>
          </table:table-cell>
          <table:table-cell office:value-type="string" calcext:value-type="string">
            <text:p>-35.9511275</text:p>
          </table:table-cell>
          <table:table-cell office:value-type="string" calcext:value-type="string">
            <text:p>metformina 850mg 30 cpr gen ne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0.0</text:p>
          </table:table-cell>
          <table:table-cell office:value-type="float" office:value="68759" calcext:value-type="float">
            <text:p>68759</text:p>
          </table:table-cell>
          <table:table-cell table:number-columns-repeated="2"/>
        </table:table-row>
        <table:table-row table:style-name="ro1">
          <table:table-cell office:value-type="float" office:value="120302" calcext:value-type="float">
            <text:p>120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08 14:38:00</text:p>
          </table:table-cell>
          <table:table-cell office:value-type="float" office:value="1467988680" calcext:value-type="float">
            <text:p>1467988680</text:p>
          </table:table-cell>
          <table:table-cell office:value-type="string" calcext:value-type="string">
            <text:p>526554.04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* pristiq 50mg cx/28cpr - (desvenlafaxina, succinato) - wyeth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176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3375.12</text:p>
          </table:table-cell>
          <table:table-cell office:value-type="float" office:value="63269" calcext:value-type="float">
            <text:p>6326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0-21 13:10:00</text:p>
          </table:table-cell>
          <table:table-cell office:value-type="float" office:value="1477055400" calcext:value-type="float">
            <text:p>1477055400</text:p>
          </table:table-cell>
          <table:table-cell office:value-type="string" calcext:value-type="string">
            <text:p>1030.32</text:p>
          </table:table-cell>
          <table:table-cell office:value-type="string" calcext:value-type="string">
            <text:p>farmacia pilarense ltda</text:p>
          </table:table-cell>
          <table:table-cell office:value-type="float" office:value="4238989000127" calcext:value-type="float">
            <text:p>4238989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lar</text:p>
          </table:table-cell>
          <table:table-cell office:value-type="float" office:value="58338000" calcext:value-type="float">
            <text:p>58338000</text:p>
          </table:table-cell>
          <table:table-cell office:value-type="string" calcext:value-type="string">
            <text:p>-9.6016711</text:p>
          </table:table-cell>
          <table:table-cell office:value-type="string" calcext:value-type="string">
            <text:p>-35.9511275</text:p>
          </table:table-cell>
          <table:table-cell office:value-type="string" calcext:value-type="string">
            <text:p>aluminax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68.0</text:p>
          </table:table-cell>
          <table:table-cell office:value-type="float" office:value="68758" calcext:value-type="float">
            <text:p>6875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4-13 09:57:00</text:p>
          </table:table-cell>
          <table:table-cell office:value-type="float" office:value="1460541420" calcext:value-type="float">
            <text:p>1460541420</text:p>
          </table:table-cell>
          <table:table-cell office:value-type="string" calcext:value-type="string">
            <text:p>2359.67</text:p>
          </table:table-cell>
          <table:table-cell office:value-type="string" calcext:value-type="string">
            <text:p>rubem e medeiros produtos para saude ltda</text:p>
          </table:table-cell>
          <table:table-cell office:value-type="float" office:value="14487679000108" calcext:value-type="float">
            <text:p>14487679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atos</text:p>
          </table:table-cell>
          <table:table-cell office:value-type="float" office:value="58700320" calcext:value-type="float">
            <text:p>58700320</text:p>
          </table:table-cell>
          <table:table-cell office:value-type="string" calcext:value-type="string">
            <text:p>-7.0258285</text:p>
          </table:table-cell>
          <table:table-cell office:value-type="string" calcext:value-type="string">
            <text:p>-37.2766817</text:p>
          </table:table-cell>
          <table:table-cell office:value-type="string" calcext:value-type="string">
            <text:p>acido folico 5mg- meg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2017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21.87</text:p>
          </table:table-cell>
          <table:table-cell office:value-type="float" office:value="53873" calcext:value-type="float">
            <text:p>53873</text:p>
          </table:table-cell>
          <table:table-cell table:number-columns-repeated="2"/>
        </table:table-row>
        <table:table-row table:style-name="ro1">
          <table:table-cell office:value-type="float" office:value="11158" calcext:value-type="float">
            <text:p>111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5-06 10:06:24</text:p>
          </table:table-cell>
          <table:table-cell office:value-type="float" office:value="1462529184" calcext:value-type="float">
            <text:p>1462529184</text:p>
          </table:table-cell>
          <table:table-cell office:value-type="string" calcext:value-type="string">
            <text:p>5648.3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pasta d agua lt. 0194 v. 15-11-2017 - farmax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bisnaga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47.8</text:p>
          </table:table-cell>
          <table:table-cell office:value-type="float" office:value="72047" calcext:value-type="float">
            <text:p>72047</text:p>
          </table:table-cell>
          <table:table-cell table:number-columns-repeated="2"/>
        </table:table-row>
        <table:table-row table:style-name="ro1">
          <table:table-cell office:value-type="float" office:value="10969" calcext:value-type="float">
            <text:p>109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4-01 11:33:49</text:p>
          </table:table-cell>
          <table:table-cell office:value-type="float" office:value="1459510429" calcext:value-type="float">
            <text:p>1459510429</text:p>
          </table:table-cell>
          <table:table-cell office:value-type="string" calcext:value-type="string">
            <text:p>5648.3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pasta d agua lt. 0194 v. 15-11-2017 - farmax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bisnaga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47.8</text:p>
          </table:table-cell>
          <table:table-cell office:value-type="float" office:value="72043" calcext:value-type="float">
            <text:p>7204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0 15:04:00</text:p>
          </table:table-cell>
          <table:table-cell office:value-type="float" office:value="1457622240" calcext:value-type="float">
            <text:p>1457622240</text:p>
          </table:table-cell>
          <table:table-cell office:value-type="string" calcext:value-type="string">
            <text:p>6321.5</text:p>
          </table:table-cell>
          <table:table-cell office:value-type="string" calcext:value-type="string">
            <text:p>rubem e medeiros produtos para saude ltda</text:p>
          </table:table-cell>
          <table:table-cell office:value-type="float" office:value="14487679000108" calcext:value-type="float">
            <text:p>14487679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atos</text:p>
          </table:table-cell>
          <table:table-cell office:value-type="float" office:value="58700320" calcext:value-type="float">
            <text:p>58700320</text:p>
          </table:table-cell>
          <table:table-cell office:value-type="string" calcext:value-type="string">
            <text:p>-7.0258285</text:p>
          </table:table-cell>
          <table:table-cell office:value-type="string" calcext:value-type="string">
            <text:p>-37.2766817</text:p>
          </table:table-cell>
          <table:table-cell office:value-type="string" calcext:value-type="string">
            <text:p>acido folico 5mg- meg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20.0</text:p>
          </table:table-cell>
          <table:table-cell office:value-type="float" office:value="51878" calcext:value-type="float">
            <text:p>5187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7-25 20:40:17</text:p>
          </table:table-cell>
          <table:table-cell office:value-type="float" office:value="1469479217" calcext:value-type="float">
            <text:p>1469479217</text:p>
          </table:table-cell>
          <table:table-cell office:value-type="string" calcext:value-type="string">
            <text:p>2264.14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prolia 60mg sol inj 1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956.77</text:p>
          </table:table-cell>
          <table:table-cell office:value-type="float" office:value="75071" calcext:value-type="float">
            <text:p>7507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10-17 14:49:50</text:p>
          </table:table-cell>
          <table:table-cell office:value-type="float" office:value="1476715790" calcext:value-type="float">
            <text:p>1476715790</text:p>
          </table:table-cell>
          <table:table-cell office:value-type="string" calcext:value-type="string">
            <text:p>1002.0</text:p>
          </table:table-cell>
          <table:table-cell office:value-type="string" calcext:value-type="string">
            <text:p>farmacia pilarense ltda</text:p>
          </table:table-cell>
          <table:table-cell office:value-type="float" office:value="4238989000127" calcext:value-type="float">
            <text:p>4238989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lar</text:p>
          </table:table-cell>
          <table:table-cell office:value-type="float" office:value="58338000" calcext:value-type="float">
            <text:p>58338000</text:p>
          </table:table-cell>
          <table:table-cell office:value-type="string" calcext:value-type="string">
            <text:p>-9.6016711</text:p>
          </table:table-cell>
          <table:table-cell office:value-type="string" calcext:value-type="string">
            <text:p>-35.9511275</text:p>
          </table:table-cell>
          <table:table-cell office:value-type="string" calcext:value-type="string">
            <text:p>losartana potassica 50mg c/30 (g ger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70.0</text:p>
          </table:table-cell>
          <table:table-cell office:value-type="float" office:value="68756" calcext:value-type="float">
            <text:p>6875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17 11:41:29</text:p>
          </table:table-cell>
          <table:table-cell office:value-type="float" office:value="1466163689" calcext:value-type="float">
            <text:p>1466163689</text:p>
          </table:table-cell>
          <table:table-cell office:value-type="string" calcext:value-type="string">
            <text:p>50258.8</text:p>
          </table:table-cell>
          <table:table-cell office:value-type="string" calcext:value-type="string">
            <text:p>fund b. de pes cient e des tec, for e dist de med-bahiafarma</text:p>
          </table:table-cell>
          <table:table-cell office:value-type="float" office:value="13078518000190" calcext:value-type="float">
            <text:p>13078518000190</text:p>
          </table:table-cell>
          <table:table-cell office:value-type="string" calcext:value-type="string">
            <text:p>centro indust. aratu</text:p>
          </table:table-cell>
          <table:table-cell office:value-type="string" calcext:value-type="string">
            <text:p>simoes filho</text:p>
          </table:table-cell>
          <table:table-cell office:value-type="float" office:value="43700000" calcext:value-type="float">
            <text:p>43700000</text:p>
          </table:table-cell>
          <table:table-cell office:value-type="string" calcext:value-type="string">
            <text:p>-12.7867839</text:p>
          </table:table-cell>
          <table:table-cell office:value-type="string" calcext:value-type="string">
            <text:p>-38.4030365</text:p>
          </table:table-cell>
          <table:table-cell office:value-type="string" calcext:value-type="string">
            <text:p>cabergolina 0,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6224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50258.8</text:p>
          </table:table-cell>
          <table:table-cell office:value-type="float" office:value="72559" calcext:value-type="float">
            <text:p>72559</text:p>
          </table:table-cell>
          <table:table-cell table:number-columns-repeated="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3-01 14:16:55</text:p>
          </table:table-cell>
          <table:table-cell office:value-type="float" office:value="1456841815" calcext:value-type="float">
            <text:p>1456841815</text:p>
          </table:table-cell>
          <table:table-cell office:value-type="string" calcext:value-type="string">
            <text:p>75547.5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0220" calcext:value-type="float">
            <text:p>9585480002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ina grande</text:p>
          </table:table-cell>
          <table:table-cell office:value-type="float" office:value="58400090" calcext:value-type="float">
            <text:p>5840009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dimeticona 40mg c/600cp prati hos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08.46</text:p>
          </table:table-cell>
          <table:table-cell office:value-type="string" calcext:value-type="string">
            <text:p>616920.0</text:p>
          </table:table-cell>
          <table:table-cell office:value-type="float" office:value="19564" calcext:value-type="float">
            <text:p>1956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7 14:49:50</text:p>
          </table:table-cell>
          <table:table-cell office:value-type="float" office:value="1476715790" calcext:value-type="float">
            <text:p>1476715790</text:p>
          </table:table-cell>
          <table:table-cell office:value-type="string" calcext:value-type="string">
            <text:p>1002.0</text:p>
          </table:table-cell>
          <table:table-cell office:value-type="string" calcext:value-type="string">
            <text:p>farmacia pilarense ltda</text:p>
          </table:table-cell>
          <table:table-cell office:value-type="float" office:value="4238989000127" calcext:value-type="float">
            <text:p>4238989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lar</text:p>
          </table:table-cell>
          <table:table-cell office:value-type="float" office:value="58338000" calcext:value-type="float">
            <text:p>58338000</text:p>
          </table:table-cell>
          <table:table-cell office:value-type="string" calcext:value-type="string">
            <text:p>-9.6016711</text:p>
          </table:table-cell>
          <table:table-cell office:value-type="string" calcext:value-type="string">
            <text:p>-35.9511275</text:p>
          </table:table-cell>
          <table:table-cell office:value-type="string" calcext:value-type="string">
            <text:p>formyn(metformina)850mg 30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44.0</text:p>
          </table:table-cell>
          <table:table-cell office:value-type="float" office:value="68754" calcext:value-type="float">
            <text:p>6875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053.1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fenitoina sodica 50mg sol inj 50 amp x 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4.01</text:p>
          </table:table-cell>
          <table:table-cell office:value-type="string" calcext:value-type="string">
            <text:p>188.02</text:p>
          </table:table-cell>
          <table:table-cell office:value-type="float" office:value="74323" calcext:value-type="float">
            <text:p>7432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997.3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fenitoina sodica 50mg sol inj 50 amp x 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4.01</text:p>
          </table:table-cell>
          <table:table-cell office:value-type="string" calcext:value-type="string">
            <text:p>282.03</text:p>
          </table:table-cell>
          <table:table-cell office:value-type="float" office:value="74327" calcext:value-type="float">
            <text:p>7432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22725.5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fenitoina sodica 50mg sol inj 50 amp x 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4.01</text:p>
          </table:table-cell>
          <table:table-cell office:value-type="string" calcext:value-type="string">
            <text:p>940.1</text:p>
          </table:table-cell>
          <table:table-cell office:value-type="float" office:value="74318" calcext:value-type="float">
            <text:p>74318</text:p>
          </table:table-cell>
          <table:table-cell table:number-columns-repeated="2"/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8-23 00:00:00</text:p>
          </table:table-cell>
          <table:table-cell office:value-type="float" office:value="1471910400" calcext:value-type="float">
            <text:p>1471910400</text:p>
          </table:table-cell>
          <table:table-cell office:value-type="string" calcext:value-type="string">
            <text:p>3840.2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gel para eletrodo 1 l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86.4</text:p>
          </table:table-cell>
          <table:table-cell office:value-type="float" office:value="72049" calcext:value-type="float">
            <text:p>7204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053.1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acido valproico 25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8.78</text:p>
          </table:table-cell>
          <table:table-cell office:value-type="string" calcext:value-type="string">
            <text:p>93.9</text:p>
          </table:table-cell>
          <table:table-cell office:value-type="float" office:value="74325" calcext:value-type="float">
            <text:p>7432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997.3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acido valproico 25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8.78</text:p>
          </table:table-cell>
          <table:table-cell office:value-type="string" calcext:value-type="string">
            <text:p>93.9</text:p>
          </table:table-cell>
          <table:table-cell office:value-type="float" office:value="74329" calcext:value-type="float">
            <text:p>74329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16-11-18 00:00:00</text:p>
          </table:table-cell>
          <table:table-cell office:value-type="float" office:value="1479427200" calcext:value-type="float">
            <text:p>1479427200</text:p>
          </table:table-cell>
          <table:table-cell office:value-type="string" calcext:value-type="string">
            <text:p>57499.96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paracen 750mg 4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9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622.82</text:p>
          </table:table-cell>
          <table:table-cell office:value-type="float" office:value="42872" calcext:value-type="float">
            <text:p>42872</text:p>
          </table:table-cell>
          <table:table-cell table:number-columns-repeated="2"/>
        </table:table-row>
        <table:table-row table:style-name="ro1">
          <table:table-cell office:value-type="float" office:value="16057" calcext:value-type="float">
            <text:p>160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2-28 16:53:40</text:p>
          </table:table-cell>
          <table:table-cell office:value-type="float" office:value="1482944020" calcext:value-type="float">
            <text:p>1482944020</text:p>
          </table:table-cell>
          <table:table-cell office:value-type="string" calcext:value-type="string">
            <text:p>928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3.5</text:p>
          </table:table-cell>
          <table:table-cell office:value-type="float" office:value="33123" calcext:value-type="float">
            <text:p>33123</text:p>
          </table:table-cell>
          <table:table-cell table:number-columns-repeated="2"/>
        </table:table-row>
        <table:table-row table:style-name="ro1">
          <table:table-cell office:value-type="float" office:value="16072" calcext:value-type="float">
            <text:p>160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12-29 14:56:23</text:p>
          </table:table-cell>
          <table:table-cell office:value-type="float" office:value="1483023383" calcext:value-type="float">
            <text:p>1483023383</text:p>
          </table:table-cell>
          <table:table-cell office:value-type="string" calcext:value-type="string">
            <text:p>3187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2.5</text:p>
          </table:table-cell>
          <table:table-cell office:value-type="float" office:value="37620" calcext:value-type="float">
            <text:p>37620</text:p>
          </table:table-cell>
          <table:table-cell table:number-columns-repeated="2"/>
        </table:table-row>
        <table:table-row table:style-name="ro1">
          <table:table-cell office:value-type="float" office:value="16036" calcext:value-type="float">
            <text:p>160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12-27 13:49:57</text:p>
          </table:table-cell>
          <table:table-cell office:value-type="float" office:value="1482846597" calcext:value-type="float">
            <text:p>1482846597</text:p>
          </table:table-cell>
          <table:table-cell office:value-type="string" calcext:value-type="string">
            <text:p>1906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2.5</text:p>
          </table:table-cell>
          <table:table-cell office:value-type="float" office:value="30538" calcext:value-type="float">
            <text:p>30538</text:p>
          </table:table-cell>
          <table:table-cell table:number-columns-repeated="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-01 14:16:55</text:p>
          </table:table-cell>
          <table:table-cell office:value-type="float" office:value="1456841815" calcext:value-type="float">
            <text:p>1456841815</text:p>
          </table:table-cell>
          <table:table-cell office:value-type="string" calcext:value-type="string">
            <text:p>75547.5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0220" calcext:value-type="float">
            <text:p>9585480002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ina grande</text:p>
          </table:table-cell>
          <table:table-cell office:value-type="float" office:value="58400090" calcext:value-type="float">
            <text:p>5840009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acido folico 5mg 20cp natu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330400.0</text:p>
          </table:table-cell>
          <table:table-cell office:value-type="float" office:value="19558" calcext:value-type="float">
            <text:p>19558</text:p>
          </table:table-cell>
          <table:table-cell table:number-columns-repeated="2"/>
        </table:table-row>
        <table:table-row table:style-name="ro1">
          <table:table-cell office:value-type="float" office:value="75928" calcext:value-type="float">
            <text:p>759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3-28 10:28:50</text:p>
          </table:table-cell>
          <table:table-cell office:value-type="float" office:value="1459160930" calcext:value-type="float">
            <text:p>1459160930</text:p>
          </table:table-cell>
          <table:table-cell office:value-type="string" calcext:value-type="string">
            <text:p>7222.2</text:p>
          </table:table-cell>
          <table:table-cell office:value-type="string" calcext:value-type="string">
            <text:p>dental med sul artigos odontologicos ltda</text:p>
          </table:table-cell>
          <table:table-cell office:value-type="float" office:value="2477571000147" calcext:value-type="float">
            <text:p>2477571000147</text:p>
          </table:table-cell>
          <table:table-cell office:value-type="string" calcext:value-type="string">
            <text:p>boqueirao</text:p>
          </table:table-cell>
          <table:table-cell office:value-type="string" calcext:value-type="string">
            <text:p>curitiba</text:p>
          </table:table-cell>
          <table:table-cell office:value-type="float" office:value="81730010" calcext:value-type="float">
            <text:p>81730010</text:p>
          </table:table-cell>
          <table:table-cell office:value-type="string" calcext:value-type="string">
            <text:p>-25.4295963</text:p>
          </table:table-cell>
          <table:table-cell office:value-type="string" calcext:value-type="string">
            <text:p>-49.2712724</text:p>
          </table:table-cell>
          <table:table-cell office:value-type="string" calcext:value-type="string">
            <text:p>anestesico topico gel com benzocaina 20% 12g tutti frutt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59.0</text:p>
          </table:table-cell>
          <table:table-cell office:value-type="float" office:value="72320" calcext:value-type="float">
            <text:p>72320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02 10:16:02</text:p>
          </table:table-cell>
          <table:table-cell office:value-type="float" office:value="1454408162" calcext:value-type="float">
            <text:p>1454408162</text:p>
          </table:table-cell>
          <table:table-cell office:value-type="string" calcext:value-type="string">
            <text:p>2599.2</text:p>
          </table:table-cell>
          <table:table-cell office:value-type="string" calcext:value-type="string">
            <text:p>mastermed distrib.med.e prod.hospit ltda me</text:p>
          </table:table-cell>
          <table:table-cell office:value-type="float" office:value="19164463000117" calcext:value-type="float">
            <text:p>19164463000117</text:p>
          </table:table-cell>
          <table:table-cell office:value-type="string" calcext:value-type="string">
            <text:p>alpes suicos</text:p>
          </table:table-cell>
          <table:table-cell office:value-type="string" calcext:value-type="string">
            <text:p>gravata</text:p>
          </table:table-cell>
          <table:table-cell office:value-type="float" office:value="55645600" calcext:value-type="float">
            <text:p>55645600</text:p>
          </table:table-cell>
          <table:table-cell office:value-type="string" calcext:value-type="string">
            <text:p>-12.6296415</text:p>
          </table:table-cell>
          <table:table-cell office:value-type="string" calcext:value-type="string">
            <text:p>-39.0273613</text:p>
          </table:table-cell>
          <table:table-cell office:value-type="string" calcext:value-type="string">
            <text:p>fenobarbital 100 mg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080.0</text:p>
          </table:table-cell>
          <table:table-cell office:value-type="float" office:value="72560" calcext:value-type="float">
            <text:p>7256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captopril 2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000.0</text:p>
          </table:table-cell>
          <table:table-cell office:value-type="float" office:value="65203" calcext:value-type="float">
            <text:p>65203</text:p>
          </table:table-cell>
          <table:table-cell table:number-columns-repeated="2"/>
        </table:table-row>
        <table:table-row table:style-name="ro1">
          <table:table-cell office:value-type="float" office:value="15810" calcext:value-type="float">
            <text:p>158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2-05 10:42:45</text:p>
          </table:table-cell>
          <table:table-cell office:value-type="float" office:value="1480934565" calcext:value-type="float">
            <text:p>1480934565</text:p>
          </table:table-cell>
          <table:table-cell office:value-type="string" calcext:value-type="string">
            <text:p>1194.4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3.5</text:p>
          </table:table-cell>
          <table:table-cell office:value-type="float" office:value="34642" calcext:value-type="float">
            <text:p>3464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997.3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clorpromini 250mg cx 10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83.44</text:p>
          </table:table-cell>
          <table:table-cell office:value-type="float" office:value="74330" calcext:value-type="float">
            <text:p>7433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2-29 21:15:09</text:p>
          </table:table-cell>
          <table:table-cell office:value-type="float" office:value="1483046109" calcext:value-type="float">
            <text:p>1483046109</text:p>
          </table:table-cell>
          <table:table-cell office:value-type="string" calcext:value-type="string">
            <text:p>2029.43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sonrisal c/2 comp tradiciona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.63</text:p>
          </table:table-cell>
          <table:table-cell office:value-type="float" office:value="75349" calcext:value-type="float">
            <text:p>7534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2016-04-28 00:00:00</text:p>
          </table:table-cell>
          <table:table-cell office:value-type="float" office:value="1461801600" calcext:value-type="float">
            <text:p>1461801600</text:p>
          </table:table-cell>
          <table:table-cell office:value-type="string" calcext:value-type="string">
            <text:p>28935.04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dorona gts 10ml 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25.0</text:p>
          </table:table-cell>
          <table:table-cell office:value-type="float" office:value="43037" calcext:value-type="float">
            <text:p>43037</text:p>
          </table:table-cell>
          <table:table-cell table:number-columns-repeated="2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2 14:49:47</text:p>
          </table:table-cell>
          <table:table-cell office:value-type="float" office:value="1456152587" calcext:value-type="float">
            <text:p>1456152587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msr express medicamentos especiais ltda - epp</text:p>
          </table:table-cell>
          <table:table-cell office:value-type="float" office:value="14842681000140" calcext:value-type="float">
            <text:p>14842681000140</text:p>
          </table:table-cell>
          <table:table-cell office:value-type="string" calcext:value-type="string">
            <text:p>lagoinha</text:p>
          </table:table-cell>
          <table:table-cell office:value-type="string" calcext:value-type="string">
            <text:p>belo horizonte</text:p>
          </table:table-cell>
          <table:table-cell office:value-type="float" office:value="31110280" calcext:value-type="float">
            <text:p>3111028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bicalutamida 50mg cx 28 comp rev - accor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35.0</text:p>
          </table:table-cell>
          <table:table-cell office:value-type="float" office:value="40621" calcext:value-type="float">
            <text:p>4062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22725.5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clorpromini 250mg cx 10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590.5</text:p>
          </table:table-cell>
          <table:table-cell office:value-type="float" office:value="74320" calcext:value-type="float">
            <text:p>743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997.3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amitriptilin</text:p>
          </table:table-cell>
          <table:table-cell office:value-type="string" calcext:value-type="string">
            <text:p><text:s/>cloridrato de 25mg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812.0</text:p>
          </table:table-cell>
          <table:table-cell office:value-type="float" office:value="74326" calcext:value-type="float">
            <text:p>7432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053.1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amitriptilin</text:p>
          </table:table-cell>
          <table:table-cell office:value-type="string" calcext:value-type="string">
            <text:p><text:s/>cloridrato de 25mg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788.8</text:p>
          </table:table-cell>
          <table:table-cell office:value-type="float" office:value="74322" calcext:value-type="float">
            <text:p>7432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29 15:51:12</text:p>
          </table:table-cell>
          <table:table-cell office:value-type="float" office:value="1483026672" calcext:value-type="float">
            <text:p>1483026672</text:p>
          </table:table-cell>
          <table:table-cell office:value-type="string" calcext:value-type="string">
            <text:p>2108.99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hidroclorotiazida 25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.8</text:p>
          </table:table-cell>
          <table:table-cell office:value-type="float" office:value="76248" calcext:value-type="float">
            <text:p>7624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dipi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.5</text:p>
          </table:table-cell>
          <table:table-cell office:value-type="float" office:value="49635" calcext:value-type="float">
            <text:p>4963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dipi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.5</text:p>
          </table:table-cell>
          <table:table-cell office:value-type="float" office:value="49632" calcext:value-type="float">
            <text:p>4963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22725.5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bromazepam 6mg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467.53</text:p>
          </table:table-cell>
          <table:table-cell office:value-type="float" office:value="74319" calcext:value-type="float">
            <text:p>74319</text:p>
          </table:table-cell>
          <table:table-cell table:number-columns-repeated="2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2 09:12:53</text:p>
          </table:table-cell>
          <table:table-cell office:value-type="float" office:value="1461316373" calcext:value-type="float">
            <text:p>1461316373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msr express medicamentos especiais ltda - epp</text:p>
          </table:table-cell>
          <table:table-cell office:value-type="float" office:value="14842681000140" calcext:value-type="float">
            <text:p>14842681000140</text:p>
          </table:table-cell>
          <table:table-cell office:value-type="string" calcext:value-type="string">
            <text:p>lagoinha</text:p>
          </table:table-cell>
          <table:table-cell office:value-type="string" calcext:value-type="string">
            <text:p>belo horizonte</text:p>
          </table:table-cell>
          <table:table-cell office:value-type="float" office:value="31110280" calcext:value-type="float">
            <text:p>3111028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bicalutamida 50mg cx 28 comp rev - accor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35.0</text:p>
          </table:table-cell>
          <table:table-cell office:value-type="float" office:value="40626" calcext:value-type="float">
            <text:p>40626</text:p>
          </table:table-cell>
          <table:table-cell table:number-columns-repeated="2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2 09:18:36</text:p>
          </table:table-cell>
          <table:table-cell office:value-type="float" office:value="1461316716" calcext:value-type="float">
            <text:p>1461316716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msr express medicamentos especiais ltda - epp</text:p>
          </table:table-cell>
          <table:table-cell office:value-type="float" office:value="14842681000140" calcext:value-type="float">
            <text:p>14842681000140</text:p>
          </table:table-cell>
          <table:table-cell office:value-type="string" calcext:value-type="string">
            <text:p>lagoinha</text:p>
          </table:table-cell>
          <table:table-cell office:value-type="string" calcext:value-type="string">
            <text:p>belo horizonte</text:p>
          </table:table-cell>
          <table:table-cell office:value-type="float" office:value="31110280" calcext:value-type="float">
            <text:p>3111028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bicalutamida 50mg cx 28 comp rev - accor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35.0</text:p>
          </table:table-cell>
          <table:table-cell office:value-type="float" office:value="40615" calcext:value-type="float">
            <text:p>4061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053.1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bromazepam 6mg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726.5</text:p>
          </table:table-cell>
          <table:table-cell office:value-type="float" office:value="74324" calcext:value-type="float">
            <text:p>7432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997.3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bromazepam 6mg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726.5</text:p>
          </table:table-cell>
          <table:table-cell office:value-type="float" office:value="74328" calcext:value-type="float">
            <text:p>74328</text:p>
          </table:table-cell>
          <table:table-cell table:number-columns-repeated="2"/>
        </table:table-row>
        <table:table-row table:style-name="ro1">
          <table:table-cell office:value-type="float" office:value="16072" calcext:value-type="float">
            <text:p>160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2-29 14:56:23</text:p>
          </table:table-cell>
          <table:table-cell office:value-type="float" office:value="1483023383" calcext:value-type="float">
            <text:p>1483023383</text:p>
          </table:table-cell>
          <table:table-cell office:value-type="string" calcext:value-type="string">
            <text:p>3187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50.4</text:p>
          </table:table-cell>
          <table:table-cell office:value-type="float" office:value="37623" calcext:value-type="float">
            <text:p>3762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8-29 00:00:00</text:p>
          </table:table-cell>
          <table:table-cell office:value-type="float" office:value="1472428800" calcext:value-type="float">
            <text:p>1472428800</text:p>
          </table:table-cell>
          <table:table-cell office:value-type="string" calcext:value-type="string">
            <text:p>1539.96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proctan 25g gen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7.0</text:p>
          </table:table-cell>
          <table:table-cell office:value-type="float" office:value="67136" calcext:value-type="float">
            <text:p>6713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22725.5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acido valproico 25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8.78</text:p>
          </table:table-cell>
          <table:table-cell office:value-type="string" calcext:value-type="string">
            <text:p>769.98</text:p>
          </table:table-cell>
          <table:table-cell office:value-type="float" office:value="74321" calcext:value-type="float">
            <text:p>74321</text:p>
          </table:table-cell>
          <table:table-cell table:number-columns-repeated="2"/>
        </table:table-row>
        <table:table-row table:style-name="ro1">
          <table:table-cell office:value-type="float" office:value="41747" calcext:value-type="float">
            <text:p>417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06 16:48:00</text:p>
          </table:table-cell>
          <table:table-cell office:value-type="float" office:value="1462553280" calcext:value-type="float">
            <text:p>1462553280</text:p>
          </table:table-cell>
          <table:table-cell office:value-type="string" calcext:value-type="string">
            <text:p>3780.0</text:p>
          </table:table-cell>
          <table:table-cell office:value-type="string" calcext:value-type="string">
            <text:p>multifarma comercial ltda</text:p>
          </table:table-cell>
          <table:table-cell office:value-type="float" office:value="21681325000157" calcext:value-type="float">
            <text:p>21681325000157</text:p>
          </table:table-cell>
          <table:table-cell office:value-type="string" calcext:value-type="string">
            <text:p>parque norte</text:p>
          </table:table-cell>
          <table:table-cell office:value-type="string" calcext:value-type="string">
            <text:p>vespasiano</text:p>
          </table:table-cell>
          <table:table-cell office:value-type="float" office:value="33200000" calcext:value-type="float">
            <text:p>33200000</text:p>
          </table:table-cell>
          <table:table-cell office:value-type="string" calcext:value-type="string">
            <text:p>-19.6940958</text:p>
          </table:table-cell>
          <table:table-cell office:value-type="string" calcext:value-type="string">
            <text:p>-43.9186521</text:p>
          </table:table-cell>
          <table:table-cell office:value-type="string" calcext:value-type="string">
            <text:p>levofloxacino generico 5mg/ml cx c/60 bolsa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20.0</text:p>
          </table:table-cell>
          <table:table-cell office:value-type="string" calcext:value-type="string">
            <text:p>3780.0</text:p>
          </table:table-cell>
          <table:table-cell office:value-type="float" office:value="76340" calcext:value-type="float">
            <text:p>76340</text:p>
          </table:table-cell>
          <table:table-cell table:number-columns-repeated="2"/>
        </table:table-row>
        <table:table-row table:style-name="ro1">
          <table:table-cell office:value-type="float" office:value="55699" calcext:value-type="float">
            <text:p>55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7 14:56:00</text:p>
          </table:table-cell>
          <table:table-cell office:value-type="float" office:value="1479394560" calcext:value-type="float">
            <text:p>1479394560</text:p>
          </table:table-cell>
          <table:table-cell office:value-type="string" calcext:value-type="string">
            <text:p>11878.04</text:p>
          </table:table-cell>
          <table:table-cell office:value-type="string" calcext:value-type="string">
            <text:p>luciano l da silva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a.a.s 100mg inf.20x10cpr gen. (ems generic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34.61</text:p>
          </table:table-cell>
          <table:table-cell office:value-type="float" office:value="66635" calcext:value-type="float">
            <text:p>66635</text:p>
          </table:table-cell>
          <table:table-cell table:number-columns-repeated="2"/>
        </table:table-row>
        <table:table-row table:style-name="ro1">
          <table:table-cell office:value-type="float" office:value="15426" calcext:value-type="float">
            <text:p>154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0-25 15:36:23</text:p>
          </table:table-cell>
          <table:table-cell office:value-type="float" office:value="1477409783" calcext:value-type="float">
            <text:p>1477409783</text:p>
          </table:table-cell>
          <table:table-cell office:value-type="string" calcext:value-type="string">
            <text:p>1691.6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5.2</text:p>
          </table:table-cell>
          <table:table-cell office:value-type="float" office:value="31601" calcext:value-type="float">
            <text:p>316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7-28 00:00:00</text:p>
          </table:table-cell>
          <table:table-cell office:value-type="float" office:value="1469664000" calcext:value-type="float">
            <text:p>1469664000</text:p>
          </table:table-cell>
          <table:table-cell office:value-type="string" calcext:value-type="string">
            <text:p>3015.97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alergidex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3.95</text:p>
          </table:table-cell>
          <table:table-cell office:value-type="float" office:value="67144" calcext:value-type="float">
            <text:p>671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08-06 15:22:55</text:p>
          </table:table-cell>
          <table:table-cell office:value-type="float" office:value="1470496975" calcext:value-type="float">
            <text:p>1470496975</text:p>
          </table:table-cell>
          <table:table-cell office:value-type="string" calcext:value-type="string">
            <text:p>26250.0</text:p>
          </table:table-cell>
          <table:table-cell office:value-type="string" calcext:value-type="string">
            <text:p>joao florentno de lima</text:p>
          </table:table-cell>
          <table:table-cell office:value-type="float" office:value="41121328000143" calcext:value-type="float">
            <text:p>411213280001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glibenclamida 5mg (g) legran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.0</text:p>
          </table:table-cell>
          <table:table-cell office:value-type="float" office:value="49510" calcext:value-type="float">
            <text:p>495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7-05 14:38:51</text:p>
          </table:table-cell>
          <table:table-cell office:value-type="float" office:value="1467729531" calcext:value-type="float">
            <text:p>1467729531</text:p>
          </table:table-cell>
          <table:table-cell office:value-type="string" calcext:value-type="string">
            <text:p>25101.95</text:p>
          </table:table-cell>
          <table:table-cell office:value-type="string" calcext:value-type="string">
            <text:p>joao florentno de lima</text:p>
          </table:table-cell>
          <table:table-cell office:value-type="float" office:value="41121328000143" calcext:value-type="float">
            <text:p>411213280001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glibenclamida 5mg (g) legran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.0</text:p>
          </table:table-cell>
          <table:table-cell office:value-type="float" office:value="49487" calcext:value-type="float">
            <text:p>4948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7-28 00:00:00</text:p>
          </table:table-cell>
          <table:table-cell office:value-type="float" office:value="1469664000" calcext:value-type="float">
            <text:p>1469664000</text:p>
          </table:table-cell>
          <table:table-cell office:value-type="string" calcext:value-type="string">
            <text:p>3015.97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expec xaro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9.24</text:p>
          </table:table-cell>
          <table:table-cell office:value-type="float" office:value="67146" calcext:value-type="float">
            <text:p>6714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dipi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0</text:p>
          </table:table-cell>
          <table:table-cell office:value-type="float" office:value="49630" calcext:value-type="float">
            <text:p>4963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31 10:31:19</text:p>
          </table:table-cell>
          <table:table-cell office:value-type="float" office:value="1459420279" calcext:value-type="float">
            <text:p>1459420279</text:p>
          </table:table-cell>
          <table:table-cell office:value-type="string" calcext:value-type="string">
            <text:p>2232.95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agua destilada 10 ml isof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4.2</text:p>
          </table:table-cell>
          <table:table-cell office:value-type="float" office:value="75554" calcext:value-type="float">
            <text:p>75554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23322.34</text:p>
          </table:table-cell>
          <table:table-cell office:value-type="string" calcext:value-type="string">
            <text:p>cirurgica nordestina dist mat medico cirurgico ltda me</text:p>
          </table:table-cell>
          <table:table-cell office:value-type="float" office:value="10818853000199" calcext:value-type="float">
            <text:p>10818853000199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ecife</text:p>
          </table:table-cell>
          <table:table-cell office:value-type="float" office:value="50721100" calcext:value-type="float">
            <text:p>5072110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valcyte 450mg fr c/60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2" calcext:value-type="float">
            <text:p>692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661.17</text:p>
          </table:table-cell>
          <table:table-cell office:value-type="string" calcext:value-type="string">
            <text:p>23322.34</text:p>
          </table:table-cell>
          <table:table-cell office:value-type="float" office:value="44440" calcext:value-type="float">
            <text:p>44440</text:p>
          </table:table-cell>
          <table:table-cell table:number-columns-repeated="2"/>
        </table:table-row>
        <table:table-row table:style-name="ro1">
          <table:table-cell office:value-type="float" office:value="54407" calcext:value-type="float">
            <text:p>544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5-09 00:00:00</text:p>
          </table:table-cell>
          <table:table-cell office:value-type="float" office:value="1462752000" calcext:value-type="float">
            <text:p>1462752000</text:p>
          </table:table-cell>
          <table:table-cell office:value-type="string" calcext:value-type="string">
            <text:p>141415.56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cloreto de sodio 0,9% sol sist fechado 5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2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36750.0</text:p>
          </table:table-cell>
          <table:table-cell office:value-type="float" office:value="19921" calcext:value-type="float">
            <text:p>1992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05-27 10:54:10</text:p>
          </table:table-cell>
          <table:table-cell office:value-type="float" office:value="1464346450" calcext:value-type="float">
            <text:p>1464346450</text:p>
          </table:table-cell>
          <table:table-cell office:value-type="string" calcext:value-type="string">
            <text:p>5283.99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benalet mel lim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0.89</text:p>
          </table:table-cell>
          <table:table-cell office:value-type="float" office:value="65325" calcext:value-type="float">
            <text:p>6532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16-06-27 20:36:16</text:p>
          </table:table-cell>
          <table:table-cell office:value-type="float" office:value="1467059776" calcext:value-type="float">
            <text:p>1467059776</text:p>
          </table:table-cell>
          <table:table-cell office:value-type="string" calcext:value-type="string">
            <text:p>2239.35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dipimed 500mg/ml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.5</text:p>
          </table:table-cell>
          <table:table-cell office:value-type="float" office:value="75616" calcext:value-type="float">
            <text:p>7561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22725.5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amitriptilin</text:p>
          </table:table-cell>
          <table:table-cell office:value-type="string" calcext:value-type="string">
            <text:p><text:s/>cloridrato de 25mg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566.0</text:p>
          </table:table-cell>
          <table:table-cell office:value-type="float" office:value="74317" calcext:value-type="float">
            <text:p>74317</text:p>
          </table:table-cell>
          <table:table-cell/>
        </table:table-row>
        <table:table-row table:style-name="ro1">
          <table:table-cell office:value-type="float" office:value="89564" calcext:value-type="float">
            <text:p>89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7 17:56:27</text:p>
          </table:table-cell>
          <table:table-cell office:value-type="float" office:value="1467050187" calcext:value-type="float">
            <text:p>1467050187</text:p>
          </table:table-cell>
          <table:table-cell office:value-type="string" calcext:value-type="string">
            <text:p>1049.49</text:p>
          </table:table-cell>
          <table:table-cell office:value-type="string" calcext:value-type="string">
            <text:p>cirufarma comercial ltda</text:p>
          </table:table-cell>
          <table:table-cell office:value-type="float" office:value="40787152000109" calcext:value-type="float">
            <text:p>40787152000109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31150" calcext:value-type="float">
            <text:p>5903115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agulha desc. 25x7(cx/100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6.95</text:p>
          </table:table-cell>
          <table:table-cell office:value-type="float" office:value="41762" calcext:value-type="float">
            <text:p>4176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6-04-21 18:14:58</text:p>
          </table:table-cell>
          <table:table-cell office:value-type="float" office:value="1461262498" calcext:value-type="float">
            <text:p>1461262498</text:p>
          </table:table-cell>
          <table:table-cell office:value-type="string" calcext:value-type="string">
            <text:p>2186.03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sonrisal c/2 comp tradiciona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4.89</text:p>
          </table:table-cell>
          <table:table-cell office:value-type="float" office:value="75225" calcext:value-type="float">
            <text:p>75225</text:p>
          </table:table-cell>
          <table:table-cell table:number-columns-repeated="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3-01 14:16:55</text:p>
          </table:table-cell>
          <table:table-cell office:value-type="float" office:value="1456841815" calcext:value-type="float">
            <text:p>1456841815</text:p>
          </table:table-cell>
          <table:table-cell office:value-type="string" calcext:value-type="string">
            <text:p>75547.5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0220" calcext:value-type="float">
            <text:p>9585480002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ina grande</text:p>
          </table:table-cell>
          <table:table-cell office:value-type="float" office:value="58400090" calcext:value-type="float">
            <text:p>5840009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ciprofloxacino 500/14cp ra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103760.0</text:p>
          </table:table-cell>
          <table:table-cell office:value-type="float" office:value="19561" calcext:value-type="float">
            <text:p>1956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dipirona sodic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.0</text:p>
          </table:table-cell>
          <table:table-cell office:value-type="float" office:value="49636" calcext:value-type="float">
            <text:p>4963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12 08:00:00</text:p>
          </table:table-cell>
          <table:table-cell office:value-type="float" office:value="1468310400" calcext:value-type="float">
            <text:p>146831040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52.0</text:p>
          </table:table-cell>
          <table:table-cell office:value-type="float" office:value="50890" calcext:value-type="float">
            <text:p>5089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12 18:56:19</text:p>
          </table:table-cell>
          <table:table-cell office:value-type="float" office:value="1473706579" calcext:value-type="float">
            <text:p>1473706579</text:p>
          </table:table-cell>
          <table:table-cell office:value-type="string" calcext:value-type="string">
            <text:p>3184.17</text:p>
          </table:table-cell>
          <table:table-cell office:value-type="string" calcext:value-type="string">
            <text:p>drogaria bom jesus ltda</text:p>
          </table:table-cell>
          <table:table-cell office:value-type="float" office:value="4650744000102" calcext:value-type="float">
            <text:p>46507440001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gen-atorvastatina calcica 2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56.4</text:p>
          </table:table-cell>
          <table:table-cell office:value-type="float" office:value="50883" calcext:value-type="float">
            <text:p>50883</text:p>
          </table:table-cell>
          <table:table-cell table:number-columns-repeated="2"/>
        </table:table-row>
        <table:table-row table:style-name="ro1">
          <table:table-cell office:value-type="float" office:value="14788" calcext:value-type="float">
            <text:p>147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5 17:28:31</text:p>
          </table:table-cell>
          <table:table-cell office:value-type="float" office:value="1458062911" calcext:value-type="float">
            <text:p>1458062911</text:p>
          </table:table-cell>
          <table:table-cell office:value-type="string" calcext:value-type="string">
            <text:p>34800.0</text:p>
          </table:table-cell>
          <table:table-cell office:value-type="string" calcext:value-type="string">
            <text:p>artmed comercial eireli</text:p>
          </table:table-cell>
          <table:table-cell office:value-type="float" office:value="4361467000118" calcext:value-type="float">
            <text:p>4361467000118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40340" calcext:value-type="float">
            <text:p>5904034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alteplase 50mg injetavel + diluente [actilyse] [boehringer]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34800.0</text:p>
          </table:table-cell>
          <table:table-cell office:value-type="float" office:value="41412" calcext:value-type="float">
            <text:p>41412</text:p>
          </table:table-cell>
          <table:table-cell table:number-columns-repeated="2"/>
        </table:table-row>
        <table:table-row table:style-name="ro1">
          <table:table-cell office:value-type="float" office:value="14854" calcext:value-type="float">
            <text:p>148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1 15:03:08</text:p>
          </table:table-cell>
          <table:table-cell office:value-type="float" office:value="1458572588" calcext:value-type="float">
            <text:p>1458572588</text:p>
          </table:table-cell>
          <table:table-cell office:value-type="string" calcext:value-type="string">
            <text:p>34800.0</text:p>
          </table:table-cell>
          <table:table-cell office:value-type="string" calcext:value-type="string">
            <text:p>artmed comercial eireli</text:p>
          </table:table-cell>
          <table:table-cell office:value-type="float" office:value="4361467000118" calcext:value-type="float">
            <text:p>4361467000118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40340" calcext:value-type="float">
            <text:p>5904034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alteplase 50mg injetavel + diluente [actilyse] [boehringer]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34800.0</text:p>
          </table:table-cell>
          <table:table-cell office:value-type="float" office:value="41809" calcext:value-type="float">
            <text:p>41809</text:p>
          </table:table-cell>
          <table:table-cell table:number-columns-repeated="2"/>
        </table:table-row>
        <table:table-row table:style-name="ro1">
          <table:table-cell office:value-type="float" office:value="14855" calcext:value-type="float">
            <text:p>14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1 15:09:32</text:p>
          </table:table-cell>
          <table:table-cell office:value-type="float" office:value="1458572972" calcext:value-type="float">
            <text:p>1458572972</text:p>
          </table:table-cell>
          <table:table-cell office:value-type="string" calcext:value-type="string">
            <text:p>34800.0</text:p>
          </table:table-cell>
          <table:table-cell office:value-type="string" calcext:value-type="string">
            <text:p>artmed comercial eireli</text:p>
          </table:table-cell>
          <table:table-cell office:value-type="float" office:value="4361467000118" calcext:value-type="float">
            <text:p>4361467000118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40340" calcext:value-type="float">
            <text:p>5904034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alteplase 50mg injetavel + diluente [actilyse] [boehringer]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34800.0</text:p>
          </table:table-cell>
          <table:table-cell office:value-type="float" office:value="41995" calcext:value-type="float">
            <text:p>41995</text:p>
          </table:table-cell>
          <table:table-cell table:number-columns-repeated="2"/>
        </table:table-row>
        <table:table-row table:style-name="ro1">
          <table:table-cell office:value-type="float" office:value="16036" calcext:value-type="float">
            <text:p>160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12-27 13:49:57</text:p>
          </table:table-cell>
          <table:table-cell office:value-type="float" office:value="1482846597" calcext:value-type="float">
            <text:p>1482846597</text:p>
          </table:table-cell>
          <table:table-cell office:value-type="string" calcext:value-type="string">
            <text:p>1906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cefalexina 500mg (ge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35.0</text:p>
          </table:table-cell>
          <table:table-cell office:value-type="float" office:value="30537" calcext:value-type="float">
            <text:p>30537</text:p>
          </table:table-cell>
          <table:table-cell table:number-columns-repeated="2"/>
        </table:table-row>
        <table:table-row table:style-name="ro1">
          <table:table-cell office:value-type="float" office:value="16036" calcext:value-type="float">
            <text:p>160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12-27 13:49:57</text:p>
          </table:table-cell>
          <table:table-cell office:value-type="float" office:value="1482846597" calcext:value-type="float">
            <text:p>1482846597</text:p>
          </table:table-cell>
          <table:table-cell office:value-type="string" calcext:value-type="string">
            <text:p>1906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0.0</text:p>
          </table:table-cell>
          <table:table-cell office:value-type="float" office:value="30539" calcext:value-type="float">
            <text:p>30539</text:p>
          </table:table-cell>
          <table:table-cell table:number-columns-repeated="2"/>
        </table:table-row>
        <table:table-row table:style-name="ro1">
          <table:table-cell office:value-type="float" office:value="94524" calcext:value-type="float">
            <text:p>945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15 10:29:00</text:p>
          </table:table-cell>
          <table:table-cell office:value-type="float" office:value="1481797740" calcext:value-type="float">
            <text:p>1481797740</text:p>
          </table:table-cell>
          <table:table-cell office:value-type="string" calcext:value-type="string">
            <text:p>213000.0</text:p>
          </table:table-cell>
          <table:table-cell office:value-type="string" calcext:value-type="string">
            <text:p>cirufarma comercial ltda</text:p>
          </table:table-cell>
          <table:table-cell office:value-type="float" office:value="40787152000109" calcext:value-type="float">
            <text:p>40787152000109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31150" calcext:value-type="float">
            <text:p>5903115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ceftriaxona 1g iv s/dil c/50(triaxo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86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172530.0</text:p>
          </table:table-cell>
          <table:table-cell office:value-type="float" office:value="41179" calcext:value-type="float">
            <text:p>41179</text:p>
          </table:table-cell>
          <table:table-cell table:number-columns-repeated="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6-03-01 14:16:55</text:p>
          </table:table-cell>
          <table:table-cell office:value-type="float" office:value="1456841815" calcext:value-type="float">
            <text:p>1456841815</text:p>
          </table:table-cell>
          <table:table-cell office:value-type="string" calcext:value-type="string">
            <text:p>75547.5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0220" calcext:value-type="float">
            <text:p>9585480002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ina grande</text:p>
          </table:table-cell>
          <table:table-cell office:value-type="float" office:value="58400090" calcext:value-type="float">
            <text:p>5840009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nimesulida 100mg 12cp <text:s/>e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335250.0</text:p>
          </table:table-cell>
          <table:table-cell office:value-type="float" office:value="19569" calcext:value-type="float">
            <text:p>19569</text:p>
          </table:table-cell>
          <table:table-cell table:number-columns-repeated="2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9-14 00:00:00</text:p>
          </table:table-cell>
          <table:table-cell office:value-type="float" office:value="1473811200" calcext:value-type="float">
            <text:p>1473811200</text:p>
          </table:table-cell>
          <table:table-cell office:value-type="string" calcext:value-type="string">
            <text:p>5578.4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nitroglicerina 50mg 10ml c/1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52.02</text:p>
          </table:table-cell>
          <table:table-cell office:value-type="string" calcext:value-type="string">
            <text:p>260.1</text:p>
          </table:table-cell>
          <table:table-cell office:value-type="float" office:value="48248" calcext:value-type="float">
            <text:p>48248</text:p>
          </table:table-cell>
          <table:table-cell table:number-columns-repeated="2"/>
        </table:table-row>
        <table:table-row table:style-name="ro1">
          <table:table-cell office:value-type="float" office:value="95084" calcext:value-type="float">
            <text:p>95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21 10:44:31</text:p>
          </table:table-cell>
          <table:table-cell office:value-type="float" office:value="1469097871" calcext:value-type="float">
            <text:p>1469097871</text:p>
          </table:table-cell>
          <table:table-cell office:value-type="string" calcext:value-type="string">
            <text:p>7862.08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baclofeno 10mg comp-marca: 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626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5088.6</text:p>
          </table:table-cell>
          <table:table-cell office:value-type="float" office:value="47250" calcext:value-type="float">
            <text:p>47250</text:p>
          </table:table-cell>
          <table:table-cell table:number-columns-repeated="2"/>
        </table:table-row>
        <table:table-row table:style-name="ro1">
          <table:table-cell office:value-type="float" office:value="81060" calcext:value-type="float">
            <text:p>81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31 16:40:00</text:p>
          </table:table-cell>
          <table:table-cell office:value-type="float" office:value="1472661600" calcext:value-type="float">
            <text:p>1472661600</text:p>
          </table:table-cell>
          <table:table-cell office:value-type="string" calcext:value-type="string">
            <text:p>8514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zytiga 250 mg cx c/120 cp - or lote: tvsz val: 30/06/17 marca:janss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8514.0</text:p>
          </table:table-cell>
          <table:table-cell office:value-type="float" office:value="63260" calcext:value-type="float">
            <text:p>63260</text:p>
          </table:table-cell>
          <table:table-cell table:number-columns-repeated="2"/>
        </table:table-row>
        <table:table-row table:style-name="ro1">
          <table:table-cell office:value-type="float" office:value="15974" calcext:value-type="float">
            <text:p>159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21 10:52:47</text:p>
          </table:table-cell>
          <table:table-cell office:value-type="float" office:value="1482317567" calcext:value-type="float">
            <text:p>1482317567</text:p>
          </table:table-cell>
          <table:table-cell office:value-type="string" calcext:value-type="string">
            <text:p>4148.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imeticona 40mg cp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00.0</text:p>
          </table:table-cell>
          <table:table-cell office:value-type="float" office:value="34657" calcext:value-type="float">
            <text:p>3465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2-09 12:22:23</text:p>
          </table:table-cell>
          <table:table-cell office:value-type="float" office:value="1455020543" calcext:value-type="float">
            <text:p>1455020543</text:p>
          </table:table-cell>
          <table:table-cell office:value-type="string" calcext:value-type="string">
            <text:p>2254.84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hidraplex c/1guara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3.98</text:p>
          </table:table-cell>
          <table:table-cell office:value-type="float" office:value="74801" calcext:value-type="float">
            <text:p>74801</text:p>
          </table:table-cell>
          <table:table-cell table:number-columns-repeated="2"/>
        </table:table-row>
        <table:table-row table:style-name="ro1">
          <table:table-cell office:value-type="float" office:value="252550" calcext:value-type="float">
            <text:p>252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5 15:43:00</text:p>
          </table:table-cell>
          <table:table-cell office:value-type="float" office:value="1469461380" calcext:value-type="float">
            <text:p>1469461380</text:p>
          </table:table-cell>
          <table:table-cell office:value-type="string" calcext:value-type="string">
            <text:p>3100.0</text:p>
          </table:table-cell>
          <table:table-cell office:value-type="string" calcext:value-type="string">
            <text:p>farmaconn ltda</text:p>
          </table:table-cell>
          <table:table-cell office:value-type="float" office:value="4159816000113" calcext:value-type="float">
            <text:p>4159816000113</text:p>
          </table:table-cell>
          <table:table-cell office:value-type="string" calcext:value-type="string">
            <text:p>nova cachoeirinha</text:p>
          </table:table-cell>
          <table:table-cell office:value-type="string" calcext:value-type="string">
            <text:p>belo horizonte</text:p>
          </table:table-cell>
          <table:table-cell office:value-type="float" office:value="31250630" calcext:value-type="float">
            <text:p>3125063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amox+clav pot 1g doclaxin cx 20f/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3100.0</text:p>
          </table:table-cell>
          <table:table-cell office:value-type="float" office:value="40616" calcext:value-type="float">
            <text:p>4061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28 00:00:00</text:p>
          </table:table-cell>
          <table:table-cell office:value-type="float" office:value="1469664000" calcext:value-type="float">
            <text:p>1469664000</text:p>
          </table:table-cell>
          <table:table-cell office:value-type="string" calcext:value-type="string">
            <text:p>3015.97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laxenol oleo mineral 100ml (natul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0.72</text:p>
          </table:table-cell>
          <table:table-cell office:value-type="float" office:value="67148" calcext:value-type="float">
            <text:p>6714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7-01 00:00:00</text:p>
          </table:table-cell>
          <table:table-cell office:value-type="float" office:value="1467331200" calcext:value-type="float">
            <text:p>1467331200</text:p>
          </table:table-cell>
          <table:table-cell office:value-type="string" calcext:value-type="string">
            <text:p>2111.5</text:p>
          </table:table-cell>
          <table:table-cell office:value-type="string" calcext:value-type="string">
            <text:p>ana maria torres leite</text:p>
          </table:table-cell>
          <table:table-cell office:value-type="float" office:value="554520000146" calcext:value-type="float">
            <text:p>55452000014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anco</text:p>
          </table:table-cell>
          <table:table-cell office:value-type="float" office:value="58765000" calcext:value-type="float">
            <text:p>58765000</text:p>
          </table:table-cell>
          <table:table-cell office:value-type="string" calcext:value-type="string">
            <text:p>-7.1987413</text:p>
          </table:table-cell>
          <table:table-cell office:value-type="string" calcext:value-type="string">
            <text:p>-37.9255755</text:p>
          </table:table-cell>
          <table:table-cell office:value-type="string" calcext:value-type="string">
            <text:p>luvas latex p/proc +g+ cx 50 pares =1 par=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0.0</text:p>
          </table:table-cell>
          <table:table-cell office:value-type="float" office:value="68874" calcext:value-type="float">
            <text:p>68874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6-07 00:00:00</text:p>
          </table:table-cell>
          <table:table-cell office:value-type="float" office:value="1465257600" calcext:value-type="float">
            <text:p>1465257600</text:p>
          </table:table-cell>
          <table:table-cell office:value-type="string" calcext:value-type="string">
            <text:p>1412.5</text:p>
          </table:table-cell>
          <table:table-cell office:value-type="string" calcext:value-type="string">
            <text:p>ana maria torres leite</text:p>
          </table:table-cell>
          <table:table-cell office:value-type="float" office:value="554520000146" calcext:value-type="float">
            <text:p>55452000014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anco</text:p>
          </table:table-cell>
          <table:table-cell office:value-type="float" office:value="58765000" calcext:value-type="float">
            <text:p>58765000</text:p>
          </table:table-cell>
          <table:table-cell office:value-type="string" calcext:value-type="string">
            <text:p>-7.1987413</text:p>
          </table:table-cell>
          <table:table-cell office:value-type="string" calcext:value-type="string">
            <text:p>-37.9255755</text:p>
          </table:table-cell>
          <table:table-cell office:value-type="string" calcext:value-type="string">
            <text:p>agua p/ inj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20.0</text:p>
          </table:table-cell>
          <table:table-cell office:value-type="float" office:value="69076" calcext:value-type="float">
            <text:p>69076</text:p>
          </table:table-cell>
          <table:table-cell table:number-columns-repeated="2"/>
        </table:table-row>
        <table:table-row table:style-name="ro1">
          <table:table-cell office:value-type="float" office:value="33626" calcext:value-type="float">
            <text:p>336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22 10:50:00</text:p>
          </table:table-cell>
          <table:table-cell office:value-type="float" office:value="1469184600" calcext:value-type="float">
            <text:p>1469184600</text:p>
          </table:table-cell>
          <table:table-cell office:value-type="string" calcext:value-type="string">
            <text:p>1047.0</text:p>
          </table:table-cell>
          <table:table-cell office:value-type="string" calcext:value-type="string">
            <text:p>jose nergino sobreira</text:p>
          </table:table-cell>
          <table:table-cell office:value-type="float" office:value="63478895000194" calcext:value-type="float">
            <text:p>63478895000194</text:p>
          </table:table-cell>
          <table:table-cell office:value-type="string" calcext:value-type="string">
            <text:p>muriti</text:p>
          </table:table-cell>
          <table:table-cell office:value-type="string" calcext:value-type="string">
            <text:p>crato</text:p>
          </table:table-cell>
          <table:table-cell office:value-type="float" office:value="63132015" calcext:value-type="float">
            <text:p>63132015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omeprazol 20mg capsula (pratidonaduzzi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750.0</text:p>
          </table:table-cell>
          <table:table-cell office:value-type="float" office:value="64591" calcext:value-type="float">
            <text:p>6459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dipirona sodic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float" office:value="49626" calcext:value-type="float">
            <text:p>4962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06 08:31:18</text:p>
          </table:table-cell>
          <table:table-cell office:value-type="float" office:value="1475742678" calcext:value-type="float">
            <text:p>1475742678</text:p>
          </table:table-cell>
          <table:table-cell office:value-type="string" calcext:value-type="string">
            <text:p>28805.82</text:p>
          </table:table-cell>
          <table:table-cell office:value-type="string" calcext:value-type="string">
            <text:p>joao florentno de lima</text:p>
          </table:table-cell>
          <table:table-cell office:value-type="float" office:value="41121328000143" calcext:value-type="float">
            <text:p>411213280001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glibenclamida 5 mg gen.neo qu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499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2578.28</text:p>
          </table:table-cell>
          <table:table-cell office:value-type="float" office:value="49658" calcext:value-type="float">
            <text:p>4965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8 11:16:08</text:p>
          </table:table-cell>
          <table:table-cell office:value-type="float" office:value="1479467768" calcext:value-type="float">
            <text:p>1479467768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maria do o dantas cardoso me</text:p>
          </table:table-cell>
          <table:table-cell office:value-type="float" office:value="22449446000130" calcext:value-type="float">
            <text:p>22449446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soro fisiol. 0.9% fechad.500ml (.) 7898153652336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7500.0</text:p>
          </table:table-cell>
          <table:table-cell office:value-type="float" office:value="69386" calcext:value-type="float">
            <text:p>69386</text:p>
          </table:table-cell>
          <table:table-cell table:number-columns-repeated="2"/>
        </table:table-row>
        <table:table-row table:style-name="ro1">
          <table:table-cell office:value-type="float" office:value="571162" calcext:value-type="float">
            <text:p>57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7 23:43:01</text:p>
          </table:table-cell>
          <table:table-cell office:value-type="float" office:value="1479426181" calcext:value-type="float">
            <text:p>1479426181</text:p>
          </table:table-cell>
          <table:table-cell office:value-type="string" calcext:value-type="string">
            <text:p>740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7400.0</text:p>
          </table:table-cell>
          <table:table-cell office:value-type="float" office:value="63839" calcext:value-type="float">
            <text:p>63839</text:p>
          </table:table-cell>
          <table:table-cell table:number-columns-repeated="2"/>
        </table:table-row>
        <table:table-row table:style-name="ro1">
          <table:table-cell office:value-type="float" office:value="33932" calcext:value-type="float">
            <text:p>339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8-24 10:21:00</text:p>
          </table:table-cell>
          <table:table-cell office:value-type="float" office:value="1472034060" calcext:value-type="float">
            <text:p>1472034060</text:p>
          </table:table-cell>
          <table:table-cell office:value-type="string" calcext:value-type="string">
            <text:p>1892.1</text:p>
          </table:table-cell>
          <table:table-cell office:value-type="string" calcext:value-type="string">
            <text:p>jose nergino sobreira</text:p>
          </table:table-cell>
          <table:table-cell office:value-type="float" office:value="63478895000194" calcext:value-type="float">
            <text:p>63478895000194</text:p>
          </table:table-cell>
          <table:table-cell office:value-type="string" calcext:value-type="string">
            <text:p>muriti</text:p>
          </table:table-cell>
          <table:table-cell office:value-type="string" calcext:value-type="string">
            <text:p>crato</text:p>
          </table:table-cell>
          <table:table-cell office:value-type="float" office:value="63132015" calcext:value-type="float">
            <text:p>63132015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omeprazol 20mg capsula (pratidonaduzzi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512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756.0</text:p>
          </table:table-cell>
          <table:table-cell office:value-type="float" office:value="64740" calcext:value-type="float">
            <text:p>64740</text:p>
          </table:table-cell>
          <table:table-cell table:number-columns-repeated="2"/>
        </table:table-row>
        <table:table-row table:style-name="ro1">
          <table:table-cell office:value-type="float" office:value="54422" calcext:value-type="float">
            <text:p>544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5-10 00:00:00</text:p>
          </table:table-cell>
          <table:table-cell office:value-type="float" office:value="1462838400" calcext:value-type="float">
            <text:p>1462838400</text:p>
          </table:table-cell>
          <table:table-cell office:value-type="string" calcext:value-type="string">
            <text:p>85212.1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cloreto de sodio 0,9% amp sist fechado 5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1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32340.0</text:p>
          </table:table-cell>
          <table:table-cell office:value-type="float" office:value="7331" calcext:value-type="float">
            <text:p>7331</text:p>
          </table:table-cell>
          <table:table-cell table:number-columns-repeated="2"/>
        </table:table-row>
        <table:table-row table:style-name="ro1">
          <table:table-cell office:value-type="float" office:value="54451" calcext:value-type="float">
            <text:p>544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5-10 00:00:00</text:p>
          </table:table-cell>
          <table:table-cell office:value-type="float" office:value="1462838400" calcext:value-type="float">
            <text:p>1462838400</text:p>
          </table:table-cell>
          <table:table-cell office:value-type="string" calcext:value-type="string">
            <text:p>84992.1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cloreto de sodio 0,9% amp sist fechado 5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1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32340.0</text:p>
          </table:table-cell>
          <table:table-cell office:value-type="float" office:value="14710" calcext:value-type="float">
            <text:p>1471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9-12 18:56:19</text:p>
          </table:table-cell>
          <table:table-cell office:value-type="float" office:value="1473706579" calcext:value-type="float">
            <text:p>1473706579</text:p>
          </table:table-cell>
          <table:table-cell office:value-type="string" calcext:value-type="string">
            <text:p>3184.17</text:p>
          </table:table-cell>
          <table:table-cell office:value-type="string" calcext:value-type="string">
            <text:p>drogaria bom jesus ltda</text:p>
          </table:table-cell>
          <table:table-cell office:value-type="float" office:value="4650744000102" calcext:value-type="float">
            <text:p>46507440001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gen-finasterida 5mg c/3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04.33</text:p>
          </table:table-cell>
          <table:table-cell office:value-type="float" office:value="50885" calcext:value-type="float">
            <text:p>50885</text:p>
          </table:table-cell>
          <table:table-cell table:number-columns-repeated="2"/>
        </table:table-row>
        <table:table-row table:style-name="ro1">
          <table:table-cell office:value-type="float" office:value="15720" calcext:value-type="float">
            <text:p>157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1-24 17:15:31</text:p>
          </table:table-cell>
          <table:table-cell office:value-type="float" office:value="1480007731" calcext:value-type="float">
            <text:p>1480007731</text:p>
          </table:table-cell>
          <table:table-cell office:value-type="string" calcext:value-type="string">
            <text:p>3040.7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40.0</text:p>
          </table:table-cell>
          <table:table-cell office:value-type="float" office:value="37568" calcext:value-type="float">
            <text:p>3756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09 15:39:00</text:p>
          </table:table-cell>
          <table:table-cell office:value-type="float" office:value="1470757140" calcext:value-type="float">
            <text:p>1470757140</text:p>
          </table:table-cell>
          <table:table-cell office:value-type="string" calcext:value-type="string">
            <text:p>2800.0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04.0</text:p>
          </table:table-cell>
          <table:table-cell office:value-type="float" office:value="50891" calcext:value-type="float">
            <text:p>5089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18 11:16:08</text:p>
          </table:table-cell>
          <table:table-cell office:value-type="float" office:value="1479467768" calcext:value-type="float">
            <text:p>1479467768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maria do o dantas cardoso me</text:p>
          </table:table-cell>
          <table:table-cell office:value-type="float" office:value="22449446000130" calcext:value-type="float">
            <text:p>22449446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soro glicos. 5% fechado 500ml (.) 789815365238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8000.0</text:p>
          </table:table-cell>
          <table:table-cell office:value-type="float" office:value="69387" calcext:value-type="float">
            <text:p>6938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16-11-27 00:00:00</text:p>
          </table:table-cell>
          <table:table-cell office:value-type="float" office:value="1480204800" calcext:value-type="float">
            <text:p>1480204800</text:p>
          </table:table-cell>
          <table:table-cell office:value-type="string" calcext:value-type="string">
            <text:p>9750.07</text:p>
          </table:table-cell>
          <table:table-cell office:value-type="string" calcext:value-type="string">
            <text:p>joaquim betanio moreira furtado</text:p>
          </table:table-cell>
          <table:table-cell office:value-type="float" office:value="11188272000183" calcext:value-type="float">
            <text:p>1118827200018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uirauna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521424</text:p>
          </table:table-cell>
          <table:table-cell office:value-type="string" calcext:value-type="string">
            <text:p>-38.4120654</text:p>
          </table:table-cell>
          <table:table-cell office:value-type="string" calcext:value-type="string">
            <text:p>bialerge elixir fr 100ml elofa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.45</text:p>
          </table:table-cell>
          <table:table-cell office:value-type="float" office:value="61747" calcext:value-type="float">
            <text:p>61747</text:p>
          </table:table-cell>
          <table:table-cell table:number-columns-repeated="2"/>
        </table:table-row>
        <table:table-row table:style-name="ro1">
          <table:table-cell office:value-type="float" office:value="54546" calcext:value-type="float">
            <text:p>545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5-16 00:00:00</text:p>
          </table:table-cell>
          <table:table-cell office:value-type="float" office:value="1463356800" calcext:value-type="float">
            <text:p>1463356800</text:p>
          </table:table-cell>
          <table:table-cell office:value-type="string" calcext:value-type="string">
            <text:p>124412.5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calcitriol 0,25mcg cap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115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22857.5</text:p>
          </table:table-cell>
          <table:table-cell office:value-type="float" office:value="25471" calcext:value-type="float">
            <text:p>2547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1488.64</text:p>
          </table:table-cell>
          <table:table-cell office:value-type="string" calcext:value-type="string">
            <text:p>joao de deus rodrigues de oliveira</text:p>
          </table:table-cell>
          <table:table-cell office:value-type="float" office:value="41127861000112" calcext:value-type="float">
            <text:p>4112786100011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eial</text:p>
          </table:table-cell>
          <table:table-cell office:value-type="float" office:value="58140000" calcext:value-type="float">
            <text:p>58140000</text:p>
          </table:table-cell>
          <table:table-cell office:value-type="string" calcext:value-type="string">
            <text:p>-7.0501306</text:p>
          </table:table-cell>
          <table:table-cell office:value-type="string" calcext:value-type="string">
            <text:p>-35.9245244</text:p>
          </table:table-cell>
          <table:table-cell office:value-type="string" calcext:value-type="string">
            <text:p>vytorin 10/40mg 28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01.09</text:p>
          </table:table-cell>
          <table:table-cell office:value-type="float" office:value="54882" calcext:value-type="float">
            <text:p>5488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08-06 15:22:55</text:p>
          </table:table-cell>
          <table:table-cell office:value-type="float" office:value="1470496975" calcext:value-type="float">
            <text:p>1470496975</text:p>
          </table:table-cell>
          <table:table-cell office:value-type="string" calcext:value-type="string">
            <text:p>26250.0</text:p>
          </table:table-cell>
          <table:table-cell office:value-type="string" calcext:value-type="string">
            <text:p>joao florentno de lima</text:p>
          </table:table-cell>
          <table:table-cell office:value-type="float" office:value="41121328000143" calcext:value-type="float">
            <text:p>411213280001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glibenclamida 5mg (g) legran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00.0</text:p>
          </table:table-cell>
          <table:table-cell office:value-type="float" office:value="49509" calcext:value-type="float">
            <text:p>49509</text:p>
          </table:table-cell>
          <table:table-cell table:number-columns-repeated="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03-01 14:16:55</text:p>
          </table:table-cell>
          <table:table-cell office:value-type="float" office:value="1456841815" calcext:value-type="float">
            <text:p>1456841815</text:p>
          </table:table-cell>
          <table:table-cell office:value-type="string" calcext:value-type="string">
            <text:p>75547.5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0220" calcext:value-type="float">
            <text:p>9585480002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ina grande</text:p>
          </table:table-cell>
          <table:table-cell office:value-type="float" office:value="58400090" calcext:value-type="float">
            <text:p>5840009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loratadina 10mg 12cp biosin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9.39</text:p>
          </table:table-cell>
          <table:table-cell office:value-type="string" calcext:value-type="string">
            <text:p>235120.0</text:p>
          </table:table-cell>
          <table:table-cell office:value-type="float" office:value="19567" calcext:value-type="float">
            <text:p>19567</text:p>
          </table:table-cell>
          <table:table-cell table:number-columns-repeated="2"/>
        </table:table-row>
        <table:table-row table:style-name="ro1">
          <table:table-cell office:value-type="float" office:value="15907" calcext:value-type="float">
            <text:p>159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2-14 16:19:16</text:p>
          </table:table-cell>
          <table:table-cell office:value-type="float" office:value="1481732356" calcext:value-type="float">
            <text:p>1481732356</text:p>
          </table:table-cell>
          <table:table-cell office:value-type="string" calcext:value-type="string">
            <text:p>5981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0.0</text:p>
          </table:table-cell>
          <table:table-cell office:value-type="float" office:value="30561" calcext:value-type="float">
            <text:p>30561</text:p>
          </table:table-cell>
          <table:table-cell table:number-columns-repeated="2"/>
        </table:table-row>
        <table:table-row table:style-name="ro1">
          <table:table-cell office:value-type="float" office:value="482216" calcext:value-type="float">
            <text:p>482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5 04:22:51</text:p>
          </table:table-cell>
          <table:table-cell office:value-type="float" office:value="1472098971" calcext:value-type="float">
            <text:p>1472098971</text:p>
          </table:table-cell>
          <table:table-cell office:value-type="string" calcext:value-type="string">
            <text:p>740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7400.0</text:p>
          </table:table-cell>
          <table:table-cell office:value-type="float" office:value="63833" calcext:value-type="float">
            <text:p>63833</text:p>
          </table:table-cell>
          <table:table-cell table:number-columns-repeated="2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4-18 00:00:00</text:p>
          </table:table-cell>
          <table:table-cell office:value-type="float" office:value="1460937600" calcext:value-type="float">
            <text:p>1460937600</text:p>
          </table:table-cell>
          <table:table-cell office:value-type="string" calcext:value-type="string">
            <text:p>7196.62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metoclopramida 10mg/2ml c/200 amp noprosil (pontu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96.0</text:p>
          </table:table-cell>
          <table:table-cell office:value-type="float" office:value="49338" calcext:value-type="float">
            <text:p>4933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16-03-29 08:46:45</text:p>
          </table:table-cell>
          <table:table-cell office:value-type="float" office:value="1459241205" calcext:value-type="float">
            <text:p>1459241205</text:p>
          </table:table-cell>
          <table:table-cell office:value-type="string" calcext:value-type="string">
            <text:p>2266.95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hidraplex c/1 laranj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3.98</text:p>
          </table:table-cell>
          <table:table-cell office:value-type="float" office:value="75211" calcext:value-type="float">
            <text:p>75211</text:p>
          </table:table-cell>
          <table:table-cell table:number-columns-repeated="2"/>
        </table:table-row>
        <table:table-row table:style-name="ro1">
          <table:table-cell office:value-type="float" office:value="20286" calcext:value-type="float">
            <text:p>202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9-16 08:33:22</text:p>
          </table:table-cell>
          <table:table-cell office:value-type="float" office:value="1474014802" calcext:value-type="float">
            <text:p>1474014802</text:p>
          </table:table-cell>
          <table:table-cell office:value-type="string" calcext:value-type="string">
            <text:p>63115.25</text:p>
          </table:table-cell>
          <table:table-cell office:value-type="string" calcext:value-type="string">
            <text:p>atacamed com. de produtos farmaceuticos e hosp. ltda</text:p>
          </table:table-cell>
          <table:table-cell office:value-type="float" office:value="9260831000177" calcext:value-type="float">
            <text:p>9260831000177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joao pessoa</text:p>
          </table:table-cell>
          <table:table-cell office:value-type="float" office:value="58040210" calcext:value-type="float">
            <text:p>5804021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trim 400mg8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45.0</text:p>
          </table:table-cell>
          <table:table-cell office:value-type="float" office:value="35876" calcext:value-type="float">
            <text:p>35876</text:p>
          </table:table-cell>
          <table:table-cell table:number-columns-repeated="2"/>
        </table:table-row>
        <table:table-row table:style-name="ro1">
          <table:table-cell office:value-type="float" office:value="20269" calcext:value-type="float">
            <text:p>202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15 09:46:25</text:p>
          </table:table-cell>
          <table:table-cell office:value-type="float" office:value="1473932785" calcext:value-type="float">
            <text:p>1473932785</text:p>
          </table:table-cell>
          <table:table-cell office:value-type="string" calcext:value-type="string">
            <text:p>63330.75</text:p>
          </table:table-cell>
          <table:table-cell office:value-type="string" calcext:value-type="string">
            <text:p>atacamed com. de produtos farmaceuticos e hosp. ltda</text:p>
          </table:table-cell>
          <table:table-cell office:value-type="float" office:value="9260831000177" calcext:value-type="float">
            <text:p>9260831000177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joao pessoa</text:p>
          </table:table-cell>
          <table:table-cell office:value-type="float" office:value="58040210" calcext:value-type="float">
            <text:p>5804021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trim 400mg8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45.0</text:p>
          </table:table-cell>
          <table:table-cell office:value-type="float" office:value="31730" calcext:value-type="float">
            <text:p>31730</text:p>
          </table:table-cell>
          <table:table-cell table:number-columns-repeated="2"/>
        </table:table-row>
        <table:table-row table:style-name="ro1">
          <table:table-cell office:value-type="float" office:value="410406" calcext:value-type="float">
            <text:p>410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08 06:59:16</text:p>
          </table:table-cell>
          <table:table-cell office:value-type="float" office:value="1465369156" calcext:value-type="float">
            <text:p>1465369156</text:p>
          </table:table-cell>
          <table:table-cell office:value-type="string" calcext:value-type="string">
            <text:p>592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5920.0</text:p>
          </table:table-cell>
          <table:table-cell office:value-type="float" office:value="63819" calcext:value-type="float">
            <text:p>63819</text:p>
          </table:table-cell>
          <table:table-cell table:number-columns-repeated="2"/>
        </table:table-row>
        <table:table-row table:style-name="ro1">
          <table:table-cell office:value-type="float" office:value="15810" calcext:value-type="float">
            <text:p>158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2-05 10:42:45</text:p>
          </table:table-cell>
          <table:table-cell office:value-type="float" office:value="1480934565" calcext:value-type="float">
            <text:p>1480934565</text:p>
          </table:table-cell>
          <table:table-cell office:value-type="string" calcext:value-type="string">
            <text:p>1194.4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12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.0</text:p>
          </table:table-cell>
          <table:table-cell office:value-type="float" office:value="34643" calcext:value-type="float">
            <text:p>34643</text:p>
          </table:table-cell>
          <table:table-cell table:number-columns-repeated="2"/>
        </table:table-row>
        <table:table-row table:style-name="ro1">
          <table:table-cell office:value-type="float" office:value="15958" calcext:value-type="float">
            <text:p>15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20 15:27:43</text:p>
          </table:table-cell>
          <table:table-cell office:value-type="float" office:value="1482247663" calcext:value-type="float">
            <text:p>1482247663</text:p>
          </table:table-cell>
          <table:table-cell office:value-type="string" calcext:value-type="string">
            <text:p>5183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cose 50 10ml inj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45.0</text:p>
          </table:table-cell>
          <table:table-cell office:value-type="float" office:value="33764" calcext:value-type="float">
            <text:p>33764</text:p>
          </table:table-cell>
          <table:table-cell table:number-columns-repeated="2"/>
        </table:table-row>
        <table:table-row table:style-name="ro1">
          <table:table-cell office:value-type="float" office:value="455532" calcext:value-type="float">
            <text:p>455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2 22:53:35</text:p>
          </table:table-cell>
          <table:table-cell office:value-type="float" office:value="1470178415" calcext:value-type="float">
            <text:p>1470178415</text:p>
          </table:table-cell>
          <table:table-cell office:value-type="string" calcext:value-type="string">
            <text:p>592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5920.0</text:p>
          </table:table-cell>
          <table:table-cell office:value-type="float" office:value="63824" calcext:value-type="float">
            <text:p>6382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hidrocloratiazida 2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00.0</text:p>
          </table:table-cell>
          <table:table-cell office:value-type="float" office:value="65219" calcext:value-type="float">
            <text:p>6521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glibenclamida 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00.0</text:p>
          </table:table-cell>
          <table:table-cell office:value-type="float" office:value="65218" calcext:value-type="float">
            <text:p>6521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0-18 09:28:52</text:p>
          </table:table-cell>
          <table:table-cell office:value-type="float" office:value="1476782932" calcext:value-type="float">
            <text:p>1476782932</text:p>
          </table:table-cell>
          <table:table-cell office:value-type="string" calcext:value-type="string">
            <text:p>28805.05</text:p>
          </table:table-cell>
          <table:table-cell office:value-type="string" calcext:value-type="string">
            <text:p>joao florentno de lima</text:p>
          </table:table-cell>
          <table:table-cell office:value-type="float" office:value="41121328000143" calcext:value-type="float">
            <text:p>411213280001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glibenclamida 5mg c/30 (g) 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.0</text:p>
          </table:table-cell>
          <table:table-cell office:value-type="float" office:value="49673" calcext:value-type="float">
            <text:p>4967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dorfebril 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.0</text:p>
          </table:table-cell>
          <table:table-cell office:value-type="float" office:value="49634" calcext:value-type="float">
            <text:p>4963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antietano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7.59</text:p>
          </table:table-cell>
          <table:table-cell office:value-type="float" office:value="49595" calcext:value-type="float">
            <text:p>49595</text:p>
          </table:table-cell>
          <table:table-cell table:number-columns-repeated="2"/>
        </table:table-row>
        <table:table-row table:style-name="ro1">
          <table:table-cell office:value-type="float" office:value="15792" calcext:value-type="float">
            <text:p>157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2-02 08:08:00</text:p>
          </table:table-cell>
          <table:table-cell office:value-type="float" office:value="1480666080" calcext:value-type="float">
            <text:p>1480666080</text:p>
          </table:table-cell>
          <table:table-cell office:value-type="string" calcext:value-type="string">
            <text:p>3065.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12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00.8</text:p>
          </table:table-cell>
          <table:table-cell office:value-type="float" office:value="37617" calcext:value-type="float">
            <text:p>37617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16-10-03 00:00:00</text:p>
          </table:table-cell>
          <table:table-cell office:value-type="float" office:value="1475452800" calcext:value-type="float">
            <text:p>1475452800</text:p>
          </table:table-cell>
          <table:table-cell office:value-type="string" calcext:value-type="string">
            <text:p>72723.0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escitalopram 20mg 30cp 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78.71</text:p>
          </table:table-cell>
          <table:table-cell office:value-type="string" calcext:value-type="string">
            <text:p>7803.88</text:p>
          </table:table-cell>
          <table:table-cell office:value-type="float" office:value="43397" calcext:value-type="float">
            <text:p>4339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6-23 12:17:00</text:p>
          </table:table-cell>
          <table:table-cell office:value-type="float" office:value="1466684220" calcext:value-type="float">
            <text:p>1466684220</text:p>
          </table:table-cell>
          <table:table-cell office:value-type="string" calcext:value-type="string">
            <text:p>2977.65</text:p>
          </table:table-cell>
          <table:table-cell office:value-type="string" calcext:value-type="string">
            <text:p>rubem e medeiros produtos para saude ltda</text:p>
          </table:table-cell>
          <table:table-cell office:value-type="float" office:value="14487679000108" calcext:value-type="float">
            <text:p>14487679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atos</text:p>
          </table:table-cell>
          <table:table-cell office:value-type="float" office:value="58700320" calcext:value-type="float">
            <text:p>58700320</text:p>
          </table:table-cell>
          <table:table-cell office:value-type="string" calcext:value-type="string">
            <text:p>-7.0258285</text:p>
          </table:table-cell>
          <table:table-cell office:value-type="string" calcext:value-type="string">
            <text:p>-37.2766817</text:p>
          </table:table-cell>
          <table:table-cell office:value-type="string" calcext:value-type="string">
            <text:p>metoclopramida 10mg amp 2ml - meg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0.0</text:p>
          </table:table-cell>
          <table:table-cell office:value-type="float" office:value="53430" calcext:value-type="float">
            <text:p>53430</text:p>
          </table:table-cell>
          <table:table-cell table:number-columns-repeated="2"/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1-12 15:36:29</text:p>
          </table:table-cell>
          <table:table-cell office:value-type="float" office:value="1452612989" calcext:value-type="float">
            <text:p>1452612989</text:p>
          </table:table-cell>
          <table:table-cell office:value-type="string" calcext:value-type="string">
            <text:p>876.7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0.4</text:p>
          </table:table-cell>
          <table:table-cell office:value-type="float" office:value="31584" calcext:value-type="float">
            <text:p>31584</text:p>
          </table:table-cell>
          <table:table-cell table:number-columns-repeated="2"/>
        </table:table-row>
        <table:table-row table:style-name="ro1">
          <table:table-cell office:value-type="float" office:value="13663" calcext:value-type="float">
            <text:p>136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0-24 00:00:00</text:p>
          </table:table-cell>
          <table:table-cell office:value-type="float" office:value="1477267200" calcext:value-type="float">
            <text:p>1477267200</text:p>
          </table:table-cell>
          <table:table-cell office:value-type="string" calcext:value-type="string">
            <text:p>2243.54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liquido de turk 500 ml (diver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9.8</text:p>
          </table:table-cell>
          <table:table-cell office:value-type="float" office:value="49208" calcext:value-type="float">
            <text:p>4920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7-22 14:00:00</text:p>
          </table:table-cell>
          <table:table-cell office:value-type="float" office:value="1469196000" calcext:value-type="float">
            <text:p>1469196000</text:p>
          </table:table-cell>
          <table:table-cell office:value-type="string" calcext:value-type="string">
            <text:p>11282.41</text:p>
          </table:table-cell>
          <table:table-cell office:value-type="string" calcext:value-type="string">
            <text:p>farma fonseca ltda epp</text:p>
          </table:table-cell>
          <table:table-cell office:value-type="float" office:value="4500455000127" calcext:value-type="float">
            <text:p>4500455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gerovital c/6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60.0</text:p>
          </table:table-cell>
          <table:table-cell office:value-type="float" office:value="69673" calcext:value-type="float">
            <text:p>69673</text:p>
          </table:table-cell>
          <table:table-cell table:number-columns-repeated="2"/>
        </table:table-row>
        <table:table-row table:style-name="ro1">
          <table:table-cell office:value-type="float" office:value="12601" calcext:value-type="float">
            <text:p>126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1-19 10:56:12</text:p>
          </table:table-cell>
          <table:table-cell office:value-type="float" office:value="1453200972" calcext:value-type="float">
            <text:p>1453200972</text:p>
          </table:table-cell>
          <table:table-cell office:value-type="string" calcext:value-type="string">
            <text:p>1262.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5.0</text:p>
          </table:table-cell>
          <table:table-cell office:value-type="float" office:value="30564" calcext:value-type="float">
            <text:p>30564</text:p>
          </table:table-cell>
          <table:table-cell table:number-columns-repeated="2"/>
        </table:table-row>
        <table:table-row table:style-name="ro1">
          <table:table-cell office:value-type="float" office:value="134115" calcext:value-type="float">
            <text:p>134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31 09:41:00</text:p>
          </table:table-cell>
          <table:table-cell office:value-type="float" office:value="1459417260" calcext:value-type="float">
            <text:p>1459417260</text:p>
          </table:table-cell>
          <table:table-cell office:value-type="string" calcext:value-type="string">
            <text:p>37272.24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226" calcext:value-type="float">
            <text:p>9053134000226</text:p>
          </table:table-cell>
          <table:table-cell office:value-type="string" calcext:value-type="string">
            <text:p>praia de jacare</text:p>
          </table:table-cell>
          <table:table-cell office:value-type="string" calcext:value-type="string">
            <text:p>cabedelo</text:p>
          </table:table-cell>
          <table:table-cell office:value-type="float" office:value="58100976" calcext:value-type="float">
            <text:p>5810097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zytiga 250 mg cx c/120 cp - or lote: tfnt val: 30/03/17 marca:janss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10" calcext:value-type="float">
            <text:p>591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9318.06</text:p>
          </table:table-cell>
          <table:table-cell office:value-type="string" calcext:value-type="string">
            <text:p>37272.24</text:p>
          </table:table-cell>
          <table:table-cell office:value-type="float" office:value="49265" calcext:value-type="float">
            <text:p>4926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16-11-27 00:00:00</text:p>
          </table:table-cell>
          <table:table-cell office:value-type="float" office:value="1480204800" calcext:value-type="float">
            <text:p>1480204800</text:p>
          </table:table-cell>
          <table:table-cell office:value-type="string" calcext:value-type="string">
            <text:p>9750.07</text:p>
          </table:table-cell>
          <table:table-cell office:value-type="string" calcext:value-type="string">
            <text:p>joaquim betanio moreira furtado</text:p>
          </table:table-cell>
          <table:table-cell office:value-type="float" office:value="11188272000183" calcext:value-type="float">
            <text:p>1118827200018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uirauna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521424</text:p>
          </table:table-cell>
          <table:table-cell office:value-type="string" calcext:value-type="string">
            <text:p>-38.4120654</text:p>
          </table:table-cell>
          <table:table-cell office:value-type="string" calcext:value-type="string">
            <text:p>slow k 600 mg 20 drg novar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3.17</text:p>
          </table:table-cell>
          <table:table-cell office:value-type="float" office:value="61751" calcext:value-type="float">
            <text:p>61751</text:p>
          </table:table-cell>
          <table:table-cell table:number-columns-repeated="2"/>
        </table:table-row>
        <table:table-row table:style-name="ro1">
          <table:table-cell office:value-type="float" office:value="33150" calcext:value-type="float">
            <text:p>33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09 17:39:00</text:p>
          </table:table-cell>
          <table:table-cell office:value-type="float" office:value="1465493940" calcext:value-type="float">
            <text:p>146549394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jose nergino sobreira</text:p>
          </table:table-cell>
          <table:table-cell office:value-type="float" office:value="63478895000194" calcext:value-type="float">
            <text:p>63478895000194</text:p>
          </table:table-cell>
          <table:table-cell office:value-type="string" calcext:value-type="string">
            <text:p>muriti</text:p>
          </table:table-cell>
          <table:table-cell office:value-type="string" calcext:value-type="string">
            <text:p>crato</text:p>
          </table:table-cell>
          <table:table-cell office:value-type="float" office:value="63132015" calcext:value-type="float">
            <text:p>63132015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hidroclorotiazida 25mg comprimido (teut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0.0</text:p>
          </table:table-cell>
          <table:table-cell office:value-type="float" office:value="64629" calcext:value-type="float">
            <text:p>6462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6-03 00:00:00</text:p>
          </table:table-cell>
          <table:table-cell office:value-type="float" office:value="1464912000" calcext:value-type="float">
            <text:p>1464912000</text:p>
          </table:table-cell>
          <table:table-cell office:value-type="string" calcext:value-type="string">
            <text:p>1066.79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luftal 1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8.98</text:p>
          </table:table-cell>
          <table:table-cell office:value-type="float" office:value="67188" calcext:value-type="float">
            <text:p>67188</text:p>
          </table:table-cell>
          <table:table-cell table:number-columns-repeated="2"/>
        </table:table-row>
        <table:table-row table:style-name="ro1">
          <table:table-cell office:value-type="float" office:value="13344" calcext:value-type="float">
            <text:p>133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4-05 15:00:55</text:p>
          </table:table-cell>
          <table:table-cell office:value-type="float" office:value="1459868455" calcext:value-type="float">
            <text:p>1459868455</text:p>
          </table:table-cell>
          <table:table-cell office:value-type="string" calcext:value-type="string">
            <text:p>3511.47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0.4</text:p>
          </table:table-cell>
          <table:table-cell office:value-type="float" office:value="36865" calcext:value-type="float">
            <text:p>3686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1-27 12:17:00</text:p>
          </table:table-cell>
          <table:table-cell office:value-type="float" office:value="1453897020" calcext:value-type="float">
            <text:p>1453897020</text:p>
          </table:table-cell>
          <table:table-cell office:value-type="string" calcext:value-type="string">
            <text:p>1174.17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maxidex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7.5</text:p>
          </table:table-cell>
          <table:table-cell office:value-type="float" office:value="49703" calcext:value-type="float">
            <text:p>4970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1-11 09:50:00</text:p>
          </table:table-cell>
          <table:table-cell office:value-type="float" office:value="1478857800" calcext:value-type="float">
            <text:p>1478857800</text:p>
          </table:table-cell>
          <table:table-cell office:value-type="string" calcext:value-type="string">
            <text:p>1942.2</text:p>
          </table:table-cell>
          <table:table-cell office:value-type="string" calcext:value-type="string">
            <text:p>rubem e medeiros produtos para saude ltda</text:p>
          </table:table-cell>
          <table:table-cell office:value-type="float" office:value="14487679000108" calcext:value-type="float">
            <text:p>14487679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atos</text:p>
          </table:table-cell>
          <table:table-cell office:value-type="float" office:value="58700320" calcext:value-type="float">
            <text:p>58700320</text:p>
          </table:table-cell>
          <table:table-cell office:value-type="string" calcext:value-type="string">
            <text:p>-7.0258285</text:p>
          </table:table-cell>
          <table:table-cell office:value-type="string" calcext:value-type="string">
            <text:p>-37.2766817</text:p>
          </table:table-cell>
          <table:table-cell office:value-type="string" calcext:value-type="string">
            <text:p>agua p/injecao 10ml - la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06.0</text:p>
          </table:table-cell>
          <table:table-cell office:value-type="float" office:value="51883" calcext:value-type="float">
            <text:p>51883</text:p>
          </table:table-cell>
          <table:table-cell table:number-columns-repeated="2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2-22 00:00:00</text:p>
          </table:table-cell>
          <table:table-cell office:value-type="float" office:value="1482364800" calcext:value-type="float">
            <text:p>1482364800</text:p>
          </table:table-cell>
          <table:table-cell office:value-type="string" calcext:value-type="string">
            <text:p>6619.18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levofloxacino 5mg/ml 100ml inj c/60 a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337.2</text:p>
          </table:table-cell>
          <table:table-cell office:value-type="float" office:value="48503" calcext:value-type="float">
            <text:p>4850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6-07-28 00:00:00</text:p>
          </table:table-cell>
          <table:table-cell office:value-type="float" office:value="1469664000" calcext:value-type="float">
            <text:p>1469664000</text:p>
          </table:table-cell>
          <table:table-cell office:value-type="string" calcext:value-type="string">
            <text:p>3015.97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salse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8.06</text:p>
          </table:table-cell>
          <table:table-cell office:value-type="float" office:value="67153" calcext:value-type="float">
            <text:p>6715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3 00:00:00</text:p>
          </table:table-cell>
          <table:table-cell office:value-type="float" office:value="1464912000" calcext:value-type="float">
            <text:p>1464912000</text:p>
          </table:table-cell>
          <table:table-cell office:value-type="string" calcext:value-type="string">
            <text:p>1066.79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muvinlax c/2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5.7</text:p>
          </table:table-cell>
          <table:table-cell office:value-type="float" office:value="67189" calcext:value-type="float">
            <text:p>67189</text:p>
          </table:table-cell>
          <table:table-cell table:number-columns-repeated="2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9-14 00:00:00</text:p>
          </table:table-cell>
          <table:table-cell office:value-type="float" office:value="1473811200" calcext:value-type="float">
            <text:p>1473811200</text:p>
          </table:table-cell>
          <table:table-cell office:value-type="string" calcext:value-type="string">
            <text:p>5819.2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argirol colirio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84.0</text:p>
          </table:table-cell>
          <table:table-cell office:value-type="float" office:value="47971" calcext:value-type="float">
            <text:p>47971</text:p>
          </table:table-cell>
          <table:table-cell table:number-columns-repeated="2"/>
        </table:table-row>
        <table:table-row table:style-name="ro1">
          <table:table-cell office:value-type="float" office:value="13884" calcext:value-type="float">
            <text:p>13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5-27 10:37:49</text:p>
          </table:table-cell>
          <table:table-cell office:value-type="float" office:value="1464345469" calcext:value-type="float">
            <text:p>1464345469</text:p>
          </table:table-cell>
          <table:table-cell office:value-type="string" calcext:value-type="string">
            <text:p>2337.34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.0</text:p>
          </table:table-cell>
          <table:table-cell office:value-type="float" office:value="31760" calcext:value-type="float">
            <text:p>317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histamin 100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7.0</text:p>
          </table:table-cell>
          <table:table-cell office:value-type="float" office:value="49627" calcext:value-type="float">
            <text:p>49627</text:p>
          </table:table-cell>
          <table:table-cell table:number-columns-repeated="2"/>
        </table:table-row>
        <table:table-row table:style-name="ro1">
          <table:table-cell office:value-type="float" office:value="54233" calcext:value-type="float">
            <text:p>54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0 14:21:46</text:p>
          </table:table-cell>
          <table:table-cell office:value-type="float" office:value="1462890106" calcext:value-type="float">
            <text:p>1462890106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diosmina 450mg, hesperidina 50mg <text:s/>l: b15k2016 q: <text:s text:c="2"/>49.700,0000 f: 01/10/15 v: 31/10/18 l: b15k0780 q: <text:s/>150.300,0000 f: 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50000.0</text:p>
          </table:table-cell>
          <table:table-cell office:value-type="float" office:value="62178" calcext:value-type="float">
            <text:p>62178</text:p>
          </table:table-cell>
          <table:table-cell table:number-columns-repeated="2"/>
        </table:table-row>
        <table:table-row table:style-name="ro1">
          <table:table-cell office:value-type="float" office:value="251391" calcext:value-type="float">
            <text:p>251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08 16:36:00</text:p>
          </table:table-cell>
          <table:table-cell office:value-type="float" office:value="1467995760" calcext:value-type="float">
            <text:p>1467995760</text:p>
          </table:table-cell>
          <table:table-cell office:value-type="string" calcext:value-type="string">
            <text:p>6256.0</text:p>
          </table:table-cell>
          <table:table-cell office:value-type="string" calcext:value-type="string">
            <text:p>farmaconn ltda</text:p>
          </table:table-cell>
          <table:table-cell office:value-type="float" office:value="4159816000113" calcext:value-type="float">
            <text:p>4159816000113</text:p>
          </table:table-cell>
          <table:table-cell office:value-type="string" calcext:value-type="string">
            <text:p>nova cachoeirinha</text:p>
          </table:table-cell>
          <table:table-cell office:value-type="string" calcext:value-type="string">
            <text:p>belo horizonte</text:p>
          </table:table-cell>
          <table:table-cell office:value-type="float" office:value="31250630" calcext:value-type="float">
            <text:p>3125063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protamina 1000ui/ml iv cx 25amp 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336.0</text:p>
          </table:table-cell>
          <table:table-cell office:value-type="float" office:value="40627" calcext:value-type="float">
            <text:p>40627</text:p>
          </table:table-cell>
          <table:table-cell table:number-columns-repeated="2"/>
        </table:table-row>
        <table:table-row table:style-name="ro1">
          <table:table-cell office:value-type="float" office:value="32760" calcext:value-type="float">
            <text:p>327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5-09 16:21:00</text:p>
          </table:table-cell>
          <table:table-cell office:value-type="float" office:value="1462810860" calcext:value-type="float">
            <text:p>1462810860</text:p>
          </table:table-cell>
          <table:table-cell office:value-type="string" calcext:value-type="string">
            <text:p>1984.5</text:p>
          </table:table-cell>
          <table:table-cell office:value-type="string" calcext:value-type="string">
            <text:p>jose nergino sobreira</text:p>
          </table:table-cell>
          <table:table-cell office:value-type="float" office:value="63478895000194" calcext:value-type="float">
            <text:p>63478895000194</text:p>
          </table:table-cell>
          <table:table-cell office:value-type="string" calcext:value-type="string">
            <text:p>muriti</text:p>
          </table:table-cell>
          <table:table-cell office:value-type="string" calcext:value-type="string">
            <text:p>crato</text:p>
          </table:table-cell>
          <table:table-cell office:value-type="float" office:value="63132015" calcext:value-type="float">
            <text:p>63132015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hidroclorotiazida 25mg comprimido (teut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0.0</text:p>
          </table:table-cell>
          <table:table-cell office:value-type="float" office:value="64988" calcext:value-type="float">
            <text:p>6498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15 12:09:04</text:p>
          </table:table-cell>
          <table:table-cell office:value-type="float" office:value="1455538144" calcext:value-type="float">
            <text:p>1455538144</text:p>
          </table:table-cell>
          <table:table-cell office:value-type="string" calcext:value-type="string">
            <text:p>12668.97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deprometazina 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55.0</text:p>
          </table:table-cell>
          <table:table-cell office:value-type="float" office:value="49430" calcext:value-type="float">
            <text:p>4943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15 12:09:04</text:p>
          </table:table-cell>
          <table:table-cell office:value-type="float" office:value="1455538144" calcext:value-type="float">
            <text:p>1455538144</text:p>
          </table:table-cell>
          <table:table-cell office:value-type="string" calcext:value-type="string">
            <text:p>12668.97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deprometazina 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55.0</text:p>
          </table:table-cell>
          <table:table-cell office:value-type="float" office:value="49429" calcext:value-type="float">
            <text:p>49429</text:p>
          </table:table-cell>
          <table:table-cell table:number-columns-repeated="2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5-06 00:00:00</text:p>
          </table:table-cell>
          <table:table-cell office:value-type="float" office:value="1462492800" calcext:value-type="float">
            <text:p>1462492800</text:p>
          </table:table-cell>
          <table:table-cell office:value-type="string" calcext:value-type="string">
            <text:p>26103.25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hidrocortisona 500mg c/50 inj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3.69</text:p>
          </table:table-cell>
          <table:table-cell office:value-type="string" calcext:value-type="string">
            <text:p>752.95</text:p>
          </table:table-cell>
          <table:table-cell office:value-type="float" office:value="47702" calcext:value-type="float">
            <text:p>47702</text:p>
          </table:table-cell>
          <table:table-cell table:number-columns-repeated="2"/>
        </table:table-row>
        <table:table-row table:style-name="ro1">
          <table:table-cell office:value-type="float" office:value="15821" calcext:value-type="float">
            <text:p>158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5 12:12:27</text:p>
          </table:table-cell>
          <table:table-cell office:value-type="float" office:value="1480939947" calcext:value-type="float">
            <text:p>1480939947</text:p>
          </table:table-cell>
          <table:table-cell office:value-type="string" calcext:value-type="string">
            <text:p>16550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fluconazol 15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80.0</text:p>
          </table:table-cell>
          <table:table-cell office:value-type="float" office:value="32672" calcext:value-type="float">
            <text:p>32672</text:p>
          </table:table-cell>
          <table:table-cell table:number-columns-repeated="2"/>
        </table:table-row>
        <table:table-row table:style-name="ro1">
          <table:table-cell office:value-type="float" office:value="15810" calcext:value-type="float">
            <text:p>158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2-05 10:42:45</text:p>
          </table:table-cell>
          <table:table-cell office:value-type="float" office:value="1480934565" calcext:value-type="float">
            <text:p>1480934565</text:p>
          </table:table-cell>
          <table:table-cell office:value-type="string" calcext:value-type="string">
            <text:p>1194.4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00.0</text:p>
          </table:table-cell>
          <table:table-cell office:value-type="float" office:value="34644" calcext:value-type="float">
            <text:p>34644</text:p>
          </table:table-cell>
          <table:table-cell table:number-columns-repeated="2"/>
        </table:table-row>
        <table:table-row table:style-name="ro1">
          <table:table-cell office:value-type="float" office:value="33571" calcext:value-type="float">
            <text:p>335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7-18 17:36:00</text:p>
          </table:table-cell>
          <table:table-cell office:value-type="float" office:value="1468863360" calcext:value-type="float">
            <text:p>1468863360</text:p>
          </table:table-cell>
          <table:table-cell office:value-type="string" calcext:value-type="string">
            <text:p>1055.4</text:p>
          </table:table-cell>
          <table:table-cell office:value-type="string" calcext:value-type="string">
            <text:p>jose nergino sobreira</text:p>
          </table:table-cell>
          <table:table-cell office:value-type="float" office:value="63478895000194" calcext:value-type="float">
            <text:p>63478895000194</text:p>
          </table:table-cell>
          <table:table-cell office:value-type="string" calcext:value-type="string">
            <text:p>muriti</text:p>
          </table:table-cell>
          <table:table-cell office:value-type="string" calcext:value-type="string">
            <text:p>crato</text:p>
          </table:table-cell>
          <table:table-cell office:value-type="float" office:value="63132015" calcext:value-type="float">
            <text:p>63132015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losartana potassica comprimido 50mg (multilab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389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94.5</text:p>
          </table:table-cell>
          <table:table-cell office:value-type="float" office:value="64625" calcext:value-type="float">
            <text:p>646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2-15 12:09:04</text:p>
          </table:table-cell>
          <table:table-cell office:value-type="float" office:value="1455538144" calcext:value-type="float">
            <text:p>1455538144</text:p>
          </table:table-cell>
          <table:table-cell office:value-type="string" calcext:value-type="string">
            <text:p>12668.97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limbitrol 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65.0</text:p>
          </table:table-cell>
          <table:table-cell office:value-type="float" office:value="49439" calcext:value-type="float">
            <text:p>4943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2-15 12:09:04</text:p>
          </table:table-cell>
          <table:table-cell office:value-type="float" office:value="1455538144" calcext:value-type="float">
            <text:p>1455538144</text:p>
          </table:table-cell>
          <table:table-cell office:value-type="string" calcext:value-type="string">
            <text:p>12668.97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limbitrol 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65.0</text:p>
          </table:table-cell>
          <table:table-cell office:value-type="float" office:value="49438" calcext:value-type="float">
            <text:p>494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12-20 07:41:00</text:p>
          </table:table-cell>
          <table:table-cell office:value-type="float" office:value="1482219660" calcext:value-type="float">
            <text:p>1482219660</text:p>
          </table:table-cell>
          <table:table-cell office:value-type="string" calcext:value-type="string">
            <text:p>9351.36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flomicin 2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0.0</text:p>
          </table:table-cell>
          <table:table-cell office:value-type="float" office:value="74348" calcext:value-type="float">
            <text:p>7434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16-06-20 11:43:11</text:p>
          </table:table-cell>
          <table:table-cell office:value-type="float" office:value="1466422991" calcext:value-type="float">
            <text:p>1466422991</text:p>
          </table:table-cell>
          <table:table-cell office:value-type="string" calcext:value-type="string">
            <text:p>6533.78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venlift od 75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8.02</text:p>
          </table:table-cell>
          <table:table-cell office:value-type="string" calcext:value-type="string">
            <text:p>312.08</text:p>
          </table:table-cell>
          <table:table-cell office:value-type="float" office:value="49772" calcext:value-type="float">
            <text:p>49772</text:p>
          </table:table-cell>
          <table:table-cell table:number-columns-repeated="2"/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6-16 00:00:00</text:p>
          </table:table-cell>
          <table:table-cell office:value-type="float" office:value="1466035200" calcext:value-type="float">
            <text:p>1466035200</text:p>
          </table:table-cell>
          <table:table-cell office:value-type="string" calcext:value-type="string">
            <text:p>5239.21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nitrofural 2mg/g 500 gr riocim (pontu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4.85</text:p>
          </table:table-cell>
          <table:table-cell office:value-type="float" office:value="49167" calcext:value-type="float">
            <text:p>4916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paracetamo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.5</text:p>
          </table:table-cell>
          <table:table-cell office:value-type="float" office:value="49633" calcext:value-type="float">
            <text:p>49633</text:p>
          </table:table-cell>
          <table:table-cell table:number-columns-repeated="2"/>
        </table:table-row>
        <table:table-row table:style-name="ro1">
          <table:table-cell office:value-type="float" office:value="13679" calcext:value-type="float">
            <text:p>136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5-05 14:10:39</text:p>
          </table:table-cell>
          <table:table-cell office:value-type="float" office:value="1462457439" calcext:value-type="float">
            <text:p>1462457439</text:p>
          </table:table-cell>
          <table:table-cell office:value-type="string" calcext:value-type="string">
            <text:p>3407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20.0</text:p>
          </table:table-cell>
          <table:table-cell office:value-type="float" office:value="32636" calcext:value-type="float">
            <text:p>32636</text:p>
          </table:table-cell>
          <table:table-cell table:number-columns-repeated="2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3 14:21:51</text:p>
          </table:table-cell>
          <table:table-cell office:value-type="float" office:value="1456237311" calcext:value-type="float">
            <text:p>1456237311</text:p>
          </table:table-cell>
          <table:table-cell office:value-type="string" calcext:value-type="string">
            <text:p>6320.0</text:p>
          </table:table-cell>
          <table:table-cell office:value-type="string" calcext:value-type="string">
            <text:p>uniaomed comercio ltda</text:p>
          </table:table-cell>
          <table:table-cell office:value-type="float" office:value="13617981000162" calcext:value-type="float">
            <text:p>1361798100016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0780" calcext:value-type="float">
            <text:p>5801078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propranolol 40mg cx 500com vp vitapa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0.0</text:p>
          </table:table-cell>
          <table:table-cell office:value-type="float" office:value="33076" calcext:value-type="float">
            <text:p>33076</text:p>
          </table:table-cell>
          <table:table-cell table:number-columns-repeated="2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2-05 00:00:00</text:p>
          </table:table-cell>
          <table:table-cell office:value-type="float" office:value="1454630400" calcext:value-type="float">
            <text:p>1454630400</text:p>
          </table:table-cell>
          <table:table-cell office:value-type="string" calcext:value-type="string">
            <text:p>7712.82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suxametonio clor. 100mg f/a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76.0</text:p>
          </table:table-cell>
          <table:table-cell office:value-type="float" office:value="48479" calcext:value-type="float">
            <text:p>4847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1-15 00:00:00</text:p>
          </table:table-cell>
          <table:table-cell office:value-type="float" office:value="1452816000" calcext:value-type="float">
            <text:p>1452816000</text:p>
          </table:table-cell>
          <table:table-cell office:value-type="string" calcext:value-type="string">
            <text:p>4060.49</text:p>
          </table:table-cell>
          <table:table-cell office:value-type="string" calcext:value-type="string">
            <text:p>rosalia gomes cavalcante</text:p>
          </table:table-cell>
          <table:table-cell office:value-type="float" office:value="1273561000127" calcext:value-type="float">
            <text:p>1273561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lhandra</text:p>
          </table:table-cell>
          <table:table-cell office:value-type="float" office:value="58320000" calcext:value-type="float">
            <text:p>58320000</text:p>
          </table:table-cell>
          <table:table-cell office:value-type="string" calcext:value-type="string">
            <text:p>-7.4304246</text:p>
          </table:table-cell>
          <table:table-cell office:value-type="string" calcext:value-type="string">
            <text:p>-34.9106103</text:p>
          </table:table-cell>
          <table:table-cell office:value-type="string" calcext:value-type="string">
            <text:p>losartana potassic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3.22</text:p>
          </table:table-cell>
          <table:table-cell office:value-type="string" calcext:value-type="string">
            <text:p>189.66</text:p>
          </table:table-cell>
          <table:table-cell office:value-type="float" office:value="40454" calcext:value-type="float">
            <text:p>4045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15 12:09:04</text:p>
          </table:table-cell>
          <table:table-cell office:value-type="float" office:value="1455538144" calcext:value-type="float">
            <text:p>1455538144</text:p>
          </table:table-cell>
          <table:table-cell office:value-type="string" calcext:value-type="string">
            <text:p>12668.97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estrogenios conjugado 0,6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335.0</text:p>
          </table:table-cell>
          <table:table-cell office:value-type="float" office:value="49431" calcext:value-type="float">
            <text:p>4943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15 12:09:04</text:p>
          </table:table-cell>
          <table:table-cell office:value-type="float" office:value="1455538144" calcext:value-type="float">
            <text:p>1455538144</text:p>
          </table:table-cell>
          <table:table-cell office:value-type="string" calcext:value-type="string">
            <text:p>12668.97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estrogenios conjugado 0,6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335.0</text:p>
          </table:table-cell>
          <table:table-cell office:value-type="float" office:value="49432" calcext:value-type="float">
            <text:p>49432</text:p>
          </table:table-cell>
          <table:table-cell table:number-columns-repeated="2"/>
        </table:table-row>
        <table:table-row table:style-name="ro1">
          <table:table-cell office:value-type="float" office:value="340719" calcext:value-type="float">
            <text:p>3407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21:14:24</text:p>
          </table:table-cell>
          <table:table-cell office:value-type="float" office:value="1459804464" calcext:value-type="float">
            <text:p>1459804464</text:p>
          </table:table-cell>
          <table:table-cell office:value-type="string" calcext:value-type="string">
            <text:p>3746.4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evoflurano 100ml <text:s/>l: 16010253 q: <text:s text:c="6"/>20,0000 f: 01/01/16 v: 31/01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65.85</text:p>
          </table:table-cell>
          <table:table-cell office:value-type="string" calcext:value-type="string">
            <text:p>3317.0</text:p>
          </table:table-cell>
          <table:table-cell office:value-type="float" office:value="47537" calcext:value-type="float">
            <text:p>47537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09-27 07:56:48</text:p>
          </table:table-cell>
          <table:table-cell office:value-type="float" office:value="1474963008" calcext:value-type="float">
            <text:p>1474963008</text:p>
          </table:table-cell>
          <table:table-cell office:value-type="string" calcext:value-type="string">
            <text:p>2253.11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hidraplex c/1 env uva natu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.5</text:p>
          </table:table-cell>
          <table:table-cell office:value-type="float" office:value="75115" calcext:value-type="float">
            <text:p>7511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01 12:18:51</text:p>
          </table:table-cell>
          <table:table-cell office:value-type="float" office:value="1456834731" calcext:value-type="float">
            <text:p>1456834731</text:p>
          </table:table-cell>
          <table:table-cell office:value-type="string" calcext:value-type="string">
            <text:p>5330.92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estrogenios conjugado 0,6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335.0</text:p>
          </table:table-cell>
          <table:table-cell office:value-type="float" office:value="49710" calcext:value-type="float">
            <text:p>4971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01 12:18:51</text:p>
          </table:table-cell>
          <table:table-cell office:value-type="float" office:value="1456834731" calcext:value-type="float">
            <text:p>1456834731</text:p>
          </table:table-cell>
          <table:table-cell office:value-type="string" calcext:value-type="string">
            <text:p>5330.92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estrogenios conjugado 0,6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335.0</text:p>
          </table:table-cell>
          <table:table-cell office:value-type="float" office:value="49709" calcext:value-type="float">
            <text:p>4970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hidroclorotiaz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5.53</text:p>
          </table:table-cell>
          <table:table-cell office:value-type="float" office:value="49621" calcext:value-type="float">
            <text:p>4962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tyleno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5.36</text:p>
          </table:table-cell>
          <table:table-cell office:value-type="float" office:value="49631" calcext:value-type="float">
            <text:p>49631</text:p>
          </table:table-cell>
          <table:table-cell table:number-columns-repeated="2"/>
        </table:table-row>
        <table:table-row table:style-name="ro1">
          <table:table-cell office:value-type="float" office:value="344276" calcext:value-type="float">
            <text:p>344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28 14:59:46</text:p>
          </table:table-cell>
          <table:table-cell office:value-type="float" office:value="1461855586" calcext:value-type="float">
            <text:p>1461855586</text:p>
          </table:table-cell>
          <table:table-cell office:value-type="string" calcext:value-type="string">
            <text:p>5200.3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evoflurano 100ml <text:s/>l: 16010253 q: <text:s text:c="6"/>20,0000 f: 01/01/16 v: 31/01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65.85</text:p>
          </table:table-cell>
          <table:table-cell office:value-type="string" calcext:value-type="string">
            <text:p>3317.0</text:p>
          </table:table-cell>
          <table:table-cell office:value-type="float" office:value="47585" calcext:value-type="float">
            <text:p>47585</text:p>
          </table:table-cell>
          <table:table-cell table:number-columns-repeated="2"/>
        </table:table-row>
        <table:table-row table:style-name="ro1">
          <table:table-cell office:value-type="float" office:value="344290" calcext:value-type="float">
            <text:p>344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8 16:14:26</text:p>
          </table:table-cell>
          <table:table-cell office:value-type="float" office:value="1461860066" calcext:value-type="float">
            <text:p>1461860066</text:p>
          </table:table-cell>
          <table:table-cell office:value-type="string" calcext:value-type="string">
            <text:p>3746.4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evoflurano 100ml <text:s/>l: 16010253 q: <text:s text:c="6"/>20,0000 f: 01/01/16 v: 31/01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65.85</text:p>
          </table:table-cell>
          <table:table-cell office:value-type="string" calcext:value-type="string">
            <text:p>3317.0</text:p>
          </table:table-cell>
          <table:table-cell office:value-type="float" office:value="47609" calcext:value-type="float">
            <text:p>4760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12-07 00:00:00</text:p>
          </table:table-cell>
          <table:table-cell office:value-type="float" office:value="1481068800" calcext:value-type="float">
            <text:p>1481068800</text:p>
          </table:table-cell>
          <table:table-cell office:value-type="string" calcext:value-type="string">
            <text:p>31928.94</text:p>
          </table:table-cell>
          <table:table-cell office:value-type="string" calcext:value-type="string">
            <text:p>maria auxiliadora ferreira veira</text:p>
          </table:table-cell>
          <table:table-cell office:value-type="float" office:value="19340911000196" calcext:value-type="float">
            <text:p>1934091100019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domingos</text:p>
          </table:table-cell>
          <table:table-cell office:value-type="float" office:value="58853000" calcext:value-type="float">
            <text:p>58853000</text:p>
          </table:table-cell>
          <table:table-cell office:value-type="string" calcext:value-type="string">
            <text:p>-11.4636112</text:p>
          </table:table-cell>
          <table:table-cell office:value-type="string" calcext:value-type="string">
            <text:p>-39.526527</text:p>
          </table:table-cell>
          <table:table-cell office:value-type="string" calcext:value-type="string">
            <text:p>dipir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67.15</text:p>
          </table:table-cell>
          <table:table-cell office:value-type="string" calcext:value-type="string">
            <text:p>5348.8</text:p>
          </table:table-cell>
          <table:table-cell office:value-type="float" office:value="74381" calcext:value-type="float">
            <text:p>7438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12-22 00:00:00</text:p>
          </table:table-cell>
          <table:table-cell office:value-type="float" office:value="1482364800" calcext:value-type="float">
            <text:p>1482364800</text:p>
          </table:table-cell>
          <table:table-cell office:value-type="string" calcext:value-type="string">
            <text:p>2022.68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stressan 600mg fr c/30 cap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1.85</text:p>
          </table:table-cell>
          <table:table-cell office:value-type="float" office:value="67168" calcext:value-type="float">
            <text:p>671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4-14 10:23:29</text:p>
          </table:table-cell>
          <table:table-cell office:value-type="float" office:value="1460629409" calcext:value-type="float">
            <text:p>1460629409</text:p>
          </table:table-cell>
          <table:table-cell office:value-type="string" calcext:value-type="string">
            <text:p>14626.71</text:p>
          </table:table-cell>
          <table:table-cell office:value-type="string" calcext:value-type="string">
            <text:p>joao florentno de lima</text:p>
          </table:table-cell>
          <table:table-cell office:value-type="float" office:value="41121328000143" calcext:value-type="float">
            <text:p>411213280001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glibenclamida 5mg c/30 (g) 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83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4253.4</text:p>
          </table:table-cell>
          <table:table-cell office:value-type="float" office:value="49720" calcext:value-type="float">
            <text:p>49720</text:p>
          </table:table-cell>
          <table:table-cell table:number-columns-repeated="2"/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9 15:51:40</text:p>
          </table:table-cell>
          <table:table-cell office:value-type="float" office:value="1461945100" calcext:value-type="float">
            <text:p>1461945100</text:p>
          </table:table-cell>
          <table:table-cell office:value-type="string" calcext:value-type="string">
            <text:p>911.56</text:p>
          </table:table-cell>
          <table:table-cell office:value-type="string" calcext:value-type="string">
            <text:p>artmed comercial eireli</text:p>
          </table:table-cell>
          <table:table-cell office:value-type="float" office:value="4361467000118" calcext:value-type="float">
            <text:p>4361467000118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40340" calcext:value-type="float">
            <text:p>5904034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denosumabe injetavel 60mg [prolia] [glaxosmithkline]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930.16</text:p>
          </table:table-cell>
          <table:table-cell office:value-type="float" office:value="41101" calcext:value-type="float">
            <text:p>411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5-10 09:54:54</text:p>
          </table:table-cell>
          <table:table-cell office:value-type="float" office:value="1462874094" calcext:value-type="float">
            <text:p>1462874094</text:p>
          </table:table-cell>
          <table:table-cell office:value-type="string" calcext:value-type="string">
            <text:p>21367.77</text:p>
          </table:table-cell>
          <table:table-cell office:value-type="string" calcext:value-type="string">
            <text:p>joao florentno de lima</text:p>
          </table:table-cell>
          <table:table-cell office:value-type="float" office:value="41121328000143" calcext:value-type="float">
            <text:p>411213280001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glibenclamida 5mg c/30 (g) 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79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4059.6</text:p>
          </table:table-cell>
          <table:table-cell office:value-type="float" office:value="49401" calcext:value-type="float">
            <text:p>49401</text:p>
          </table:table-cell>
          <table:table-cell table:number-columns-repeated="2"/>
        </table:table-row>
        <table:table-row table:style-name="ro1">
          <table:table-cell office:value-type="float" office:value="181260" calcext:value-type="float">
            <text:p>1812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6-22 00:00:00</text:p>
          </table:table-cell>
          <table:table-cell office:value-type="float" office:value="1466553600" calcext:value-type="float">
            <text:p>1466553600</text:p>
          </table:table-cell>
          <table:table-cell office:value-type="string" calcext:value-type="string">
            <text:p>27681.54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gotas fr. 30 ml <text:s/>cx. c/ 50 frs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91.82</text:p>
          </table:table-cell>
          <table:table-cell office:value-type="string" calcext:value-type="string">
            <text:p>183.64</text:p>
          </table:table-cell>
          <table:table-cell office:value-type="float" office:value="56954" calcext:value-type="float">
            <text:p>56954</text:p>
          </table:table-cell>
          <table:table-cell table:number-columns-repeated="2"/>
        </table:table-row>
        <table:table-row table:style-name="ro1">
          <table:table-cell office:value-type="float" office:value="43949" calcext:value-type="float">
            <text:p>439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5 10:42:00</text:p>
          </table:table-cell>
          <table:table-cell office:value-type="float" office:value="1459852920" calcext:value-type="float">
            <text:p>1459852920</text:p>
          </table:table-cell>
          <table:table-cell office:value-type="string" calcext:value-type="string">
            <text:p>7485.59</text:p>
          </table:table-cell>
          <table:table-cell office:value-type="string" calcext:value-type="string">
            <text:p>luciano l. da silva (distrifarma)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ciprofloxacino 500mg cx c/210cpr (geolab generic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46.3</text:p>
          </table:table-cell>
          <table:table-cell office:value-type="float" office:value="66589" calcext:value-type="float">
            <text:p>66589</text:p>
          </table:table-cell>
          <table:table-cell table:number-columns-repeated="2"/>
        </table:table-row>
        <table:table-row table:style-name="ro1">
          <table:table-cell office:value-type="float" office:value="177380" calcext:value-type="float">
            <text:p>177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20 00:00:00</text:p>
          </table:table-cell>
          <table:table-cell office:value-type="float" office:value="1461110400" calcext:value-type="float">
            <text:p>1461110400</text:p>
          </table:table-cell>
          <table:table-cell office:value-type="string" calcext:value-type="string">
            <text:p>2979.91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metildopa 250 mg comp. revestido <text:s/>cx. c/ 500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3.45</text:p>
          </table:table-cell>
          <table:table-cell office:value-type="string" calcext:value-type="string">
            <text:p>226.9</text:p>
          </table:table-cell>
          <table:table-cell office:value-type="float" office:value="56987" calcext:value-type="float">
            <text:p>56987</text:p>
          </table:table-cell>
          <table:table-cell table:number-columns-repeated="2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13 00:00:00</text:p>
          </table:table-cell>
          <table:table-cell office:value-type="float" office:value="1460505600" calcext:value-type="float">
            <text:p>1460505600</text:p>
          </table:table-cell>
          <table:table-cell office:value-type="string" calcext:value-type="string">
            <text:p>6801.44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hidrocortisona 500mg c/50 inj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477.45</text:p>
          </table:table-cell>
          <table:table-cell office:value-type="float" office:value="48110" calcext:value-type="float">
            <text:p>4811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torsilax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.5</text:p>
          </table:table-cell>
          <table:table-cell office:value-type="float" office:value="49638" calcext:value-type="float">
            <text:p>49638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2-23 12:18:20</text:p>
          </table:table-cell>
          <table:table-cell office:value-type="float" office:value="1456229900" calcext:value-type="float">
            <text:p>1456229900</text:p>
          </table:table-cell>
          <table:table-cell office:value-type="string" calcext:value-type="string">
            <text:p>6321.0</text:p>
          </table:table-cell>
          <table:table-cell office:value-type="string" calcext:value-type="string">
            <text:p>uniaomed comercio ltda</text:p>
          </table:table-cell>
          <table:table-cell office:value-type="float" office:value="13617981000162" calcext:value-type="float">
            <text:p>1361798100016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0780" calcext:value-type="float">
            <text:p>5801078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paracetamol 500mg cx c 200 comp g 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20.0</text:p>
          </table:table-cell>
          <table:table-cell office:value-type="float" office:value="32596" calcext:value-type="float">
            <text:p>3259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6-01-20 14:08:55</text:p>
          </table:table-cell>
          <table:table-cell office:value-type="float" office:value="1453298935" calcext:value-type="float">
            <text:p>1453298935</text:p>
          </table:table-cell>
          <table:table-cell office:value-type="string" calcext:value-type="string">
            <text:p>5222.35</text:p>
          </table:table-cell>
          <table:table-cell office:value-type="string" calcext:value-type="string">
            <text:p>farmacia droga centro drugstores ltda</text:p>
          </table:table-cell>
          <table:table-cell office:value-type="float" office:value="8944346000150" calcext:value-type="float">
            <text:p>8944346000150</text:p>
          </table:table-cell>
          <table:table-cell office:value-type="string" calcext:value-type="string">
            <text:p>nova brasilia</text:p>
          </table:table-cell>
          <table:table-cell office:value-type="string" calcext:value-type="string">
            <text:p>sape</text:p>
          </table:table-cell>
          <table:table-cell office:value-type="float" office:value="58340000" calcext:value-type="float">
            <text:p>58340000</text:p>
          </table:table-cell>
          <table:table-cell office:value-type="string" calcext:value-type="string">
            <text:p>-7.093591</text:p>
          </table:table-cell>
          <table:table-cell office:value-type="string" calcext:value-type="string">
            <text:p>-35.227975</text:p>
          </table:table-cell>
          <table:table-cell office:value-type="string" calcext:value-type="string">
            <text:p>alenia 12+400 mcg fr 60 cps s/inalad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3.97</text:p>
          </table:table-cell>
          <table:table-cell office:value-type="float" office:value="40519" calcext:value-type="float">
            <text:p>40519</text:p>
          </table:table-cell>
          <table:table-cell table:number-columns-repeated="2"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5-12 00:00:00</text:p>
          </table:table-cell>
          <table:table-cell office:value-type="float" office:value="1463011200" calcext:value-type="float">
            <text:p>1463011200</text:p>
          </table:table-cell>
          <table:table-cell office:value-type="string" calcext:value-type="string">
            <text:p>720.19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liquido de turk 500 ml (diver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9.8</text:p>
          </table:table-cell>
          <table:table-cell office:value-type="float" office:value="49390" calcext:value-type="float">
            <text:p>4939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016-04-22 16:44:16</text:p>
          </table:table-cell>
          <table:table-cell office:value-type="float" office:value="1461343456" calcext:value-type="float">
            <text:p>1461343456</text:p>
          </table:table-cell>
          <table:table-cell office:value-type="string" calcext:value-type="string">
            <text:p>7555.42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expec xarope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153.6</text:p>
          </table:table-cell>
          <table:table-cell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2-17 16:41:47</text:p>
          </table:table-cell>
          <table:table-cell office:value-type="float" office:value="1455727307" calcext:value-type="float">
            <text:p>1455727307</text:p>
          </table:table-cell>
          <table:table-cell office:value-type="string" calcext:value-type="string">
            <text:p>2943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0.0</text:p>
          </table:table-cell>
          <table:table-cell office:value-type="float" office:value="31689" calcext:value-type="float">
            <text:p>31689</text:p>
          </table:table-cell>
          <table:table-cell table:number-columns-repeated="2"/>
        </table:table-row>
        <table:table-row table:style-name="ro1">
          <table:table-cell office:value-type="float" office:value="163580" calcext:value-type="float">
            <text:p>1635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31 19:47:00</text:p>
          </table:table-cell>
          <table:table-cell office:value-type="float" office:value="1464724020" calcext:value-type="float">
            <text:p>1464724020</text:p>
          </table:table-cell>
          <table:table-cell office:value-type="string" calcext:value-type="string">
            <text:p>155559.6</text:p>
          </table:table-cell>
          <table:table-cell office:value-type="string" calcext:value-type="string">
            <text:p>majela hospitalar ltda ce privado</text:p>
          </table:table-cell>
          <table:table-cell office:value-type="float" office:value="2483928000108" calcext:value-type="float">
            <text:p>2483928000108</text:p>
          </table:table-cell>
          <table:table-cell office:value-type="string" calcext:value-type="string">
            <text:p>vila uniao</text:p>
          </table:table-cell>
          <table:table-cell office:value-type="string" calcext:value-type="string">
            <text:p>fortaleza</text:p>
          </table:table-cell>
          <table:table-cell office:value-type="float" office:value="60410800" calcext:value-type="float">
            <text:p>6041080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osteotrat 35 mg com rev ct bl al inc x4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149400.0</text:p>
          </table:table-cell>
          <table:table-cell office:value-type="float" office:value="46732" calcext:value-type="float">
            <text:p>46732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10-05 06:39:39</text:p>
          </table:table-cell>
          <table:table-cell office:value-type="float" office:value="1475649579" calcext:value-type="float">
            <text:p>1475649579</text:p>
          </table:table-cell>
          <table:table-cell office:value-type="string" calcext:value-type="string">
            <text:p>778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sonrisal c/2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.64</text:p>
          </table:table-cell>
          <table:table-cell office:value-type="float" office:value="56390" calcext:value-type="float">
            <text:p>5639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01 12:11:26</text:p>
          </table:table-cell>
          <table:table-cell office:value-type="float" office:value="1456834286" calcext:value-type="float">
            <text:p>1456834286</text:p>
          </table:table-cell>
          <table:table-cell office:value-type="string" calcext:value-type="string">
            <text:p>5446.26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levodopa+carbidopa 200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1452.0</text:p>
          </table:table-cell>
          <table:table-cell office:value-type="float" office:value="49663" calcext:value-type="float">
            <text:p>49663</text:p>
          </table:table-cell>
          <table:table-cell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8-12 00:00:00</text:p>
          </table:table-cell>
          <table:table-cell office:value-type="float" office:value="1470960000" calcext:value-type="float">
            <text:p>1470960000</text:p>
          </table:table-cell>
          <table:table-cell office:value-type="string" calcext:value-type="string">
            <text:p>370.2</text:p>
          </table:table-cell>
          <table:table-cell office:value-type="string" calcext:value-type="string">
            <text:p>medicalnet dist produtos para saude ltda</text:p>
          </table:table-cell>
          <table:table-cell office:value-type="float" office:value="10483375000103" calcext:value-type="float">
            <text:p>10483375000103</text:p>
          </table:table-cell>
          <table:table-cell office:value-type="string" calcext:value-type="string">
            <text:p>intermares</text:p>
          </table:table-cell>
          <table:table-cell office:value-type="string" calcext:value-type="string">
            <text:p>cabedelo</text:p>
          </table:table-cell>
          <table:table-cell office:value-type="float" office:value="58102071" calcext:value-type="float">
            <text:p>58102071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nimelit 100mg c/504 comprimido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25.2</text:p>
          </table:table-cell>
          <table:table-cell office:value-type="float" office:value="49260" calcext:value-type="float">
            <text:p>49260</text:p>
          </table:table-cell>
          <table:table-cell table:number-columns-repeated="2"/>
        </table:table-row>
        <table:table-row table:style-name="ro1">
          <table:table-cell office:value-type="float" office:value="15299" calcext:value-type="float">
            <text:p>152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0-13 15:44:23</text:p>
          </table:table-cell>
          <table:table-cell office:value-type="float" office:value="1476373463" calcext:value-type="float">
            <text:p>1476373463</text:p>
          </table:table-cell>
          <table:table-cell office:value-type="string" calcext:value-type="string">
            <text:p>16770.1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fluconazol 15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90.0</text:p>
          </table:table-cell>
          <table:table-cell office:value-type="float" office:value="36887" calcext:value-type="float">
            <text:p>36887</text:p>
          </table:table-cell>
          <table:table-cell table:number-columns-repeated="2"/>
        </table:table-row>
        <table:table-row table:style-name="ro1">
          <table:table-cell office:value-type="float" office:value="13607" calcext:value-type="float">
            <text:p>136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4-29 13:34:56</text:p>
          </table:table-cell>
          <table:table-cell office:value-type="float" office:value="1461936896" calcext:value-type="float">
            <text:p>1461936896</text:p>
          </table:table-cell>
          <table:table-cell office:value-type="string" calcext:value-type="string">
            <text:p>4351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igoxina 0,25mg (digo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35.0</text:p>
          </table:table-cell>
          <table:table-cell office:value-type="float" office:value="29517" calcext:value-type="float">
            <text:p>29517</text:p>
          </table:table-cell>
          <table:table-cell table:number-columns-repeated="2"/>
        </table:table-row>
        <table:table-row table:style-name="ro1">
          <table:table-cell office:value-type="float" office:value="57592" calcext:value-type="float">
            <text:p>57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30 09:13:00</text:p>
          </table:table-cell>
          <table:table-cell office:value-type="float" office:value="1475226780" calcext:value-type="float">
            <text:p>1475226780</text:p>
          </table:table-cell>
          <table:table-cell office:value-type="string" calcext:value-type="string">
            <text:p>419650.0</text:p>
          </table:table-cell>
          <table:table-cell office:value-type="string" calcext:value-type="string">
            <text:p>exata distribuidora hospitalar ltda</text:p>
          </table:table-cell>
          <table:table-cell office:value-type="float" office:value="5008240000156" calcext:value-type="float">
            <text:p>5008240000156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recife</text:p>
          </table:table-cell>
          <table:table-cell office:value-type="float" office:value="50670280" calcext:value-type="float">
            <text:p>5067028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alenia 12/400mcg poinal c/60 c/60 cp+inal (biosintetica farmaceutic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618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7572.0</text:p>
          </table:table-cell>
          <table:table-cell office:value-type="float" office:value="46196" calcext:value-type="float">
            <text:p>4619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12-23 00:00:00</text:p>
          </table:table-cell>
          <table:table-cell office:value-type="float" office:value="1482451200" calcext:value-type="float">
            <text:p>1482451200</text:p>
          </table:table-cell>
          <table:table-cell office:value-type="string" calcext:value-type="string">
            <text:p>7279.71</text:p>
          </table:table-cell>
          <table:table-cell office:value-type="string" calcext:value-type="string">
            <text:p>joaquim betanio moreira furtado</text:p>
          </table:table-cell>
          <table:table-cell office:value-type="float" office:value="11188272000183" calcext:value-type="float">
            <text:p>1118827200018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uirauna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521424</text:p>
          </table:table-cell>
          <table:table-cell office:value-type="string" calcext:value-type="string">
            <text:p>-38.4120654</text:p>
          </table:table-cell>
          <table:table-cell office:value-type="string" calcext:value-type="string">
            <text:p>tropinal c/20 cpr sigma ph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8.63</text:p>
          </table:table-cell>
          <table:table-cell office:value-type="float" office:value="61830" calcext:value-type="float">
            <text:p>6183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12-23 00:00:00</text:p>
          </table:table-cell>
          <table:table-cell office:value-type="float" office:value="1482451200" calcext:value-type="float">
            <text:p>1482451200</text:p>
          </table:table-cell>
          <table:table-cell office:value-type="string" calcext:value-type="string">
            <text:p>7279.71</text:p>
          </table:table-cell>
          <table:table-cell office:value-type="string" calcext:value-type="string">
            <text:p>joaquim betanio moreira furtado</text:p>
          </table:table-cell>
          <table:table-cell office:value-type="float" office:value="11188272000183" calcext:value-type="float">
            <text:p>1118827200018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uirauna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521424</text:p>
          </table:table-cell>
          <table:table-cell office:value-type="string" calcext:value-type="string">
            <text:p>-38.4120654</text:p>
          </table:table-cell>
          <table:table-cell office:value-type="string" calcext:value-type="string">
            <text:p>tropinal c/20 cpr sigma ph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8.63</text:p>
          </table:table-cell>
          <table:table-cell office:value-type="float" office:value="61831" calcext:value-type="float">
            <text:p>6183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15 13:21:00</text:p>
          </table:table-cell>
          <table:table-cell office:value-type="float" office:value="1473945660" calcext:value-type="float">
            <text:p>147394566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08.0</text:p>
          </table:table-cell>
          <table:table-cell office:value-type="float" office:value="50892" calcext:value-type="float">
            <text:p>5089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16-12-19 00:00:00</text:p>
          </table:table-cell>
          <table:table-cell office:value-type="float" office:value="1482105600" calcext:value-type="float">
            <text:p>1482105600</text:p>
          </table:table-cell>
          <table:table-cell office:value-type="string" calcext:value-type="string">
            <text:p>19995.95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emsgrip mel/lim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1.0</text:p>
          </table:table-cell>
          <table:table-cell office:value-type="float" office:value="42941" calcext:value-type="float">
            <text:p>42941</text:p>
          </table:table-cell>
          <table:table-cell table:number-columns-repeated="2"/>
        </table:table-row>
        <table:table-row table:style-name="ro1">
          <table:table-cell office:value-type="float" office:value="57959" calcext:value-type="float">
            <text:p>579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6-30 06:49:16</text:p>
          </table:table-cell>
          <table:table-cell office:value-type="float" office:value="1467269356" calcext:value-type="float">
            <text:p>1467269356</text:p>
          </table:table-cell>
          <table:table-cell office:value-type="string" calcext:value-type="string">
            <text:p>9655.9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oxifloxacino 0,5%, cloridrato <text:s/>l: 61450 q: <text:s text:c="7"/>2,0000 f: 31/01/16 v: 31/1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49.6</text:p>
          </table:table-cell>
          <table:table-cell office:value-type="float" office:value="73330" calcext:value-type="float">
            <text:p>73330</text:p>
          </table:table-cell>
          <table:table-cell table:number-columns-repeated="2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13 00:00:00</text:p>
          </table:table-cell>
          <table:table-cell office:value-type="float" office:value="1460505600" calcext:value-type="float">
            <text:p>1460505600</text:p>
          </table:table-cell>
          <table:table-cell office:value-type="string" calcext:value-type="string">
            <text:p>7276.05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ampicilina+subastam 1g+0,5g inj. c/20 amp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960.0</text:p>
          </table:table-cell>
          <table:table-cell office:value-type="float" office:value="48236" calcext:value-type="float">
            <text:p>48236</text:p>
          </table:table-cell>
          <table:table-cell table:number-columns-repeated="2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7-06 14:31:00</text:p>
          </table:table-cell>
          <table:table-cell office:value-type="float" office:value="1467815460" calcext:value-type="float">
            <text:p>1467815460</text:p>
          </table:table-cell>
          <table:table-cell office:value-type="string" calcext:value-type="string">
            <text:p>7456.0</text:p>
          </table:table-cell>
          <table:table-cell office:value-type="string" calcext:value-type="string">
            <text:p>rdf - distribuidora de produtos para saude ltda</text:p>
          </table:table-cell>
          <table:table-cell office:value-type="float" office:value="12305387000254" calcext:value-type="float">
            <text:p>12305387000254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cloreto de sodio 10 ampola 10ml cx c/ 200 a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52.0</text:p>
          </table:table-cell>
          <table:table-cell office:value-type="float" office:value="49256" calcext:value-type="float">
            <text:p>49256</text:p>
          </table:table-cell>
          <table:table-cell table:number-columns-repeated="2"/>
        </table:table-row>
        <table:table-row table:style-name="ro1">
          <table:table-cell office:value-type="float" office:value="57592" calcext:value-type="float">
            <text:p>57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30 09:13:00</text:p>
          </table:table-cell>
          <table:table-cell office:value-type="float" office:value="1475226780" calcext:value-type="float">
            <text:p>1475226780</text:p>
          </table:table-cell>
          <table:table-cell office:value-type="string" calcext:value-type="string">
            <text:p>419650.0</text:p>
          </table:table-cell>
          <table:table-cell office:value-type="string" calcext:value-type="string">
            <text:p>exata distribuidora hospitalar ltda</text:p>
          </table:table-cell>
          <table:table-cell office:value-type="float" office:value="5008240000156" calcext:value-type="float">
            <text:p>5008240000156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recife</text:p>
          </table:table-cell>
          <table:table-cell office:value-type="float" office:value="50670280" calcext:value-type="float">
            <text:p>5067028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alenia 12/400mcg poinal c/60 c/60 cp+inal (biosintetica farmaceutic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6049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4931.0</text:p>
          </table:table-cell>
          <table:table-cell office:value-type="float" office:value="46197" calcext:value-type="float">
            <text:p>4619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7-28 00:00:00</text:p>
          </table:table-cell>
          <table:table-cell office:value-type="float" office:value="1469664000" calcext:value-type="float">
            <text:p>1469664000</text:p>
          </table:table-cell>
          <table:table-cell office:value-type="string" calcext:value-type="string">
            <text:p>3015.97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salse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6.17</text:p>
          </table:table-cell>
          <table:table-cell office:value-type="float" office:value="67152" calcext:value-type="float">
            <text:p>6715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7-05 00:00:00</text:p>
          </table:table-cell>
          <table:table-cell office:value-type="float" office:value="1467676800" calcext:value-type="float">
            <text:p>14676768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enivaldo do nascimento gomes</text:p>
          </table:table-cell>
          <table:table-cell office:value-type="float" office:value="6971511000137" calcext:value-type="float">
            <text:p>697151100013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baiana</text:p>
          </table:table-cell>
          <table:table-cell office:value-type="float" office:value="58360000" calcext:value-type="float">
            <text:p>58360000</text:p>
          </table:table-cell>
          <table:table-cell office:value-type="string" calcext:value-type="string">
            <text:p>-7.3299566</text:p>
          </table:table-cell>
          <table:table-cell office:value-type="string" calcext:value-type="string">
            <text:p>-35.3359995</text:p>
          </table:table-cell>
          <table:table-cell office:value-type="string" calcext:value-type="string">
            <text:p>leucogen 80mg cx 2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38.65</text:p>
          </table:table-cell>
          <table:table-cell office:value-type="float" office:value="62041" calcext:value-type="float">
            <text:p>6204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016-06-30 00:00:00</text:p>
          </table:table-cell>
          <table:table-cell office:value-type="float" office:value="1467244800" calcext:value-type="float">
            <text:p>1467244800</text:p>
          </table:table-cell>
          <table:table-cell office:value-type="string" calcext:value-type="string">
            <text:p>13258.93</text:p>
          </table:table-cell>
          <table:table-cell office:value-type="string" calcext:value-type="string">
            <text:p>joaquim betanio moreira furtado</text:p>
          </table:table-cell>
          <table:table-cell office:value-type="float" office:value="11188272000183" calcext:value-type="float">
            <text:p>1118827200018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uirauna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521424</text:p>
          </table:table-cell>
          <table:table-cell office:value-type="string" calcext:value-type="string">
            <text:p>-38.4120654</text:p>
          </table:table-cell>
          <table:table-cell office:value-type="string" calcext:value-type="string">
            <text:p>snif 0,9% 30ml euro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.54</text:p>
          </table:table-cell>
          <table:table-cell office:value-type="float" office:value="61884" calcext:value-type="float">
            <text:p>6188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9-12 18:56:19</text:p>
          </table:table-cell>
          <table:table-cell office:value-type="float" office:value="1473706579" calcext:value-type="float">
            <text:p>1473706579</text:p>
          </table:table-cell>
          <table:table-cell office:value-type="string" calcext:value-type="string">
            <text:p>3184.17</text:p>
          </table:table-cell>
          <table:table-cell office:value-type="string" calcext:value-type="string">
            <text:p>drogaria bom jesus ltda</text:p>
          </table:table-cell>
          <table:table-cell office:value-type="float" office:value="4650744000102" calcext:value-type="float">
            <text:p>46507440001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gen-finasterida 5mg c/3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4.33</text:p>
          </table:table-cell>
          <table:table-cell office:value-type="string" calcext:value-type="string">
            <text:p>521.65</text:p>
          </table:table-cell>
          <table:table-cell office:value-type="float" office:value="50886" calcext:value-type="float">
            <text:p>50886</text:p>
          </table:table-cell>
          <table:table-cell table:number-columns-repeated="2"/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2-29 18:43:54</text:p>
          </table:table-cell>
          <table:table-cell office:value-type="float" office:value="1456771434" calcext:value-type="float">
            <text:p>1456771434</text:p>
          </table:table-cell>
          <table:table-cell office:value-type="string" calcext:value-type="string">
            <text:p>4522.1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12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12.0</text:p>
          </table:table-cell>
          <table:table-cell office:value-type="float" office:value="36846" calcext:value-type="float">
            <text:p>36846</text:p>
          </table:table-cell>
          <table:table-cell table:number-columns-repeated="2"/>
        </table:table-row>
        <table:table-row table:style-name="ro1">
          <table:table-cell office:value-type="float" office:value="13011" calcext:value-type="float">
            <text:p>13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2-29 19:10:49</text:p>
          </table:table-cell>
          <table:table-cell office:value-type="float" office:value="1456773049" calcext:value-type="float">
            <text:p>1456773049</text:p>
          </table:table-cell>
          <table:table-cell office:value-type="string" calcext:value-type="string">
            <text:p>2237.1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12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12.0</text:p>
          </table:table-cell>
          <table:table-cell office:value-type="float" office:value="37569" calcext:value-type="float">
            <text:p>3756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6-02-22 16:33:22</text:p>
          </table:table-cell>
          <table:table-cell office:value-type="float" office:value="1456158802" calcext:value-type="float">
            <text:p>1456158802</text:p>
          </table:table-cell>
          <table:table-cell office:value-type="string" calcext:value-type="string">
            <text:p>3741.36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aceclofenaco 100mg c/1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56.2</text:p>
          </table:table-cell>
          <table:table-cell office:value-type="float" office:value="49957" calcext:value-type="float">
            <text:p>4995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7-21 11:39:15</text:p>
          </table:table-cell>
          <table:table-cell office:value-type="float" office:value="1469101155" calcext:value-type="float">
            <text:p>1469101155</text:p>
          </table:table-cell>
          <table:table-cell office:value-type="string" calcext:value-type="string">
            <text:p>12928.05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mantidan 100mg c/20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86.65</text:p>
          </table:table-cell>
          <table:table-cell office:value-type="float" office:value="49780" calcext:value-type="float">
            <text:p>4978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3-01 12:18:51</text:p>
          </table:table-cell>
          <table:table-cell office:value-type="float" office:value="1456834731" calcext:value-type="float">
            <text:p>1456834731</text:p>
          </table:table-cell>
          <table:table-cell office:value-type="string" calcext:value-type="string">
            <text:p>5330.92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levodopa+carbidopa 200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1210.0</text:p>
          </table:table-cell>
          <table:table-cell office:value-type="float" office:value="49713" calcext:value-type="float">
            <text:p>4971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3-01 12:18:51</text:p>
          </table:table-cell>
          <table:table-cell office:value-type="float" office:value="1456834731" calcext:value-type="float">
            <text:p>1456834731</text:p>
          </table:table-cell>
          <table:table-cell office:value-type="string" calcext:value-type="string">
            <text:p>5330.92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levodopa+carbidopa 200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1210.0</text:p>
          </table:table-cell>
          <table:table-cell office:value-type="float" office:value="49712" calcext:value-type="float">
            <text:p>49712</text:p>
          </table:table-cell>
          <table:table-cell table:number-columns-repeated="2"/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7-08 00:00:00</text:p>
          </table:table-cell>
          <table:table-cell office:value-type="float" office:value="1467936000" calcext:value-type="float">
            <text:p>1467936000</text:p>
          </table:table-cell>
          <table:table-cell office:value-type="string" calcext:value-type="string">
            <text:p>8273.0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metoclopramida 10mg/2ml c/200 amp noprosil (xxx p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44.0</text:p>
          </table:table-cell>
          <table:table-cell office:value-type="float" office:value="49378" calcext:value-type="float">
            <text:p>4937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01 12:11:26</text:p>
          </table:table-cell>
          <table:table-cell office:value-type="float" office:value="1456834286" calcext:value-type="float">
            <text:p>1456834286</text:p>
          </table:table-cell>
          <table:table-cell office:value-type="string" calcext:value-type="string">
            <text:p>5446.26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levodopa+carbidopa 100/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1315.0</text:p>
          </table:table-cell>
          <table:table-cell office:value-type="float" office:value="49661" calcext:value-type="float">
            <text:p>4966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3-01 12:18:51</text:p>
          </table:table-cell>
          <table:table-cell office:value-type="float" office:value="1456834731" calcext:value-type="float">
            <text:p>1456834731</text:p>
          </table:table-cell>
          <table:table-cell office:value-type="string" calcext:value-type="string">
            <text:p>5330.92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levodopa+carbidopa 100/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1315.0</text:p>
          </table:table-cell>
          <table:table-cell office:value-type="float" office:value="49711" calcext:value-type="float">
            <text:p>4971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5 21:07:49</text:p>
          </table:table-cell>
          <table:table-cell office:value-type="float" office:value="1469480869" calcext:value-type="float">
            <text:p>1469480869</text:p>
          </table:table-cell>
          <table:table-cell office:value-type="string" calcext:value-type="string">
            <text:p>2265.17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hidraplex c/1 laranj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0</text:p>
          </table:table-cell>
          <table:table-cell office:value-type="float" office:value="75425" calcext:value-type="float">
            <text:p>7542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6-20 11:43:11</text:p>
          </table:table-cell>
          <table:table-cell office:value-type="float" office:value="1466422991" calcext:value-type="float">
            <text:p>1466422991</text:p>
          </table:table-cell>
          <table:table-cell office:value-type="string" calcext:value-type="string">
            <text:p>6533.78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mantidan 100mg c/20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86.65</text:p>
          </table:table-cell>
          <table:table-cell office:value-type="float" office:value="49748" calcext:value-type="float">
            <text:p>4974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2-15 12:09:04</text:p>
          </table:table-cell>
          <table:table-cell office:value-type="float" office:value="1455538144" calcext:value-type="float">
            <text:p>1455538144</text:p>
          </table:table-cell>
          <table:table-cell office:value-type="string" calcext:value-type="string">
            <text:p>12668.97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levodopa+carbidopa 100/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836.0</text:p>
          </table:table-cell>
          <table:table-cell office:value-type="float" office:value="49435" calcext:value-type="float">
            <text:p>4943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7-15 09:20:23</text:p>
          </table:table-cell>
          <table:table-cell office:value-type="float" office:value="1468574423" calcext:value-type="float">
            <text:p>1468574423</text:p>
          </table:table-cell>
          <table:table-cell office:value-type="string" calcext:value-type="string">
            <text:p>777.25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sonrisal c/2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3.28</text:p>
          </table:table-cell>
          <table:table-cell office:value-type="float" office:value="56158" calcext:value-type="float">
            <text:p>5615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6 12:37:18</text:p>
          </table:table-cell>
          <table:table-cell office:value-type="float" office:value="1479299838" calcext:value-type="float">
            <text:p>1479299838</text:p>
          </table:table-cell>
          <table:table-cell office:value-type="string" calcext:value-type="string">
            <text:p>5200.0</text:p>
          </table:table-cell>
          <table:table-cell office:value-type="string" calcext:value-type="string">
            <text:p>maria do o dantas cardoso me</text:p>
          </table:table-cell>
          <table:table-cell office:value-type="float" office:value="22449446000130" calcext:value-type="float">
            <text:p>22449446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dipimed 500mg c/ 4 comp 7896862910013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50.0</text:p>
          </table:table-cell>
          <table:table-cell office:value-type="float" office:value="70511" calcext:value-type="float">
            <text:p>70511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6-30 21:05:33</text:p>
          </table:table-cell>
          <table:table-cell office:value-type="float" office:value="1467320733" calcext:value-type="float">
            <text:p>1467320733</text:p>
          </table:table-cell>
          <table:table-cell office:value-type="string" calcext:value-type="string">
            <text:p>1870.96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versa sol 40mg/04ml+6ser eu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336.5</text:p>
          </table:table-cell>
          <table:table-cell office:value-type="float" office:value="74558" calcext:value-type="float">
            <text:p>74558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10-24 13:02:56</text:p>
          </table:table-cell>
          <table:table-cell office:value-type="float" office:value="1477314176" calcext:value-type="float">
            <text:p>1477314176</text:p>
          </table:table-cell>
          <table:table-cell office:value-type="string" calcext:value-type="string">
            <text:p>2218.67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hidraplex c/1 tradiciona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7.8</text:p>
          </table:table-cell>
          <table:table-cell office:value-type="float" office:value="74936" calcext:value-type="float">
            <text:p>7493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01 12:11:26</text:p>
          </table:table-cell>
          <table:table-cell office:value-type="float" office:value="1456834286" calcext:value-type="float">
            <text:p>1456834286</text:p>
          </table:table-cell>
          <table:table-cell office:value-type="string" calcext:value-type="string">
            <text:p>5446.26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levodopa+carbidopa 100/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940.5</text:p>
          </table:table-cell>
          <table:table-cell office:value-type="float" office:value="49662" calcext:value-type="float">
            <text:p>49662</text:p>
          </table:table-cell>
          <table:table-cell table:number-columns-repeated="2"/>
        </table:table-row>
        <table:table-row table:style-name="ro1">
          <table:table-cell office:value-type="float" office:value="15958" calcext:value-type="float">
            <text:p>15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20 15:27:43</text:p>
          </table:table-cell>
          <table:table-cell office:value-type="float" office:value="1482247663" calcext:value-type="float">
            <text:p>1482247663</text:p>
          </table:table-cell>
          <table:table-cell office:value-type="string" calcext:value-type="string">
            <text:p>5183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metoclopramida 5mg/ml inj 2ml im iv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640.0</text:p>
          </table:table-cell>
          <table:table-cell office:value-type="float" office:value="33763" calcext:value-type="float">
            <text:p>33763</text:p>
          </table:table-cell>
          <table:table-cell table:number-columns-repeated="2"/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-01 10:38:07</text:p>
          </table:table-cell>
          <table:table-cell office:value-type="float" office:value="1456828687" calcext:value-type="float">
            <text:p>1456828687</text:p>
          </table:table-cell>
          <table:table-cell office:value-type="string" calcext:value-type="string">
            <text:p>3524.7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20.0</text:p>
          </table:table-cell>
          <table:table-cell office:value-type="float" office:value="35702" calcext:value-type="float">
            <text:p>3570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2-15 12:09:04</text:p>
          </table:table-cell>
          <table:table-cell office:value-type="float" office:value="1455538144" calcext:value-type="float">
            <text:p>1455538144</text:p>
          </table:table-cell>
          <table:table-cell office:value-type="string" calcext:value-type="string">
            <text:p>12668.97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levodopa+carbidopa 200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968.0</text:p>
          </table:table-cell>
          <table:table-cell office:value-type="float" office:value="49437" calcext:value-type="float">
            <text:p>49437</text:p>
          </table:table-cell>
          <table:table-cell table:number-columns-repeated="2"/>
        </table:table-row>
        <table:table-row table:style-name="ro1">
          <table:table-cell office:value-type="float" office:value="12980" calcext:value-type="float">
            <text:p>129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2-29 11:08:35</text:p>
          </table:table-cell>
          <table:table-cell office:value-type="float" office:value="1456744115" calcext:value-type="float">
            <text:p>1456744115</text:p>
          </table:table-cell>
          <table:table-cell office:value-type="string" calcext:value-type="string">
            <text:p>5410.5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00.0</text:p>
          </table:table-cell>
          <table:table-cell office:value-type="float" office:value="37592" calcext:value-type="float">
            <text:p>37592</text:p>
          </table:table-cell>
          <table:table-cell table:number-columns-repeated="2"/>
        </table:table-row>
        <table:table-row table:style-name="ro1">
          <table:table-cell office:value-type="float" office:value="52791" calcext:value-type="float">
            <text:p>527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65237.0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cloreto de sodio 0,9% amp sist fechado 5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14800.0</text:p>
          </table:table-cell>
          <table:table-cell office:value-type="float" office:value="25428" calcext:value-type="float">
            <text:p>25428</text:p>
          </table:table-cell>
          <table:table-cell table:number-columns-repeated="2"/>
        </table:table-row>
        <table:table-row table:style-name="ro1">
          <table:table-cell office:value-type="float" office:value="68949" calcext:value-type="float">
            <text:p>68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19 13:19:11</text:p>
          </table:table-cell>
          <table:table-cell office:value-type="float" office:value="1479561551" calcext:value-type="float">
            <text:p>1479561551</text:p>
          </table:table-cell>
          <table:table-cell office:value-type="string" calcext:value-type="string">
            <text:p>178.9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oxifloxacino 0,5%, cloridrato <text:s/>l: 62109 q: <text:s text:c="7"/>3,0000 f: 31/03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74.4</text:p>
          </table:table-cell>
          <table:table-cell office:value-type="float" office:value="73252" calcext:value-type="float">
            <text:p>7325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16-07-19 00:00:00</text:p>
          </table:table-cell>
          <table:table-cell office:value-type="float" office:value="1468886400" calcext:value-type="float">
            <text:p>1468886400</text:p>
          </table:table-cell>
          <table:table-cell office:value-type="string" calcext:value-type="string">
            <text:p>22102.0</text:p>
          </table:table-cell>
          <table:table-cell office:value-type="string" calcext:value-type="string">
            <text:p>drogaria nova vida ltda</text:p>
          </table:table-cell>
          <table:table-cell office:value-type="float" office:value="5951119000163" calcext:value-type="float">
            <text:p>595111900016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erico</text:p>
          </table:table-cell>
          <table:table-cell office:value-type="float" office:value="58830000" calcext:value-type="float">
            <text:p>58830000</text:p>
          </table:table-cell>
          <table:table-cell office:value-type="string" calcext:value-type="string">
            <text:p>-6.5531817</text:p>
          </table:table-cell>
          <table:table-cell office:value-type="string" calcext:value-type="string">
            <text:p>-37.8078194</text:p>
          </table:table-cell>
          <table:table-cell office:value-type="string" calcext:value-type="string">
            <text:p>mioflex cpr 1x16-outro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0.3</text:p>
          </table:table-cell>
          <table:table-cell office:value-type="float" office:value="67471" calcext:value-type="float">
            <text:p>67471</text:p>
          </table:table-cell>
          <table:table-cell table:number-columns-repeated="2"/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7-20 00:00:00</text:p>
          </table:table-cell>
          <table:table-cell office:value-type="float" office:value="1468972800" calcext:value-type="float">
            <text:p>1468972800</text:p>
          </table:table-cell>
          <table:table-cell office:value-type="string" calcext:value-type="string">
            <text:p>5554.55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nitrofural 2mg/g 500 gr riocim (xxx p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4.85</text:p>
          </table:table-cell>
          <table:table-cell office:value-type="float" office:value="49313" calcext:value-type="float">
            <text:p>49313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8 00:00:00</text:p>
          </table:table-cell>
          <table:table-cell office:value-type="float" office:value="1453075200" calcext:value-type="float">
            <text:p>145307520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sesi</text:p>
          </table:table-cell>
          <table:table-cell office:value-type="string" calcext:value-type="string">
            <text:p>bayeux</text:p>
          </table:table-cell>
          <table:table-cell office:value-type="float" office:value="58306010" calcext:value-type="float">
            <text:p>58306010</text:p>
          </table:table-cell>
          <table:table-cell office:value-type="string" calcext:value-type="string">
            <text:p>-7.1301631</text:p>
          </table:table-cell>
          <table:table-cell office:value-type="string" calcext:value-type="string">
            <text:p>-34.936532</text:p>
          </table:table-cell>
          <table:table-cell office:value-type="string" calcext:value-type="string">
            <text:p>metoclopramida 10mg/2ml amp metrofarma vp (pontu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40.0</text:p>
          </table:table-cell>
          <table:table-cell office:value-type="float" office:value="49109" calcext:value-type="float">
            <text:p>49109</text:p>
          </table:table-cell>
          <table:table-cell table:number-columns-repeated="2"/>
        </table:table-row>
        <table:table-row table:style-name="ro1">
          <table:table-cell office:value-type="float" office:value="18474" calcext:value-type="float">
            <text:p>184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4-13 10:23:52</text:p>
          </table:table-cell>
          <table:table-cell office:value-type="float" office:value="1460543032" calcext:value-type="float">
            <text:p>1460543032</text:p>
          </table:table-cell>
          <table:table-cell office:value-type="string" calcext:value-type="string">
            <text:p>6153.1</text:p>
          </table:table-cell>
          <table:table-cell office:value-type="string" calcext:value-type="string">
            <text:p>atacamed com. de produtos farmaceuticos e hosp. ltda</text:p>
          </table:table-cell>
          <table:table-cell office:value-type="float" office:value="9260831000177" calcext:value-type="float">
            <text:p>9260831000177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joao pessoa</text:p>
          </table:table-cell>
          <table:table-cell office:value-type="float" office:value="58040210" calcext:value-type="float">
            <text:p>5804021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0.0</text:p>
          </table:table-cell>
          <table:table-cell office:value-type="float" office:value="35770" calcext:value-type="float">
            <text:p>35770</text:p>
          </table:table-cell>
          <table:table-cell table:number-columns-repeated="2"/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3-01 10:38:07</text:p>
          </table:table-cell>
          <table:table-cell office:value-type="float" office:value="1456828687" calcext:value-type="float">
            <text:p>1456828687</text:p>
          </table:table-cell>
          <table:table-cell office:value-type="string" calcext:value-type="string">
            <text:p>3524.7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5.0</text:p>
          </table:table-cell>
          <table:table-cell office:value-type="float" office:value="35700" calcext:value-type="float">
            <text:p>35700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2 00:00:00</text:p>
          </table:table-cell>
          <table:table-cell office:value-type="float" office:value="1469145600" calcext:value-type="float">
            <text:p>146914560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medicalnet dist produtos para saude ltda</text:p>
          </table:table-cell>
          <table:table-cell office:value-type="float" office:value="10483375000103" calcext:value-type="float">
            <text:p>10483375000103</text:p>
          </table:table-cell>
          <table:table-cell office:value-type="string" calcext:value-type="string">
            <text:p>intermares</text:p>
          </table:table-cell>
          <table:table-cell office:value-type="string" calcext:value-type="string">
            <text:p>cabedelo</text:p>
          </table:table-cell>
          <table:table-cell office:value-type="float" office:value="58102071" calcext:value-type="float">
            <text:p>58102071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ringer c/lactado 5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20.0</text:p>
          </table:table-cell>
          <table:table-cell office:value-type="float" office:value="49193" calcext:value-type="float">
            <text:p>4919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16-10-13 18:53:29</text:p>
          </table:table-cell>
          <table:table-cell office:value-type="float" office:value="1476384809" calcext:value-type="float">
            <text:p>1476384809</text:p>
          </table:table-cell>
          <table:table-cell office:value-type="string" calcext:value-type="string">
            <text:p>22625.93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mantidan 100mg c/20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86.65</text:p>
          </table:table-cell>
          <table:table-cell office:value-type="float" office:value="49864" calcext:value-type="float">
            <text:p>49864</text:p>
          </table:table-cell>
          <table:table-cell table:number-columns-repeated="2"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21 15:31:00</text:p>
          </table:table-cell>
          <table:table-cell office:value-type="float" office:value="1469115060" calcext:value-type="float">
            <text:p>1469115060</text:p>
          </table:table-cell>
          <table:table-cell office:value-type="string" calcext:value-type="string">
            <text:p>563.87</text:p>
          </table:table-cell>
          <table:table-cell office:value-type="string" calcext:value-type="string">
            <text:p>rdf - distribuidora de produtos para saude ltda</text:p>
          </table:table-cell>
          <table:table-cell office:value-type="float" office:value="12305387000254" calcext:value-type="float">
            <text:p>12305387000254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glicose 50% 10ml cx. com 200 ampola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55.15</text:p>
          </table:table-cell>
          <table:table-cell office:value-type="float" office:value="49142" calcext:value-type="float">
            <text:p>49142</text:p>
          </table:table-cell>
          <table:table-cell table:number-columns-repeated="2"/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08 09:14:11</text:p>
          </table:table-cell>
          <table:table-cell office:value-type="float" office:value="1473326051" calcext:value-type="float">
            <text:p>1473326051</text:p>
          </table:table-cell>
          <table:table-cell office:value-type="string" calcext:value-type="string">
            <text:p>178.9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oxifloxacino 0,5%, cloridrato <text:s/>l: 61912 q: <text:s text:c="7"/>3,0000 f: 31/01/16 v: 31/1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74.4</text:p>
          </table:table-cell>
          <table:table-cell office:value-type="float" office:value="73144" calcext:value-type="float">
            <text:p>73144</text:p>
          </table:table-cell>
          <table:table-cell table:number-columns-repeated="2"/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5-27 16:03:54</text:p>
          </table:table-cell>
          <table:table-cell office:value-type="float" office:value="1464365034" calcext:value-type="float">
            <text:p>1464365034</text:p>
          </table:table-cell>
          <table:table-cell office:value-type="string" calcext:value-type="string">
            <text:p>4499.3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5.0</text:p>
          </table:table-cell>
          <table:table-cell office:value-type="float" office:value="34698" calcext:value-type="float">
            <text:p>34698</text:p>
          </table:table-cell>
          <table:table-cell table:number-columns-repeated="2"/>
        </table:table-row>
        <table:table-row table:style-name="ro1">
          <table:table-cell office:value-type="float" office:value="12923" calcext:value-type="float">
            <text:p>129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2-24 09:11:57</text:p>
          </table:table-cell>
          <table:table-cell office:value-type="float" office:value="1456305117" calcext:value-type="float">
            <text:p>1456305117</text:p>
          </table:table-cell>
          <table:table-cell office:value-type="string" calcext:value-type="string">
            <text:p>1963.24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5.0</text:p>
          </table:table-cell>
          <table:table-cell office:value-type="float" office:value="33854" calcext:value-type="float">
            <text:p>33854</text:p>
          </table:table-cell>
          <table:table-cell table:number-columns-repeated="2"/>
        </table:table-row>
        <table:table-row table:style-name="ro1">
          <table:table-cell office:value-type="float" office:value="52488" calcext:value-type="float">
            <text:p>524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9-13 09:43:00</text:p>
          </table:table-cell>
          <table:table-cell office:value-type="float" office:value="1473759780" calcext:value-type="float">
            <text:p>1473759780</text:p>
          </table:table-cell>
          <table:table-cell office:value-type="string" calcext:value-type="string">
            <text:p>3316.87</text:p>
          </table:table-cell>
          <table:table-cell office:value-type="string" calcext:value-type="string">
            <text:p>luciano l da silva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digoxina 0,25mg c/100cpr gen.hosp. (teuto hospitalar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pr</text:p>
          </table:table-cell>
          <table:table-cell table:number-columns-repeated="2" office:value-type="string" calcext:value-type="string">
            <text:p>10.21</text:p>
          </table:table-cell>
          <table:table-cell office:value-type="float" office:value="66069" calcext:value-type="float">
            <text:p>66069</text:p>
          </table:table-cell>
          <table:table-cell table:number-columns-repeated="2"/>
        </table:table-row>
        <table:table-row table:style-name="ro1">
          <table:table-cell office:value-type="float" office:value="386681" calcext:value-type="float">
            <text:p>386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4 00:00:00</text:p>
          </table:table-cell>
          <table:table-cell office:value-type="float" office:value="1456272000" calcext:value-type="float">
            <text:p>1456272000</text:p>
          </table:table-cell>
          <table:table-cell office:value-type="string" calcext:value-type="string">
            <text:p>18171.36</text:p>
          </table:table-cell>
          <table:table-cell office:value-type="string" calcext:value-type="string">
            <text:p>glaxosmithkline brasil ltda</text:p>
          </table:table-cell>
          <table:table-cell office:value-type="float" office:value="33247743003569" calcext:value-type="float">
            <text:p>33247743003569</text:p>
          </table:table-cell>
          <table:table-cell office:value-type="string" calcext:value-type="string">
            <text:p>curicica</text:p>
          </table:table-cell>
          <table:table-cell office:value-type="string" calcext:value-type="string">
            <text:p>rio de janeiro</text:p>
          </table:table-cell>
          <table:table-cell office:value-type="float" office:value="22780083" calcext:value-type="float">
            <text:p>22780083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volibris 5 mg x 30 tablet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76.71</text:p>
          </table:table-cell>
          <table:table-cell office:value-type="string" calcext:value-type="string">
            <text:p>37841.04</text:p>
          </table:table-cell>
          <table:table-cell office:value-type="float" office:value="46601" calcext:value-type="float">
            <text:p>4660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11-06 08:55:02</text:p>
          </table:table-cell>
          <table:table-cell office:value-type="float" office:value="1478422502" calcext:value-type="float">
            <text:p>1478422502</text:p>
          </table:table-cell>
          <table:table-cell office:value-type="string" calcext:value-type="string">
            <text:p>2507.3</text:p>
          </table:table-cell>
          <table:table-cell office:value-type="string" calcext:value-type="string">
            <text:p>b. j. de aquino filho me</text:p>
          </table:table-cell>
          <table:table-cell office:value-type="float" office:value="5316816000142" calcext:value-type="float">
            <text:p>531681600014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acho dos cavalos</text:p>
          </table:table-cell>
          <table:table-cell office:value-type="float" office:value="58870000" calcext:value-type="float">
            <text:p>58870000</text:p>
          </table:table-cell>
          <table:table-cell office:value-type="string" calcext:value-type="string">
            <text:p>-6.4355877</text:p>
          </table:table-cell>
          <table:table-cell office:value-type="string" calcext:value-type="string">
            <text:p>-37.6560108</text:p>
          </table:table-cell>
          <table:table-cell office:value-type="string" calcext:value-type="string">
            <text:p>florax - sm cx 5 flac x 5ml p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4.9</text:p>
          </table:table-cell>
          <table:table-cell office:value-type="float" office:value="63864" calcext:value-type="float">
            <text:p>6386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2 18:56:19</text:p>
          </table:table-cell>
          <table:table-cell office:value-type="float" office:value="1473706579" calcext:value-type="float">
            <text:p>1473706579</text:p>
          </table:table-cell>
          <table:table-cell office:value-type="string" calcext:value-type="string">
            <text:p>3184.17</text:p>
          </table:table-cell>
          <table:table-cell office:value-type="string" calcext:value-type="string">
            <text:p>drogaria bom jesus ltda</text:p>
          </table:table-cell>
          <table:table-cell office:value-type="float" office:value="4650744000102" calcext:value-type="float">
            <text:p>46507440001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alenia 12+400mcg 60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7.01</text:p>
          </table:table-cell>
          <table:table-cell office:value-type="string" calcext:value-type="string">
            <text:p>856.08</text:p>
          </table:table-cell>
          <table:table-cell office:value-type="float" office:value="50882" calcext:value-type="float">
            <text:p>50882</text:p>
          </table:table-cell>
          <table:table-cell table:number-columns-repeated="2"/>
        </table:table-row>
        <table:table-row table:style-name="ro1">
          <table:table-cell office:value-type="float" office:value="12601" calcext:value-type="float">
            <text:p>12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1-19 10:56:12</text:p>
          </table:table-cell>
          <table:table-cell office:value-type="float" office:value="1453200972" calcext:value-type="float">
            <text:p>1453200972</text:p>
          </table:table-cell>
          <table:table-cell office:value-type="string" calcext:value-type="string">
            <text:p>1262.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44.8</text:p>
          </table:table-cell>
          <table:table-cell office:value-type="float" office:value="30563" calcext:value-type="float">
            <text:p>30563</text:p>
          </table:table-cell>
          <table:table-cell table:number-columns-repeated="2"/>
        </table:table-row>
        <table:table-row table:style-name="ro1">
          <table:table-cell office:value-type="float" office:value="12601" calcext:value-type="float">
            <text:p>126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1-19 10:56:12</text:p>
          </table:table-cell>
          <table:table-cell office:value-type="float" office:value="1453200972" calcext:value-type="float">
            <text:p>1453200972</text:p>
          </table:table-cell>
          <table:table-cell office:value-type="string" calcext:value-type="string">
            <text:p>1262.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5.0</text:p>
          </table:table-cell>
          <table:table-cell office:value-type="float" office:value="30562" calcext:value-type="float">
            <text:p>3056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11-28 00:00:00</text:p>
          </table:table-cell>
          <table:table-cell office:value-type="float" office:value="1480291200" calcext:value-type="float">
            <text:p>1480291200</text:p>
          </table:table-cell>
          <table:table-cell office:value-type="string" calcext:value-type="string">
            <text:p>2002.62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varivax 300mg c/30 cprs (natul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9.29</text:p>
          </table:table-cell>
          <table:table-cell office:value-type="float" office:value="67160" calcext:value-type="float">
            <text:p>67160</text:p>
          </table:table-cell>
          <table:table-cell table:number-columns-repeated="2"/>
        </table:table-row>
        <table:table-row table:style-name="ro1">
          <table:table-cell office:value-type="float" office:value="15550" calcext:value-type="float">
            <text:p>155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1-08 16:55:58</text:p>
          </table:table-cell>
          <table:table-cell office:value-type="float" office:value="1478624158" calcext:value-type="float">
            <text:p>1478624158</text:p>
          </table:table-cell>
          <table:table-cell office:value-type="string" calcext:value-type="string">
            <text:p>725.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.0</text:p>
          </table:table-cell>
          <table:table-cell office:value-type="float" office:value="31763" calcext:value-type="float">
            <text:p>31763</text:p>
          </table:table-cell>
          <table:table-cell table:number-columns-repeated="2"/>
        </table:table-row>
        <table:table-row table:style-name="ro1">
          <table:table-cell office:value-type="float" office:value="14515" calcext:value-type="float">
            <text:p>145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7-27 11:56:54</text:p>
          </table:table-cell>
          <table:table-cell office:value-type="float" office:value="1469620614" calcext:value-type="float">
            <text:p>1469620614</text:p>
          </table:table-cell>
          <table:table-cell office:value-type="string" calcext:value-type="string">
            <text:p>987.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5.2</text:p>
          </table:table-cell>
          <table:table-cell office:value-type="float" office:value="32633" calcext:value-type="float">
            <text:p>32633</text:p>
          </table:table-cell>
          <table:table-cell table:number-columns-repeated="2"/>
        </table:table-row>
        <table:table-row table:style-name="ro1">
          <table:table-cell office:value-type="float" office:value="14498" calcext:value-type="float">
            <text:p>144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7-26 16:16:21</text:p>
          </table:table-cell>
          <table:table-cell office:value-type="float" office:value="1469549781" calcext:value-type="float">
            <text:p>1469549781</text:p>
          </table:table-cell>
          <table:table-cell office:value-type="string" calcext:value-type="string">
            <text:p>1691.6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5.2</text:p>
          </table:table-cell>
          <table:table-cell office:value-type="float" office:value="30525" calcext:value-type="float">
            <text:p>30525</text:p>
          </table:table-cell>
          <table:table-cell table:number-columns-repeated="2"/>
        </table:table-row>
        <table:table-row table:style-name="ro1">
          <table:table-cell office:value-type="float" office:value="13727" calcext:value-type="float">
            <text:p>137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5-11 16:00:10</text:p>
          </table:table-cell>
          <table:table-cell office:value-type="float" office:value="1462982410" calcext:value-type="float">
            <text:p>1462982410</text:p>
          </table:table-cell>
          <table:table-cell office:value-type="string" calcext:value-type="string">
            <text:p>1712.4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24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01.6</text:p>
          </table:table-cell>
          <table:table-cell office:value-type="float" office:value="33857" calcext:value-type="float">
            <text:p>3385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6-03-06 21:24:16</text:p>
          </table:table-cell>
          <table:table-cell office:value-type="float" office:value="1457299456" calcext:value-type="float">
            <text:p>1457299456</text:p>
          </table:table-cell>
          <table:table-cell office:value-type="string" calcext:value-type="string">
            <text:p>6619.08</text:p>
          </table:table-cell>
          <table:table-cell office:value-type="string" calcext:value-type="string">
            <text:p>farmacia droga centro drugstores ltda</text:p>
          </table:table-cell>
          <table:table-cell office:value-type="float" office:value="8944346000150" calcext:value-type="float">
            <text:p>8944346000150</text:p>
          </table:table-cell>
          <table:table-cell office:value-type="string" calcext:value-type="string">
            <text:p>nova brasilia</text:p>
          </table:table-cell>
          <table:table-cell office:value-type="string" calcext:value-type="string">
            <text:p>sape</text:p>
          </table:table-cell>
          <table:table-cell office:value-type="float" office:value="58340000" calcext:value-type="float">
            <text:p>58340000</text:p>
          </table:table-cell>
          <table:table-cell office:value-type="string" calcext:value-type="string">
            <text:p>-7.093591</text:p>
          </table:table-cell>
          <table:table-cell office:value-type="string" calcext:value-type="string">
            <text:p>-35.227975</text:p>
          </table:table-cell>
          <table:table-cell office:value-type="string" calcext:value-type="string">
            <text:p>combodart 30 cp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p</text:p>
          </table:table-cell>
          <table:table-cell table:number-columns-repeated="2" office:value-type="string" calcext:value-type="string">
            <text:p>96.2</text:p>
          </table:table-cell>
          <table:table-cell office:value-type="float" office:value="40536" calcext:value-type="float">
            <text:p>40536</text:p>
          </table:table-cell>
          <table:table-cell table:number-columns-repeated="2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1 11:34:43</text:p>
          </table:table-cell>
          <table:table-cell office:value-type="float" office:value="1454326483" calcext:value-type="float">
            <text:p>1454326483</text:p>
          </table:table-cell>
          <table:table-cell office:value-type="string" calcext:value-type="string">
            <text:p>1739.7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6.0</text:p>
          </table:table-cell>
          <table:table-cell office:value-type="float" office:value="31585" calcext:value-type="float">
            <text:p>31585</text:p>
          </table:table-cell>
          <table:table-cell table:number-columns-repeated="2"/>
        </table:table-row>
        <table:table-row table:style-name="ro1">
          <table:table-cell office:value-type="float" office:value="20385" calcext:value-type="float">
            <text:p>20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9-26 10:26:50</text:p>
          </table:table-cell>
          <table:table-cell office:value-type="float" office:value="1474885610" calcext:value-type="float">
            <text:p>1474885610</text:p>
          </table:table-cell>
          <table:table-cell office:value-type="string" calcext:value-type="string">
            <text:p>24935.5</text:p>
          </table:table-cell>
          <table:table-cell office:value-type="string" calcext:value-type="string">
            <text:p>atacamed com. de produtos farmaceuticos e hosp. ltda</text:p>
          </table:table-cell>
          <table:table-cell office:value-type="float" office:value="9260831000177" calcext:value-type="float">
            <text:p>9260831000177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joao pessoa</text:p>
          </table:table-cell>
          <table:table-cell office:value-type="float" office:value="58040210" calcext:value-type="float">
            <text:p>5804021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imeticona 4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20.0</text:p>
          </table:table-cell>
          <table:table-cell office:value-type="float" office:value="36827" calcext:value-type="float">
            <text:p>3682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acebrofilina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.69</text:p>
          </table:table-cell>
          <table:table-cell office:value-type="float" office:value="49578" calcext:value-type="float">
            <text:p>4957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6-24 14:02:00</text:p>
          </table:table-cell>
          <table:table-cell office:value-type="float" office:value="1466776920" calcext:value-type="float">
            <text:p>1466776920</text:p>
          </table:table-cell>
          <table:table-cell office:value-type="string" calcext:value-type="string">
            <text:p>15279.18</text:p>
          </table:table-cell>
          <table:table-cell office:value-type="string" calcext:value-type="string">
            <text:p>drogaria sao pedro ltda me</text:p>
          </table:table-cell>
          <table:table-cell office:value-type="float" office:value="5293383000157" calcext:value-type="float">
            <text:p>5293383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microvlar c/21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4446.0</text:p>
          </table:table-cell>
          <table:table-cell office:value-type="float" office:value="70382" calcext:value-type="float">
            <text:p>70382</text:p>
          </table:table-cell>
          <table:table-cell table:number-columns-repeated="2"/>
        </table:table-row>
        <table:table-row table:style-name="ro1">
          <table:table-cell office:value-type="float" office:value="53891" calcext:value-type="float">
            <text:p>538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14 00:00:00</text:p>
          </table:table-cell>
          <table:table-cell office:value-type="float" office:value="1460592000" calcext:value-type="float">
            <text:p>1460592000</text:p>
          </table:table-cell>
          <table:table-cell office:value-type="string" calcext:value-type="string">
            <text:p>101675.5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omeprazol 2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000.0</text:p>
          </table:table-cell>
          <table:table-cell office:value-type="float" office:value="7320" calcext:value-type="float">
            <text:p>7320</text:p>
          </table:table-cell>
          <table:table-cell table:number-columns-repeated="2"/>
        </table:table-row>
        <table:table-row table:style-name="ro1">
          <table:table-cell office:value-type="float" office:value="53105" calcext:value-type="float">
            <text:p>531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3-17 00:00:00</text:p>
          </table:table-cell>
          <table:table-cell office:value-type="float" office:value="1458172800" calcext:value-type="float">
            <text:p>1458172800</text:p>
          </table:table-cell>
          <table:table-cell office:value-type="string" calcext:value-type="string">
            <text:p>101675.5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omeprazol 20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30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000.0</text:p>
          </table:table-cell>
          <table:table-cell office:value-type="float" office:value="7316" calcext:value-type="float">
            <text:p>731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12 18:56:19</text:p>
          </table:table-cell>
          <table:table-cell office:value-type="float" office:value="1473706579" calcext:value-type="float">
            <text:p>1473706579</text:p>
          </table:table-cell>
          <table:table-cell office:value-type="string" calcext:value-type="string">
            <text:p>3184.17</text:p>
          </table:table-cell>
          <table:table-cell office:value-type="string" calcext:value-type="string">
            <text:p>drogaria bom jesus ltda</text:p>
          </table:table-cell>
          <table:table-cell office:value-type="float" office:value="4650744000102" calcext:value-type="float">
            <text:p>46507440001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gen-atorvastatina calcica 2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282.0</text:p>
          </table:table-cell>
          <table:table-cell office:value-type="float" office:value="50884" calcext:value-type="float">
            <text:p>50884</text:p>
          </table:table-cell>
          <table:table-cell table:number-columns-repeated="2"/>
        </table:table-row>
        <table:table-row table:style-name="ro1">
          <table:table-cell office:value-type="float" office:value="14106" calcext:value-type="float">
            <text:p>141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6-22 10:55:10</text:p>
          </table:table-cell>
          <table:table-cell office:value-type="float" office:value="1466592910" calcext:value-type="float">
            <text:p>1466592910</text:p>
          </table:table-cell>
          <table:table-cell office:value-type="string" calcext:value-type="string">
            <text:p>2874.1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5.3</text:p>
          </table:table-cell>
          <table:table-cell office:value-type="float" office:value="36851" calcext:value-type="float">
            <text:p>36851</text:p>
          </table:table-cell>
          <table:table-cell table:number-columns-repeated="2"/>
        </table:table-row>
        <table:table-row table:style-name="ro1">
          <table:table-cell office:value-type="float" office:value="12925" calcext:value-type="float">
            <text:p>129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4 09:51:22</text:p>
          </table:table-cell>
          <table:table-cell office:value-type="float" office:value="1456307482" calcext:value-type="float">
            <text:p>1456307482</text:p>
          </table:table-cell>
          <table:table-cell office:value-type="string" calcext:value-type="string">
            <text:p>1577.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12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00.8</text:p>
          </table:table-cell>
          <table:table-cell office:value-type="float" office:value="34646" calcext:value-type="float">
            <text:p>3464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07-26 21:41:42</text:p>
          </table:table-cell>
          <table:table-cell office:value-type="float" office:value="1469569302" calcext:value-type="float">
            <text:p>1469569302</text:p>
          </table:table-cell>
          <table:table-cell office:value-type="string" calcext:value-type="string">
            <text:p>2244.08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xantinon b12 c/10 drag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.71</text:p>
          </table:table-cell>
          <table:table-cell office:value-type="float" office:value="75781" calcext:value-type="float">
            <text:p>7578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8-09 00:00:00</text:p>
          </table:table-cell>
          <table:table-cell office:value-type="float" office:value="1470700800" calcext:value-type="float">
            <text:p>1470700800</text:p>
          </table:table-cell>
          <table:table-cell office:value-type="string" calcext:value-type="string">
            <text:p>991.21</text:p>
          </table:table-cell>
          <table:table-cell office:value-type="string" calcext:value-type="string">
            <text:p>lenivaldo do nascimento gomes</text:p>
          </table:table-cell>
          <table:table-cell office:value-type="float" office:value="6971511000137" calcext:value-type="float">
            <text:p>697151100013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baiana</text:p>
          </table:table-cell>
          <table:table-cell office:value-type="float" office:value="58360000" calcext:value-type="float">
            <text:p>58360000</text:p>
          </table:table-cell>
          <table:table-cell office:value-type="string" calcext:value-type="string">
            <text:p>-7.3299566</text:p>
          </table:table-cell>
          <table:table-cell office:value-type="string" calcext:value-type="string">
            <text:p>-35.3359995</text:p>
          </table:table-cell>
          <table:table-cell office:value-type="string" calcext:value-type="string">
            <text:p>lumigan 0,03% sol fr 3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19.65</text:p>
          </table:table-cell>
          <table:table-cell office:value-type="float" office:value="62046" calcext:value-type="float">
            <text:p>62046</text:p>
          </table:table-cell>
          <table:table-cell table:number-columns-repeated="2"/>
        </table:table-row>
        <table:table-row table:style-name="ro1">
          <table:table-cell office:value-type="float" office:value="12723" calcext:value-type="float">
            <text:p>127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2-03 09:57:06</text:p>
          </table:table-cell>
          <table:table-cell office:value-type="float" office:value="1454493426" calcext:value-type="float">
            <text:p>1454493426</text:p>
          </table:table-cell>
          <table:table-cell office:value-type="string" calcext:value-type="string">
            <text:p>6267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.0</text:p>
          </table:table-cell>
          <table:table-cell office:value-type="float" office:value="30741" calcext:value-type="float">
            <text:p>3074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992.27</text:p>
          </table:table-cell>
          <table:table-cell office:value-type="string" calcext:value-type="string">
            <text:p>lenivaldo do nascimento gomes</text:p>
          </table:table-cell>
          <table:table-cell office:value-type="float" office:value="6971511000137" calcext:value-type="float">
            <text:p>697151100013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baiana</text:p>
          </table:table-cell>
          <table:table-cell office:value-type="float" office:value="58360000" calcext:value-type="float">
            <text:p>58360000</text:p>
          </table:table-cell>
          <table:table-cell office:value-type="string" calcext:value-type="string">
            <text:p>-7.3299566</text:p>
          </table:table-cell>
          <table:table-cell office:value-type="string" calcext:value-type="string">
            <text:p>-35.3359995</text:p>
          </table:table-cell>
          <table:table-cell office:value-type="string" calcext:value-type="string">
            <text:p>lumigan 0,03% sol fr 3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20.71</text:p>
          </table:table-cell>
          <table:table-cell office:value-type="float" office:value="62060" calcext:value-type="float">
            <text:p>62060</text:p>
          </table:table-cell>
          <table:table-cell table:number-columns-repeated="2"/>
        </table:table-row>
        <table:table-row table:style-name="ro1">
          <table:table-cell office:value-type="float" office:value="12497" calcext:value-type="float">
            <text:p>124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11 09:58:55</text:p>
          </table:table-cell>
          <table:table-cell office:value-type="float" office:value="1452506335" calcext:value-type="float">
            <text:p>1452506335</text:p>
          </table:table-cell>
          <table:table-cell office:value-type="string" calcext:value-type="string">
            <text:p>2670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48.0</text:p>
          </table:table-cell>
          <table:table-cell office:value-type="float" office:value="33109" calcext:value-type="float">
            <text:p>33109</text:p>
          </table:table-cell>
          <table:table-cell table:number-columns-repeated="2"/>
        </table:table-row>
        <table:table-row table:style-name="ro1">
          <table:table-cell office:value-type="float" office:value="12995" calcext:value-type="float">
            <text:p>129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29 15:48:33</text:p>
          </table:table-cell>
          <table:table-cell office:value-type="float" office:value="1456760913" calcext:value-type="float">
            <text:p>1456760913</text:p>
          </table:table-cell>
          <table:table-cell office:value-type="string" calcext:value-type="string">
            <text:p>3909.3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cose 50 10ml inj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58.0</text:p>
          </table:table-cell>
          <table:table-cell office:value-type="float" office:value="37596" calcext:value-type="float">
            <text:p>37596</text:p>
          </table:table-cell>
          <table:table-cell table:number-columns-repeated="2"/>
        </table:table-row>
        <table:table-row table:style-name="ro1">
          <table:table-cell office:value-type="float" office:value="12997" calcext:value-type="float">
            <text:p>129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9 15:54:14</text:p>
          </table:table-cell>
          <table:table-cell office:value-type="float" office:value="1456761254" calcext:value-type="float">
            <text:p>1456761254</text:p>
          </table:table-cell>
          <table:table-cell office:value-type="string" calcext:value-type="string">
            <text:p>5699.4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cose 50 10ml inj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58.0</text:p>
          </table:table-cell>
          <table:table-cell office:value-type="float" office:value="29510" calcext:value-type="float">
            <text:p>2951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0-19 16:19:00</text:p>
          </table:table-cell>
          <table:table-cell office:value-type="float" office:value="1476893940" calcext:value-type="float">
            <text:p>1476893940</text:p>
          </table:table-cell>
          <table:table-cell office:value-type="string" calcext:value-type="string">
            <text:p>5196.92</text:p>
          </table:table-cell>
          <table:table-cell office:value-type="string" calcext:value-type="string">
            <text:p>amanda leite azevedo costa</text:p>
          </table:table-cell>
          <table:table-cell office:value-type="float" office:value="6182651000126" calcext:value-type="float">
            <text:p>618265100012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gua branca</text:p>
          </table:table-cell>
          <table:table-cell office:value-type="float" office:value="58748000" calcext:value-type="float">
            <text:p>58748000</text:p>
          </table:table-cell>
          <table:table-cell office:value-type="string" calcext:value-type="string">
            <text:p>-5.8913922</text:p>
          </table:table-cell>
          <table:table-cell office:value-type="string" calcext:value-type="string">
            <text:p>-42.6361148</text:p>
          </table:table-cell>
          <table:table-cell office:value-type="string" calcext:value-type="string">
            <text:p>victoza 6 mg/ml sol inj ct x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81.82</text:p>
          </table:table-cell>
          <table:table-cell office:value-type="float" office:value="38702" calcext:value-type="float">
            <text:p>38702</text:p>
          </table:table-cell>
          <table:table-cell table:number-columns-repeated="2"/>
        </table:table-row>
        <table:table-row table:style-name="ro1">
          <table:table-cell office:value-type="float" office:value="12998" calcext:value-type="float">
            <text:p>12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29 16:01:39</text:p>
          </table:table-cell>
          <table:table-cell office:value-type="float" office:value="1456761699" calcext:value-type="float">
            <text:p>1456761699</text:p>
          </table:table-cell>
          <table:table-cell office:value-type="string" calcext:value-type="string">
            <text:p>2404.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0.0</text:p>
          </table:table-cell>
          <table:table-cell office:value-type="float" office:value="30542" calcext:value-type="float">
            <text:p>30542</text:p>
          </table:table-cell>
          <table:table-cell table:number-columns-repeated="2"/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9 18:00:13</text:p>
          </table:table-cell>
          <table:table-cell office:value-type="float" office:value="1456768813" calcext:value-type="float">
            <text:p>1456768813</text:p>
          </table:table-cell>
          <table:table-cell office:value-type="string" calcext:value-type="string">
            <text:p>3942.3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0.0</text:p>
          </table:table-cell>
          <table:table-cell office:value-type="float" office:value="32630" calcext:value-type="float">
            <text:p>3263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16-04-22 16:44:16</text:p>
          </table:table-cell>
          <table:table-cell office:value-type="float" office:value="1461343456" calcext:value-type="float">
            <text:p>1461343456</text:p>
          </table:table-cell>
          <table:table-cell office:value-type="string" calcext:value-type="string">
            <text:p>7555.42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mantidan 100mg c/20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77.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12493" calcext:value-type="float">
            <text:p>124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1-08 17:21:17</text:p>
          </table:table-cell>
          <table:table-cell office:value-type="float" office:value="1452273677" calcext:value-type="float">
            <text:p>1452273677</text:p>
          </table:table-cell>
          <table:table-cell office:value-type="string" calcext:value-type="string">
            <text:p>2389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50.0</text:p>
          </table:table-cell>
          <table:table-cell office:value-type="float" office:value="37627" calcext:value-type="float">
            <text:p>37627</text:p>
          </table:table-cell>
          <table:table-cell table:number-columns-repeated="2"/>
        </table:table-row>
        <table:table-row table:style-name="ro1">
          <table:table-cell office:value-type="float" office:value="12478" calcext:value-type="float">
            <text:p>124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1-07 16:14:51</text:p>
          </table:table-cell>
          <table:table-cell office:value-type="float" office:value="1452183291" calcext:value-type="float">
            <text:p>1452183291</text:p>
          </table:table-cell>
          <table:table-cell office:value-type="string" calcext:value-type="string">
            <text:p>2758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12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12.0</text:p>
          </table:table-cell>
          <table:table-cell office:value-type="float" office:value="35698" calcext:value-type="float">
            <text:p>35698</text:p>
          </table:table-cell>
          <table:table-cell table:number-columns-repeated="2"/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2-17 16:41:47</text:p>
          </table:table-cell>
          <table:table-cell office:value-type="float" office:value="1455727307" calcext:value-type="float">
            <text:p>1455727307</text:p>
          </table:table-cell>
          <table:table-cell office:value-type="string" calcext:value-type="string">
            <text:p>2943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6.0</text:p>
          </table:table-cell>
          <table:table-cell office:value-type="float" office:value="31687" calcext:value-type="float">
            <text:p>3168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16-05-13 16:03:40</text:p>
          </table:table-cell>
          <table:table-cell office:value-type="float" office:value="1463155420" calcext:value-type="float">
            <text:p>1463155420</text:p>
          </table:table-cell>
          <table:table-cell office:value-type="string" calcext:value-type="string">
            <text:p>14959.35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med 500 mg c/ 20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.5</text:p>
          </table:table-cell>
          <table:table-cell office:value-type="float" office:value="65174" calcext:value-type="float">
            <text:p>6517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16-05-18 14:58:49</text:p>
          </table:table-cell>
          <table:table-cell office:value-type="float" office:value="1463583529" calcext:value-type="float">
            <text:p>1463583529</text:p>
          </table:table-cell>
          <table:table-cell office:value-type="string" calcext:value-type="string">
            <text:p>14959.35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med 500 mg c/ 20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.5</text:p>
          </table:table-cell>
          <table:table-cell office:value-type="float" office:value="65887" calcext:value-type="float">
            <text:p>658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6-05-20 10:24:53</text:p>
          </table:table-cell>
          <table:table-cell office:value-type="float" office:value="1463739893" calcext:value-type="float">
            <text:p>1463739893</text:p>
          </table:table-cell>
          <table:table-cell office:value-type="string" calcext:value-type="string">
            <text:p>5001.36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med 500 mg c/ 20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.5</text:p>
          </table:table-cell>
          <table:table-cell office:value-type="float" office:value="65311" calcext:value-type="float">
            <text:p>6531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2-12 11:25:00</text:p>
          </table:table-cell>
          <table:table-cell office:value-type="float" office:value="1455276300" calcext:value-type="float">
            <text:p>1455276300</text:p>
          </table:table-cell>
          <table:table-cell office:value-type="string" calcext:value-type="string">
            <text:p>7159.91</text:p>
          </table:table-cell>
          <table:table-cell office:value-type="string" calcext:value-type="string">
            <text:p>orione saraiva jales - me</text:p>
          </table:table-cell>
          <table:table-cell office:value-type="float" office:value="16525308000190" calcext:value-type="float">
            <text:p>1652530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jose do brejo do cruz</text:p>
          </table:table-cell>
          <table:table-cell office:value-type="float" office:value="58893000" calcext:value-type="float">
            <text:p>58893000</text:p>
          </table:table-cell>
          <table:table-cell office:value-type="string" calcext:value-type="string">
            <text:p>-6.212327</text:p>
          </table:table-cell>
          <table:table-cell office:value-type="string" calcext:value-type="string">
            <text:p>-37.3544536</text:p>
          </table:table-cell>
          <table:table-cell office:value-type="string" calcext:value-type="string">
            <text:p>aradois h 100/2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03.3</text:p>
          </table:table-cell>
          <table:table-cell office:value-type="float" office:value="74410" calcext:value-type="float">
            <text:p>74410</text:p>
          </table:table-cell>
          <table:table-cell table:number-columns-repeated="2"/>
        </table:table-row>
        <table:table-row table:style-name="ro1">
          <table:table-cell office:value-type="float" office:value="12847" calcext:value-type="float">
            <text:p>128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2-17 09:56:17</text:p>
          </table:table-cell>
          <table:table-cell office:value-type="float" office:value="1455702977" calcext:value-type="float">
            <text:p>1455702977</text:p>
          </table:table-cell>
          <table:table-cell office:value-type="string" calcext:value-type="string">
            <text:p>3819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cose 50 10ml inj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58.0</text:p>
          </table:table-cell>
          <table:table-cell office:value-type="float" office:value="33841" calcext:value-type="float">
            <text:p>338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6-13 14:33:45</text:p>
          </table:table-cell>
          <table:table-cell office:value-type="float" office:value="1465828425" calcext:value-type="float">
            <text:p>1465828425</text:p>
          </table:table-cell>
          <table:table-cell office:value-type="string" calcext:value-type="string">
            <text:p>2632.08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biovita c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.5</text:p>
          </table:table-cell>
          <table:table-cell office:value-type="float" office:value="65894" calcext:value-type="float">
            <text:p>6589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016-08-23 10:44:21</text:p>
          </table:table-cell>
          <table:table-cell office:value-type="float" office:value="1471949061" calcext:value-type="float">
            <text:p>1471949061</text:p>
          </table:table-cell>
          <table:table-cell office:value-type="string" calcext:value-type="string">
            <text:p>8390.63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bissulfato de clopidogrel 7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2.93</text:p>
          </table:table-cell>
          <table:table-cell office:value-type="float" office:value="49837" calcext:value-type="float">
            <text:p>4983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6-06-22 13:23:32</text:p>
          </table:table-cell>
          <table:table-cell office:value-type="float" office:value="1466601812" calcext:value-type="float">
            <text:p>1466601812</text:p>
          </table:table-cell>
          <table:table-cell office:value-type="string" calcext:value-type="string">
            <text:p>20664.87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91.34</text:p>
          </table:table-cell>
          <table:table-cell office:value-type="string" calcext:value-type="string">
            <text:p>3548.04</text:p>
          </table:table-cell>
          <table:table-cell office:value-type="float" office:value="56479" calcext:value-type="float">
            <text:p>5647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31 07:25:00</text:p>
          </table:table-cell>
          <table:table-cell office:value-type="float" office:value="1459409100" calcext:value-type="float">
            <text:p>1459409100</text:p>
          </table:table-cell>
          <table:table-cell office:value-type="string" calcext:value-type="string">
            <text:p>8185.46</text:p>
          </table:table-cell>
          <table:table-cell office:value-type="string" calcext:value-type="string">
            <text:p>farma fonseca ltda epp</text:p>
          </table:table-cell>
          <table:table-cell office:value-type="float" office:value="4500455000127" calcext:value-type="float">
            <text:p>4500455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levoid 100mg c/3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9.5</text:p>
          </table:table-cell>
          <table:table-cell office:value-type="float" office:value="69807" calcext:value-type="float">
            <text:p>69807</text:p>
          </table:table-cell>
          <table:table-cell table:number-columns-repeated="2"/>
        </table:table-row>
        <table:table-row table:style-name="ro1">
          <table:table-cell office:value-type="float" office:value="12879" calcext:value-type="float">
            <text:p>12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07 00:00:00</text:p>
          </table:table-cell>
          <table:table-cell office:value-type="float" office:value="1475798400" calcext:value-type="float">
            <text:p>147579840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agua injecao 10ml cx c/ 200 und (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76.0</text:p>
          </table:table-cell>
          <table:table-cell office:value-type="float" office:value="49185" calcext:value-type="float">
            <text:p>49185</text:p>
          </table:table-cell>
          <table:table-cell table:number-columns-repeated="2"/>
        </table:table-row>
        <table:table-row table:style-name="ro1">
          <table:table-cell office:value-type="float" office:value="13348" calcext:value-type="float">
            <text:p>133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05 15:46:46</text:p>
          </table:table-cell>
          <table:table-cell office:value-type="float" office:value="1459871206" calcext:value-type="float">
            <text:p>1459871206</text:p>
          </table:table-cell>
          <table:table-cell office:value-type="string" calcext:value-type="string">
            <text:p>11394.99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0.0</text:p>
          </table:table-cell>
          <table:table-cell office:value-type="float" office:value="37602" calcext:value-type="float">
            <text:p>37602</text:p>
          </table:table-cell>
          <table:table-cell table:number-columns-repeated="2"/>
        </table:table-row>
        <table:table-row table:style-name="ro1">
          <table:table-cell office:value-type="float" office:value="12568" calcext:value-type="float">
            <text:p>125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1-14 15:21:32</text:p>
          </table:table-cell>
          <table:table-cell office:value-type="float" office:value="1452784892" calcext:value-type="float">
            <text:p>1452784892</text:p>
          </table:table-cell>
          <table:table-cell office:value-type="string" calcext:value-type="string">
            <text:p>1040.4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imeticona 10ml gts 75mg/ml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57.5</text:p>
          </table:table-cell>
          <table:table-cell office:value-type="float" office:value="36859" calcext:value-type="float">
            <text:p>36859</text:p>
          </table:table-cell>
          <table:table-cell table:number-columns-repeated="2"/>
        </table:table-row>
        <table:table-row table:style-name="ro1">
          <table:table-cell office:value-type="float" office:value="14290" calcext:value-type="float">
            <text:p>142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7-08 14:30:04</text:p>
          </table:table-cell>
          <table:table-cell office:value-type="float" office:value="1467988204" calcext:value-type="float">
            <text:p>1467988204</text:p>
          </table:table-cell>
          <table:table-cell office:value-type="string" calcext:value-type="string">
            <text:p>5596.37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imeticona 40mg cp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1.75</text:p>
          </table:table-cell>
          <table:table-cell office:value-type="float" office:value="36834" calcext:value-type="float">
            <text:p>3683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16-03-22 17:46:39</text:p>
          </table:table-cell>
          <table:table-cell office:value-type="float" office:value="1458668799" calcext:value-type="float">
            <text:p>1458668799</text:p>
          </table:table-cell>
          <table:table-cell office:value-type="string" calcext:value-type="string">
            <text:p>6290.15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depakene xarope 100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14.98</text:p>
          </table:table-cell>
          <table:table-cell office:value-type="string" calcext:value-type="string">
            <text:p>149.8</text:p>
          </table:table-cell>
          <table:table-cell office:value-type="float" office:value="49985" calcext:value-type="float">
            <text:p>49985</text:p>
          </table:table-cell>
          <table:table-cell table:number-columns-repeated="2"/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1-03 09:27:12</text:p>
          </table:table-cell>
          <table:table-cell office:value-type="float" office:value="1478165232" calcext:value-type="float">
            <text:p>1478165232</text:p>
          </table:table-cell>
          <table:table-cell office:value-type="string" calcext:value-type="string">
            <text:p>2958.4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12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.0</text:p>
          </table:table-cell>
          <table:table-cell office:value-type="float" office:value="31605" calcext:value-type="float">
            <text:p>31605</text:p>
          </table:table-cell>
          <table:table-cell table:number-columns-repeated="2"/>
        </table:table-row>
        <table:table-row table:style-name="ro1">
          <table:table-cell office:value-type="float" office:value="12618" calcext:value-type="float">
            <text:p>126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21 09:50:15</text:p>
          </table:table-cell>
          <table:table-cell office:value-type="float" office:value="1453369815" calcext:value-type="float">
            <text:p>1453369815</text:p>
          </table:table-cell>
          <table:table-cell office:value-type="string" calcext:value-type="string">
            <text:p>2098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0.0</text:p>
          </table:table-cell>
          <table:table-cell office:value-type="float" office:value="33114" calcext:value-type="float">
            <text:p>3311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6-11-06 08:55:02</text:p>
          </table:table-cell>
          <table:table-cell office:value-type="float" office:value="1478422502" calcext:value-type="float">
            <text:p>1478422502</text:p>
          </table:table-cell>
          <table:table-cell office:value-type="string" calcext:value-type="string">
            <text:p>2507.3</text:p>
          </table:table-cell>
          <table:table-cell office:value-type="string" calcext:value-type="string">
            <text:p>b. j. de aquino filho me</text:p>
          </table:table-cell>
          <table:table-cell office:value-type="float" office:value="5316816000142" calcext:value-type="float">
            <text:p>531681600014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acho dos cavalos</text:p>
          </table:table-cell>
          <table:table-cell office:value-type="float" office:value="58870000" calcext:value-type="float">
            <text:p>58870000</text:p>
          </table:table-cell>
          <table:table-cell office:value-type="string" calcext:value-type="string">
            <text:p>-6.4355877</text:p>
          </table:table-cell>
          <table:table-cell office:value-type="string" calcext:value-type="string">
            <text:p>-37.6560108</text:p>
          </table:table-cell>
          <table:table-cell office:value-type="string" calcext:value-type="string">
            <text:p>systane ul - fr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2.1</text:p>
          </table:table-cell>
          <table:table-cell office:value-type="float" office:value="63866" calcext:value-type="float">
            <text:p>6386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2-01 00:00:00</text:p>
          </table:table-cell>
          <table:table-cell office:value-type="float" office:value="1454284800" calcext:value-type="float">
            <text:p>1454284800</text:p>
          </table:table-cell>
          <table:table-cell office:value-type="string" calcext:value-type="string">
            <text:p>2440.69</text:p>
          </table:table-cell>
          <table:table-cell office:value-type="string" calcext:value-type="string">
            <text:p>joao de deus rodrigues de oliveira</text:p>
          </table:table-cell>
          <table:table-cell office:value-type="float" office:value="41127861000112" calcext:value-type="float">
            <text:p>4112786100011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eial</text:p>
          </table:table-cell>
          <table:table-cell office:value-type="float" office:value="58140000" calcext:value-type="float">
            <text:p>58140000</text:p>
          </table:table-cell>
          <table:table-cell office:value-type="string" calcext:value-type="string">
            <text:p>-7.0501306</text:p>
          </table:table-cell>
          <table:table-cell office:value-type="string" calcext:value-type="string">
            <text:p>-35.9245244</text:p>
          </table:table-cell>
          <table:table-cell office:value-type="string" calcext:value-type="string">
            <text:p>motore 250mg 60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78.69</text:p>
          </table:table-cell>
          <table:table-cell office:value-type="float" office:value="54862" calcext:value-type="float">
            <text:p>5486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016-05-13 16:03:40</text:p>
          </table:table-cell>
          <table:table-cell office:value-type="float" office:value="1463155420" calcext:value-type="float">
            <text:p>1463155420</text:p>
          </table:table-cell>
          <table:table-cell office:value-type="string" calcext:value-type="string">
            <text:p>14959.35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med 500mg comp 20x10 (medqu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.0</text:p>
          </table:table-cell>
          <table:table-cell office:value-type="float" office:value="65164" calcext:value-type="float">
            <text:p>65164</text:p>
          </table:table-cell>
          <table:table-cell table:number-columns-repeated="2"/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1 10:38:07</text:p>
          </table:table-cell>
          <table:table-cell office:value-type="float" office:value="1456828687" calcext:value-type="float">
            <text:p>1456828687</text:p>
          </table:table-cell>
          <table:table-cell office:value-type="string" calcext:value-type="string">
            <text:p>3524.7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24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01.6</text:p>
          </table:table-cell>
          <table:table-cell office:value-type="float" office:value="35701" calcext:value-type="float">
            <text:p>35701</text:p>
          </table:table-cell>
          <table:table-cell table:number-columns-repeated="2"/>
        </table:table-row>
        <table:table-row table:style-name="ro1">
          <table:table-cell office:value-type="float" office:value="12923" calcext:value-type="float">
            <text:p>129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2-24 09:11:57</text:p>
          </table:table-cell>
          <table:table-cell office:value-type="float" office:value="1456305117" calcext:value-type="float">
            <text:p>1456305117</text:p>
          </table:table-cell>
          <table:table-cell office:value-type="string" calcext:value-type="string">
            <text:p>1963.24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50.4</text:p>
          </table:table-cell>
          <table:table-cell office:value-type="float" office:value="33856" calcext:value-type="float">
            <text:p>33856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8 00:00:00</text:p>
          </table:table-cell>
          <table:table-cell office:value-type="float" office:value="1453075200" calcext:value-type="float">
            <text:p>1453075200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sesi</text:p>
          </table:table-cell>
          <table:table-cell office:value-type="string" calcext:value-type="string">
            <text:p>bayeux</text:p>
          </table:table-cell>
          <table:table-cell office:value-type="float" office:value="58306010" calcext:value-type="float">
            <text:p>58306010</text:p>
          </table:table-cell>
          <table:table-cell office:value-type="string" calcext:value-type="string">
            <text:p>-7.1301631</text:p>
          </table:table-cell>
          <table:table-cell office:value-type="string" calcext:value-type="string">
            <text:p>-34.936532</text:p>
          </table:table-cell>
          <table:table-cell office:value-type="string" calcext:value-type="string">
            <text:p>metoclopramida 10mg/2ml amp metrofarma vp (pontu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280.0</text:p>
          </table:table-cell>
          <table:table-cell office:value-type="float" office:value="49121" calcext:value-type="float">
            <text:p>49121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8 00:00:00</text:p>
          </table:table-cell>
          <table:table-cell office:value-type="float" office:value="1453075200" calcext:value-type="float">
            <text:p>1453075200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sesi</text:p>
          </table:table-cell>
          <table:table-cell office:value-type="string" calcext:value-type="string">
            <text:p>bayeux</text:p>
          </table:table-cell>
          <table:table-cell office:value-type="float" office:value="58306010" calcext:value-type="float">
            <text:p>58306010</text:p>
          </table:table-cell>
          <table:table-cell office:value-type="string" calcext:value-type="string">
            <text:p>-7.1301631</text:p>
          </table:table-cell>
          <table:table-cell office:value-type="string" calcext:value-type="string">
            <text:p>-34.936532</text:p>
          </table:table-cell>
          <table:table-cell office:value-type="string" calcext:value-type="string">
            <text:p>metoclopramida 10mg/2ml amp metrofarma vp (pontu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280.0</text:p>
          </table:table-cell>
          <table:table-cell office:value-type="float" office:value="49119" calcext:value-type="float">
            <text:p>4911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016-05-18 14:58:49</text:p>
          </table:table-cell>
          <table:table-cell office:value-type="float" office:value="1463583529" calcext:value-type="float">
            <text:p>1463583529</text:p>
          </table:table-cell>
          <table:table-cell office:value-type="string" calcext:value-type="string">
            <text:p>14959.35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med 500mg comp 20x10 (medqu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.0</text:p>
          </table:table-cell>
          <table:table-cell office:value-type="float" office:value="65877" calcext:value-type="float">
            <text:p>6587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16-05-20 10:34:05</text:p>
          </table:table-cell>
          <table:table-cell office:value-type="float" office:value="1463740445" calcext:value-type="float">
            <text:p>1463740445</text:p>
          </table:table-cell>
          <table:table-cell office:value-type="string" calcext:value-type="string">
            <text:p>4993.69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med 500mg comp 20x10 (medqu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.0</text:p>
          </table:table-cell>
          <table:table-cell office:value-type="float" office:value="65471" calcext:value-type="float">
            <text:p>6547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16-04-22 16:44:16</text:p>
          </table:table-cell>
          <table:table-cell office:value-type="float" office:value="1461343456" calcext:value-type="float">
            <text:p>1461343456</text:p>
          </table:table-cell>
          <table:table-cell office:value-type="string" calcext:value-type="string">
            <text:p>7555.42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artico sol or cx 30 sach 5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9.45</text:p>
          </table:table-cell>
          <table:table-cell office:value-type="float" office:value="49998" calcext:value-type="float">
            <text:p>4999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16-03-22 17:46:39</text:p>
          </table:table-cell>
          <table:table-cell office:value-type="float" office:value="1458668799" calcext:value-type="float">
            <text:p>1458668799</text:p>
          </table:table-cell>
          <table:table-cell office:value-type="string" calcext:value-type="string">
            <text:p>6290.15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mantidan 100mg c/20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76.1</text:p>
          </table:table-cell>
          <table:table-cell office:value-type="float" office:value="49981" calcext:value-type="float">
            <text:p>4998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haldol 5 mg c/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.92</text:p>
          </table:table-cell>
          <table:table-cell office:value-type="float" office:value="49517" calcext:value-type="float">
            <text:p>49517</text:p>
          </table:table-cell>
          <table:table-cell table:number-columns-repeated="2"/>
        </table:table-row>
        <table:table-row table:style-name="ro1">
          <table:table-cell office:value-type="float" office:value="12527" calcext:value-type="float">
            <text:p>125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12 15:39:55</text:p>
          </table:table-cell>
          <table:table-cell office:value-type="float" office:value="1452613195" calcext:value-type="float">
            <text:p>1452613195</text:p>
          </table:table-cell>
          <table:table-cell office:value-type="string" calcext:value-type="string">
            <text:p>1797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0.0</text:p>
          </table:table-cell>
          <table:table-cell office:value-type="float" office:value="33836" calcext:value-type="float">
            <text:p>33836</text:p>
          </table:table-cell>
          <table:table-cell table:number-columns-repeated="2"/>
        </table:table-row>
        <table:table-row table:style-name="ro1">
          <table:table-cell office:value-type="float" office:value="47395" calcext:value-type="float">
            <text:p>473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6-10 15:17:00</text:p>
          </table:table-cell>
          <table:table-cell office:value-type="float" office:value="1465571820" calcext:value-type="float">
            <text:p>1465571820</text:p>
          </table:table-cell>
          <table:table-cell office:value-type="string" calcext:value-type="string">
            <text:p>5908.03</text:p>
          </table:table-cell>
          <table:table-cell office:value-type="string" calcext:value-type="string">
            <text:p>luciano l. da silva (distrifarma)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digoxina 0,25mg c/100cpr gen.hos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0.21</text:p>
          </table:table-cell>
          <table:table-cell office:value-type="float" office:value="66497" calcext:value-type="float">
            <text:p>66497</text:p>
          </table:table-cell>
          <table:table-cell table:number-columns-repeated="2"/>
        </table:table-row>
        <table:table-row table:style-name="ro1">
          <table:table-cell office:value-type="float" office:value="12909" calcext:value-type="float">
            <text:p>129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2-22 16:05:20</text:p>
          </table:table-cell>
          <table:table-cell office:value-type="float" office:value="1456157120" calcext:value-type="float">
            <text:p>1456157120</text:p>
          </table:table-cell>
          <table:table-cell office:value-type="string" calcext:value-type="string">
            <text:p>5274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0.0</text:p>
          </table:table-cell>
          <table:table-cell office:value-type="float" office:value="34635" calcext:value-type="float">
            <text:p>34635</text:p>
          </table:table-cell>
          <table:table-cell table:number-columns-repeated="2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6-08 15:19:51</text:p>
          </table:table-cell>
          <table:table-cell office:value-type="float" office:value="1465399191" calcext:value-type="float">
            <text:p>1465399191</text:p>
          </table:table-cell>
          <table:table-cell office:value-type="string" calcext:value-type="string">
            <text:p>3471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90.0</text:p>
          </table:table-cell>
          <table:table-cell office:value-type="float" office:value="30532" calcext:value-type="float">
            <text:p>30532</text:p>
          </table:table-cell>
          <table:table-cell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12 00:00:00</text:p>
          </table:table-cell>
          <table:table-cell office:value-type="float" office:value="1470960000" calcext:value-type="float">
            <text:p>1470960000</text:p>
          </table:table-cell>
          <table:table-cell office:value-type="string" calcext:value-type="string">
            <text:p>370.2</text:p>
          </table:table-cell>
          <table:table-cell office:value-type="string" calcext:value-type="string">
            <text:p>medicalnet dist produtos para saude ltda</text:p>
          </table:table-cell>
          <table:table-cell office:value-type="float" office:value="10483375000103" calcext:value-type="float">
            <text:p>10483375000103</text:p>
          </table:table-cell>
          <table:table-cell office:value-type="string" calcext:value-type="string">
            <text:p>intermares</text:p>
          </table:table-cell>
          <table:table-cell office:value-type="string" calcext:value-type="string">
            <text:p>cabedelo</text:p>
          </table:table-cell>
          <table:table-cell office:value-type="float" office:value="58102071" calcext:value-type="float">
            <text:p>58102071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cloridrato de metroclopramida 4mg/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49257" calcext:value-type="float">
            <text:p>49257</text:p>
          </table:table-cell>
          <table:table-cell table:number-columns-repeated="2"/>
        </table:table-row>
        <table:table-row table:style-name="ro1">
          <table:table-cell office:value-type="float" office:value="43645" calcext:value-type="float">
            <text:p>43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3 09:31:00</text:p>
          </table:table-cell>
          <table:table-cell office:value-type="float" office:value="1456997460" calcext:value-type="float">
            <text:p>1456997460</text:p>
          </table:table-cell>
          <table:table-cell office:value-type="string" calcext:value-type="string">
            <text:p>32888.0</text:p>
          </table:table-cell>
          <table:table-cell office:value-type="string" calcext:value-type="string">
            <text:p>uni hospitalar ltda</text:p>
          </table:table-cell>
          <table:table-cell office:value-type="float" office:value="7484373000124" calcext:value-type="float">
            <text:p>7484373000124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ecife</text:p>
          </table:table-cell>
          <table:table-cell office:value-type="float" office:value="51350560" calcext:value-type="float">
            <text:p>5135056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clenil hfa 250mcg spray 10ml 200 doses (chiesi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32888.0</text:p>
          </table:table-cell>
          <table:table-cell office:value-type="float" office:value="46309" calcext:value-type="float">
            <text:p>46309</text:p>
          </table:table-cell>
          <table:table-cell table:number-columns-repeated="2"/>
        </table:table-row>
        <table:table-row table:style-name="ro1">
          <table:table-cell office:value-type="float" office:value="13794" calcext:value-type="float">
            <text:p>1379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16-05-17 15:28:39</text:p>
          </table:table-cell>
          <table:table-cell office:value-type="float" office:value="1463498919" calcext:value-type="float">
            <text:p>1463498919</text:p>
          </table:table-cell>
          <table:table-cell office:value-type="string" calcext:value-type="string">
            <text:p>32766.7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imeticona 10ml gts 75mg/ml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67.5</text:p>
          </table:table-cell>
          <table:table-cell office:value-type="float" office:value="37066" calcext:value-type="float">
            <text:p>3706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2-22 16:33:22</text:p>
          </table:table-cell>
          <table:table-cell office:value-type="float" office:value="1456158802" calcext:value-type="float">
            <text:p>1456158802</text:p>
          </table:table-cell>
          <table:table-cell office:value-type="string" calcext:value-type="string">
            <text:p>3741.36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mantidan 100mg c/20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76.1</text:p>
          </table:table-cell>
          <table:table-cell office:value-type="float" office:value="49951" calcext:value-type="float">
            <text:p>4995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11-03 00:00:00</text:p>
          </table:table-cell>
          <table:table-cell office:value-type="float" office:value="1478131200" calcext:value-type="float">
            <text:p>1478131200</text:p>
          </table:table-cell>
          <table:table-cell office:value-type="string" calcext:value-type="string">
            <text:p>5762.84</text:p>
          </table:table-cell>
          <table:table-cell office:value-type="string" calcext:value-type="string">
            <text:p>vasconcelos comercio de produtos farmaceuticos ltd</text:p>
          </table:table-cell>
          <table:table-cell office:value-type="float" office:value="6228626000136" calcext:value-type="float">
            <text:p>62286260001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nova floresta</text:p>
          </table:table-cell>
          <table:table-cell office:value-type="float" office:value="58178000" calcext:value-type="float">
            <text:p>58178000</text:p>
          </table:table-cell>
          <table:table-cell office:value-type="string" calcext:value-type="string">
            <text:p>-6.4554313</text:p>
          </table:table-cell>
          <table:table-cell office:value-type="string" calcext:value-type="string">
            <text:p>-36.2040005</text:p>
          </table:table-cell>
          <table:table-cell office:value-type="string" calcext:value-type="string">
            <text:p>lorazepam 2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0.11</text:p>
          </table:table-cell>
          <table:table-cell office:value-type="float" office:value="60999" calcext:value-type="float">
            <text:p>60999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2-23 09:34:26</text:p>
          </table:table-cell>
          <table:table-cell office:value-type="float" office:value="1456220066" calcext:value-type="float">
            <text:p>1456220066</text:p>
          </table:table-cell>
          <table:table-cell office:value-type="string" calcext:value-type="string">
            <text:p>7305.32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3115.86</text:p>
          </table:table-cell>
          <table:table-cell office:value-type="float" office:value="56236" calcext:value-type="float">
            <text:p>5623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16-06-30 00:00:00</text:p>
          </table:table-cell>
          <table:table-cell office:value-type="float" office:value="1467244800" calcext:value-type="float">
            <text:p>1467244800</text:p>
          </table:table-cell>
          <table:table-cell office:value-type="string" calcext:value-type="string">
            <text:p>13258.93</text:p>
          </table:table-cell>
          <table:table-cell office:value-type="string" calcext:value-type="string">
            <text:p>joaquim betanio moreira furtado</text:p>
          </table:table-cell>
          <table:table-cell office:value-type="float" office:value="11188272000183" calcext:value-type="float">
            <text:p>1118827200018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uirauna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521424</text:p>
          </table:table-cell>
          <table:table-cell office:value-type="string" calcext:value-type="string">
            <text:p>-38.4120654</text:p>
          </table:table-cell>
          <table:table-cell office:value-type="string" calcext:value-type="string">
            <text:p>phosfoenema fr 130ml cristali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2.41</text:p>
          </table:table-cell>
          <table:table-cell office:value-type="float" office:value="61883" calcext:value-type="float">
            <text:p>61883</text:p>
          </table:table-cell>
          <table:table-cell table:number-columns-repeated="2"/>
        </table:table-row>
        <table:table-row table:style-name="ro1">
          <table:table-cell office:value-type="float" office:value="57592" calcext:value-type="float">
            <text:p>575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30 09:13:00</text:p>
          </table:table-cell>
          <table:table-cell office:value-type="float" office:value="1475226780" calcext:value-type="float">
            <text:p>1475226780</text:p>
          </table:table-cell>
          <table:table-cell office:value-type="string" calcext:value-type="string">
            <text:p>419650.0</text:p>
          </table:table-cell>
          <table:table-cell office:value-type="string" calcext:value-type="string">
            <text:p>exata distribuidora hospitalar ltda</text:p>
          </table:table-cell>
          <table:table-cell office:value-type="float" office:value="5008240000156" calcext:value-type="float">
            <text:p>5008240000156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recife</text:p>
          </table:table-cell>
          <table:table-cell office:value-type="float" office:value="50670280" calcext:value-type="float">
            <text:p>5067028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alenia 12/400mcg poinal c/60 c/60 cp+inal (biosintetica farmaceutic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36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82897.0</text:p>
          </table:table-cell>
          <table:table-cell office:value-type="float" office:value="46198" calcext:value-type="float">
            <text:p>4619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17 16:22:00</text:p>
          </table:table-cell>
          <table:table-cell office:value-type="float" office:value="1458231720" calcext:value-type="float">
            <text:p>1458231720</text:p>
          </table:table-cell>
          <table:table-cell office:value-type="string" calcext:value-type="string">
            <text:p>6365.65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7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64.0</text:p>
          </table:table-cell>
          <table:table-cell office:value-type="float" office:value="50888" calcext:value-type="float">
            <text:p>50888</text:p>
          </table:table-cell>
          <table:table-cell table:number-columns-repeated="2"/>
        </table:table-row>
        <table:table-row table:style-name="ro1">
          <table:table-cell office:value-type="float" office:value="15524" calcext:value-type="float">
            <text:p>155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1-04 17:02:45</text:p>
          </table:table-cell>
          <table:table-cell office:value-type="float" office:value="1478278965" calcext:value-type="float">
            <text:p>1478278965</text:p>
          </table:table-cell>
          <table:table-cell office:value-type="string" calcext:value-type="string">
            <text:p>3528.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12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00.8</text:p>
          </table:table-cell>
          <table:table-cell office:value-type="float" office:value="31614" calcext:value-type="float">
            <text:p>31614</text:p>
          </table:table-cell>
          <table:table-cell table:number-columns-repeated="2"/>
        </table:table-row>
        <table:table-row table:style-name="ro1">
          <table:table-cell office:value-type="float" office:value="12734" calcext:value-type="float">
            <text:p>127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4 09:41:02</text:p>
          </table:table-cell>
          <table:table-cell office:value-type="float" office:value="1454578862" calcext:value-type="float">
            <text:p>1454578862</text:p>
          </table:table-cell>
          <table:table-cell office:value-type="string" calcext:value-type="string">
            <text:p>1064.4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5.8</text:p>
          </table:table-cell>
          <table:table-cell office:value-type="float" office:value="31616" calcext:value-type="float">
            <text:p>31616</text:p>
          </table:table-cell>
          <table:table-cell table:number-columns-repeated="2"/>
        </table:table-row>
        <table:table-row table:style-name="ro1">
          <table:table-cell office:value-type="float" office:value="13016" calcext:value-type="float">
            <text:p>13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9 19:40:54</text:p>
          </table:table-cell>
          <table:table-cell office:value-type="float" office:value="1456774854" calcext:value-type="float">
            <text:p>1456774854</text:p>
          </table:table-cell>
          <table:table-cell office:value-type="string" calcext:value-type="string">
            <text:p>3201.3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60.0</text:p>
          </table:table-cell>
          <table:table-cell office:value-type="float" office:value="33120" calcext:value-type="float">
            <text:p>33120</text:p>
          </table:table-cell>
          <table:table-cell table:number-columns-repeated="2"/>
        </table:table-row>
        <table:table-row table:style-name="ro1">
          <table:table-cell office:value-type="float" office:value="13945" calcext:value-type="float">
            <text:p>13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11 00:00:00</text:p>
          </table:table-cell>
          <table:table-cell office:value-type="float" office:value="1457654400" calcext:value-type="float">
            <text:p>1457654400</text:p>
          </table:table-cell>
          <table:table-cell office:value-type="string" calcext:value-type="string">
            <text:p>691.08</text:p>
          </table:table-cell>
          <table:table-cell office:value-type="string" calcext:value-type="string">
            <text:p>crm comercial ltda me</text:p>
          </table:table-cell>
          <table:table-cell office:value-type="float" office:value="4679119000193" calcext:value-type="float">
            <text:p>4679119000193</text:p>
          </table:table-cell>
          <table:table-cell office:value-type="string" calcext:value-type="string">
            <text:p>petropolis</text:p>
          </table:table-cell>
          <table:table-cell office:value-type="string" calcext:value-type="string">
            <text:p>natal</text:p>
          </table:table-cell>
          <table:table-cell office:value-type="float" office:value="59012570" calcext:value-type="float">
            <text:p>5901257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agua oxigenada 10 vol 10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6.08</text:p>
          </table:table-cell>
          <table:table-cell office:value-type="float" office:value="41875" calcext:value-type="float">
            <text:p>41875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23 00:00:00</text:p>
          </table:table-cell>
          <table:table-cell office:value-type="float" office:value="1479859200" calcext:value-type="float">
            <text:p>1479859200</text:p>
          </table:table-cell>
          <table:table-cell office:value-type="string" calcext:value-type="string">
            <text:p>242.5</text:p>
          </table:table-cell>
          <table:table-cell office:value-type="string" calcext:value-type="string">
            <text:p>medicalnet dist produtos para saude ltda</text:p>
          </table:table-cell>
          <table:table-cell office:value-type="float" office:value="10483375000103" calcext:value-type="float">
            <text:p>10483375000103</text:p>
          </table:table-cell>
          <table:table-cell office:value-type="string" calcext:value-type="string">
            <text:p>intermares</text:p>
          </table:table-cell>
          <table:table-cell office:value-type="string" calcext:value-type="string">
            <text:p>cabedelo</text:p>
          </table:table-cell>
          <table:table-cell office:value-type="float" office:value="58102071" calcext:value-type="float">
            <text:p>58102071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ringer c/lactado 5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47.9</text:p>
          </table:table-cell>
          <table:table-cell office:value-type="float" office:value="49232" calcext:value-type="float">
            <text:p>49232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23 00:00:00</text:p>
          </table:table-cell>
          <table:table-cell office:value-type="float" office:value="1479859200" calcext:value-type="float">
            <text:p>1479859200</text:p>
          </table:table-cell>
          <table:table-cell office:value-type="string" calcext:value-type="string">
            <text:p>242.5</text:p>
          </table:table-cell>
          <table:table-cell office:value-type="string" calcext:value-type="string">
            <text:p>medicalnet dist produtos para saude ltda</text:p>
          </table:table-cell>
          <table:table-cell office:value-type="float" office:value="10483375000103" calcext:value-type="float">
            <text:p>10483375000103</text:p>
          </table:table-cell>
          <table:table-cell office:value-type="string" calcext:value-type="string">
            <text:p>intermares</text:p>
          </table:table-cell>
          <table:table-cell office:value-type="string" calcext:value-type="string">
            <text:p>cabedelo</text:p>
          </table:table-cell>
          <table:table-cell office:value-type="float" office:value="58102071" calcext:value-type="float">
            <text:p>58102071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sol glicose 5% 5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47.9</text:p>
          </table:table-cell>
          <table:table-cell office:value-type="float" office:value="49233" calcext:value-type="float">
            <text:p>49233</text:p>
          </table:table-cell>
          <table:table-cell table:number-columns-repeated="2"/>
        </table:table-row>
        <table:table-row table:style-name="ro1">
          <table:table-cell office:value-type="float" office:value="47260" calcext:value-type="float">
            <text:p>472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6-08 17:54:00</text:p>
          </table:table-cell>
          <table:table-cell office:value-type="float" office:value="1465408440" calcext:value-type="float">
            <text:p>1465408440</text:p>
          </table:table-cell>
          <table:table-cell office:value-type="string" calcext:value-type="string">
            <text:p>5908.03</text:p>
          </table:table-cell>
          <table:table-cell office:value-type="string" calcext:value-type="string">
            <text:p>luciano l. da silva (distrifarma)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digoxina 0,25mg c/100cpr gen.hosp. (teuto hospitalar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0.21</text:p>
          </table:table-cell>
          <table:table-cell office:value-type="float" office:value="66266" calcext:value-type="float">
            <text:p>66266</text:p>
          </table:table-cell>
          <table:table-cell table:number-columns-repeated="2"/>
        </table:table-row>
        <table:table-row table:style-name="ro1">
          <table:table-cell office:value-type="float" office:value="12493" calcext:value-type="float">
            <text:p>124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1-08 17:21:17</text:p>
          </table:table-cell>
          <table:table-cell office:value-type="float" office:value="1452273677" calcext:value-type="float">
            <text:p>1452273677</text:p>
          </table:table-cell>
          <table:table-cell office:value-type="string" calcext:value-type="string">
            <text:p>2389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cose 50 10ml inj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70.0</text:p>
          </table:table-cell>
          <table:table-cell office:value-type="float" office:value="37626" calcext:value-type="float">
            <text:p>37626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12 00:00:00</text:p>
          </table:table-cell>
          <table:table-cell office:value-type="float" office:value="1470960000" calcext:value-type="float">
            <text:p>1470960000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medicalnet dist produtos para saude ltda</text:p>
          </table:table-cell>
          <table:table-cell office:value-type="float" office:value="10483375000103" calcext:value-type="float">
            <text:p>10483375000103</text:p>
          </table:table-cell>
          <table:table-cell office:value-type="string" calcext:value-type="string">
            <text:p>intermares</text:p>
          </table:table-cell>
          <table:table-cell office:value-type="string" calcext:value-type="string">
            <text:p>cabedelo</text:p>
          </table:table-cell>
          <table:table-cell office:value-type="float" office:value="58102071" calcext:value-type="float">
            <text:p>58102071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hyplex b c/100 ampola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87.5</text:p>
          </table:table-cell>
          <table:table-cell office:value-type="float" office:value="49230" calcext:value-type="float">
            <text:p>49230</text:p>
          </table:table-cell>
          <table:table-cell table:number-columns-repeated="2"/>
        </table:table-row>
        <table:table-row table:style-name="ro1">
          <table:table-cell office:value-type="float" office:value="60018" calcext:value-type="float">
            <text:p>60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12-29 00:00:00</text:p>
          </table:table-cell>
          <table:table-cell office:value-type="float" office:value="1482969600" calcext:value-type="float">
            <text:p>1482969600</text:p>
          </table:table-cell>
          <table:table-cell office:value-type="string" calcext:value-type="string">
            <text:p>104430.0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sulfato ferroso susp(masferol)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5750.0</text:p>
          </table:table-cell>
          <table:table-cell office:value-type="float" office:value="13364" calcext:value-type="float">
            <text:p>13364</text:p>
          </table:table-cell>
          <table:table-cell table:number-columns-repeated="2"/>
        </table:table-row>
        <table:table-row table:style-name="ro1">
          <table:table-cell office:value-type="float" office:value="60016" calcext:value-type="float">
            <text:p>60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2-29 00:00:00</text:p>
          </table:table-cell>
          <table:table-cell office:value-type="float" office:value="1482969600" calcext:value-type="float">
            <text:p>1482969600</text:p>
          </table:table-cell>
          <table:table-cell office:value-type="string" calcext:value-type="string">
            <text:p>88495.0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sulfato ferroso susp(masferol)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5750.0</text:p>
          </table:table-cell>
          <table:table-cell office:value-type="float" office:value="10965" calcext:value-type="float">
            <text:p>10965</text:p>
          </table:table-cell>
          <table:table-cell table:number-columns-repeated="2"/>
        </table:table-row>
        <table:table-row table:style-name="ro1">
          <table:table-cell office:value-type="float" office:value="16323" calcext:value-type="float">
            <text:p>16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01 18:04:38</text:p>
          </table:table-cell>
          <table:table-cell office:value-type="float" office:value="1454349878" calcext:value-type="float">
            <text:p>1454349878</text:p>
          </table:table-cell>
          <table:table-cell office:value-type="string" calcext:value-type="string">
            <text:p>4469.4</text:p>
          </table:table-cell>
          <table:table-cell office:value-type="string" calcext:value-type="string">
            <text:p>distribuidora de medicamentos e cosmeticos ltda</text:p>
          </table:table-cell>
          <table:table-cell office:value-type="float" office:value="5316144000175" calcext:value-type="float">
            <text:p>531614400017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ari</text:p>
          </table:table-cell>
          <table:table-cell office:value-type="float" office:value="58345000" calcext:value-type="float">
            <text:p>58345000</text:p>
          </table:table-cell>
          <table:table-cell office:value-type="string" calcext:value-type="string">
            <text:p>-7.0580611</text:p>
          </table:table-cell>
          <table:table-cell office:value-type="string" calcext:value-type="string">
            <text:p>-35.3184163</text:p>
          </table:table-cell>
          <table:table-cell office:value-type="string" calcext:value-type="string">
            <text:p>glibenclamida 5mg gene 30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20.0</text:p>
          </table:table-cell>
          <table:table-cell office:value-type="float" office:value="47489" calcext:value-type="float">
            <text:p>47489</text:p>
          </table:table-cell>
          <table:table-cell table:number-columns-repeated="2"/>
        </table:table-row>
        <table:table-row table:style-name="ro1">
          <table:table-cell office:value-type="float" office:value="12847" calcext:value-type="float">
            <text:p>128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2-17 09:56:17</text:p>
          </table:table-cell>
          <table:table-cell office:value-type="float" office:value="1455702977" calcext:value-type="float">
            <text:p>1455702977</text:p>
          </table:table-cell>
          <table:table-cell office:value-type="string" calcext:value-type="string">
            <text:p>3819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0.0</text:p>
          </table:table-cell>
          <table:table-cell office:value-type="float" office:value="33842" calcext:value-type="float">
            <text:p>33842</text:p>
          </table:table-cell>
          <table:table-cell table:number-columns-repeated="2"/>
        </table:table-row>
        <table:table-row table:style-name="ro1">
          <table:table-cell office:value-type="float" office:value="12620" calcext:value-type="float">
            <text:p>12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1-21 10:11:56</text:p>
          </table:table-cell>
          <table:table-cell office:value-type="float" office:value="1453371116" calcext:value-type="float">
            <text:p>1453371116</text:p>
          </table:table-cell>
          <table:table-cell office:value-type="string" calcext:value-type="string">
            <text:p>7952.5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60.0</text:p>
          </table:table-cell>
          <table:table-cell office:value-type="float" office:value="37002" calcext:value-type="float">
            <text:p>37002</text:p>
          </table:table-cell>
          <table:table-cell table:number-columns-repeated="2"/>
        </table:table-row>
        <table:table-row table:style-name="ro1">
          <table:table-cell office:value-type="float" office:value="370095" calcext:value-type="float">
            <text:p>370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06 21:18:53</text:p>
          </table:table-cell>
          <table:table-cell office:value-type="float" office:value="1475788733" calcext:value-type="float">
            <text:p>1475788733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enoxaparina sodica 40mg/0,4ml <text:s/>l: 452700a q: <text:s text:c="7"/>4,0000 f: 01/05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75.2</text:p>
          </table:table-cell>
          <table:table-cell office:value-type="float" office:value="47671" calcext:value-type="float">
            <text:p>47671</text:p>
          </table:table-cell>
          <table:table-cell table:number-columns-repeated="2"/>
        </table:table-row>
        <table:table-row table:style-name="ro1">
          <table:table-cell office:value-type="float" office:value="162506" calcext:value-type="float">
            <text:p>162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09 15:31:00</text:p>
          </table:table-cell>
          <table:table-cell office:value-type="float" office:value="1462807860" calcext:value-type="float">
            <text:p>1462807860</text:p>
          </table:table-cell>
          <table:table-cell office:value-type="string" calcext:value-type="string">
            <text:p>543120.0</text:p>
          </table:table-cell>
          <table:table-cell office:value-type="string" calcext:value-type="string">
            <text:p>majela hospitalar ltda ce privado</text:p>
          </table:table-cell>
          <table:table-cell office:value-type="float" office:value="2483928000108" calcext:value-type="float">
            <text:p>2483928000108</text:p>
          </table:table-cell>
          <table:table-cell office:value-type="string" calcext:value-type="string">
            <text:p>vila uniao</text:p>
          </table:table-cell>
          <table:table-cell office:value-type="string" calcext:value-type="string">
            <text:p>fortaleza</text:p>
          </table:table-cell>
          <table:table-cell office:value-type="float" office:value="60410800" calcext:value-type="float">
            <text:p>6041080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zytiga 250 mg cx 120 cp 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440.0</text:p>
          </table:table-cell>
          <table:table-cell office:value-type="string" calcext:value-type="string">
            <text:p>543120.0</text:p>
          </table:table-cell>
          <table:table-cell office:value-type="float" office:value="46906" calcext:value-type="float">
            <text:p>46906</text:p>
          </table:table-cell>
          <table:table-cell table:number-columns-repeated="2"/>
        </table:table-row>
        <table:table-row table:style-name="ro1">
          <table:table-cell office:value-type="float" office:value="162510" calcext:value-type="float">
            <text:p>162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09 15:53:00</text:p>
          </table:table-cell>
          <table:table-cell office:value-type="float" office:value="1462809180" calcext:value-type="float">
            <text:p>1462809180</text:p>
          </table:table-cell>
          <table:table-cell office:value-type="string" calcext:value-type="string">
            <text:p>543120.0</text:p>
          </table:table-cell>
          <table:table-cell office:value-type="string" calcext:value-type="string">
            <text:p>majela hospitalar ltda ce privado</text:p>
          </table:table-cell>
          <table:table-cell office:value-type="float" office:value="2483928000108" calcext:value-type="float">
            <text:p>2483928000108</text:p>
          </table:table-cell>
          <table:table-cell office:value-type="string" calcext:value-type="string">
            <text:p>vila uniao</text:p>
          </table:table-cell>
          <table:table-cell office:value-type="string" calcext:value-type="string">
            <text:p>fortaleza</text:p>
          </table:table-cell>
          <table:table-cell office:value-type="float" office:value="60410800" calcext:value-type="float">
            <text:p>6041080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zytiga 250 mg cx 120 cp 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440.0</text:p>
          </table:table-cell>
          <table:table-cell office:value-type="string" calcext:value-type="string">
            <text:p>543120.0</text:p>
          </table:table-cell>
          <table:table-cell office:value-type="float" office:value="47068" calcext:value-type="float">
            <text:p>470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3-01 12:44:25</text:p>
          </table:table-cell>
          <table:table-cell office:value-type="float" office:value="1456836265" calcext:value-type="float">
            <text:p>1456836265</text:p>
          </table:table-cell>
          <table:table-cell office:value-type="string" calcext:value-type="string">
            <text:p>5847.17</text:p>
          </table:table-cell>
          <table:table-cell office:value-type="string" calcext:value-type="string">
            <text:p>maria do o dantas cardoso me</text:p>
          </table:table-cell>
          <table:table-cell office:value-type="float" office:value="22449446000130" calcext:value-type="float">
            <text:p>22449446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dipimed sol fr gts 10ml 789686294002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00.0</text:p>
          </table:table-cell>
          <table:table-cell office:value-type="float" office:value="70344" calcext:value-type="float">
            <text:p>7034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8 10:13:34</text:p>
          </table:table-cell>
          <table:table-cell office:value-type="float" office:value="1479464014" calcext:value-type="float">
            <text:p>1479464014</text:p>
          </table:table-cell>
          <table:table-cell office:value-type="string" calcext:value-type="string">
            <text:p>11750.0</text:p>
          </table:table-cell>
          <table:table-cell office:value-type="string" calcext:value-type="string">
            <text:p>maria do o dantas cardoso me</text:p>
          </table:table-cell>
          <table:table-cell office:value-type="float" office:value="22449446000130" calcext:value-type="float">
            <text:p>22449446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soro fisiol. 0.9% fechad.500ml (.) 7898153652336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750.0</text:p>
          </table:table-cell>
          <table:table-cell office:value-type="float" office:value="69210" calcext:value-type="float">
            <text:p>6921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6-30 20:29:13</text:p>
          </table:table-cell>
          <table:table-cell office:value-type="float" office:value="1467318553" calcext:value-type="float">
            <text:p>1467318553</text:p>
          </table:table-cell>
          <table:table-cell office:value-type="string" calcext:value-type="string">
            <text:p>2107.94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daraprim 25mg c/10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2.81</text:p>
          </table:table-cell>
          <table:table-cell office:value-type="float" office:value="76148" calcext:value-type="float">
            <text:p>7614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2-15 12:09:04</text:p>
          </table:table-cell>
          <table:table-cell office:value-type="float" office:value="1455538144" calcext:value-type="float">
            <text:p>1455538144</text:p>
          </table:table-cell>
          <table:table-cell office:value-type="string" calcext:value-type="string">
            <text:p>12668.97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levodopa+carbidopa 100/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313.5</text:p>
          </table:table-cell>
          <table:table-cell office:value-type="float" office:value="49436" calcext:value-type="float">
            <text:p>49436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9-09 00:00:00</text:p>
          </table:table-cell>
          <table:table-cell office:value-type="float" office:value="1473379200" calcext:value-type="float">
            <text:p>1473379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enivaldo do nascimento gomes</text:p>
          </table:table-cell>
          <table:table-cell office:value-type="float" office:value="6971511000137" calcext:value-type="float">
            <text:p>697151100013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baiana</text:p>
          </table:table-cell>
          <table:table-cell office:value-type="float" office:value="58360000" calcext:value-type="float">
            <text:p>58360000</text:p>
          </table:table-cell>
          <table:table-cell office:value-type="string" calcext:value-type="string">
            <text:p>-7.3299566</text:p>
          </table:table-cell>
          <table:table-cell office:value-type="string" calcext:value-type="string">
            <text:p>-35.3359995</text:p>
          </table:table-cell>
          <table:table-cell office:value-type="string" calcext:value-type="string">
            <text:p>diosmin sdu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2.13</text:p>
          </table:table-cell>
          <table:table-cell office:value-type="float" office:value="62079" calcext:value-type="float">
            <text:p>6207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016-10-13 18:53:29</text:p>
          </table:table-cell>
          <table:table-cell office:value-type="float" office:value="1476384809" calcext:value-type="float">
            <text:p>1476384809</text:p>
          </table:table-cell>
          <table:table-cell office:value-type="string" calcext:value-type="string">
            <text:p>22625.93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artico sol or cx 30 sach 5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9.46</text:p>
          </table:table-cell>
          <table:table-cell office:value-type="float" office:value="49877" calcext:value-type="float">
            <text:p>4987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016-10-13 18:53:29</text:p>
          </table:table-cell>
          <table:table-cell office:value-type="float" office:value="1476384809" calcext:value-type="float">
            <text:p>1476384809</text:p>
          </table:table-cell>
          <table:table-cell office:value-type="string" calcext:value-type="string">
            <text:p>22625.93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artico sol or cx 30 sach 5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9.46</text:p>
          </table:table-cell>
          <table:table-cell office:value-type="float" office:value="49885" calcext:value-type="float">
            <text:p>4988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31 00:00:00</text:p>
          </table:table-cell>
          <table:table-cell office:value-type="float" office:value="1483142400" calcext:value-type="float">
            <text:p>1483142400</text:p>
          </table:table-cell>
          <table:table-cell office:value-type="string" calcext:value-type="string">
            <text:p>7000.57</text:p>
          </table:table-cell>
          <table:table-cell office:value-type="string" calcext:value-type="string">
            <text:p>pedro guedes de araujo</text:p>
          </table:table-cell>
          <table:table-cell office:value-type="float" office:value="1555730000111" calcext:value-type="float">
            <text:p>155573000011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rejo dos santos</text:p>
          </table:table-cell>
          <table:table-cell office:value-type="float" office:value="58880000" calcext:value-type="float">
            <text:p>58880000</text:p>
          </table:table-cell>
          <table:table-cell office:value-type="string" calcext:value-type="string">
            <text:p>-6.3769367</text:p>
          </table:table-cell>
          <table:table-cell office:value-type="string" calcext:value-type="string">
            <text:p>-37.8243125</text:p>
          </table:table-cell>
          <table:table-cell office:value-type="string" calcext:value-type="string">
            <text:p>pantoprazol 20mg 14cpr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1.0</text:p>
          </table:table-cell>
          <table:table-cell office:value-type="float" office:value="55716" calcext:value-type="float">
            <text:p>557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01-22 15:25:21</text:p>
          </table:table-cell>
          <table:table-cell office:value-type="float" office:value="1453476321" calcext:value-type="float">
            <text:p>1453476321</text:p>
          </table:table-cell>
          <table:table-cell office:value-type="string" calcext:value-type="string">
            <text:p>5086.22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mantidan 100mg c/20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76.1</text:p>
          </table:table-cell>
          <table:table-cell office:value-type="float" office:value="49936" calcext:value-type="float">
            <text:p>4993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1:06:06</text:p>
          </table:table-cell>
          <table:table-cell office:value-type="float" office:value="1460027166" calcext:value-type="float">
            <text:p>1460027166</text:p>
          </table:table-cell>
          <table:table-cell office:value-type="string" calcext:value-type="string">
            <text:p>9788.15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25.63</text:p>
          </table:table-cell>
          <table:table-cell office:value-type="string" calcext:value-type="string">
            <text:p>3153.78</text:p>
          </table:table-cell>
          <table:table-cell office:value-type="float" office:value="56313" calcext:value-type="float">
            <text:p>56313</text:p>
          </table:table-cell>
          <table:table-cell table:number-columns-repeated="2"/>
        </table:table-row>
        <table:table-row table:style-name="ro1">
          <table:table-cell office:value-type="float" office:value="13474" calcext:value-type="float">
            <text:p>134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10-19 00:00:00</text:p>
          </table:table-cell>
          <table:table-cell office:value-type="float" office:value="1476835200" calcext:value-type="float">
            <text:p>1476835200</text:p>
          </table:table-cell>
          <table:table-cell office:value-type="string" calcext:value-type="string">
            <text:p>6380.12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sulfato ferroso c/ 500 cpr (diver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80.0</text:p>
          </table:table-cell>
          <table:table-cell office:value-type="float" office:value="49366" calcext:value-type="float">
            <text:p>4936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17 16:22:00</text:p>
          </table:table-cell>
          <table:table-cell office:value-type="float" office:value="1458231720" calcext:value-type="float">
            <text:p>1458231720</text:p>
          </table:table-cell>
          <table:table-cell office:value-type="string" calcext:value-type="string">
            <text:p>6275.4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16.0</text:p>
          </table:table-cell>
          <table:table-cell office:value-type="float" office:value="50881" calcext:value-type="float">
            <text:p>50881</text:p>
          </table:table-cell>
          <table:table-cell table:number-columns-repeated="2"/>
        </table:table-row>
        <table:table-row table:style-name="ro1">
          <table:table-cell office:value-type="float" office:value="13672" calcext:value-type="float">
            <text:p>136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16-05-05 18:58:33</text:p>
          </table:table-cell>
          <table:table-cell office:value-type="float" office:value="1462474713" calcext:value-type="float">
            <text:p>1462474713</text:p>
          </table:table-cell>
          <table:table-cell office:value-type="string" calcext:value-type="string">
            <text:p>32766.7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imeticona 10ml gts 75mg/ml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2" calcext:value-type="float">
            <text:p>592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67.5</text:p>
          </table:table-cell>
          <table:table-cell office:value-type="float" office:value="34002" calcext:value-type="float">
            <text:p>34002</text:p>
          </table:table-cell>
          <table:table-cell table:number-columns-repeated="2"/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8-02 16:06:25</text:p>
          </table:table-cell>
          <table:table-cell office:value-type="float" office:value="1470153985" calcext:value-type="float">
            <text:p>1470153985</text:p>
          </table:table-cell>
          <table:table-cell office:value-type="string" calcext:value-type="string">
            <text:p>5028.0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2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80.18</text:p>
          </table:table-cell>
          <table:table-cell office:value-type="float" office:value="33866" calcext:value-type="float">
            <text:p>3386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18 10:13:34</text:p>
          </table:table-cell>
          <table:table-cell office:value-type="float" office:value="1479464014" calcext:value-type="float">
            <text:p>1479464014</text:p>
          </table:table-cell>
          <table:table-cell office:value-type="string" calcext:value-type="string">
            <text:p>11750.0</text:p>
          </table:table-cell>
          <table:table-cell office:value-type="string" calcext:value-type="string">
            <text:p>maria do o dantas cardoso me</text:p>
          </table:table-cell>
          <table:table-cell office:value-type="float" office:value="22449446000130" calcext:value-type="float">
            <text:p>22449446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soro glicos. 5% fechado 500ml (.) 789815365238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000.0</text:p>
          </table:table-cell>
          <table:table-cell office:value-type="float" office:value="69211" calcext:value-type="float">
            <text:p>6921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016-10-13 18:53:29</text:p>
          </table:table-cell>
          <table:table-cell office:value-type="float" office:value="1476384809" calcext:value-type="float">
            <text:p>1476384809</text:p>
          </table:table-cell>
          <table:table-cell office:value-type="string" calcext:value-type="string">
            <text:p>22625.93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clopidogrel 75mg c/28 nq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4.05</text:p>
          </table:table-cell>
          <table:table-cell office:value-type="float" office:value="49881" calcext:value-type="float">
            <text:p>49881</text:p>
          </table:table-cell>
          <table:table-cell table:number-columns-repeated="2"/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8 00:00:00</text:p>
          </table:table-cell>
          <table:table-cell office:value-type="float" office:value="1482883200" calcext:value-type="float">
            <text:p>148288320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agua injecao 10ml cx c/ 200 und (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76.0</text:p>
          </table:table-cell>
          <table:table-cell office:value-type="float" office:value="49385" calcext:value-type="float">
            <text:p>49385</text:p>
          </table:table-cell>
          <table:table-cell table:number-columns-repeated="2"/>
        </table:table-row>
        <table:table-row table:style-name="ro1">
          <table:table-cell office:value-type="float" office:value="16795" calcext:value-type="float">
            <text:p>167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8 00:00:00</text:p>
          </table:table-cell>
          <table:table-cell office:value-type="float" office:value="1482883200" calcext:value-type="float">
            <text:p>148288320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agua injecao 10ml cx c/ 200 und (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76.0</text:p>
          </table:table-cell>
          <table:table-cell office:value-type="float" office:value="49329" calcext:value-type="float">
            <text:p>493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16-10-13 18:53:29</text:p>
          </table:table-cell>
          <table:table-cell office:value-type="float" office:value="1476384809" calcext:value-type="float">
            <text:p>1476384809</text:p>
          </table:table-cell>
          <table:table-cell office:value-type="string" calcext:value-type="string">
            <text:p>22625.93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pristiq 100mg c/28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71.91</text:p>
          </table:table-cell>
          <table:table-cell office:value-type="float" office:value="49878" calcext:value-type="float">
            <text:p>49878</text:p>
          </table:table-cell>
          <table:table-cell table:number-columns-repeated="2"/>
        </table:table-row>
        <table:table-row table:style-name="ro1">
          <table:table-cell office:value-type="float" office:value="12854" calcext:value-type="float">
            <text:p>128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2-17 16:35:58</text:p>
          </table:table-cell>
          <table:table-cell office:value-type="float" office:value="1455726958" calcext:value-type="float">
            <text:p>1455726958</text:p>
          </table:table-cell>
          <table:table-cell office:value-type="string" calcext:value-type="string">
            <text:p>971.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iclof sodico 25mg/ml inj 3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57.5</text:p>
          </table:table-cell>
          <table:table-cell office:value-type="float" office:value="29603" calcext:value-type="float">
            <text:p>29603</text:p>
          </table:table-cell>
          <table:table-cell table:number-columns-repeated="2"/>
        </table:table-row>
        <table:table-row table:style-name="ro1">
          <table:table-cell office:value-type="float" office:value="13646" calcext:value-type="float">
            <text:p>136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5-04 08:11:15</text:p>
          </table:table-cell>
          <table:table-cell office:value-type="float" office:value="1462349475" calcext:value-type="float">
            <text:p>1462349475</text:p>
          </table:table-cell>
          <table:table-cell office:value-type="string" calcext:value-type="string">
            <text:p>12494.81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cloreto de potassio 19,1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50.0</text:p>
          </table:table-cell>
          <table:table-cell office:value-type="float" office:value="31629" calcext:value-type="float">
            <text:p>3162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7-13 15:50:37</text:p>
          </table:table-cell>
          <table:table-cell office:value-type="float" office:value="1468425037" calcext:value-type="float">
            <text:p>1468425037</text:p>
          </table:table-cell>
          <table:table-cell office:value-type="string" calcext:value-type="string">
            <text:p>7482.31</text:p>
          </table:table-cell>
          <table:table-cell office:value-type="string" calcext:value-type="string">
            <text:p>vilma maria da silva almeida</text:p>
          </table:table-cell>
          <table:table-cell office:value-type="float" office:value="1555718000107" calcext:value-type="float">
            <text:p>155571800010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puran t4 37,5mcg cx 30 comp 789105800356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.81</text:p>
          </table:table-cell>
          <table:table-cell office:value-type="float" office:value="70324" calcext:value-type="float">
            <text:p>70324</text:p>
          </table:table-cell>
          <table:table-cell table:number-columns-repeated="2"/>
        </table:table-row>
        <table:table-row table:style-name="ro1">
          <table:table-cell office:value-type="float" office:value="14785" calcext:value-type="float">
            <text:p>147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8-18 16:33:31</text:p>
          </table:table-cell>
          <table:table-cell office:value-type="float" office:value="1471538011" calcext:value-type="float">
            <text:p>1471538011</text:p>
          </table:table-cell>
          <table:table-cell office:value-type="string" calcext:value-type="string">
            <text:p>2370.84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.0</text:p>
          </table:table-cell>
          <table:table-cell office:value-type="float" office:value="29485" calcext:value-type="float">
            <text:p>2948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6-02-11 12:06:40</text:p>
          </table:table-cell>
          <table:table-cell office:value-type="float" office:value="1455192400" calcext:value-type="float">
            <text:p>1455192400</text:p>
          </table:table-cell>
          <table:table-cell office:value-type="string" calcext:value-type="string">
            <text:p>2656.5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eparema 1 flac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.55</text:p>
          </table:table-cell>
          <table:table-cell office:value-type="float" office:value="56056" calcext:value-type="float">
            <text:p>56056</text:p>
          </table:table-cell>
          <table:table-cell table:number-columns-repeated="2"/>
        </table:table-row>
        <table:table-row table:style-name="ro1">
          <table:table-cell office:value-type="float" office:value="13029" calcext:value-type="float">
            <text:p>130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1 10:39:05</text:p>
          </table:table-cell>
          <table:table-cell office:value-type="float" office:value="1456828745" calcext:value-type="float">
            <text:p>1456828745</text:p>
          </table:table-cell>
          <table:table-cell office:value-type="string" calcext:value-type="string">
            <text:p>3415.7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imeticona 10ml gts 75mg/ml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0.0</text:p>
          </table:table-cell>
          <table:table-cell office:value-type="float" office:value="36857" calcext:value-type="float">
            <text:p>3685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2016-10-13 18:53:29</text:p>
          </table:table-cell>
          <table:table-cell office:value-type="float" office:value="1476384809" calcext:value-type="float">
            <text:p>1476384809</text:p>
          </table:table-cell>
          <table:table-cell office:value-type="string" calcext:value-type="string">
            <text:p>22625.93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artrolive c/30 saches laranj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8.34</text:p>
          </table:table-cell>
          <table:table-cell office:value-type="float" office:value="49916" calcext:value-type="float">
            <text:p>49916</text:p>
          </table:table-cell>
          <table:table-cell table:number-columns-repeated="2"/>
        </table:table-row>
        <table:table-row table:style-name="ro1">
          <table:table-cell office:value-type="float" office:value="14727" calcext:value-type="float">
            <text:p>147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8-15 09:24:31</text:p>
          </table:table-cell>
          <table:table-cell office:value-type="float" office:value="1471253071" calcext:value-type="float">
            <text:p>1471253071</text:p>
          </table:table-cell>
          <table:table-cell office:value-type="string" calcext:value-type="string">
            <text:p>2783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00.0</text:p>
          </table:table-cell>
          <table:table-cell office:value-type="float" office:value="34638" calcext:value-type="float">
            <text:p>3463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2-05 15:12:00</text:p>
          </table:table-cell>
          <table:table-cell office:value-type="float" office:value="1480950720" calcext:value-type="float">
            <text:p>1480950720</text:p>
          </table:table-cell>
          <table:table-cell office:value-type="string" calcext:value-type="string">
            <text:p>1662.06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miocordil 3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0.68</text:p>
          </table:table-cell>
          <table:table-cell office:value-type="string" calcext:value-type="string">
            <text:p>406.8</text:p>
          </table:table-cell>
          <table:table-cell office:value-type="float" office:value="74334" calcext:value-type="float">
            <text:p>74334</text:p>
          </table:table-cell>
          <table:table-cell table:number-columns-repeated="2"/>
        </table:table-row>
        <table:table-row table:style-name="ro1">
          <table:table-cell office:value-type="float" office:value="12788" calcext:value-type="float">
            <text:p>12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11 14:55:36</text:p>
          </table:table-cell>
          <table:table-cell office:value-type="float" office:value="1455202536" calcext:value-type="float">
            <text:p>1455202536</text:p>
          </table:table-cell>
          <table:table-cell office:value-type="string" calcext:value-type="string">
            <text:p>1873.2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metoclopramida 5mg/ml inj 2ml im iv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63.2</text:p>
          </table:table-cell>
          <table:table-cell office:value-type="float" office:value="31587" calcext:value-type="float">
            <text:p>3158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1-29 11:51:56</text:p>
          </table:table-cell>
          <table:table-cell office:value-type="float" office:value="1454068316" calcext:value-type="float">
            <text:p>1454068316</text:p>
          </table:table-cell>
          <table:table-cell office:value-type="string" calcext:value-type="string">
            <text:p>2270.44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hidraplex <text:s/>env c/1 agua de coc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6.98</text:p>
          </table:table-cell>
          <table:table-cell office:value-type="float" office:value="76074" calcext:value-type="float">
            <text:p>76074</text:p>
          </table:table-cell>
          <table:table-cell table:number-columns-repeated="2"/>
        </table:table-row>
        <table:table-row table:style-name="ro1">
          <table:table-cell office:value-type="float" office:value="60018" calcext:value-type="float">
            <text:p>60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12-29 00:00:00</text:p>
          </table:table-cell>
          <table:table-cell office:value-type="float" office:value="1482969600" calcext:value-type="float">
            <text:p>1482969600</text:p>
          </table:table-cell>
          <table:table-cell office:value-type="string" calcext:value-type="string">
            <text:p>104430.0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sulfa+trimet susp(bacsulfaprin 5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8400.0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17 16:22:00</text:p>
          </table:table-cell>
          <table:table-cell office:value-type="float" office:value="1458231720" calcext:value-type="float">
            <text:p>1458231720</text:p>
          </table:table-cell>
          <table:table-cell office:value-type="string" calcext:value-type="string">
            <text:p>6263.8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520.0</text:p>
          </table:table-cell>
          <table:table-cell office:value-type="float" office:value="50887" calcext:value-type="float">
            <text:p>50887</text:p>
          </table:table-cell>
          <table:table-cell table:number-columns-repeated="2"/>
        </table:table-row>
        <table:table-row table:style-name="ro1">
          <table:table-cell office:value-type="float" office:value="11920" calcext:value-type="float">
            <text:p>11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2 11:23:25</text:p>
          </table:table-cell>
          <table:table-cell office:value-type="float" office:value="1480677805" calcext:value-type="float">
            <text:p>1480677805</text:p>
          </table:table-cell>
          <table:table-cell office:value-type="string" calcext:value-type="string">
            <text:p>1896.8</text:p>
          </table:table-cell>
          <table:table-cell office:value-type="string" calcext:value-type="string">
            <text:p>superfio comercio de prod. med. e hosp. ltda</text:p>
          </table:table-cell>
          <table:table-cell office:value-type="float" office:value="5675713000179" calcext:value-type="float">
            <text:p>5675713000179</text:p>
          </table:table-cell>
          <table:table-cell office:value-type="string" calcext:value-type="string">
            <text:p>jardim america</text:p>
          </table:table-cell>
          <table:table-cell office:value-type="string" calcext:value-type="string">
            <text:p>fortaleza</text:p>
          </table:table-cell>
          <table:table-cell office:value-type="float" office:value="60410505" calcext:value-type="float">
            <text:p>60410505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dimeticona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600.0</text:p>
          </table:table-cell>
          <table:table-cell office:value-type="float" office:value="47297" calcext:value-type="float">
            <text:p>47297</text:p>
          </table:table-cell>
          <table:table-cell table:number-columns-repeated="2"/>
        </table:table-row>
        <table:table-row table:style-name="ro1">
          <table:table-cell office:value-type="float" office:value="181260" calcext:value-type="float">
            <text:p>1812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6-22 00:00:00</text:p>
          </table:table-cell>
          <table:table-cell office:value-type="float" office:value="1466553600" calcext:value-type="float">
            <text:p>1466553600</text:p>
          </table:table-cell>
          <table:table-cell office:value-type="string" calcext:value-type="string">
            <text:p>27681.54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hidroxido de aluminio 6 % susp. oral fr. 150 ml cx. c/ 50 frs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7.87</text:p>
          </table:table-cell>
          <table:table-cell office:value-type="string" calcext:value-type="string">
            <text:p>1067.22</text:p>
          </table:table-cell>
          <table:table-cell office:value-type="float" office:value="56956" calcext:value-type="float">
            <text:p>5695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10-05 00:00:00</text:p>
          </table:table-cell>
          <table:table-cell office:value-type="float" office:value="1475625600" calcext:value-type="float">
            <text:p>1475625600</text:p>
          </table:table-cell>
          <table:table-cell office:value-type="string" calcext:value-type="string">
            <text:p>998.31</text:p>
          </table:table-cell>
          <table:table-cell office:value-type="string" calcext:value-type="string">
            <text:p>lenivaldo do nascimento gomes</text:p>
          </table:table-cell>
          <table:table-cell office:value-type="float" office:value="6971511000137" calcext:value-type="float">
            <text:p>697151100013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baiana</text:p>
          </table:table-cell>
          <table:table-cell office:value-type="float" office:value="58360000" calcext:value-type="float">
            <text:p>58360000</text:p>
          </table:table-cell>
          <table:table-cell office:value-type="string" calcext:value-type="string">
            <text:p>-7.3299566</text:p>
          </table:table-cell>
          <table:table-cell office:value-type="string" calcext:value-type="string">
            <text:p>-35.3359995</text:p>
          </table:table-cell>
          <table:table-cell office:value-type="string" calcext:value-type="string">
            <text:p>fluimucil 600mg cx 16 comp efv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0.85</text:p>
          </table:table-cell>
          <table:table-cell office:value-type="float" office:value="62107" calcext:value-type="float">
            <text:p>62107</text:p>
          </table:table-cell>
          <table:table-cell table:number-columns-repeated="2"/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3-02 15:34:48</text:p>
          </table:table-cell>
          <table:table-cell office:value-type="float" office:value="1456932888" calcext:value-type="float">
            <text:p>1456932888</text:p>
          </table:table-cell>
          <table:table-cell office:value-type="string" calcext:value-type="string">
            <text:p>7982.8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73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73.0</text:p>
          </table:table-cell>
          <table:table-cell office:value-type="float" office:value="36903" calcext:value-type="float">
            <text:p>3690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5-03 00:00:00</text:p>
          </table:table-cell>
          <table:table-cell office:value-type="float" office:value="1462233600" calcext:value-type="float">
            <text:p>1462233600</text:p>
          </table:table-cell>
          <table:table-cell office:value-type="string" calcext:value-type="string">
            <text:p>989.7</text:p>
          </table:table-cell>
          <table:table-cell office:value-type="string" calcext:value-type="string">
            <text:p>lenivaldo do nascimento gomes</text:p>
          </table:table-cell>
          <table:table-cell office:value-type="float" office:value="6971511000137" calcext:value-type="float">
            <text:p>697151100013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baiana</text:p>
          </table:table-cell>
          <table:table-cell office:value-type="float" office:value="58360000" calcext:value-type="float">
            <text:p>58360000</text:p>
          </table:table-cell>
          <table:table-cell office:value-type="string" calcext:value-type="string">
            <text:p>-7.3299566</text:p>
          </table:table-cell>
          <table:table-cell office:value-type="string" calcext:value-type="string">
            <text:p>-35.3359995</text:p>
          </table:table-cell>
          <table:table-cell office:value-type="string" calcext:value-type="string">
            <text:p>fluimucil 600mg cx 16 comp efv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0.85</text:p>
          </table:table-cell>
          <table:table-cell office:value-type="float" office:value="62103" calcext:value-type="float">
            <text:p>62103</text:p>
          </table:table-cell>
          <table:table-cell table:number-columns-repeated="2"/>
        </table:table-row>
        <table:table-row table:style-name="ro1">
          <table:table-cell office:value-type="float" office:value="54134" calcext:value-type="float">
            <text:p>54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27 00:00:00</text:p>
          </table:table-cell>
          <table:table-cell office:value-type="float" office:value="1461715200" calcext:value-type="float">
            <text:p>1461715200</text:p>
          </table:table-cell>
          <table:table-cell office:value-type="string" calcext:value-type="string">
            <text:p>21906.68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omeprazol 20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4683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9873.2</text:p>
          </table:table-cell>
          <table:table-cell office:value-type="float" office:value="22647" calcext:value-type="float">
            <text:p>2264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9 16:38:36</text:p>
          </table:table-cell>
          <table:table-cell office:value-type="float" office:value="1461947916" calcext:value-type="float">
            <text:p>1461947916</text:p>
          </table:table-cell>
          <table:table-cell office:value-type="string" calcext:value-type="string">
            <text:p>11886.4</text:p>
          </table:table-cell>
          <table:table-cell office:value-type="string" calcext:value-type="string">
            <text:p>fund b. de pes cient e des tec, for e dist de med-bahiafarma</text:p>
          </table:table-cell>
          <table:table-cell office:value-type="float" office:value="13078518000190" calcext:value-type="float">
            <text:p>13078518000190</text:p>
          </table:table-cell>
          <table:table-cell office:value-type="string" calcext:value-type="string">
            <text:p>centro indust. aratu</text:p>
          </table:table-cell>
          <table:table-cell office:value-type="string" calcext:value-type="string">
            <text:p>simoes filho</text:p>
          </table:table-cell>
          <table:table-cell office:value-type="float" office:value="43700000" calcext:value-type="float">
            <text:p>43700000</text:p>
          </table:table-cell>
          <table:table-cell office:value-type="string" calcext:value-type="string">
            <text:p>-12.7867839</text:p>
          </table:table-cell>
          <table:table-cell office:value-type="string" calcext:value-type="string">
            <text:p>-38.4030365</text:p>
          </table:table-cell>
          <table:table-cell office:value-type="string" calcext:value-type="string">
            <text:p>cabergolina 0,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472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11886.4</text:p>
          </table:table-cell>
          <table:table-cell office:value-type="float" office:value="72558" calcext:value-type="float">
            <text:p>72558</text:p>
          </table:table-cell>
          <table:table-cell table:number-columns-repeated="2"/>
        </table:table-row>
        <table:table-row table:style-name="ro1">
          <table:table-cell office:value-type="float" office:value="708118" calcext:value-type="float">
            <text:p>708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7 10:07:25</text:p>
          </table:table-cell>
          <table:table-cell office:value-type="float" office:value="1481969245" calcext:value-type="float">
            <text:p>1481969245</text:p>
          </table:table-cell>
          <table:table-cell office:value-type="string" calcext:value-type="string">
            <text:p>794.9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5i23h val 08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a</text:p>
          </table:table-cell>
          <table:table-cell table:number-columns-repeated="2" office:value-type="string" calcext:value-type="string">
            <text:p>179.48</text:p>
          </table:table-cell>
          <table:table-cell office:value-type="float" office:value="63812" calcext:value-type="float">
            <text:p>63812</text:p>
          </table:table-cell>
          <table:table-cell table:number-columns-repeated="2"/>
        </table:table-row>
        <table:table-row table:style-name="ro1">
          <table:table-cell office:value-type="float" office:value="16845" calcext:value-type="float">
            <text:p>168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12-28 00:00:00</text:p>
          </table:table-cell>
          <table:table-cell office:value-type="float" office:value="1482883200" calcext:value-type="float">
            <text:p>1482883200</text:p>
          </table:table-cell>
          <table:table-cell office:value-type="string" calcext:value-type="string">
            <text:p>6380.12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sulfato ferroso c/ 500 cpr (natul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80.0</text:p>
          </table:table-cell>
          <table:table-cell office:value-type="float" office:value="49369" calcext:value-type="float">
            <text:p>49369</text:p>
          </table:table-cell>
          <table:table-cell table:number-columns-repeated="2"/>
        </table:table-row>
        <table:table-row table:style-name="ro1">
          <table:table-cell office:value-type="float" office:value="16844" calcext:value-type="float">
            <text:p>16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12-28 00:00:00</text:p>
          </table:table-cell>
          <table:table-cell office:value-type="float" office:value="1482883200" calcext:value-type="float">
            <text:p>1482883200</text:p>
          </table:table-cell>
          <table:table-cell office:value-type="string" calcext:value-type="string">
            <text:p>6326.92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sulfato ferroso c/ 500 cpr (natul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80.0</text:p>
          </table:table-cell>
          <table:table-cell office:value-type="float" office:value="49343" calcext:value-type="float">
            <text:p>49343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12-01 00:00:00</text:p>
          </table:table-cell>
          <table:table-cell office:value-type="float" office:value="1480550400" calcext:value-type="float">
            <text:p>1480550400</text:p>
          </table:table-cell>
          <table:table-cell office:value-type="string" calcext:value-type="string">
            <text:p>3906.48</text:p>
          </table:table-cell>
          <table:table-cell office:value-type="string" calcext:value-type="string">
            <text:p>vasconcelos comercio de produtos farmaceuticos ltd</text:p>
          </table:table-cell>
          <table:table-cell office:value-type="float" office:value="6228626000136" calcext:value-type="float">
            <text:p>62286260001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nova floresta</text:p>
          </table:table-cell>
          <table:table-cell office:value-type="float" office:value="58178000" calcext:value-type="float">
            <text:p>58178000</text:p>
          </table:table-cell>
          <table:table-cell office:value-type="string" calcext:value-type="string">
            <text:p>-6.4554313</text:p>
          </table:table-cell>
          <table:table-cell office:value-type="string" calcext:value-type="string">
            <text:p>-36.2040005</text:p>
          </table:table-cell>
          <table:table-cell office:value-type="string" calcext:value-type="string">
            <text:p>afopic 5mg cx c/2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.99</text:p>
          </table:table-cell>
          <table:table-cell office:value-type="float" office:value="61026" calcext:value-type="float">
            <text:p>61026</text:p>
          </table:table-cell>
          <table:table-cell table:number-columns-repeated="2"/>
        </table:table-row>
        <table:table-row table:style-name="ro1">
          <table:table-cell office:value-type="float" office:value="26127" calcext:value-type="float">
            <text:p>26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6 14:52:23</text:p>
          </table:table-cell>
          <table:table-cell office:value-type="float" office:value="1479307943" calcext:value-type="float">
            <text:p>1479307943</text:p>
          </table:table-cell>
          <table:table-cell office:value-type="string" calcext:value-type="string">
            <text:p>30625.0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0220" calcext:value-type="float">
            <text:p>9585480002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ina grande</text:p>
          </table:table-cell>
          <table:table-cell office:value-type="float" office:value="58400090" calcext:value-type="float">
            <text:p>5840009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loratadina 1mg/ml xpe fr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7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3440.0</text:p>
          </table:table-cell>
          <table:table-cell office:value-type="float" office:value="16877" calcext:value-type="float">
            <text:p>16877</text:p>
          </table:table-cell>
          <table:table-cell table:number-columns-repeated="2"/>
        </table:table-row>
        <table:table-row table:style-name="ro1">
          <table:table-cell office:value-type="float" office:value="59274" calcext:value-type="float">
            <text:p>592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12-05 00:00:00</text:p>
          </table:table-cell>
          <table:table-cell office:value-type="float" office:value="1480896000" calcext:value-type="float">
            <text:p>1480896000</text:p>
          </table:table-cell>
          <table:table-cell office:value-type="string" calcext:value-type="string">
            <text:p>104430.0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sulfa+trimetoprima 40mg+80mg susp ora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8400.0</text:p>
          </table:table-cell>
          <table:table-cell office:value-type="float" office:value="28891" calcext:value-type="float">
            <text:p>28891</text:p>
          </table:table-cell>
          <table:table-cell table:number-columns-repeated="2"/>
        </table:table-row>
        <table:table-row table:style-name="ro1">
          <table:table-cell office:value-type="float" office:value="59274" calcext:value-type="float">
            <text:p>592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12-05 00:00:00</text:p>
          </table:table-cell>
          <table:table-cell office:value-type="float" office:value="1480896000" calcext:value-type="float">
            <text:p>1480896000</text:p>
          </table:table-cell>
          <table:table-cell office:value-type="string" calcext:value-type="string">
            <text:p>104430.0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sulfato ferroso sol oral 12,5mg/ml sol oral x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5750.0</text:p>
          </table:table-cell>
          <table:table-cell office:value-type="float" office:value="28892" calcext:value-type="float">
            <text:p>28892</text:p>
          </table:table-cell>
          <table:table-cell table:number-columns-repeated="2"/>
        </table:table-row>
        <table:table-row table:style-name="ro1">
          <table:table-cell office:value-type="float" office:value="13476" calcext:value-type="float">
            <text:p>134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4-18 14:46:06</text:p>
          </table:table-cell>
          <table:table-cell office:value-type="float" office:value="1460990766" calcext:value-type="float">
            <text:p>1460990766</text:p>
          </table:table-cell>
          <table:table-cell office:value-type="string" calcext:value-type="string">
            <text:p>1805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1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50.5</text:p>
          </table:table-cell>
          <table:table-cell office:value-type="float" office:value="31634" calcext:value-type="float">
            <text:p>31634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1-14 21:57:03</text:p>
          </table:table-cell>
          <table:table-cell office:value-type="float" office:value="1452808623" calcext:value-type="float">
            <text:p>1452808623</text:p>
          </table:table-cell>
          <table:table-cell office:value-type="string" calcext:value-type="string">
            <text:p>2208.03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depakene 500mg c/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227.8</text:p>
          </table:table-cell>
          <table:table-cell office:value-type="float" office:value="75358" calcext:value-type="float">
            <text:p>7535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11-01 08:30:00</text:p>
          </table:table-cell>
          <table:table-cell office:value-type="float" office:value="1477989000" calcext:value-type="float">
            <text:p>1477989000</text:p>
          </table:table-cell>
          <table:table-cell office:value-type="string" calcext:value-type="string">
            <text:p>21201.95</text:p>
          </table:table-cell>
          <table:table-cell office:value-type="string" calcext:value-type="string">
            <text:p>almed aldenio dist. de medicamentos e mat. medico hospitalar</text:p>
          </table:table-cell>
          <table:table-cell office:value-type="float" office:value="22889282000162" calcext:value-type="float">
            <text:p>22889282000162</text:p>
          </table:table-cell>
          <table:table-cell office:value-type="string" calcext:value-type="string">
            <text:p>13 de maio</text:p>
          </table:table-cell>
          <table:table-cell office:value-type="string" calcext:value-type="string">
            <text:p>joao pessoa</text:p>
          </table:table-cell>
          <table:table-cell office:value-type="float" office:value="58025430" calcext:value-type="float">
            <text:p>5802543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clazida 80mg c/60cpr gliclazida 8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50.0</text:p>
          </table:table-cell>
          <table:table-cell office:value-type="float" office:value="33266" calcext:value-type="float">
            <text:p>3326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2-20 07:41:00</text:p>
          </table:table-cell>
          <table:table-cell office:value-type="float" office:value="1482219660" calcext:value-type="float">
            <text:p>1482219660</text:p>
          </table:table-cell>
          <table:table-cell office:value-type="string" calcext:value-type="string">
            <text:p>9351.36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expec xaro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1023.4</text:p>
          </table:table-cell>
          <table:table-cell office:value-type="float" office:value="74340" calcext:value-type="float">
            <text:p>74340</text:p>
          </table:table-cell>
          <table:table-cell table:number-columns-repeated="2"/>
        </table:table-row>
        <table:table-row table:style-name="ro1">
          <table:table-cell office:value-type="float" office:value="16072" calcext:value-type="float">
            <text:p>160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2-29 14:56:23</text:p>
          </table:table-cell>
          <table:table-cell office:value-type="float" office:value="1483023383" calcext:value-type="float">
            <text:p>1483023383</text:p>
          </table:table-cell>
          <table:table-cell office:value-type="string" calcext:value-type="string">
            <text:p>3187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0.0</text:p>
          </table:table-cell>
          <table:table-cell office:value-type="float" office:value="37624" calcext:value-type="float">
            <text:p>37624</text:p>
          </table:table-cell>
          <table:table-cell table:number-columns-repeated="2"/>
        </table:table-row>
        <table:table-row table:style-name="ro1">
          <table:table-cell office:value-type="float" office:value="12497" calcext:value-type="float">
            <text:p>124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1-11 09:58:55</text:p>
          </table:table-cell>
          <table:table-cell office:value-type="float" office:value="1452506335" calcext:value-type="float">
            <text:p>1452506335</text:p>
          </table:table-cell>
          <table:table-cell office:value-type="string" calcext:value-type="string">
            <text:p>2670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iclof sodico 25mg/ml inj 3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07.0</text:p>
          </table:table-cell>
          <table:table-cell office:value-type="float" office:value="33107" calcext:value-type="float">
            <text:p>3310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20 07:41:00</text:p>
          </table:table-cell>
          <table:table-cell office:value-type="float" office:value="1482219660" calcext:value-type="float">
            <text:p>1482219660</text:p>
          </table:table-cell>
          <table:table-cell office:value-type="string" calcext:value-type="string">
            <text:p>9351.36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miocordil 3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0.68</text:p>
          </table:table-cell>
          <table:table-cell office:value-type="string" calcext:value-type="string">
            <text:p>1017.0</text:p>
          </table:table-cell>
          <table:table-cell office:value-type="float" office:value="74344" calcext:value-type="float">
            <text:p>74344</text:p>
          </table:table-cell>
          <table:table-cell table:number-columns-repeated="2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5-25 00:00:00</text:p>
          </table:table-cell>
          <table:table-cell office:value-type="float" office:value="1464134400" calcext:value-type="float">
            <text:p>1464134400</text:p>
          </table:table-cell>
          <table:table-cell office:value-type="string" calcext:value-type="string">
            <text:p>6799.86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estriol 1mg/g 50g + aplic. c/50 bis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112.77</text:p>
          </table:table-cell>
          <table:table-cell office:value-type="float" office:value="48560" calcext:value-type="float">
            <text:p>48560</text:p>
          </table:table-cell>
          <table:table-cell table:number-columns-repeated="2"/>
        </table:table-row>
        <table:table-row table:style-name="ro1">
          <table:table-cell office:value-type="float" office:value="13607" calcext:value-type="float">
            <text:p>136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4-29 13:34:56</text:p>
          </table:table-cell>
          <table:table-cell office:value-type="float" office:value="1461936896" calcext:value-type="float">
            <text:p>1461936896</text:p>
          </table:table-cell>
          <table:table-cell office:value-type="string" calcext:value-type="string">
            <text:p>4351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imeticona 10ml gts 75mg/ml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15.0</text:p>
          </table:table-cell>
          <table:table-cell office:value-type="float" office:value="29516" calcext:value-type="float">
            <text:p>2951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04 00:00:00</text:p>
          </table:table-cell>
          <table:table-cell office:value-type="float" office:value="1459728000" calcext:value-type="float">
            <text:p>1459728000</text:p>
          </table:table-cell>
          <table:table-cell office:value-type="string" calcext:value-type="string">
            <text:p>987.42</text:p>
          </table:table-cell>
          <table:table-cell office:value-type="string" calcext:value-type="string">
            <text:p>lenivaldo do nascimento gomes</text:p>
          </table:table-cell>
          <table:table-cell office:value-type="float" office:value="6971511000137" calcext:value-type="float">
            <text:p>697151100013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baiana</text:p>
          </table:table-cell>
          <table:table-cell office:value-type="float" office:value="58360000" calcext:value-type="float">
            <text:p>58360000</text:p>
          </table:table-cell>
          <table:table-cell office:value-type="string" calcext:value-type="string">
            <text:p>-7.3299566</text:p>
          </table:table-cell>
          <table:table-cell office:value-type="string" calcext:value-type="string">
            <text:p>-35.3359995</text:p>
          </table:table-cell>
          <table:table-cell office:value-type="string" calcext:value-type="string">
            <text:p>buona 60mg cx 3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84.2</text:p>
          </table:table-cell>
          <table:table-cell office:value-type="float" office:value="62092" calcext:value-type="float">
            <text:p>62092</text:p>
          </table:table-cell>
          <table:table-cell table:number-columns-repeated="2"/>
        </table:table-row>
        <table:table-row table:style-name="ro1">
          <table:table-cell office:value-type="float" office:value="14966" calcext:value-type="float">
            <text:p>149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9-06 14:18:55</text:p>
          </table:table-cell>
          <table:table-cell office:value-type="float" office:value="1473171535" calcext:value-type="float">
            <text:p>1473171535</text:p>
          </table:table-cell>
          <table:table-cell office:value-type="string" calcext:value-type="string">
            <text:p>3588.7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hidroclorotiazida 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00.0</text:p>
          </table:table-cell>
          <table:table-cell office:value-type="float" office:value="29497" calcext:value-type="float">
            <text:p>29497</text:p>
          </table:table-cell>
          <table:table-cell table:number-columns-repeated="2"/>
        </table:table-row>
        <table:table-row table:style-name="ro1">
          <table:table-cell office:value-type="float" office:value="57569" calcext:value-type="float">
            <text:p>57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4 16:56:34</text:p>
          </table:table-cell>
          <table:table-cell office:value-type="float" office:value="1466787394" calcext:value-type="float">
            <text:p>1466787394</text:p>
          </table:table-cell>
          <table:table-cell office:value-type="string" calcext:value-type="string">
            <text:p>21619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bonato de litio 300mg (item generico) l: 0174/16 q: <text:s/>166.300,0000 f: 01/03/16 v: 28/02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663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1619.0</text:p>
          </table:table-cell>
          <table:table-cell office:value-type="float" office:value="73298" calcext:value-type="float">
            <text:p>7329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2-20 00:00:00</text:p>
          </table:table-cell>
          <table:table-cell office:value-type="float" office:value="1482192000" calcext:value-type="float">
            <text:p>1482192000</text:p>
          </table:table-cell>
          <table:table-cell office:value-type="string" calcext:value-type="string">
            <text:p>2504.82</text:p>
          </table:table-cell>
          <table:table-cell office:value-type="string" calcext:value-type="string">
            <text:p>pedro guedes de araujo</text:p>
          </table:table-cell>
          <table:table-cell office:value-type="float" office:value="1555730000111" calcext:value-type="float">
            <text:p>155573000011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rejo dos santos</text:p>
          </table:table-cell>
          <table:table-cell office:value-type="float" office:value="58880000" calcext:value-type="float">
            <text:p>58880000</text:p>
          </table:table-cell>
          <table:table-cell office:value-type="string" calcext:value-type="string">
            <text:p>-6.3769367</text:p>
          </table:table-cell>
          <table:table-cell office:value-type="string" calcext:value-type="string">
            <text:p>-37.8243125</text:p>
          </table:table-cell>
          <table:table-cell office:value-type="string" calcext:value-type="string">
            <text:p>oto betnovate sol fr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5.19</text:p>
          </table:table-cell>
          <table:table-cell office:value-type="float" office:value="55462" calcext:value-type="float">
            <text:p>554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05 15:12:00</text:p>
          </table:table-cell>
          <table:table-cell office:value-type="float" office:value="1480950720" calcext:value-type="float">
            <text:p>1480950720</text:p>
          </table:table-cell>
          <table:table-cell office:value-type="string" calcext:value-type="string">
            <text:p>1662.06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neosac 15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303.2</text:p>
          </table:table-cell>
          <table:table-cell office:value-type="float" office:value="74333" calcext:value-type="float">
            <text:p>74333</text:p>
          </table:table-cell>
          <table:table-cell table:number-columns-repeated="2"/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14 16:59:53</text:p>
          </table:table-cell>
          <table:table-cell office:value-type="float" office:value="1468515593" calcext:value-type="float">
            <text:p>1468515593</text:p>
          </table:table-cell>
          <table:table-cell office:value-type="string" calcext:value-type="string">
            <text:p>4936.9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carvedilol 12,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96.9</text:p>
          </table:table-cell>
          <table:table-cell office:value-type="float" office:value="32682" calcext:value-type="float">
            <text:p>32682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03 09:37:32</text:p>
          </table:table-cell>
          <table:table-cell office:value-type="float" office:value="1472895452" calcext:value-type="float">
            <text:p>1472895452</text:p>
          </table:table-cell>
          <table:table-cell office:value-type="string" calcext:value-type="string">
            <text:p>2697.86</text:p>
          </table:table-cell>
          <table:table-cell office:value-type="string" calcext:value-type="string">
            <text:p>astra medicamentos ltda</text:p>
          </table:table-cell>
          <table:table-cell office:value-type="float" office:value="878613000126" calcext:value-type="float">
            <text:p>87861300012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jose do egito</text:p>
          </table:table-cell>
          <table:table-cell office:value-type="float" office:value="56700000" calcext:value-type="float">
            <text:p>56700000</text:p>
          </table:table-cell>
          <table:table-cell office:value-type="string" calcext:value-type="string">
            <text:p>-7.469447</text:p>
          </table:table-cell>
          <table:table-cell office:value-type="string" calcext:value-type="string">
            <text:p>-37.273974</text:p>
          </table:table-cell>
          <table:table-cell office:value-type="string" calcext:value-type="string">
            <text:p>cadeira de rodas versati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1.0</text:p>
          </table:table-cell>
          <table:table-cell office:value-type="string" calcext:value-type="string">
            <text:p>1683.0</text:p>
          </table:table-cell>
          <table:table-cell office:value-type="float" office:value="70926" calcext:value-type="float">
            <text:p>70926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23 12:18:20</text:p>
          </table:table-cell>
          <table:table-cell office:value-type="float" office:value="1456229900" calcext:value-type="float">
            <text:p>1456229900</text:p>
          </table:table-cell>
          <table:table-cell office:value-type="string" calcext:value-type="string">
            <text:p>6321.0</text:p>
          </table:table-cell>
          <table:table-cell office:value-type="string" calcext:value-type="string">
            <text:p>uniaomed comercio ltda</text:p>
          </table:table-cell>
          <table:table-cell office:value-type="float" office:value="13617981000162" calcext:value-type="float">
            <text:p>1361798100016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0780" calcext:value-type="float">
            <text:p>5801078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propranolol 40mg cx 500com vp vitapa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00.0</text:p>
          </table:table-cell>
          <table:table-cell office:value-type="float" office:value="32595" calcext:value-type="float">
            <text:p>3259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16-04-12 09:28:00</text:p>
          </table:table-cell>
          <table:table-cell office:value-type="float" office:value="1460453280" calcext:value-type="float">
            <text:p>1460453280</text:p>
          </table:table-cell>
          <table:table-cell office:value-type="string" calcext:value-type="string">
            <text:p>8009.11</text:p>
          </table:table-cell>
          <table:table-cell office:value-type="string" calcext:value-type="string">
            <text:p>valdir ribeiro da silva</text:p>
          </table:table-cell>
          <table:table-cell office:value-type="float" office:value="1414442000147" calcext:value-type="float">
            <text:p>1414442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i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7.221036</text:p>
          </table:table-cell>
          <table:table-cell office:value-type="string" calcext:value-type="string">
            <text:p>-37.252477</text:p>
          </table:table-cell>
          <table:table-cell office:value-type="string" calcext:value-type="string">
            <text:p>artrosil 320mg cx 10cap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7.0</text:p>
          </table:table-cell>
          <table:table-cell office:value-type="float" office:value="67111" calcext:value-type="float">
            <text:p>671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04-12 09:28:00</text:p>
          </table:table-cell>
          <table:table-cell office:value-type="float" office:value="1460453280" calcext:value-type="float">
            <text:p>1460453280</text:p>
          </table:table-cell>
          <table:table-cell office:value-type="string" calcext:value-type="string">
            <text:p>8009.11</text:p>
          </table:table-cell>
          <table:table-cell office:value-type="string" calcext:value-type="string">
            <text:p>valdir ribeiro da silva</text:p>
          </table:table-cell>
          <table:table-cell office:value-type="float" office:value="1414442000147" calcext:value-type="float">
            <text:p>1414442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i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7.221036</text:p>
          </table:table-cell>
          <table:table-cell office:value-type="string" calcext:value-type="string">
            <text:p>-37.252477</text:p>
          </table:table-cell>
          <table:table-cell office:value-type="string" calcext:value-type="string">
            <text:p>fresh tears 5% sol fr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6.99</text:p>
          </table:table-cell>
          <table:table-cell office:value-type="float" office:value="67106" calcext:value-type="float">
            <text:p>6710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16-04-12 09:28:00</text:p>
          </table:table-cell>
          <table:table-cell office:value-type="float" office:value="1460453280" calcext:value-type="float">
            <text:p>1460453280</text:p>
          </table:table-cell>
          <table:table-cell office:value-type="string" calcext:value-type="string">
            <text:p>8009.11</text:p>
          </table:table-cell>
          <table:table-cell office:value-type="string" calcext:value-type="string">
            <text:p>valdir ribeiro da silva</text:p>
          </table:table-cell>
          <table:table-cell office:value-type="float" office:value="1414442000147" calcext:value-type="float">
            <text:p>1414442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i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7.221036</text:p>
          </table:table-cell>
          <table:table-cell office:value-type="string" calcext:value-type="string">
            <text:p>-37.252477</text:p>
          </table:table-cell>
          <table:table-cell office:value-type="string" calcext:value-type="string">
            <text:p>brasart 16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8.04</text:p>
          </table:table-cell>
          <table:table-cell office:value-type="float" office:value="67114" calcext:value-type="float">
            <text:p>67114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6-12-27 10:44:58</text:p>
          </table:table-cell>
          <table:table-cell office:value-type="float" office:value="1482835498" calcext:value-type="float">
            <text:p>1482835498</text:p>
          </table:table-cell>
          <table:table-cell office:value-type="string" calcext:value-type="string">
            <text:p>12287.73</text:p>
          </table:table-cell>
          <table:table-cell office:value-type="string" calcext:value-type="string">
            <text:p>joao veras diniz e cia ltda</text:p>
          </table:table-cell>
          <table:table-cell office:value-type="float" office:value="7322518000190" calcext:value-type="float">
            <text:p>732251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tole do rocha</text:p>
          </table:table-cell>
          <table:table-cell office:value-type="float" office:value="58088400" calcext:value-type="float">
            <text:p>58088400</text:p>
          </table:table-cell>
          <table:table-cell office:value-type="string" calcext:value-type="string">
            <text:p>-6.340625</text:p>
          </table:table-cell>
          <table:table-cell office:value-type="string" calcext:value-type="string">
            <text:p>-37.746967</text:p>
          </table:table-cell>
          <table:table-cell office:value-type="string" calcext:value-type="string">
            <text:p>acebrofilina 50mg5ml 120ml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6.87</text:p>
          </table:table-cell>
          <table:table-cell office:value-type="float" office:value="58858" calcext:value-type="float">
            <text:p>5885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6-08 08:00:00</text:p>
          </table:table-cell>
          <table:table-cell office:value-type="float" office:value="1465372800" calcext:value-type="float">
            <text:p>1465372800</text:p>
          </table:table-cell>
          <table:table-cell office:value-type="string" calcext:value-type="string">
            <text:p>2201.15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68.0</text:p>
          </table:table-cell>
          <table:table-cell office:value-type="float" office:value="50893" calcext:value-type="float">
            <text:p>5089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2-27 10:44:58</text:p>
          </table:table-cell>
          <table:table-cell office:value-type="float" office:value="1482835498" calcext:value-type="float">
            <text:p>1482835498</text:p>
          </table:table-cell>
          <table:table-cell office:value-type="string" calcext:value-type="string">
            <text:p>12287.73</text:p>
          </table:table-cell>
          <table:table-cell office:value-type="string" calcext:value-type="string">
            <text:p>joao veras diniz e cia ltda</text:p>
          </table:table-cell>
          <table:table-cell office:value-type="float" office:value="7322518000190" calcext:value-type="float">
            <text:p>732251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tole do rocha</text:p>
          </table:table-cell>
          <table:table-cell office:value-type="float" office:value="58088400" calcext:value-type="float">
            <text:p>58088400</text:p>
          </table:table-cell>
          <table:table-cell office:value-type="string" calcext:value-type="string">
            <text:p>-6.340625</text:p>
          </table:table-cell>
          <table:table-cell office:value-type="string" calcext:value-type="string">
            <text:p>-37.746967</text:p>
          </table:table-cell>
          <table:table-cell office:value-type="string" calcext:value-type="string">
            <text:p>nimesulida 100mg cx c/12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5.15</text:p>
          </table:table-cell>
          <table:table-cell office:value-type="float" office:value="58848" calcext:value-type="float">
            <text:p>58848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2-23 12:18:20</text:p>
          </table:table-cell>
          <table:table-cell office:value-type="float" office:value="1456229900" calcext:value-type="float">
            <text:p>1456229900</text:p>
          </table:table-cell>
          <table:table-cell office:value-type="string" calcext:value-type="string">
            <text:p>6321.0</text:p>
          </table:table-cell>
          <table:table-cell office:value-type="string" calcext:value-type="string">
            <text:p>uniaomed comercio ltda</text:p>
          </table:table-cell>
          <table:table-cell office:value-type="float" office:value="13617981000162" calcext:value-type="float">
            <text:p>1361798100016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0780" calcext:value-type="float">
            <text:p>5801078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vitamina k fitomenadoina 1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5.0</text:p>
          </table:table-cell>
          <table:table-cell office:value-type="float" office:value="32594" calcext:value-type="float">
            <text:p>3259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7-11 09:52:00</text:p>
          </table:table-cell>
          <table:table-cell office:value-type="float" office:value="1468230720" calcext:value-type="float">
            <text:p>1468230720</text:p>
          </table:table-cell>
          <table:table-cell office:value-type="string" calcext:value-type="string">
            <text:p>5002.42</text:p>
          </table:table-cell>
          <table:table-cell office:value-type="string" calcext:value-type="string">
            <text:p>orione saraiva jales - me</text:p>
          </table:table-cell>
          <table:table-cell office:value-type="float" office:value="16525308000190" calcext:value-type="float">
            <text:p>1652530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jose do brejo do cruz</text:p>
          </table:table-cell>
          <table:table-cell office:value-type="float" office:value="58893000" calcext:value-type="float">
            <text:p>58893000</text:p>
          </table:table-cell>
          <table:table-cell office:value-type="string" calcext:value-type="string">
            <text:p>-6.212327</text:p>
          </table:table-cell>
          <table:table-cell office:value-type="string" calcext:value-type="string">
            <text:p>-37.3544536</text:p>
          </table:table-cell>
          <table:table-cell office:value-type="string" calcext:value-type="string">
            <text:p>aradois h 100/2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03.3</text:p>
          </table:table-cell>
          <table:table-cell office:value-type="float" office:value="74413" calcext:value-type="float">
            <text:p>74413</text:p>
          </table:table-cell>
          <table:table-cell table:number-columns-repeated="2"/>
        </table:table-row>
        <table:table-row table:style-name="ro1">
          <table:table-cell office:value-type="float" office:value="50047" calcext:value-type="float">
            <text:p>50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8 11:09:00</text:p>
          </table:table-cell>
          <table:table-cell office:value-type="float" office:value="1477652940" calcext:value-type="float">
            <text:p>1477652940</text:p>
          </table:table-cell>
          <table:table-cell office:value-type="string" calcext:value-type="string">
            <text:p>46963.4</text:p>
          </table:table-cell>
          <table:table-cell office:value-type="string" calcext:value-type="string">
            <text:p>uni hospitalar ltda</text:p>
          </table:table-cell>
          <table:table-cell office:value-type="float" office:value="7484373000124" calcext:value-type="float">
            <text:p>7484373000124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ecife</text:p>
          </table:table-cell>
          <table:table-cell office:value-type="float" office:value="51350560" calcext:value-type="float">
            <text:p>5135056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curosurf 120mg fa 1,5ml cx c/01 l (chiesi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130.4</text:p>
          </table:table-cell>
          <table:table-cell office:value-type="string" calcext:value-type="string">
            <text:p>45216.0</text:p>
          </table:table-cell>
          <table:table-cell office:value-type="float" office:value="46202" calcext:value-type="float">
            <text:p>46202</text:p>
          </table:table-cell>
          <table:table-cell table:number-columns-repeated="2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13 00:00:00</text:p>
          </table:table-cell>
          <table:table-cell office:value-type="float" office:value="1460505600" calcext:value-type="float">
            <text:p>1460505600</text:p>
          </table:table-cell>
          <table:table-cell office:value-type="string" calcext:value-type="string">
            <text:p>6277.9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ciprofloxacino 400mg bolsa plast. 200ml c/40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260.0</text:p>
          </table:table-cell>
          <table:table-cell office:value-type="float" office:value="47797" calcext:value-type="float">
            <text:p>47797</text:p>
          </table:table-cell>
          <table:table-cell table:number-columns-repeated="2"/>
        </table:table-row>
        <table:table-row table:style-name="ro1">
          <table:table-cell office:value-type="float" office:value="14685" calcext:value-type="float">
            <text:p>146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11-14 00:00:00</text:p>
          </table:table-cell>
          <table:table-cell office:value-type="float" office:value="1479081600" calcext:value-type="float">
            <text:p>1479081600</text:p>
          </table:table-cell>
          <table:table-cell office:value-type="string" calcext:value-type="string">
            <text:p>4131.12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renascer</text:p>
          </table:table-cell>
          <table:table-cell office:value-type="string" calcext:value-type="string">
            <text:p>cabedelo</text:p>
          </table:table-cell>
          <table:table-cell office:value-type="float" office:value="58108086" calcext:value-type="float">
            <text:p>5810808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sulfato ferroso c/ 500 cpr (natul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80.0</text:p>
          </table:table-cell>
          <table:table-cell office:value-type="float" office:value="49178" calcext:value-type="float">
            <text:p>4917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6-02-10 10:33:35</text:p>
          </table:table-cell>
          <table:table-cell office:value-type="float" office:value="1455100415" calcext:value-type="float">
            <text:p>1455100415</text:p>
          </table:table-cell>
          <table:table-cell office:value-type="string" calcext:value-type="string">
            <text:p>2242.86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diuremida 40mg c/2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.58</text:p>
          </table:table-cell>
          <table:table-cell office:value-type="float" office:value="75012" calcext:value-type="float">
            <text:p>7501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7 10:44:58</text:p>
          </table:table-cell>
          <table:table-cell office:value-type="float" office:value="1482835498" calcext:value-type="float">
            <text:p>1482835498</text:p>
          </table:table-cell>
          <table:table-cell office:value-type="string" calcext:value-type="string">
            <text:p>12287.73</text:p>
          </table:table-cell>
          <table:table-cell office:value-type="string" calcext:value-type="string">
            <text:p>joao veras diniz e cia ltda</text:p>
          </table:table-cell>
          <table:table-cell office:value-type="float" office:value="7322518000190" calcext:value-type="float">
            <text:p>732251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tole do rocha</text:p>
          </table:table-cell>
          <table:table-cell office:value-type="float" office:value="58088400" calcext:value-type="float">
            <text:p>58088400</text:p>
          </table:table-cell>
          <table:table-cell office:value-type="string" calcext:value-type="string">
            <text:p>-6.340625</text:p>
          </table:table-cell>
          <table:table-cell office:value-type="string" calcext:value-type="string">
            <text:p>-37.746967</text:p>
          </table:table-cell>
          <table:table-cell office:value-type="string" calcext:value-type="string">
            <text:p>brondilat xpe ped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5.17</text:p>
          </table:table-cell>
          <table:table-cell office:value-type="float" office:value="58846" calcext:value-type="float">
            <text:p>58846</text:p>
          </table:table-cell>
          <table:table-cell table:number-columns-repeated="2"/>
        </table:table-row>
        <table:table-row table:style-name="ro1">
          <table:table-cell office:value-type="float" office:value="15949" calcext:value-type="float">
            <text:p>159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0 08:50:47</text:p>
          </table:table-cell>
          <table:table-cell office:value-type="float" office:value="1482223847" calcext:value-type="float">
            <text:p>1482223847</text:p>
          </table:table-cell>
          <table:table-cell office:value-type="string" calcext:value-type="string">
            <text:p>23086.7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orinan adulto 30 ml pharmascience (pharm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8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017.5</text:p>
          </table:table-cell>
          <table:table-cell office:value-type="float" office:value="29544" calcext:value-type="float">
            <text:p>29544</text:p>
          </table:table-cell>
          <table:table-cell table:number-columns-repeated="2"/>
        </table:table-row>
        <table:table-row table:style-name="ro1">
          <table:table-cell office:value-type="float" office:value="12734" calcext:value-type="float">
            <text:p>127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2-04 09:41:02</text:p>
          </table:table-cell>
          <table:table-cell office:value-type="float" office:value="1454578862" calcext:value-type="float">
            <text:p>1454578862</text:p>
          </table:table-cell>
          <table:table-cell office:value-type="string" calcext:value-type="string">
            <text:p>1064.4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iclof sodico 25mg/ml inj 3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07.0</text:p>
          </table:table-cell>
          <table:table-cell office:value-type="float" office:value="31615" calcext:value-type="float">
            <text:p>31615</text:p>
          </table:table-cell>
          <table:table-cell table:number-columns-repeated="2"/>
        </table:table-row>
        <table:table-row table:style-name="ro1">
          <table:table-cell office:value-type="float" office:value="84227" calcext:value-type="float">
            <text:p>84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31 19:00:00</text:p>
          </table:table-cell>
          <table:table-cell office:value-type="float" office:value="1477940400" calcext:value-type="float">
            <text:p>1477940400</text:p>
          </table:table-cell>
          <table:table-cell office:value-type="string" calcext:value-type="string">
            <text:p>76626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zytiga 250 mg cx c/120 cp - or lote: vkyx val: 30/09/17 marca:janss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514.0</text:p>
          </table:table-cell>
          <table:table-cell office:value-type="string" calcext:value-type="string">
            <text:p>76626.0</text:p>
          </table:table-cell>
          <table:table-cell office:value-type="float" office:value="63310" calcext:value-type="float">
            <text:p>63310</text:p>
          </table:table-cell>
          <table:table-cell table:number-columns-repeated="2"/>
        </table:table-row>
        <table:table-row table:style-name="ro1">
          <table:table-cell office:value-type="float" office:value="84228" calcext:value-type="float">
            <text:p>84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31 19:20:00</text:p>
          </table:table-cell>
          <table:table-cell office:value-type="float" office:value="1477941600" calcext:value-type="float">
            <text:p>1477941600</text:p>
          </table:table-cell>
          <table:table-cell office:value-type="string" calcext:value-type="string">
            <text:p>68112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zytiga 250 mg cx c/120 cp - or lote: vkyx val: 30/09/17 marca:janss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514.0</text:p>
          </table:table-cell>
          <table:table-cell office:value-type="string" calcext:value-type="string">
            <text:p>68112.0</text:p>
          </table:table-cell>
          <table:table-cell office:value-type="float" office:value="63317" calcext:value-type="float">
            <text:p>63317</text:p>
          </table:table-cell>
          <table:table-cell table:number-columns-repeated="2"/>
        </table:table-row>
        <table:table-row table:style-name="ro1">
          <table:table-cell office:value-type="float" office:value="84226" calcext:value-type="float">
            <text:p>84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31 19:00:00</text:p>
          </table:table-cell>
          <table:table-cell office:value-type="float" office:value="1477940400" calcext:value-type="float">
            <text:p>1477940400</text:p>
          </table:table-cell>
          <table:table-cell office:value-type="string" calcext:value-type="string">
            <text:p>68112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zytiga 250 mg cx c/120 cp - or lote: vkyx val: 30/09/17 marca:janss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514.0</text:p>
          </table:table-cell>
          <table:table-cell office:value-type="string" calcext:value-type="string">
            <text:p>68112.0</text:p>
          </table:table-cell>
          <table:table-cell office:value-type="float" office:value="63299" calcext:value-type="float">
            <text:p>6329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16-04-12 09:28:00</text:p>
          </table:table-cell>
          <table:table-cell office:value-type="float" office:value="1460453280" calcext:value-type="float">
            <text:p>1460453280</text:p>
          </table:table-cell>
          <table:table-cell office:value-type="string" calcext:value-type="string">
            <text:p>8009.11</text:p>
          </table:table-cell>
          <table:table-cell office:value-type="string" calcext:value-type="string">
            <text:p>valdir ribeiro da silva</text:p>
          </table:table-cell>
          <table:table-cell office:value-type="float" office:value="1414442000147" calcext:value-type="float">
            <text:p>1414442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i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7.221036</text:p>
          </table:table-cell>
          <table:table-cell office:value-type="string" calcext:value-type="string">
            <text:p>-37.252477</text:p>
          </table:table-cell>
          <table:table-cell office:value-type="string" calcext:value-type="string">
            <text:p>flavonid 500mg cx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4.38</text:p>
          </table:table-cell>
          <table:table-cell office:value-type="float" office:value="67113" calcext:value-type="float">
            <text:p>6711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9-14 08:40:00</text:p>
          </table:table-cell>
          <table:table-cell office:value-type="float" office:value="1473842400" calcext:value-type="float">
            <text:p>1473842400</text:p>
          </table:table-cell>
          <table:table-cell office:value-type="string" calcext:value-type="string">
            <text:p>40368.1</text:p>
          </table:table-cell>
          <table:table-cell office:value-type="string" calcext:value-type="string">
            <text:p>almed aldenio dist. de medicamentos e mat. medico hospitalar</text:p>
          </table:table-cell>
          <table:table-cell office:value-type="float" office:value="22889282000162" calcext:value-type="float">
            <text:p>22889282000162</text:p>
          </table:table-cell>
          <table:table-cell office:value-type="string" calcext:value-type="string">
            <text:p>13 de maio</text:p>
          </table:table-cell>
          <table:table-cell office:value-type="string" calcext:value-type="string">
            <text:p>joao pessoa</text:p>
          </table:table-cell>
          <table:table-cell office:value-type="float" office:value="58025430" calcext:value-type="float">
            <text:p>5802543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clazida 80mg c/60cpr gliclazida 8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22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770.0</text:p>
          </table:table-cell>
          <table:table-cell office:value-type="float" office:value="31755" calcext:value-type="float">
            <text:p>31755</text:p>
          </table:table-cell>
          <table:table-cell table:number-columns-repeated="2"/>
        </table:table-row>
        <table:table-row table:style-name="ro1">
          <table:table-cell office:value-type="float" office:value="52794" calcext:value-type="float">
            <text:p>527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257463.95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enoxaparina sodica 60mg/0,6ml sol inj seri nga pre-enchida (iv.ml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1500.0</text:p>
          </table:table-cell>
          <table:table-cell office:value-type="float" office:value="27875" calcext:value-type="float">
            <text:p>27875</text:p>
          </table:table-cell>
          <table:table-cell table:number-columns-repeated="2"/>
        </table:table-row>
        <table:table-row table:style-name="ro1">
          <table:table-cell office:value-type="float" office:value="59146" calcext:value-type="float">
            <text:p>591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1-29 00:00:00</text:p>
          </table:table-cell>
          <table:table-cell office:value-type="float" office:value="1480377600" calcext:value-type="float">
            <text:p>1480377600</text:p>
          </table:table-cell>
          <table:table-cell office:value-type="string" calcext:value-type="string">
            <text:p>88495.0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sulfato ferroso sol oral 12,5mg/ml sol oral x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5750.0</text:p>
          </table:table-cell>
          <table:table-cell office:value-type="float" office:value="8413" calcext:value-type="float">
            <text:p>841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9-14 07:34:00</text:p>
          </table:table-cell>
          <table:table-cell office:value-type="float" office:value="1473838440" calcext:value-type="float">
            <text:p>1473838440</text:p>
          </table:table-cell>
          <table:table-cell office:value-type="string" calcext:value-type="string">
            <text:p>4883.61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neo fedipina 2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02.0</text:p>
          </table:table-cell>
          <table:table-cell office:value-type="float" office:value="74359" calcext:value-type="float">
            <text:p>7435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01 12:44:25</text:p>
          </table:table-cell>
          <table:table-cell office:value-type="float" office:value="1456836265" calcext:value-type="float">
            <text:p>1456836265</text:p>
          </table:table-cell>
          <table:table-cell office:value-type="string" calcext:value-type="string">
            <text:p>5847.17</text:p>
          </table:table-cell>
          <table:table-cell office:value-type="string" calcext:value-type="string">
            <text:p>maria do o dantas cardoso me</text:p>
          </table:table-cell>
          <table:table-cell office:value-type="float" office:value="22449446000130" calcext:value-type="float">
            <text:p>22449446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buscopan composto 6,67+33,40mg sol oral 78960263001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1.74</text:p>
          </table:table-cell>
          <table:table-cell office:value-type="float" office:value="70328" calcext:value-type="float">
            <text:p>70328</text:p>
          </table:table-cell>
          <table:table-cell table:number-columns-repeated="2"/>
        </table:table-row>
        <table:table-row table:style-name="ro1">
          <table:table-cell office:value-type="float" office:value="16072" calcext:value-type="float">
            <text:p>160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2-29 14:56:23</text:p>
          </table:table-cell>
          <table:table-cell office:value-type="float" office:value="1483023383" calcext:value-type="float">
            <text:p>1483023383</text:p>
          </table:table-cell>
          <table:table-cell office:value-type="string" calcext:value-type="string">
            <text:p>3187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05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02.5</text:p>
          </table:table-cell>
          <table:table-cell office:value-type="float" office:value="37622" calcext:value-type="float">
            <text:p>376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17 07:45:00</text:p>
          </table:table-cell>
          <table:table-cell office:value-type="float" office:value="1458200700" calcext:value-type="float">
            <text:p>1458200700</text:p>
          </table:table-cell>
          <table:table-cell office:value-type="string" calcext:value-type="string">
            <text:p>9750.0</text:p>
          </table:table-cell>
          <table:table-cell office:value-type="string" calcext:value-type="string">
            <text:p>almed aldenio dist. de medicamentos e mat. medico hospitalar</text:p>
          </table:table-cell>
          <table:table-cell office:value-type="float" office:value="22889282000162" calcext:value-type="float">
            <text:p>22889282000162</text:p>
          </table:table-cell>
          <table:table-cell office:value-type="string" calcext:value-type="string">
            <text:p>13 de maio</text:p>
          </table:table-cell>
          <table:table-cell office:value-type="string" calcext:value-type="string">
            <text:p>joao pessoa</text:p>
          </table:table-cell>
          <table:table-cell office:value-type="float" office:value="58025430" calcext:value-type="float">
            <text:p>5802543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clazida 80mg c/60cpr gliclazida 8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050.0</text:p>
          </table:table-cell>
          <table:table-cell office:value-type="float" office:value="33817" calcext:value-type="float">
            <text:p>3381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12 08:00:00</text:p>
          </table:table-cell>
          <table:table-cell office:value-type="float" office:value="1468310400" calcext:value-type="float">
            <text:p>1468310400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68.0</text:p>
          </table:table-cell>
          <table:table-cell office:value-type="float" office:value="50889" calcext:value-type="float">
            <text:p>50889</text:p>
          </table:table-cell>
          <table:table-cell table:number-columns-repeated="2"/>
        </table:table-row>
        <table:table-row table:style-name="ro1">
          <table:table-cell office:value-type="float" office:value="12788" calcext:value-type="float">
            <text:p>127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11 14:55:36</text:p>
          </table:table-cell>
          <table:table-cell office:value-type="float" office:value="1455202536" calcext:value-type="float">
            <text:p>1455202536</text:p>
          </table:table-cell>
          <table:table-cell office:value-type="string" calcext:value-type="string">
            <text:p>1873.2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50.0</text:p>
          </table:table-cell>
          <table:table-cell office:value-type="float" office:value="31586" calcext:value-type="float">
            <text:p>31586</text:p>
          </table:table-cell>
          <table:table-cell table:number-columns-repeated="2"/>
        </table:table-row>
        <table:table-row table:style-name="ro1">
          <table:table-cell office:value-type="float" office:value="16054" calcext:value-type="float">
            <text:p>160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2-28 16:47:51</text:p>
          </table:table-cell>
          <table:table-cell office:value-type="float" office:value="1482943671" calcext:value-type="float">
            <text:p>1482943671</text:p>
          </table:table-cell>
          <table:table-cell office:value-type="string" calcext:value-type="string">
            <text:p>864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48.0</text:p>
          </table:table-cell>
          <table:table-cell office:value-type="float" office:value="30530" calcext:value-type="float">
            <text:p>305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21 16:47:00</text:p>
          </table:table-cell>
          <table:table-cell office:value-type="float" office:value="1469119620" calcext:value-type="float">
            <text:p>1469119620</text:p>
          </table:table-cell>
          <table:table-cell office:value-type="string" calcext:value-type="string">
            <text:p>1392.51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expec xaro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307.2</text:p>
          </table:table-cell>
          <table:table-cell office:value-type="float" office:value="74371" calcext:value-type="float">
            <text:p>7437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6-05-25 16:18:53</text:p>
          </table:table-cell>
          <table:table-cell office:value-type="float" office:value="1464193133" calcext:value-type="float">
            <text:p>1464193133</text:p>
          </table:table-cell>
          <table:table-cell office:value-type="string" calcext:value-type="string">
            <text:p>5077.91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benalet past 12blt ment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.55</text:p>
          </table:table-cell>
          <table:table-cell office:value-type="float" office:value="65253" calcext:value-type="float">
            <text:p>6525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5-27 15:21:20</text:p>
          </table:table-cell>
          <table:table-cell office:value-type="float" office:value="1464362480" calcext:value-type="float">
            <text:p>1464362480</text:p>
          </table:table-cell>
          <table:table-cell office:value-type="string" calcext:value-type="string">
            <text:p>5632.0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benalet past 12blt ment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.55</text:p>
          </table:table-cell>
          <table:table-cell office:value-type="float" office:value="65472" calcext:value-type="float">
            <text:p>6547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16-08-23 10:44:21</text:p>
          </table:table-cell>
          <table:table-cell office:value-type="float" office:value="1471949061" calcext:value-type="float">
            <text:p>1471949061</text:p>
          </table:table-cell>
          <table:table-cell office:value-type="string" calcext:value-type="string">
            <text:p>8390.63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topiramato 50mg c/6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2.87</text:p>
          </table:table-cell>
          <table:table-cell office:value-type="float" office:value="49833" calcext:value-type="float">
            <text:p>49833</text:p>
          </table:table-cell>
          <table:table-cell table:number-columns-repeated="2"/>
        </table:table-row>
        <table:table-row table:style-name="ro1">
          <table:table-cell office:value-type="float" office:value="52794" calcext:value-type="float">
            <text:p>527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257463.95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cloreto de sodio sol 0,9% fr-amp sist fechado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9180.0</text:p>
          </table:table-cell>
          <table:table-cell office:value-type="float" office:value="27873" calcext:value-type="float">
            <text:p>27873</text:p>
          </table:table-cell>
          <table:table-cell table:number-columns-repeated="2"/>
        </table:table-row>
        <table:table-row table:style-name="ro1">
          <table:table-cell office:value-type="float" office:value="15368" calcext:value-type="float">
            <text:p>153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19 14:35:34</text:p>
          </table:table-cell>
          <table:table-cell office:value-type="float" office:value="1476887734" calcext:value-type="float">
            <text:p>1476887734</text:p>
          </table:table-cell>
          <table:table-cell office:value-type="string" calcext:value-type="string">
            <text:p>2646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40.0</text:p>
          </table:table-cell>
          <table:table-cell office:value-type="float" office:value="35717" calcext:value-type="float">
            <text:p>3571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16-04-22 16:44:16</text:p>
          </table:table-cell>
          <table:table-cell office:value-type="float" office:value="1461343456" calcext:value-type="float">
            <text:p>1461343456</text:p>
          </table:table-cell>
          <table:table-cell office:value-type="string" calcext:value-type="string">
            <text:p>7555.42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paxil cr 25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7.4</text:p>
          </table:table-cell>
          <table:table-cell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10-17 00:00:00</text:p>
          </table:table-cell>
          <table:table-cell office:value-type="float" office:value="1476662400" calcext:value-type="float">
            <text:p>1476662400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maria de lourdes ribeiro da silva firmino</text:p>
          </table:table-cell>
          <table:table-cell office:value-type="float" office:value="15301249000104" calcext:value-type="float">
            <text:p>15301249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cui</text:p>
          </table:table-cell>
          <table:table-cell office:value-type="float" office:value="58187000" calcext:value-type="float">
            <text:p>58187000</text:p>
          </table:table-cell>
          <table:table-cell office:value-type="string" calcext:value-type="string">
            <text:p>-6.5106721</text:p>
          </table:table-cell>
          <table:table-cell office:value-type="string" calcext:value-type="string">
            <text:p>-36.3492736</text:p>
          </table:table-cell>
          <table:table-cell office:value-type="string" calcext:value-type="string">
            <text:p>cimegripe 400mg cx 2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6.38</text:p>
          </table:table-cell>
          <table:table-cell office:value-type="float" office:value="63936" calcext:value-type="float">
            <text:p>63936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30 09:35:48</text:p>
          </table:table-cell>
          <table:table-cell office:value-type="float" office:value="1480498548" calcext:value-type="float">
            <text:p>1480498548</text:p>
          </table:table-cell>
          <table:table-cell office:value-type="string" calcext:value-type="string">
            <text:p>304.26</text:p>
          </table:table-cell>
          <table:table-cell office:value-type="string" calcext:value-type="string">
            <text:p>cavalcanti dantas e cia ltda</text:p>
          </table:table-cell>
          <table:table-cell office:value-type="float" office:value="24496283000172" calcext:value-type="float">
            <text:p>2449628300017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uite</text:p>
          </table:table-cell>
          <table:table-cell office:value-type="float" office:value="58175000" calcext:value-type="float">
            <text:p>58175000</text:p>
          </table:table-cell>
          <table:table-cell office:value-type="string" calcext:value-type="string">
            <text:p>-6.4855072</text:p>
          </table:table-cell>
          <table:table-cell office:value-type="string" calcext:value-type="string">
            <text:p>-36.1478606</text:p>
          </table:table-cell>
          <table:table-cell office:value-type="string" calcext:value-type="string">
            <text:p>nimesulida 100mg c/12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6.0</text:p>
          </table:table-cell>
          <table:table-cell office:value-type="float" office:value="54927" calcext:value-type="float">
            <text:p>5492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31 11:10:00</text:p>
          </table:table-cell>
          <table:table-cell office:value-type="float" office:value="1459422600" calcext:value-type="float">
            <text:p>1459422600</text:p>
          </table:table-cell>
          <table:table-cell office:value-type="string" calcext:value-type="string">
            <text:p>26306.5</text:p>
          </table:table-cell>
          <table:table-cell office:value-type="string" calcext:value-type="string">
            <text:p>grafica sao mateus ltda</text:p>
          </table:table-cell>
          <table:table-cell office:value-type="float" office:value="12940493000129" calcext:value-type="float">
            <text:p>1294049300012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0640" calcext:value-type="float">
            <text:p>5801064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envelope papel branco 200x280m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0.0</text:p>
          </table:table-cell>
          <table:table-cell office:value-type="float" office:value="32744" calcext:value-type="float">
            <text:p>3274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16-11-03 00:00:00</text:p>
          </table:table-cell>
          <table:table-cell office:value-type="float" office:value="1478131200" calcext:value-type="float">
            <text:p>1478131200</text:p>
          </table:table-cell>
          <table:table-cell office:value-type="string" calcext:value-type="string">
            <text:p>5762.84</text:p>
          </table:table-cell>
          <table:table-cell office:value-type="string" calcext:value-type="string">
            <text:p>vasconcelos comercio de produtos farmaceuticos ltd</text:p>
          </table:table-cell>
          <table:table-cell office:value-type="float" office:value="6228626000136" calcext:value-type="float">
            <text:p>62286260001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nova floresta</text:p>
          </table:table-cell>
          <table:table-cell office:value-type="float" office:value="58178000" calcext:value-type="float">
            <text:p>58178000</text:p>
          </table:table-cell>
          <table:table-cell office:value-type="string" calcext:value-type="string">
            <text:p>-6.4554313</text:p>
          </table:table-cell>
          <table:table-cell office:value-type="string" calcext:value-type="string">
            <text:p>-36.2040005</text:p>
          </table:table-cell>
          <table:table-cell office:value-type="string" calcext:value-type="string">
            <text:p>clo 1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2.35</text:p>
          </table:table-cell>
          <table:table-cell office:value-type="float" office:value="61018" calcext:value-type="float">
            <text:p>6101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12-16 00:00:00</text:p>
          </table:table-cell>
          <table:table-cell office:value-type="float" office:value="1481846400" calcext:value-type="float">
            <text:p>1481846400</text:p>
          </table:table-cell>
          <table:table-cell office:value-type="string" calcext:value-type="string">
            <text:p>6628.2</text:p>
          </table:table-cell>
          <table:table-cell office:value-type="string" calcext:value-type="string">
            <text:p>marconilde simoa oliveira - me</text:p>
          </table:table-cell>
          <table:table-cell office:value-type="float" office:value="11176210000151" calcext:value-type="float">
            <text:p>1117621000015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uru</text:p>
          </table:table-cell>
          <table:table-cell office:value-type="float" office:value="58750000" calcext:value-type="float">
            <text:p>58750000</text:p>
          </table:table-cell>
          <table:table-cell office:value-type="string" calcext:value-type="string">
            <text:p>-7.5375089</text:p>
          </table:table-cell>
          <table:table-cell office:value-type="string" calcext:value-type="string">
            <text:p>-37.8192275</text:p>
          </table:table-cell>
          <table:table-cell office:value-type="string" calcext:value-type="string">
            <text:p>lyrica 150mg c/28 cp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02.58</text:p>
          </table:table-cell>
          <table:table-cell office:value-type="string" calcext:value-type="string">
            <text:p>2430.96</text:p>
          </table:table-cell>
          <table:table-cell office:value-type="float" office:value="68363" calcext:value-type="float">
            <text:p>6836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6-01-22 15:25:21</text:p>
          </table:table-cell>
          <table:table-cell office:value-type="float" office:value="1453476321" calcext:value-type="float">
            <text:p>1453476321</text:p>
          </table:table-cell>
          <table:table-cell office:value-type="string" calcext:value-type="string">
            <text:p>5086.22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pristiq 50mg cx 28 comp lib c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37.15</text:p>
          </table:table-cell>
          <table:table-cell office:value-type="float" office:value="49938" calcext:value-type="float">
            <text:p>4993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0-05 00:00:00</text:p>
          </table:table-cell>
          <table:table-cell office:value-type="float" office:value="1475625600" calcext:value-type="float">
            <text:p>1475625600</text:p>
          </table:table-cell>
          <table:table-cell office:value-type="string" calcext:value-type="string">
            <text:p>998.31</text:p>
          </table:table-cell>
          <table:table-cell office:value-type="string" calcext:value-type="string">
            <text:p>lenivaldo do nascimento gomes</text:p>
          </table:table-cell>
          <table:table-cell office:value-type="float" office:value="6971511000137" calcext:value-type="float">
            <text:p>697151100013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baiana</text:p>
          </table:table-cell>
          <table:table-cell office:value-type="float" office:value="58360000" calcext:value-type="float">
            <text:p>58360000</text:p>
          </table:table-cell>
          <table:table-cell office:value-type="string" calcext:value-type="string">
            <text:p>-7.3299566</text:p>
          </table:table-cell>
          <table:table-cell office:value-type="string" calcext:value-type="string">
            <text:p>-35.3359995</text:p>
          </table:table-cell>
          <table:table-cell office:value-type="string" calcext:value-type="string">
            <text:p>leucogen 200mg xpe fr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09.27</text:p>
          </table:table-cell>
          <table:table-cell office:value-type="float" office:value="62106" calcext:value-type="float">
            <text:p>62106</text:p>
          </table:table-cell>
          <table:table-cell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16 08:41:40</text:p>
          </table:table-cell>
          <table:table-cell office:value-type="float" office:value="1455612100" calcext:value-type="float">
            <text:p>1455612100</text:p>
          </table:table-cell>
          <table:table-cell office:value-type="string" calcext:value-type="string">
            <text:p>2520.0</text:p>
          </table:table-cell>
          <table:table-cell office:value-type="string" calcext:value-type="string">
            <text:p>eliete silva dantas</text:p>
          </table:table-cell>
          <table:table-cell office:value-type="float" office:value="10529810000193" calcext:value-type="float">
            <text:p>10529810000193</text:p>
          </table:table-cell>
          <table:table-cell office:value-type="string" calcext:value-type="string">
            <text:p>mangabeira</text:p>
          </table:table-cell>
          <table:table-cell office:value-type="string" calcext:value-type="string">
            <text:p>joao pessoa</text:p>
          </table:table-cell>
          <table:table-cell office:value-type="float" office:value="58055030" calcext:value-type="float">
            <text:p>5805503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buscopan composto (dipirona + escopolamina) 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float" office:value="29573" calcext:value-type="float">
            <text:p>29573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2-23 12:18:20</text:p>
          </table:table-cell>
          <table:table-cell office:value-type="float" office:value="1456229900" calcext:value-type="float">
            <text:p>1456229900</text:p>
          </table:table-cell>
          <table:table-cell office:value-type="string" calcext:value-type="string">
            <text:p>6321.0</text:p>
          </table:table-cell>
          <table:table-cell office:value-type="string" calcext:value-type="string">
            <text:p>uniaomed comercio ltda</text:p>
          </table:table-cell>
          <table:table-cell office:value-type="float" office:value="13617981000162" calcext:value-type="float">
            <text:p>1361798100016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0780" calcext:value-type="float">
            <text:p>5801078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ipirona sodica 2ml 500mgl c/10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float" office:value="32593" calcext:value-type="float">
            <text:p>3259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16 09:17:00</text:p>
          </table:table-cell>
          <table:table-cell office:value-type="float" office:value="1458119820" calcext:value-type="float">
            <text:p>1458119820</text:p>
          </table:table-cell>
          <table:table-cell office:value-type="string" calcext:value-type="string">
            <text:p>26306.5</text:p>
          </table:table-cell>
          <table:table-cell office:value-type="string" calcext:value-type="string">
            <text:p>grafica sao mateus ltda</text:p>
          </table:table-cell>
          <table:table-cell office:value-type="float" office:value="12940493000129" calcext:value-type="float">
            <text:p>1294049300012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0640" calcext:value-type="float">
            <text:p>5801064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envelope papel branco 200x280m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0.0</text:p>
          </table:table-cell>
          <table:table-cell office:value-type="float" office:value="33928" calcext:value-type="float">
            <text:p>33928</text:p>
          </table:table-cell>
          <table:table-cell table:number-columns-repeated="2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5992.78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sesi</text:p>
          </table:table-cell>
          <table:table-cell office:value-type="string" calcext:value-type="string">
            <text:p>bayeux</text:p>
          </table:table-cell>
          <table:table-cell office:value-type="float" office:value="58306010" calcext:value-type="float">
            <text:p>58306010</text:p>
          </table:table-cell>
          <table:table-cell office:value-type="string" calcext:value-type="string">
            <text:p>-7.1301631</text:p>
          </table:table-cell>
          <table:table-cell office:value-type="string" calcext:value-type="string">
            <text:p>-34.936532</text:p>
          </table:table-cell>
          <table:table-cell office:value-type="string" calcext:value-type="string">
            <text:p>glicose a 50% 10ml cx c/200 amp.plast. (diver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96.0</text:p>
          </table:table-cell>
          <table:table-cell office:value-type="float" office:value="49115" calcext:value-type="float">
            <text:p>49115</text:p>
          </table:table-cell>
          <table:table-cell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6 09:24:24</text:p>
          </table:table-cell>
          <table:table-cell office:value-type="float" office:value="1459934664" calcext:value-type="float">
            <text:p>1459934664</text:p>
          </table:table-cell>
          <table:table-cell office:value-type="string" calcext:value-type="string">
            <text:p>2560.0</text:p>
          </table:table-cell>
          <table:table-cell office:value-type="string" calcext:value-type="string">
            <text:p>eliete silva dantas</text:p>
          </table:table-cell>
          <table:table-cell office:value-type="float" office:value="10529810000193" calcext:value-type="float">
            <text:p>10529810000193</text:p>
          </table:table-cell>
          <table:table-cell office:value-type="string" calcext:value-type="string">
            <text:p>mangabeira</text:p>
          </table:table-cell>
          <table:table-cell office:value-type="string" calcext:value-type="string">
            <text:p>joao pessoa</text:p>
          </table:table-cell>
          <table:table-cell office:value-type="float" office:value="58055030" calcext:value-type="float">
            <text:p>5805503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complexo b hipolab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90.0</text:p>
          </table:table-cell>
          <table:table-cell office:value-type="float" office:value="30631" calcext:value-type="float">
            <text:p>3063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016-10-03 00:00:00</text:p>
          </table:table-cell>
          <table:table-cell office:value-type="float" office:value="1475452800" calcext:value-type="float">
            <text:p>1475452800</text:p>
          </table:table-cell>
          <table:table-cell office:value-type="string" calcext:value-type="string">
            <text:p>72723.0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pristiq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6.17</text:p>
          </table:table-cell>
          <table:table-cell office:value-type="string" calcext:value-type="string">
            <text:p>3748.08</text:p>
          </table:table-cell>
          <table:table-cell office:value-type="float" office:value="43425" calcext:value-type="float">
            <text:p>43425</text:p>
          </table:table-cell>
          <table:table-cell table:number-columns-repeated="2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3 14:21:51</text:p>
          </table:table-cell>
          <table:table-cell office:value-type="float" office:value="1456237311" calcext:value-type="float">
            <text:p>1456237311</text:p>
          </table:table-cell>
          <table:table-cell office:value-type="string" calcext:value-type="string">
            <text:p>6320.0</text:p>
          </table:table-cell>
          <table:table-cell office:value-type="string" calcext:value-type="string">
            <text:p>uniaomed comercio ltda</text:p>
          </table:table-cell>
          <table:table-cell office:value-type="float" office:value="13617981000162" calcext:value-type="float">
            <text:p>1361798100016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0780" calcext:value-type="float">
            <text:p>5801078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paracetamol 500mg cx c 200 comp g 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900.0</text:p>
          </table:table-cell>
          <table:table-cell office:value-type="float" office:value="33077" calcext:value-type="float">
            <text:p>33077</text:p>
          </table:table-cell>
          <table:table-cell table:number-columns-repeated="2"/>
        </table:table-row>
        <table:table-row table:style-name="ro1">
          <table:table-cell office:value-type="float" office:value="15608" calcext:value-type="float">
            <text:p>156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1-14 08:29:36</text:p>
          </table:table-cell>
          <table:table-cell office:value-type="float" office:value="1479112176" calcext:value-type="float">
            <text:p>1479112176</text:p>
          </table:table-cell>
          <table:table-cell office:value-type="string" calcext:value-type="string">
            <text:p>2050.9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metilergometrina 1ml inj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0.0</text:p>
          </table:table-cell>
          <table:table-cell office:value-type="float" office:value="32680" calcext:value-type="float">
            <text:p>32680</text:p>
          </table:table-cell>
          <table:table-cell table:number-columns-repeated="2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13 00:00:00</text:p>
          </table:table-cell>
          <table:table-cell office:value-type="float" office:value="1460505600" calcext:value-type="float">
            <text:p>1460505600</text:p>
          </table:table-cell>
          <table:table-cell office:value-type="string" calcext:value-type="string">
            <text:p>6801.44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fosfo enema 130ml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183.04</text:p>
          </table:table-cell>
          <table:table-cell office:value-type="float" office:value="48107" calcext:value-type="float">
            <text:p>48107</text:p>
          </table:table-cell>
          <table:table-cell table:number-columns-repeated="2"/>
        </table:table-row>
        <table:table-row table:style-name="ro1">
          <table:table-cell office:value-type="float" office:value="15648" calcext:value-type="float">
            <text:p>156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17 15:56:51</text:p>
          </table:table-cell>
          <table:table-cell office:value-type="float" office:value="1479398211" calcext:value-type="float">
            <text:p>1479398211</text:p>
          </table:table-cell>
          <table:table-cell office:value-type="string" calcext:value-type="string">
            <text:p>3342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6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60.0</text:p>
          </table:table-cell>
          <table:table-cell office:value-type="float" office:value="37612" calcext:value-type="float">
            <text:p>37612</text:p>
          </table:table-cell>
          <table:table-cell table:number-columns-repeated="2"/>
        </table:table-row>
        <table:table-row table:style-name="ro1">
          <table:table-cell office:value-type="float" office:value="13983" calcext:value-type="float">
            <text:p>139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6-09 09:27:09</text:p>
          </table:table-cell>
          <table:table-cell office:value-type="float" office:value="1465464429" calcext:value-type="float">
            <text:p>1465464429</text:p>
          </table:table-cell>
          <table:table-cell office:value-type="string" calcext:value-type="string">
            <text:p>2558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1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50.5</text:p>
          </table:table-cell>
          <table:table-cell office:value-type="float" office:value="34660" calcext:value-type="float">
            <text:p>3466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1-22 15:25:21</text:p>
          </table:table-cell>
          <table:table-cell office:value-type="float" office:value="1453476321" calcext:value-type="float">
            <text:p>1453476321</text:p>
          </table:table-cell>
          <table:table-cell office:value-type="string" calcext:value-type="string">
            <text:p>5086.22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pyloripac 7blisters+8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39.47</text:p>
          </table:table-cell>
          <table:table-cell office:value-type="float" office:value="49933" calcext:value-type="float">
            <text:p>49933</text:p>
          </table:table-cell>
          <table:table-cell table:number-columns-repeated="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01 14:16:55</text:p>
          </table:table-cell>
          <table:table-cell office:value-type="float" office:value="1456841815" calcext:value-type="float">
            <text:p>1456841815</text:p>
          </table:table-cell>
          <table:table-cell office:value-type="string" calcext:value-type="string">
            <text:p>75547.5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0220" calcext:value-type="float">
            <text:p>9585480002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ina grande</text:p>
          </table:table-cell>
          <table:table-cell office:value-type="float" office:value="58400090" calcext:value-type="float">
            <text:p>5840009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narisoro 0,9% sol nasal 5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32840.0</text:p>
          </table:table-cell>
          <table:table-cell office:value-type="float" office:value="19562" calcext:value-type="float">
            <text:p>1956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4-22 16:44:16</text:p>
          </table:table-cell>
          <table:table-cell office:value-type="float" office:value="1461343456" calcext:value-type="float">
            <text:p>1461343456</text:p>
          </table:table-cell>
          <table:table-cell office:value-type="string" calcext:value-type="string">
            <text:p>7555.42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celebra 20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5.51</text:p>
          </table:table-cell>
          <table:table-cell office:value-type="float" office:value="49990" calcext:value-type="float">
            <text:p>49990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2-24 00:00:00</text:p>
          </table:table-cell>
          <table:table-cell office:value-type="float" office:value="1456272000" calcext:value-type="float">
            <text:p>1456272000</text:p>
          </table:table-cell>
          <table:table-cell office:value-type="string" calcext:value-type="string">
            <text:p>5872.7</text:p>
          </table:table-cell>
          <table:table-cell office:value-type="string" calcext:value-type="string">
            <text:p>vida distribuidora do nordeste ltda</text:p>
          </table:table-cell>
          <table:table-cell office:value-type="float" office:value="20812326000120" calcext:value-type="float">
            <text:p>20812326000120</text:p>
          </table:table-cell>
          <table:table-cell office:value-type="string" calcext:value-type="string">
            <text:p>sesi</text:p>
          </table:table-cell>
          <table:table-cell office:value-type="string" calcext:value-type="string">
            <text:p>bayeux</text:p>
          </table:table-cell>
          <table:table-cell office:value-type="float" office:value="58306010" calcext:value-type="float">
            <text:p>58306010</text:p>
          </table:table-cell>
          <table:table-cell office:value-type="string" calcext:value-type="string">
            <text:p>-7.1301631</text:p>
          </table:table-cell>
          <table:table-cell office:value-type="string" calcext:value-type="string">
            <text:p>-34.936532</text:p>
          </table:table-cell>
          <table:table-cell office:value-type="string" calcext:value-type="string">
            <text:p>metoclopramida 10mg/2ml amp metrofarma vp (pontu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8.0</text:p>
          </table:table-cell>
          <table:table-cell office:value-type="float" office:value="49113" calcext:value-type="float">
            <text:p>49113</text:p>
          </table:table-cell>
          <table:table-cell table:number-columns-repeated="2"/>
        </table:table-row>
        <table:table-row table:style-name="ro1">
          <table:table-cell office:value-type="float" office:value="1638001" calcext:value-type="float">
            <text:p>1638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3 11:21:03</text:p>
          </table:table-cell>
          <table:table-cell office:value-type="float" office:value="1482492063" calcext:value-type="float">
            <text:p>1482492063</text:p>
          </table:table-cell>
          <table:table-cell office:value-type="string" calcext:value-type="string">
            <text:p>126990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6.99</text:p>
          </table:table-cell>
          <table:table-cell office:value-type="string" calcext:value-type="string">
            <text:p>126990.0</text:p>
          </table:table-cell>
          <table:table-cell office:value-type="float" office:value="74098" calcext:value-type="float">
            <text:p>74098</text:p>
          </table:table-cell>
          <table:table-cell table:number-columns-repeated="2"/>
        </table:table-row>
        <table:table-row table:style-name="ro1">
          <table:table-cell office:value-type="float" office:value="13606" calcext:value-type="float">
            <text:p>136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4-29 13:34:10</text:p>
          </table:table-cell>
          <table:table-cell office:value-type="float" office:value="1461936850" calcext:value-type="float">
            <text:p>1461936850</text:p>
          </table:table-cell>
          <table:table-cell office:value-type="string" calcext:value-type="string">
            <text:p>4375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4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04.0</text:p>
          </table:table-cell>
          <table:table-cell office:value-type="float" office:value="37604" calcext:value-type="float">
            <text:p>376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05 15:12:00</text:p>
          </table:table-cell>
          <table:table-cell office:value-type="float" office:value="1480950720" calcext:value-type="float">
            <text:p>1480950720</text:p>
          </table:table-cell>
          <table:table-cell office:value-type="string" calcext:value-type="string">
            <text:p>1662.06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neo fedipina 2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332.25</text:p>
          </table:table-cell>
          <table:table-cell office:value-type="float" office:value="74332" calcext:value-type="float">
            <text:p>7433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16-12-27 10:44:58</text:p>
          </table:table-cell>
          <table:table-cell office:value-type="float" office:value="1482835498" calcext:value-type="float">
            <text:p>1482835498</text:p>
          </table:table-cell>
          <table:table-cell office:value-type="string" calcext:value-type="string">
            <text:p>12287.73</text:p>
          </table:table-cell>
          <table:table-cell office:value-type="string" calcext:value-type="string">
            <text:p>joao veras diniz e cia ltda</text:p>
          </table:table-cell>
          <table:table-cell office:value-type="float" office:value="7322518000190" calcext:value-type="float">
            <text:p>732251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tole do rocha</text:p>
          </table:table-cell>
          <table:table-cell office:value-type="float" office:value="58088400" calcext:value-type="float">
            <text:p>58088400</text:p>
          </table:table-cell>
          <table:table-cell office:value-type="string" calcext:value-type="string">
            <text:p>-6.340625</text:p>
          </table:table-cell>
          <table:table-cell office:value-type="string" calcext:value-type="string">
            <text:p>-37.746967</text:p>
          </table:table-cell>
          <table:table-cell office:value-type="string" calcext:value-type="string">
            <text:p>lanz 15mg cx 14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0.51</text:p>
          </table:table-cell>
          <table:table-cell office:value-type="float" office:value="58862" calcext:value-type="float">
            <text:p>58862</text:p>
          </table:table-cell>
          <table:table-cell table:number-columns-repeated="2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2-30 00:00:00</text:p>
          </table:table-cell>
          <table:table-cell office:value-type="float" office:value="1483056000" calcext:value-type="float">
            <text:p>1483056000</text:p>
          </table:table-cell>
          <table:table-cell office:value-type="string" calcext:value-type="string">
            <text:p>14110.6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metformina 850mg c/40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500.0</text:p>
          </table:table-cell>
          <table:table-cell office:value-type="float" office:value="48473" calcext:value-type="float">
            <text:p>48473</text:p>
          </table:table-cell>
          <table:table-cell table:number-columns-repeated="2"/>
        </table:table-row>
        <table:table-row table:style-name="ro1">
          <table:table-cell office:value-type="float" office:value="13607" calcext:value-type="float">
            <text:p>136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4-29 13:34:56</text:p>
          </table:table-cell>
          <table:table-cell office:value-type="float" office:value="1461936896" calcext:value-type="float">
            <text:p>1461936896</text:p>
          </table:table-cell>
          <table:table-cell office:value-type="string" calcext:value-type="string">
            <text:p>4351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50.0</text:p>
          </table:table-cell>
          <table:table-cell office:value-type="float" office:value="29513" calcext:value-type="float">
            <text:p>29513</text:p>
          </table:table-cell>
          <table:table-cell table:number-columns-repeated="2"/>
        </table:table-row>
        <table:table-row table:style-name="ro1">
          <table:table-cell office:value-type="float" office:value="15950" calcext:value-type="float">
            <text:p>15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20 08:52:38</text:p>
          </table:table-cell>
          <table:table-cell office:value-type="float" office:value="1482223958" calcext:value-type="float">
            <text:p>1482223958</text:p>
          </table:table-cell>
          <table:table-cell office:value-type="string" calcext:value-type="string">
            <text:p>14144.6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lendronato sodico 1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3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49.0</text:p>
          </table:table-cell>
          <table:table-cell office:value-type="float" office:value="30588" calcext:value-type="float">
            <text:p>30588</text:p>
          </table:table-cell>
          <table:table-cell table:number-columns-repeated="2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05 00:00:00</text:p>
          </table:table-cell>
          <table:table-cell office:value-type="float" office:value="1454630400" calcext:value-type="float">
            <text:p>1454630400</text:p>
          </table:table-cell>
          <table:table-cell office:value-type="string" calcext:value-type="string">
            <text:p>7814.84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fosfo enema 130ml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308.7</text:p>
          </table:table-cell>
          <table:table-cell office:value-type="float" office:value="48747" calcext:value-type="float">
            <text:p>4874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16-04-12 09:28:00</text:p>
          </table:table-cell>
          <table:table-cell office:value-type="float" office:value="1460453280" calcext:value-type="float">
            <text:p>1460453280</text:p>
          </table:table-cell>
          <table:table-cell office:value-type="string" calcext:value-type="string">
            <text:p>8009.11</text:p>
          </table:table-cell>
          <table:table-cell office:value-type="string" calcext:value-type="string">
            <text:p>valdir ribeiro da silva</text:p>
          </table:table-cell>
          <table:table-cell office:value-type="float" office:value="1414442000147" calcext:value-type="float">
            <text:p>1414442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i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7.221036</text:p>
          </table:table-cell>
          <table:table-cell office:value-type="string" calcext:value-type="string">
            <text:p>-37.252477</text:p>
          </table:table-cell>
          <table:table-cell office:value-type="string" calcext:value-type="string">
            <text:p>minilax cx 7 bg x 6,5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0.4</text:p>
          </table:table-cell>
          <table:table-cell office:value-type="float" office:value="67118" calcext:value-type="float">
            <text:p>6711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01-05 18:20:59</text:p>
          </table:table-cell>
          <table:table-cell office:value-type="float" office:value="1452018059" calcext:value-type="float">
            <text:p>1452018059</text:p>
          </table:table-cell>
          <table:table-cell office:value-type="string" calcext:value-type="string">
            <text:p>5468.01</text:p>
          </table:table-cell>
          <table:table-cell office:value-type="string" calcext:value-type="string">
            <text:p>janicleia gabriel s. do nascimento</text:p>
          </table:table-cell>
          <table:table-cell office:value-type="float" office:value="7322508000236" calcext:value-type="float">
            <text:p>73225080002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ertaozinho</text:p>
          </table:table-cell>
          <table:table-cell office:value-type="float" office:value="5856800" calcext:value-type="float">
            <text:p>5856800</text:p>
          </table:table-cell>
          <table:table-cell office:value-type="string" calcext:value-type="string">
            <text:p>-21.1375782</text:p>
          </table:table-cell>
          <table:table-cell office:value-type="string" calcext:value-type="string">
            <text:p>-47.9913741</text:p>
          </table:table-cell>
          <table:table-cell office:value-type="string" calcext:value-type="string">
            <text:p>soro fisiologico 5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345.0</text:p>
          </table:table-cell>
          <table:table-cell office:value-type="float" office:value="67247" calcext:value-type="float">
            <text:p>67247</text:p>
          </table:table-cell>
          <table:table-cell table:number-columns-repeated="2"/>
        </table:table-row>
        <table:table-row table:style-name="ro1">
          <table:table-cell office:value-type="float" office:value="17033" calcext:value-type="float">
            <text:p>170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0-20 13:45:34</text:p>
          </table:table-cell>
          <table:table-cell office:value-type="float" office:value="1476971134" calcext:value-type="float">
            <text:p>1476971134</text:p>
          </table:table-cell>
          <table:table-cell office:value-type="string" calcext:value-type="string">
            <text:p>7287.5</text:p>
          </table:table-cell>
          <table:table-cell office:value-type="string" calcext:value-type="string">
            <text:p>artmed comercial eireli</text:p>
          </table:table-cell>
          <table:table-cell office:value-type="float" office:value="4361467000118" calcext:value-type="float">
            <text:p>4361467000118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40340" calcext:value-type="float">
            <text:p>5904034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omeprazol comprimido 20mg [generico] [prati,donaduzzi]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000.0</text:p>
          </table:table-cell>
          <table:table-cell office:value-type="float" office:value="42517" calcext:value-type="float">
            <text:p>42517</text:p>
          </table:table-cell>
          <table:table-cell table:number-columns-repeated="2"/>
        </table:table-row>
        <table:table-row table:style-name="ro1">
          <table:table-cell office:value-type="float" office:value="594611" calcext:value-type="float">
            <text:p>5946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5 10:50:42</text:p>
          </table:table-cell>
          <table:table-cell office:value-type="float" office:value="1456397442" calcext:value-type="float">
            <text:p>1456397442</text:p>
          </table:table-cell>
          <table:table-cell office:value-type="string" calcext:value-type="string">
            <text:p>538.4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10002390004 lote 15g10g val 06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79.48</text:p>
          </table:table-cell>
          <table:table-cell office:value-type="string" calcext:value-type="string">
            <text:p>538.44</text:p>
          </table:table-cell>
          <table:table-cell office:value-type="float" office:value="63816" calcext:value-type="float">
            <text:p>63816</text:p>
          </table:table-cell>
          <table:table-cell table:number-columns-repeated="2"/>
        </table:table-row>
        <table:table-row table:style-name="ro1">
          <table:table-cell office:value-type="float" office:value="43839" calcext:value-type="float">
            <text:p>438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1 16:29:00</text:p>
          </table:table-cell>
          <table:table-cell office:value-type="float" office:value="1459528140" calcext:value-type="float">
            <text:p>1459528140</text:p>
          </table:table-cell>
          <table:table-cell office:value-type="string" calcext:value-type="string">
            <text:p>10008.1</text:p>
          </table:table-cell>
          <table:table-cell office:value-type="string" calcext:value-type="string">
            <text:p>luciano l. da silva (distrifarma)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enoxaparina cutenox 40mg inj.c/10amp.hosp. (biochimic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437.0</text:p>
          </table:table-cell>
          <table:table-cell office:value-type="float" office:value="66334" calcext:value-type="float">
            <text:p>66334</text:p>
          </table:table-cell>
          <table:table-cell table:number-columns-repeated="2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05 00:00:00</text:p>
          </table:table-cell>
          <table:table-cell office:value-type="float" office:value="1454630400" calcext:value-type="float">
            <text:p>1454630400</text:p>
          </table:table-cell>
          <table:table-cell office:value-type="string" calcext:value-type="string">
            <text:p>7149.07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ciprofloxacino 400mg bolsa plast. 200ml c/40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889.2</text:p>
          </table:table-cell>
          <table:table-cell office:value-type="float" office:value="48891" calcext:value-type="float">
            <text:p>48891</text:p>
          </table:table-cell>
          <table:table-cell table:number-columns-repeated="2"/>
        </table:table-row>
        <table:table-row table:style-name="ro1">
          <table:table-cell office:value-type="float" office:value="12944" calcext:value-type="float">
            <text:p>12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25 09:52:06</text:p>
          </table:table-cell>
          <table:table-cell office:value-type="float" office:value="1456393926" calcext:value-type="float">
            <text:p>1456393926</text:p>
          </table:table-cell>
          <table:table-cell office:value-type="string" calcext:value-type="string">
            <text:p>7500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metoclopramida 5mg/ml inj 2ml im iv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930.0</text:p>
          </table:table-cell>
          <table:table-cell office:value-type="float" office:value="37100" calcext:value-type="float">
            <text:p>37100</text:p>
          </table:table-cell>
          <table:table-cell table:number-columns-repeated="2"/>
        </table:table-row>
        <table:table-row table:style-name="ro1">
          <table:table-cell office:value-type="float" office:value="338029" calcext:value-type="float">
            <text:p>338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6 09:53:25</text:p>
          </table:table-cell>
          <table:table-cell office:value-type="float" office:value="1458122005" calcext:value-type="float">
            <text:p>1458122005</text:p>
          </table:table-cell>
          <table:table-cell office:value-type="string" calcext:value-type="string">
            <text:p>624.9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hidroxietilamido 60mg/ml <text:s/>l: 0000090689 q: <text:s text:c="6"/>10,0000 f: 16/03/15 v: 16/03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256.5</text:p>
          </table:table-cell>
          <table:table-cell office:value-type="float" office:value="47684" calcext:value-type="float">
            <text:p>47684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05 06:39:39</text:p>
          </table:table-cell>
          <table:table-cell office:value-type="float" office:value="1475649579" calcext:value-type="float">
            <text:p>1475649579</text:p>
          </table:table-cell>
          <table:table-cell office:value-type="string" calcext:value-type="string">
            <text:p>778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estomazil c/1 env abacax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4.88</text:p>
          </table:table-cell>
          <table:table-cell office:value-type="float" office:value="56385" calcext:value-type="float">
            <text:p>5638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2-12 08:05:00</text:p>
          </table:table-cell>
          <table:table-cell office:value-type="float" office:value="1481529900" calcext:value-type="float">
            <text:p>1481529900</text:p>
          </table:table-cell>
          <table:table-cell office:value-type="string" calcext:value-type="string">
            <text:p>5773.65</text:p>
          </table:table-cell>
          <table:table-cell office:value-type="string" calcext:value-type="string">
            <text:p>orione saraiva jales - me</text:p>
          </table:table-cell>
          <table:table-cell office:value-type="float" office:value="16525308000190" calcext:value-type="float">
            <text:p>1652530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jose do brejo do cruz</text:p>
          </table:table-cell>
          <table:table-cell office:value-type="float" office:value="58893000" calcext:value-type="float">
            <text:p>58893000</text:p>
          </table:table-cell>
          <table:table-cell office:value-type="string" calcext:value-type="string">
            <text:p>-6.212327</text:p>
          </table:table-cell>
          <table:table-cell office:value-type="string" calcext:value-type="string">
            <text:p>-37.3544536</text:p>
          </table:table-cell>
          <table:table-cell office:value-type="string" calcext:value-type="string">
            <text:p>aradois h 100/2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03.3</text:p>
          </table:table-cell>
          <table:table-cell office:value-type="float" office:value="74406" calcext:value-type="float">
            <text:p>7440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7-26 21:41:42</text:p>
          </table:table-cell>
          <table:table-cell office:value-type="float" office:value="1469569302" calcext:value-type="float">
            <text:p>1469569302</text:p>
          </table:table-cell>
          <table:table-cell office:value-type="string" calcext:value-type="string">
            <text:p>2244.08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cefalina c/4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11.95</text:p>
          </table:table-cell>
          <table:table-cell office:value-type="float" office:value="75772" calcext:value-type="float">
            <text:p>75772</text:p>
          </table:table-cell>
          <table:table-cell table:number-columns-repeated="2"/>
        </table:table-row>
        <table:table-row table:style-name="ro1">
          <table:table-cell office:value-type="float" office:value="43886" calcext:value-type="float">
            <text:p>43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4:28:00</text:p>
          </table:table-cell>
          <table:table-cell office:value-type="float" office:value="1459780080" calcext:value-type="float">
            <text:p>1459780080</text:p>
          </table:table-cell>
          <table:table-cell office:value-type="string" calcext:value-type="string">
            <text:p>10008.1</text:p>
          </table:table-cell>
          <table:table-cell office:value-type="string" calcext:value-type="string">
            <text:p>luciano l. da silva (distrifarma)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enoxaparina cutenox 40mg inj.c/10amp.hos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437.0</text:p>
          </table:table-cell>
          <table:table-cell office:value-type="float" office:value="66256" calcext:value-type="float">
            <text:p>6625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016-10-13 18:53:29</text:p>
          </table:table-cell>
          <table:table-cell office:value-type="float" office:value="1476384809" calcext:value-type="float">
            <text:p>1476384809</text:p>
          </table:table-cell>
          <table:table-cell office:value-type="string" calcext:value-type="string">
            <text:p>22625.93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paxil cr 25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7.4</text:p>
          </table:table-cell>
          <table:table-cell office:value-type="float" office:value="49880" calcext:value-type="float">
            <text:p>4988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016-10-13 18:53:29</text:p>
          </table:table-cell>
          <table:table-cell office:value-type="float" office:value="1476384809" calcext:value-type="float">
            <text:p>1476384809</text:p>
          </table:table-cell>
          <table:table-cell office:value-type="string" calcext:value-type="string">
            <text:p>22625.93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paxil cr 25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7.4</text:p>
          </table:table-cell>
          <table:table-cell office:value-type="float" office:value="49884" calcext:value-type="float">
            <text:p>49884</text:p>
          </table:table-cell>
          <table:table-cell table:number-columns-repeated="2"/>
        </table:table-row>
        <table:table-row table:style-name="ro1">
          <table:table-cell office:value-type="float" office:value="344276" calcext:value-type="float">
            <text:p>344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28 14:59:46</text:p>
          </table:table-cell>
          <table:table-cell office:value-type="float" office:value="1461855586" calcext:value-type="float">
            <text:p>1461855586</text:p>
          </table:table-cell>
          <table:table-cell office:value-type="string" calcext:value-type="string">
            <text:p>5200.3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hidroxietilamido 60mg/ml <text:s/>l: 0000090689 q: <text:s text:c="6"/>10,0000 f: 16/03/15 v: 16/03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256.5</text:p>
          </table:table-cell>
          <table:table-cell office:value-type="float" office:value="47584" calcext:value-type="float">
            <text:p>47584</text:p>
          </table:table-cell>
          <table:table-cell table:number-columns-repeated="2"/>
        </table:table-row>
        <table:table-row table:style-name="ro1">
          <table:table-cell office:value-type="float" office:value="344291" calcext:value-type="float">
            <text:p>344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8 16:14:45</text:p>
          </table:table-cell>
          <table:table-cell office:value-type="float" office:value="1461860085" calcext:value-type="float">
            <text:p>1461860085</text:p>
          </table:table-cell>
          <table:table-cell office:value-type="string" calcext:value-type="string">
            <text:p>624.9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hidroxietilamido 60mg/ml <text:s/>l: 0000090689 q: <text:s text:c="6"/>10,0000 f: 16/03/15 v: 16/03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256.5</text:p>
          </table:table-cell>
          <table:table-cell office:value-type="float" office:value="47620" calcext:value-type="float">
            <text:p>4762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tyleno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10.72</text:p>
          </table:table-cell>
          <table:table-cell office:value-type="float" office:value="49552" calcext:value-type="float">
            <text:p>4955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16-04-12 14:26:00</text:p>
          </table:table-cell>
          <table:table-cell office:value-type="float" office:value="1460471160" calcext:value-type="float">
            <text:p>1460471160</text:p>
          </table:table-cell>
          <table:table-cell office:value-type="string" calcext:value-type="string">
            <text:p>6819.28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tyleno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10.72</text:p>
          </table:table-cell>
          <table:table-cell office:value-type="float" office:value="49628" calcext:value-type="float">
            <text:p>4962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2-27 10:44:58</text:p>
          </table:table-cell>
          <table:table-cell office:value-type="float" office:value="1482835498" calcext:value-type="float">
            <text:p>1482835498</text:p>
          </table:table-cell>
          <table:table-cell office:value-type="string" calcext:value-type="string">
            <text:p>12287.73</text:p>
          </table:table-cell>
          <table:table-cell office:value-type="string" calcext:value-type="string">
            <text:p>joao veras diniz e cia ltda</text:p>
          </table:table-cell>
          <table:table-cell office:value-type="float" office:value="7322518000190" calcext:value-type="float">
            <text:p>732251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tole do rocha</text:p>
          </table:table-cell>
          <table:table-cell office:value-type="float" office:value="58088400" calcext:value-type="float">
            <text:p>58088400</text:p>
          </table:table-cell>
          <table:table-cell office:value-type="string" calcext:value-type="string">
            <text:p>-6.340625</text:p>
          </table:table-cell>
          <table:table-cell office:value-type="string" calcext:value-type="string">
            <text:p>-37.746967</text:p>
          </table:table-cell>
          <table:table-cell office:value-type="string" calcext:value-type="string">
            <text:p>luftal emulsao oral de 1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1.39</text:p>
          </table:table-cell>
          <table:table-cell office:value-type="float" office:value="58849" calcext:value-type="float">
            <text:p>58849</text:p>
          </table:table-cell>
          <table:table-cell table:number-columns-repeated="2"/>
        </table:table-row>
        <table:table-row table:style-name="ro1">
          <table:table-cell office:value-type="float" office:value="603829" calcext:value-type="float">
            <text:p>603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4 10:34:53</text:p>
          </table:table-cell>
          <table:table-cell office:value-type="float" office:value="1457951693" calcext:value-type="float">
            <text:p>1457951693</text:p>
          </table:table-cell>
          <table:table-cell office:value-type="string" calcext:value-type="string">
            <text:p>538.4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10002390004 lote 15g10g val 06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79.48</text:p>
          </table:table-cell>
          <table:table-cell office:value-type="string" calcext:value-type="string">
            <text:p>538.44</text:p>
          </table:table-cell>
          <table:table-cell office:value-type="float" office:value="63834" calcext:value-type="float">
            <text:p>63834</text:p>
          </table:table-cell>
          <table:table-cell table:number-columns-repeated="2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31 00:00:00</text:p>
          </table:table-cell>
          <table:table-cell office:value-type="float" office:value="1459382400" calcext:value-type="float">
            <text:p>1459382400</text:p>
          </table:table-cell>
          <table:table-cell office:value-type="string" calcext:value-type="string">
            <text:p>7895.5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ciprofloxacino 400mg bolsa plast. 200ml c/40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50.0</text:p>
          </table:table-cell>
          <table:table-cell office:value-type="float" office:value="48231" calcext:value-type="float">
            <text:p>48231</text:p>
          </table:table-cell>
          <table:table-cell table:number-columns-repeated="2"/>
        </table:table-row>
        <table:table-row table:style-name="ro1">
          <table:table-cell office:value-type="float" office:value="14966" calcext:value-type="float">
            <text:p>149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9-06 14:18:55</text:p>
          </table:table-cell>
          <table:table-cell office:value-type="float" office:value="1473171535" calcext:value-type="float">
            <text:p>1473171535</text:p>
          </table:table-cell>
          <table:table-cell office:value-type="string" calcext:value-type="string">
            <text:p>3588.7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imeticona 10ml gts 75mg/ml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0.0</text:p>
          </table:table-cell>
          <table:table-cell office:value-type="float" office:value="29500" calcext:value-type="float">
            <text:p>2950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4-08 00:00:00</text:p>
          </table:table-cell>
          <table:table-cell office:value-type="float" office:value="1460073600" calcext:value-type="float">
            <text:p>1460073600</text:p>
          </table:table-cell>
          <table:table-cell office:value-type="string" calcext:value-type="string">
            <text:p>4138.1</text:p>
          </table:table-cell>
          <table:table-cell office:value-type="string" calcext:value-type="string">
            <text:p>joao de deus rodrigues de oliveira</text:p>
          </table:table-cell>
          <table:table-cell office:value-type="float" office:value="41127861000112" calcext:value-type="float">
            <text:p>4112786100011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eial</text:p>
          </table:table-cell>
          <table:table-cell office:value-type="float" office:value="58140000" calcext:value-type="float">
            <text:p>58140000</text:p>
          </table:table-cell>
          <table:table-cell office:value-type="string" calcext:value-type="string">
            <text:p>-7.0501306</text:p>
          </table:table-cell>
          <table:table-cell office:value-type="string" calcext:value-type="string">
            <text:p>-35.9245244</text:p>
          </table:table-cell>
          <table:table-cell office:value-type="string" calcext:value-type="string">
            <text:p>vytorin 10/40mg 28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01.09</text:p>
          </table:table-cell>
          <table:table-cell office:value-type="float" office:value="54870" calcext:value-type="float">
            <text:p>5487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14 07:34:00</text:p>
          </table:table-cell>
          <table:table-cell office:value-type="float" office:value="1473838440" calcext:value-type="float">
            <text:p>1473838440</text:p>
          </table:table-cell>
          <table:table-cell office:value-type="string" calcext:value-type="string">
            <text:p>4883.61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amioron 20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397.44</text:p>
          </table:table-cell>
          <table:table-cell office:value-type="float" office:value="74349" calcext:value-type="float">
            <text:p>74349</text:p>
          </table:table-cell>
          <table:table-cell table:number-columns-repeated="2"/>
        </table:table-row>
        <table:table-row table:style-name="ro1">
          <table:table-cell office:value-type="float" office:value="13646" calcext:value-type="float">
            <text:p>136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04 08:11:15</text:p>
          </table:table-cell>
          <table:table-cell office:value-type="float" office:value="1462349475" calcext:value-type="float">
            <text:p>1462349475</text:p>
          </table:table-cell>
          <table:table-cell office:value-type="string" calcext:value-type="string">
            <text:p>12494.81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0.0</text:p>
          </table:table-cell>
          <table:table-cell office:value-type="float" office:value="31625" calcext:value-type="float">
            <text:p>31625</text:p>
          </table:table-cell>
          <table:table-cell table:number-columns-repeated="2"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0-18 00:00:00</text:p>
          </table:table-cell>
          <table:table-cell office:value-type="float" office:value="1476748800" calcext:value-type="float">
            <text:p>1476748800</text:p>
          </table:table-cell>
          <table:table-cell office:value-type="string" calcext:value-type="string">
            <text:p>5696.71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fosfo enema 13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.0</text:p>
          </table:table-cell>
          <table:table-cell office:value-type="float" office:value="49058" calcext:value-type="float">
            <text:p>4905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3-02 00:00:00</text:p>
          </table:table-cell>
          <table:table-cell office:value-type="float" office:value="1456876800" calcext:value-type="float">
            <text:p>1456876800</text:p>
          </table:table-cell>
          <table:table-cell office:value-type="string" calcext:value-type="string">
            <text:p>1869.58</text:p>
          </table:table-cell>
          <table:table-cell office:value-type="string" calcext:value-type="string">
            <text:p>joao de deus rodrigues de oliveira</text:p>
          </table:table-cell>
          <table:table-cell office:value-type="float" office:value="41127861000112" calcext:value-type="float">
            <text:p>4112786100011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eial</text:p>
          </table:table-cell>
          <table:table-cell office:value-type="float" office:value="58140000" calcext:value-type="float">
            <text:p>58140000</text:p>
          </table:table-cell>
          <table:table-cell office:value-type="string" calcext:value-type="string">
            <text:p>-7.0501306</text:p>
          </table:table-cell>
          <table:table-cell office:value-type="string" calcext:value-type="string">
            <text:p>-35.9245244</text:p>
          </table:table-cell>
          <table:table-cell office:value-type="string" calcext:value-type="string">
            <text:p>sulfato neo+bacitracina 15g 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7.13</text:p>
          </table:table-cell>
          <table:table-cell office:value-type="float" office:value="54698" calcext:value-type="float">
            <text:p>54698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5-27 09:24:20</text:p>
          </table:table-cell>
          <table:table-cell office:value-type="float" office:value="1464341060" calcext:value-type="float">
            <text:p>1464341060</text:p>
          </table:table-cell>
          <table:table-cell office:value-type="string" calcext:value-type="string">
            <text:p>4264.0</text:p>
          </table:table-cell>
          <table:table-cell office:value-type="string" calcext:value-type="string">
            <text:p>eliete silva dantas</text:p>
          </table:table-cell>
          <table:table-cell office:value-type="float" office:value="10529810000193" calcext:value-type="float">
            <text:p>10529810000193</text:p>
          </table:table-cell>
          <table:table-cell office:value-type="string" calcext:value-type="string">
            <text:p>mangabeira</text:p>
          </table:table-cell>
          <table:table-cell office:value-type="string" calcext:value-type="string">
            <text:p>joao pessoa</text:p>
          </table:table-cell>
          <table:table-cell office:value-type="float" office:value="58055030" calcext:value-type="float">
            <text:p>5805503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escopolamina butil-brometo2,5+dipirona 20mg solc/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44.0</text:p>
          </table:table-cell>
          <table:table-cell office:value-type="float" office:value="33334" calcext:value-type="float">
            <text:p>33334</text:p>
          </table:table-cell>
          <table:table-cell table:number-columns-repeated="2"/>
        </table:table-row>
        <table:table-row table:style-name="ro1">
          <table:table-cell office:value-type="float" office:value="40765" calcext:value-type="float">
            <text:p>407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1-28 10:22:00</text:p>
          </table:table-cell>
          <table:table-cell office:value-type="float" office:value="1453976520" calcext:value-type="float">
            <text:p>1453976520</text:p>
          </table:table-cell>
          <table:table-cell office:value-type="string" calcext:value-type="string">
            <text:p>5788.05</text:p>
          </table:table-cell>
          <table:table-cell office:value-type="string" calcext:value-type="string">
            <text:p>luciano l. da silva (distrifarma)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pasmodex 0,25mg inj.c/240amp.atropina hos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17.65</text:p>
          </table:table-cell>
          <table:table-cell office:value-type="float" office:value="66484" calcext:value-type="float">
            <text:p>6648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16-09-14 07:34:00</text:p>
          </table:table-cell>
          <table:table-cell office:value-type="float" office:value="1473838440" calcext:value-type="float">
            <text:p>1473838440</text:p>
          </table:table-cell>
          <table:table-cell office:value-type="string" calcext:value-type="string">
            <text:p>4883.61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seakalm 26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413.6</text:p>
          </table:table-cell>
          <table:table-cell office:value-type="float" office:value="74350" calcext:value-type="float">
            <text:p>7435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6-11-30 16:31:19</text:p>
          </table:table-cell>
          <table:table-cell office:value-type="float" office:value="1480523479" calcext:value-type="float">
            <text:p>1480523479</text:p>
          </table:table-cell>
          <table:table-cell office:value-type="string" calcext:value-type="string">
            <text:p>12007.23</text:p>
          </table:table-cell>
          <table:table-cell office:value-type="string" calcext:value-type="string">
            <text:p>joao veras diniz e cia ltda</text:p>
          </table:table-cell>
          <table:table-cell office:value-type="float" office:value="7322518000190" calcext:value-type="float">
            <text:p>732251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tole do rocha</text:p>
          </table:table-cell>
          <table:table-cell office:value-type="float" office:value="58088400" calcext:value-type="float">
            <text:p>58088400</text:p>
          </table:table-cell>
          <table:table-cell office:value-type="string" calcext:value-type="string">
            <text:p>-6.340625</text:p>
          </table:table-cell>
          <table:table-cell office:value-type="string" calcext:value-type="string">
            <text:p>-37.746967</text:p>
          </table:table-cell>
          <table:table-cell office:value-type="string" calcext:value-type="string">
            <text:p>tecta 40mg c/60 comprimido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42.79</text:p>
          </table:table-cell>
          <table:table-cell office:value-type="float" office:value="57953" calcext:value-type="float">
            <text:p>57953</text:p>
          </table:table-cell>
          <table:table-cell table:number-columns-repeated="2"/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2-30 00:00:00</text:p>
          </table:table-cell>
          <table:table-cell office:value-type="float" office:value="1483056000" calcext:value-type="float">
            <text:p>1483056000</text:p>
          </table:table-cell>
          <table:table-cell office:value-type="string" calcext:value-type="string">
            <text:p>12931.16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glibenclamida 5mg c/450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400.0</text:p>
          </table:table-cell>
          <table:table-cell office:value-type="float" office:value="48604" calcext:value-type="float">
            <text:p>48604</text:p>
          </table:table-cell>
          <table:table-cell table:number-columns-repeated="2"/>
        </table:table-row>
        <table:table-row table:style-name="ro1">
          <table:table-cell office:value-type="float" office:value="13727" calcext:value-type="float">
            <text:p>137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11 16:00:10</text:p>
          </table:table-cell>
          <table:table-cell office:value-type="float" office:value="1462982410" calcext:value-type="float">
            <text:p>1462982410</text:p>
          </table:table-cell>
          <table:table-cell office:value-type="string" calcext:value-type="string">
            <text:p>1712.4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igoxina 0,25mg (digo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0.0</text:p>
          </table:table-cell>
          <table:table-cell office:value-type="float" office:value="33860" calcext:value-type="float">
            <text:p>3386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2-24 08:27:00</text:p>
          </table:table-cell>
          <table:table-cell office:value-type="float" office:value="1456302420" calcext:value-type="float">
            <text:p>1456302420</text:p>
          </table:table-cell>
          <table:table-cell office:value-type="string" calcext:value-type="string">
            <text:p>7623.04</text:p>
          </table:table-cell>
          <table:table-cell office:value-type="string" calcext:value-type="string">
            <text:p>sueli caetano de brito</text:p>
          </table:table-cell>
          <table:table-cell office:value-type="float" office:value="4561398000196" calcext:value-type="float">
            <text:p>456139800019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maculada</text:p>
          </table:table-cell>
          <table:table-cell office:value-type="float" office:value="58745000" calcext:value-type="float">
            <text:p>58745000</text:p>
          </table:table-cell>
          <table:table-cell office:value-type="string" calcext:value-type="string">
            <text:p>-7.3871724</text:p>
          </table:table-cell>
          <table:table-cell office:value-type="string" calcext:value-type="string">
            <text:p>-37.5116814</text:p>
          </table:table-cell>
          <table:table-cell office:value-type="string" calcext:value-type="string">
            <text:p>flagass 75mg ora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78.18</text:p>
          </table:table-cell>
          <table:table-cell office:value-type="float" office:value="67438" calcext:value-type="float">
            <text:p>67438</text:p>
          </table:table-cell>
          <table:table-cell table:number-columns-repeated="2"/>
        </table:table-row>
        <table:table-row table:style-name="ro1">
          <table:table-cell office:value-type="float" office:value="46719" calcext:value-type="float">
            <text:p>467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5-31 08:36:00</text:p>
          </table:table-cell>
          <table:table-cell office:value-type="float" office:value="1464683760" calcext:value-type="float">
            <text:p>1464683760</text:p>
          </table:table-cell>
          <table:table-cell office:value-type="string" calcext:value-type="string">
            <text:p>3866.44</text:p>
          </table:table-cell>
          <table:table-cell office:value-type="string" calcext:value-type="string">
            <text:p>luciano l. da silva (distrifarma)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teutoformin 850mg c/30cpr metformina (teuto similar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27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890.0</text:p>
          </table:table-cell>
          <table:table-cell office:value-type="float" office:value="66007" calcext:value-type="float">
            <text:p>66007</text:p>
          </table:table-cell>
          <table:table-cell table:number-columns-repeated="2"/>
        </table:table-row>
        <table:table-row table:style-name="ro1">
          <table:table-cell office:value-type="float" office:value="708121" calcext:value-type="float">
            <text:p>708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7 10:18:56</text:p>
          </table:table-cell>
          <table:table-cell office:value-type="float" office:value="1481969936" calcext:value-type="float">
            <text:p>1481969936</text:p>
          </table:table-cell>
          <table:table-cell office:value-type="string" calcext:value-type="string">
            <text:p>538.4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6g01fa val 06-2019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79.48</text:p>
          </table:table-cell>
          <table:table-cell office:value-type="string" calcext:value-type="string">
            <text:p>538.44</text:p>
          </table:table-cell>
          <table:table-cell office:value-type="float" office:value="63823" calcext:value-type="float">
            <text:p>6382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31 07:35:00</text:p>
          </table:table-cell>
          <table:table-cell office:value-type="float" office:value="1477899300" calcext:value-type="float">
            <text:p>1477899300</text:p>
          </table:table-cell>
          <table:table-cell office:value-type="string" calcext:value-type="string">
            <text:p>19030.0</text:p>
          </table:table-cell>
          <table:table-cell office:value-type="string" calcext:value-type="string">
            <text:p>almed aldenio dist. de medicamentos e mat. medico hospitalar</text:p>
          </table:table-cell>
          <table:table-cell office:value-type="float" office:value="22889282000162" calcext:value-type="float">
            <text:p>22889282000162</text:p>
          </table:table-cell>
          <table:table-cell office:value-type="string" calcext:value-type="string">
            <text:p>13 de maio</text:p>
          </table:table-cell>
          <table:table-cell office:value-type="string" calcext:value-type="string">
            <text:p>joao pessoa</text:p>
          </table:table-cell>
          <table:table-cell office:value-type="float" office:value="58025430" calcext:value-type="float">
            <text:p>5802543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metformina, cloridrato de comprimido 500 mg (bÃÂ¡sic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450.0</text:p>
          </table:table-cell>
          <table:table-cell office:value-type="float" office:value="29476" calcext:value-type="float">
            <text:p>2947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10-31 08:40:00</text:p>
          </table:table-cell>
          <table:table-cell office:value-type="float" office:value="1477903200" calcext:value-type="float">
            <text:p>1477903200</text:p>
          </table:table-cell>
          <table:table-cell office:value-type="string" calcext:value-type="string">
            <text:p>22660.0</text:p>
          </table:table-cell>
          <table:table-cell office:value-type="string" calcext:value-type="string">
            <text:p>almed aldenio dist. de medicamentos e mat. medico hospitalar</text:p>
          </table:table-cell>
          <table:table-cell office:value-type="float" office:value="22889282000162" calcext:value-type="float">
            <text:p>22889282000162</text:p>
          </table:table-cell>
          <table:table-cell office:value-type="string" calcext:value-type="string">
            <text:p>13 de maio</text:p>
          </table:table-cell>
          <table:table-cell office:value-type="string" calcext:value-type="string">
            <text:p>joao pessoa</text:p>
          </table:table-cell>
          <table:table-cell office:value-type="float" office:value="58025430" calcext:value-type="float">
            <text:p>5802543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metformina, cloridrato de comprimido 500 mg (bÃÂ¡sic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450.0</text:p>
          </table:table-cell>
          <table:table-cell office:value-type="float" office:value="30508" calcext:value-type="float">
            <text:p>30508</text:p>
          </table:table-cell>
          <table:table-cell table:number-columns-repeated="2"/>
        </table:table-row>
        <table:table-row table:style-name="ro1">
          <table:table-cell office:value-type="float" office:value="1630771" calcext:value-type="float">
            <text:p>1630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3 16:52:32</text:p>
          </table:table-cell>
          <table:table-cell office:value-type="float" office:value="1481647952" calcext:value-type="float">
            <text:p>1481647952</text:p>
          </table:table-cell>
          <table:table-cell office:value-type="string" calcext:value-type="string">
            <text:p>86111.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cabergolina 0,5mg com. 1fr. x 8 (bahia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33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86111.8</text:p>
          </table:table-cell>
          <table:table-cell office:value-type="float" office:value="74134" calcext:value-type="float">
            <text:p>74134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0-24 13:02:56</text:p>
          </table:table-cell>
          <table:table-cell office:value-type="float" office:value="1477314176" calcext:value-type="float">
            <text:p>1477314176</text:p>
          </table:table-cell>
          <table:table-cell office:value-type="string" calcext:value-type="string">
            <text:p>2218.67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omeprazol 20mg c/15 cpr prat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3.5</text:p>
          </table:table-cell>
          <table:table-cell office:value-type="float" office:value="74933" calcext:value-type="float">
            <text:p>74933</text:p>
          </table:table-cell>
          <table:table-cell table:number-columns-repeated="2"/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1-03 09:27:12</text:p>
          </table:table-cell>
          <table:table-cell office:value-type="float" office:value="1478165232" calcext:value-type="float">
            <text:p>1478165232</text:p>
          </table:table-cell>
          <table:table-cell office:value-type="string" calcext:value-type="string">
            <text:p>2958.4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50.0</text:p>
          </table:table-cell>
          <table:table-cell office:value-type="float" office:value="31606" calcext:value-type="float">
            <text:p>3160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-16 09:17:00</text:p>
          </table:table-cell>
          <table:table-cell office:value-type="float" office:value="1458119820" calcext:value-type="float">
            <text:p>1458119820</text:p>
          </table:table-cell>
          <table:table-cell office:value-type="string" calcext:value-type="string">
            <text:p>26306.5</text:p>
          </table:table-cell>
          <table:table-cell office:value-type="string" calcext:value-type="string">
            <text:p>grafica sao mateus ltda</text:p>
          </table:table-cell>
          <table:table-cell office:value-type="float" office:value="12940493000129" calcext:value-type="float">
            <text:p>1294049300012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0640" calcext:value-type="float">
            <text:p>5801064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envelope papel madeira 110x170m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4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405.0</text:p>
          </table:table-cell>
          <table:table-cell office:value-type="float" office:value="33929" calcext:value-type="float">
            <text:p>3392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16-07-21 11:39:15</text:p>
          </table:table-cell>
          <table:table-cell office:value-type="float" office:value="1469101155" calcext:value-type="float">
            <text:p>1469101155</text:p>
          </table:table-cell>
          <table:table-cell office:value-type="string" calcext:value-type="string">
            <text:p>12928.05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paxil cr 25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7.4</text:p>
          </table:table-cell>
          <table:table-cell office:value-type="float" office:value="49796" calcext:value-type="float">
            <text:p>4979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4 00:00:00</text:p>
          </table:table-cell>
          <table:table-cell office:value-type="float" office:value="1454544000" calcext:value-type="float">
            <text:p>1454544000</text:p>
          </table:table-cell>
          <table:table-cell office:value-type="string" calcext:value-type="string">
            <text:p>7987.0</text:p>
          </table:table-cell>
          <table:table-cell office:value-type="string" calcext:value-type="string">
            <text:p>soares com. de med. e perf. ltda me</text:p>
          </table:table-cell>
          <table:table-cell office:value-type="float" office:value="18809896000110" calcext:value-type="float">
            <text:p>18809896000110</text:p>
          </table:table-cell>
          <table:table-cell office:value-type="string" calcext:value-type="string">
            <text:p>bairro dos estados</text:p>
          </table:table-cell>
          <table:table-cell office:value-type="string" calcext:value-type="string">
            <text:p>joao pessoa</text:p>
          </table:table-cell>
          <table:table-cell office:value-type="float" office:value="58030261" calcext:value-type="float">
            <text:p>58030261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cloreto de potassio 15% inj cx 100 amp x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20.0</text:p>
          </table:table-cell>
          <table:table-cell office:value-type="float" office:value="35735" calcext:value-type="float">
            <text:p>35735</text:p>
          </table:table-cell>
          <table:table-cell table:number-columns-repeated="2"/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3 19:36:00</text:p>
          </table:table-cell>
          <table:table-cell office:value-type="float" office:value="1466710560" calcext:value-type="float">
            <text:p>1466710560</text:p>
          </table:table-cell>
          <table:table-cell office:value-type="string" calcext:value-type="string">
            <text:p>256945.64</text:p>
          </table:table-cell>
          <table:table-cell office:value-type="string" calcext:value-type="string">
            <text:p>d-hosp - distribuidora hospitalar, importacao e exportacao l</text:p>
          </table:table-cell>
          <table:table-cell office:value-type="float" office:value="8076127000953" calcext:value-type="float">
            <text:p>8076127000953</text:p>
          </table:table-cell>
          <table:table-cell office:value-type="string" calcext:value-type="string">
            <text:p>montese</text:p>
          </table:table-cell>
          <table:table-cell office:value-type="string" calcext:value-type="string">
            <text:p>fortaleza</text:p>
          </table:table-cell>
          <table:table-cell office:value-type="float" office:value="60410302" calcext:value-type="float">
            <text:p>60410302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sutent 25mg x 28cap principio ativo: sunitinibe malato marca: pfizer lote: 571ba - 30/06/2017 pmc: 10.169,1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75.48</text:p>
          </table:table-cell>
          <table:table-cell office:value-type="string" calcext:value-type="string">
            <text:p>256945.64</text:p>
          </table:table-cell>
          <table:table-cell office:value-type="float" office:value="46907" calcext:value-type="float">
            <text:p>46907</text:p>
          </table:table-cell>
          <table:table-cell table:number-columns-repeated="2"/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8-02 16:06:25</text:p>
          </table:table-cell>
          <table:table-cell office:value-type="float" office:value="1470153985" calcext:value-type="float">
            <text:p>1470153985</text:p>
          </table:table-cell>
          <table:table-cell office:value-type="string" calcext:value-type="string">
            <text:p>5028.0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imeticona 10ml gts 75mg/ml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0.0</text:p>
          </table:table-cell>
          <table:table-cell office:value-type="float" office:value="33864" calcext:value-type="float">
            <text:p>33864</text:p>
          </table:table-cell>
          <table:table-cell table:number-columns-repeated="2"/>
        </table:table-row>
        <table:table-row table:style-name="ro1">
          <table:table-cell office:value-type="float" office:value="12980" calcext:value-type="float">
            <text:p>129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2-29 11:08:35</text:p>
          </table:table-cell>
          <table:table-cell office:value-type="float" office:value="1456744115" calcext:value-type="float">
            <text:p>1456744115</text:p>
          </table:table-cell>
          <table:table-cell office:value-type="string" calcext:value-type="string">
            <text:p>5410.5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0.0</text:p>
          </table:table-cell>
          <table:table-cell office:value-type="float" office:value="37593" calcext:value-type="float">
            <text:p>37593</text:p>
          </table:table-cell>
          <table:table-cell table:number-columns-repeated="2"/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1-03 09:27:12</text:p>
          </table:table-cell>
          <table:table-cell office:value-type="float" office:value="1478165232" calcext:value-type="float">
            <text:p>1478165232</text:p>
          </table:table-cell>
          <table:table-cell office:value-type="string" calcext:value-type="string">
            <text:p>2958.4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mebendazol 30ml sus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0.0</text:p>
          </table:table-cell>
          <table:table-cell office:value-type="float" office:value="31604" calcext:value-type="float">
            <text:p>316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16-11-08 12:24:17</text:p>
          </table:table-cell>
          <table:table-cell office:value-type="float" office:value="1478607857" calcext:value-type="float">
            <text:p>1478607857</text:p>
          </table:table-cell>
          <table:table-cell office:value-type="string" calcext:value-type="string">
            <text:p>7957.27</text:p>
          </table:table-cell>
          <table:table-cell office:value-type="string" calcext:value-type="string">
            <text:p>ivonise oliveira da silva</text:p>
          </table:table-cell>
          <table:table-cell office:value-type="float" office:value="35574813000170" calcext:value-type="float">
            <text:p>3557481300017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lagoa grande</text:p>
          </table:table-cell>
          <table:table-cell office:value-type="float" office:value="5838800" calcext:value-type="float">
            <text:p>5838800</text:p>
          </table:table-cell>
          <table:table-cell office:value-type="string" calcext:value-type="string">
            <text:p>-7.0415212</text:p>
          </table:table-cell>
          <table:table-cell office:value-type="string" calcext:value-type="string">
            <text:p>-35.6285322</text:p>
          </table:table-cell>
          <table:table-cell office:value-type="string" calcext:value-type="string">
            <text:p>pyridium 100mg 25 dra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3.07</text:p>
          </table:table-cell>
          <table:table-cell office:value-type="float" office:value="38805" calcext:value-type="float">
            <text:p>388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16-11-08 12:24:17</text:p>
          </table:table-cell>
          <table:table-cell office:value-type="float" office:value="1478607857" calcext:value-type="float">
            <text:p>1478607857</text:p>
          </table:table-cell>
          <table:table-cell office:value-type="string" calcext:value-type="string">
            <text:p>7957.27</text:p>
          </table:table-cell>
          <table:table-cell office:value-type="string" calcext:value-type="string">
            <text:p>ivonise oliveira da silva</text:p>
          </table:table-cell>
          <table:table-cell office:value-type="float" office:value="35574813000170" calcext:value-type="float">
            <text:p>3557481300017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lagoa grande</text:p>
          </table:table-cell>
          <table:table-cell office:value-type="float" office:value="5838800" calcext:value-type="float">
            <text:p>5838800</text:p>
          </table:table-cell>
          <table:table-cell office:value-type="string" calcext:value-type="string">
            <text:p>-7.0415212</text:p>
          </table:table-cell>
          <table:table-cell office:value-type="string" calcext:value-type="string">
            <text:p>-35.6285322</text:p>
          </table:table-cell>
          <table:table-cell office:value-type="string" calcext:value-type="string">
            <text:p>pyridium 100mg 25 dra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3.07</text:p>
          </table:table-cell>
          <table:table-cell office:value-type="float" office:value="38806" calcext:value-type="float">
            <text:p>388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3-01 12:44:25</text:p>
          </table:table-cell>
          <table:table-cell office:value-type="float" office:value="1456836265" calcext:value-type="float">
            <text:p>1456836265</text:p>
          </table:table-cell>
          <table:table-cell office:value-type="string" calcext:value-type="string">
            <text:p>5847.17</text:p>
          </table:table-cell>
          <table:table-cell office:value-type="string" calcext:value-type="string">
            <text:p>maria do o dantas cardoso me</text:p>
          </table:table-cell>
          <table:table-cell office:value-type="float" office:value="22449446000130" calcext:value-type="float">
            <text:p>22449446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dipimed 500mg c/ 4 comp 7896862910013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6.0</text:p>
          </table:table-cell>
          <table:table-cell office:value-type="float" office:value="70343" calcext:value-type="float">
            <text:p>70343</text:p>
          </table:table-cell>
          <table:table-cell table:number-columns-repeated="2"/>
        </table:table-row>
        <table:table-row table:style-name="ro1">
          <table:table-cell office:value-type="float" office:value="15223" calcext:value-type="float">
            <text:p>152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10-04 11:34:50</text:p>
          </table:table-cell>
          <table:table-cell office:value-type="float" office:value="1475580890" calcext:value-type="float">
            <text:p>1475580890</text:p>
          </table:table-cell>
          <table:table-cell office:value-type="string" calcext:value-type="string">
            <text:p>3412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hidroclorotiazida 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50.0</text:p>
          </table:table-cell>
          <table:table-cell office:value-type="float" office:value="32637" calcext:value-type="float">
            <text:p>32637</text:p>
          </table:table-cell>
          <table:table-cell table:number-columns-repeated="2"/>
        </table:table-row>
        <table:table-row table:style-name="ro1">
          <table:table-cell office:value-type="float" office:value="708118" calcext:value-type="float">
            <text:p>708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17 10:07:25</text:p>
          </table:table-cell>
          <table:table-cell office:value-type="float" office:value="1481969245" calcext:value-type="float">
            <text:p>1481969245</text:p>
          </table:table-cell>
          <table:table-cell office:value-type="string" calcext:value-type="string">
            <text:p>794.9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5h24f val 07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79.48</text:p>
          </table:table-cell>
          <table:table-cell office:value-type="string" calcext:value-type="string">
            <text:p>358.96</text:p>
          </table:table-cell>
          <table:table-cell office:value-type="float" office:value="63813" calcext:value-type="float">
            <text:p>6381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5 15:12:00</text:p>
          </table:table-cell>
          <table:table-cell office:value-type="float" office:value="1480950720" calcext:value-type="float">
            <text:p>1480950720</text:p>
          </table:table-cell>
          <table:table-cell office:value-type="string" calcext:value-type="string">
            <text:p>1662.06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neodex n creme 15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18.66</text:p>
          </table:table-cell>
          <table:table-cell office:value-type="string" calcext:value-type="string">
            <text:p>223.92</text:p>
          </table:table-cell>
          <table:table-cell office:value-type="float" office:value="74331" calcext:value-type="float">
            <text:p>74331</text:p>
          </table:table-cell>
          <table:table-cell table:number-columns-repeated="2"/>
        </table:table-row>
        <table:table-row table:style-name="ro1">
          <table:table-cell office:value-type="float" office:value="40247" calcext:value-type="float">
            <text:p>402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1-13 10:43:00</text:p>
          </table:table-cell>
          <table:table-cell office:value-type="float" office:value="1452681780" calcext:value-type="float">
            <text:p>1452681780</text:p>
          </table:table-cell>
          <table:table-cell office:value-type="string" calcext:value-type="string">
            <text:p>5788.05</text:p>
          </table:table-cell>
          <table:table-cell office:value-type="string" calcext:value-type="string">
            <text:p>luciano l. da silva (distrifarma)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pasmodex 0,25mg inj.c/240amp.atropina hosp (iso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17.65</text:p>
          </table:table-cell>
          <table:table-cell office:value-type="float" office:value="66189" calcext:value-type="float">
            <text:p>661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9-14 07:34:00</text:p>
          </table:table-cell>
          <table:table-cell office:value-type="float" office:value="1473838440" calcext:value-type="float">
            <text:p>1473838440</text:p>
          </table:table-cell>
          <table:table-cell office:value-type="string" calcext:value-type="string">
            <text:p>4883.61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beclonato inj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0.0</text:p>
          </table:table-cell>
          <table:table-cell office:value-type="float" office:value="74352" calcext:value-type="float">
            <text:p>74352</text:p>
          </table:table-cell>
          <table:table-cell table:number-columns-repeated="2"/>
        </table:table-row>
        <table:table-row table:style-name="ro1">
          <table:table-cell office:value-type="float" office:value="100110" calcext:value-type="float">
            <text:p>10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5:31:00</text:p>
          </table:table-cell>
          <table:table-cell office:value-type="float" office:value="1457537460" calcext:value-type="float">
            <text:p>145753746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76" calcext:value-type="float">
            <text:p>63276</text:p>
          </table:table-cell>
          <table:table-cell table:number-columns-repeated="2"/>
        </table:table-row>
        <table:table-row table:style-name="ro1">
          <table:table-cell office:value-type="float" office:value="100113" calcext:value-type="float">
            <text:p>100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5:40:00</text:p>
          </table:table-cell>
          <table:table-cell office:value-type="float" office:value="1457538000" calcext:value-type="float">
            <text:p>145753800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83" calcext:value-type="float">
            <text:p>63283</text:p>
          </table:table-cell>
          <table:table-cell table:number-columns-repeated="2"/>
        </table:table-row>
        <table:table-row table:style-name="ro1">
          <table:table-cell office:value-type="float" office:value="100115" calcext:value-type="float">
            <text:p>100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5:48:00</text:p>
          </table:table-cell>
          <table:table-cell office:value-type="float" office:value="1457538480" calcext:value-type="float">
            <text:p>145753848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93" calcext:value-type="float">
            <text:p>63293</text:p>
          </table:table-cell>
          <table:table-cell table:number-columns-repeated="2"/>
        </table:table-row>
        <table:table-row table:style-name="ro1">
          <table:table-cell office:value-type="float" office:value="100139" calcext:value-type="float">
            <text:p>100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6:26:00</text:p>
          </table:table-cell>
          <table:table-cell office:value-type="float" office:value="1457540760" calcext:value-type="float">
            <text:p>145754076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00" calcext:value-type="float">
            <text:p>63300</text:p>
          </table:table-cell>
          <table:table-cell table:number-columns-repeated="2"/>
        </table:table-row>
        <table:table-row table:style-name="ro1">
          <table:table-cell office:value-type="float" office:value="100141" calcext:value-type="float">
            <text:p>100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6:32:00</text:p>
          </table:table-cell>
          <table:table-cell office:value-type="float" office:value="1457541120" calcext:value-type="float">
            <text:p>145754112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13" calcext:value-type="float">
            <text:p>63313</text:p>
          </table:table-cell>
          <table:table-cell table:number-columns-repeated="2"/>
        </table:table-row>
        <table:table-row table:style-name="ro1">
          <table:table-cell office:value-type="float" office:value="100146" calcext:value-type="float">
            <text:p>100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6:55:00</text:p>
          </table:table-cell>
          <table:table-cell office:value-type="float" office:value="1457542500" calcext:value-type="float">
            <text:p>145754250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36" calcext:value-type="float">
            <text:p>63336</text:p>
          </table:table-cell>
          <table:table-cell table:number-columns-repeated="2"/>
        </table:table-row>
        <table:table-row table:style-name="ro1">
          <table:table-cell office:value-type="float" office:value="100155" calcext:value-type="float">
            <text:p>100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7:08:00</text:p>
          </table:table-cell>
          <table:table-cell office:value-type="float" office:value="1457543280" calcext:value-type="float">
            <text:p>145754328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62" calcext:value-type="float">
            <text:p>63262</text:p>
          </table:table-cell>
          <table:table-cell table:number-columns-repeated="2"/>
        </table:table-row>
        <table:table-row table:style-name="ro1">
          <table:table-cell office:value-type="float" office:value="100172" calcext:value-type="float">
            <text:p>100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7:16:00</text:p>
          </table:table-cell>
          <table:table-cell office:value-type="float" office:value="1457543760" calcext:value-type="float">
            <text:p>145754376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67" calcext:value-type="float">
            <text:p>63267</text:p>
          </table:table-cell>
          <table:table-cell table:number-columns-repeated="2"/>
        </table:table-row>
        <table:table-row table:style-name="ro1">
          <table:table-cell office:value-type="float" office:value="100291" calcext:value-type="float">
            <text:p>100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4:00</text:p>
          </table:table-cell>
          <table:table-cell office:value-type="float" office:value="1457600640" calcext:value-type="float">
            <text:p>145760064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77" calcext:value-type="float">
            <text:p>63277</text:p>
          </table:table-cell>
          <table:table-cell table:number-columns-repeated="2"/>
        </table:table-row>
        <table:table-row table:style-name="ro1">
          <table:table-cell office:value-type="float" office:value="100292" calcext:value-type="float">
            <text:p>100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5:00</text:p>
          </table:table-cell>
          <table:table-cell office:value-type="float" office:value="1457600700" calcext:value-type="float">
            <text:p>145760070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84" calcext:value-type="float">
            <text:p>63284</text:p>
          </table:table-cell>
          <table:table-cell table:number-columns-repeated="2"/>
        </table:table-row>
        <table:table-row table:style-name="ro1">
          <table:table-cell office:value-type="float" office:value="100293" calcext:value-type="float">
            <text:p>100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5:00</text:p>
          </table:table-cell>
          <table:table-cell office:value-type="float" office:value="1457600700" calcext:value-type="float">
            <text:p>145760070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94" calcext:value-type="float">
            <text:p>63294</text:p>
          </table:table-cell>
          <table:table-cell table:number-columns-repeated="2"/>
        </table:table-row>
        <table:table-row table:style-name="ro1">
          <table:table-cell office:value-type="float" office:value="100294" calcext:value-type="float">
            <text:p>100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6:00</text:p>
          </table:table-cell>
          <table:table-cell office:value-type="float" office:value="1457600760" calcext:value-type="float">
            <text:p>145760076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01" calcext:value-type="float">
            <text:p>63301</text:p>
          </table:table-cell>
          <table:table-cell table:number-columns-repeated="2"/>
        </table:table-row>
        <table:table-row table:style-name="ro1">
          <table:table-cell office:value-type="float" office:value="100295" calcext:value-type="float">
            <text:p>100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6:00</text:p>
          </table:table-cell>
          <table:table-cell office:value-type="float" office:value="1457600760" calcext:value-type="float">
            <text:p>145760076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14" calcext:value-type="float">
            <text:p>63314</text:p>
          </table:table-cell>
          <table:table-cell table:number-columns-repeated="2"/>
        </table:table-row>
        <table:table-row table:style-name="ro1">
          <table:table-cell office:value-type="float" office:value="100296" calcext:value-type="float">
            <text:p>10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7:00</text:p>
          </table:table-cell>
          <table:table-cell office:value-type="float" office:value="1457600820" calcext:value-type="float">
            <text:p>145760082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21" calcext:value-type="float">
            <text:p>63321</text:p>
          </table:table-cell>
          <table:table-cell table:number-columns-repeated="2"/>
        </table:table-row>
        <table:table-row table:style-name="ro1">
          <table:table-cell office:value-type="float" office:value="100297" calcext:value-type="float">
            <text:p>100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8:00</text:p>
          </table:table-cell>
          <table:table-cell office:value-type="float" office:value="1457600880" calcext:value-type="float">
            <text:p>145760088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37" calcext:value-type="float">
            <text:p>63337</text:p>
          </table:table-cell>
          <table:table-cell table:number-columns-repeated="2"/>
        </table:table-row>
        <table:table-row table:style-name="ro1">
          <table:table-cell office:value-type="float" office:value="100298" calcext:value-type="float">
            <text:p>100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8:00</text:p>
          </table:table-cell>
          <table:table-cell office:value-type="float" office:value="1457600880" calcext:value-type="float">
            <text:p>145760088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30" calcext:value-type="float">
            <text:p>63330</text:p>
          </table:table-cell>
          <table:table-cell table:number-columns-repeated="2"/>
        </table:table-row>
        <table:table-row table:style-name="ro1">
          <table:table-cell office:value-type="float" office:value="14290" calcext:value-type="float">
            <text:p>14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7-08 14:30:04</text:p>
          </table:table-cell>
          <table:table-cell office:value-type="float" office:value="1467988204" calcext:value-type="float">
            <text:p>1467988204</text:p>
          </table:table-cell>
          <table:table-cell office:value-type="string" calcext:value-type="string">
            <text:p>5596.37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00.0</text:p>
          </table:table-cell>
          <table:table-cell office:value-type="float" office:value="36837" calcext:value-type="float">
            <text:p>36837</text:p>
          </table:table-cell>
          <table:table-cell table:number-columns-repeated="2"/>
        </table:table-row>
        <table:table-row table:style-name="ro1">
          <table:table-cell office:value-type="float" office:value="111268" calcext:value-type="float">
            <text:p>111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5 14:46:00</text:p>
          </table:table-cell>
          <table:table-cell office:value-type="float" office:value="1480949160" calcext:value-type="float">
            <text:p>1480949160</text:p>
          </table:table-cell>
          <table:table-cell office:value-type="string" calcext:value-type="string">
            <text:p>8723.0</text:p>
          </table:table-cell>
          <table:table-cell office:value-type="string" calcext:value-type="string">
            <text:p>industria farmaceutica rioquimica ltda</text:p>
          </table:table-cell>
          <table:table-cell office:value-type="float" office:value="55643555000305" calcext:value-type="float">
            <text:p>55643555000305</text:p>
          </table:table-cell>
          <table:table-cell office:value-type="string" calcext:value-type="string">
            <text:p>vila maceno</text:p>
          </table:table-cell>
          <table:table-cell office:value-type="string" calcext:value-type="string">
            <text:p>s.j. rio preto</text:p>
          </table:table-cell>
          <table:table-cell office:value-type="float" office:value="15060035" calcext:value-type="float">
            <text:p>15060035</text:p>
          </table:table-cell>
          <table:table-cell office:value-type="string" calcext:value-type="string">
            <text:p>-20.7721899</text:p>
          </table:table-cell>
          <table:table-cell office:value-type="string" calcext:value-type="string">
            <text:p>-49.3607544</text:p>
          </table:table-cell>
          <table:table-cell office:value-type="string" calcext:value-type="string">
            <text:p>riogel ant. 740g refil/ cartucho cx c/ 06 uni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71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4790.94</text:p>
          </table:table-cell>
          <table:table-cell office:value-type="float" office:value="76451" calcext:value-type="float">
            <text:p>7645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16-03-22 17:46:39</text:p>
          </table:table-cell>
          <table:table-cell office:value-type="float" office:value="1458668799" calcext:value-type="float">
            <text:p>1458668799</text:p>
          </table:table-cell>
          <table:table-cell office:value-type="string" calcext:value-type="string">
            <text:p>6290.15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risperidona 2mg c/20 (bios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99.42</text:p>
          </table:table-cell>
          <table:table-cell office:value-type="string" calcext:value-type="string">
            <text:p>298.26</text:p>
          </table:table-cell>
          <table:table-cell office:value-type="float" office:value="49980" calcext:value-type="float">
            <text:p>49980</text:p>
          </table:table-cell>
          <table:table-cell table:number-columns-repeated="2"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12-22 00:00:00</text:p>
          </table:table-cell>
          <table:table-cell office:value-type="float" office:value="1482364800" calcext:value-type="float">
            <text:p>1482364800</text:p>
          </table:table-cell>
          <table:table-cell office:value-type="string" calcext:value-type="string">
            <text:p>6772.69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enoxaparina sodica 40mg/0,4ml iv c/1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62.5</text:p>
          </table:table-cell>
          <table:table-cell office:value-type="string" calcext:value-type="string">
            <text:p>1575.0</text:p>
          </table:table-cell>
          <table:table-cell office:value-type="float" office:value="48359" calcext:value-type="float">
            <text:p>48359</text:p>
          </table:table-cell>
          <table:table-cell table:number-columns-repeated="2"/>
        </table:table-row>
        <table:table-row table:style-name="ro1">
          <table:table-cell office:value-type="float" office:value="94524" calcext:value-type="float">
            <text:p>94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5 10:29:00</text:p>
          </table:table-cell>
          <table:table-cell office:value-type="float" office:value="1481797740" calcext:value-type="float">
            <text:p>1481797740</text:p>
          </table:table-cell>
          <table:table-cell office:value-type="string" calcext:value-type="string">
            <text:p>213000.0</text:p>
          </table:table-cell>
          <table:table-cell office:value-type="string" calcext:value-type="string">
            <text:p>cirufarma comercial ltda</text:p>
          </table:table-cell>
          <table:table-cell office:value-type="float" office:value="40787152000109" calcext:value-type="float">
            <text:p>40787152000109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31150" calcext:value-type="float">
            <text:p>5903115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ceftriaxona 1g iv s/dil c/50(triaxo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14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40470.0</text:p>
          </table:table-cell>
          <table:table-cell office:value-type="float" office:value="41178" calcext:value-type="float">
            <text:p>41178</text:p>
          </table:table-cell>
          <table:table-cell table:number-columns-repeated="2"/>
        </table:table-row>
        <table:table-row table:style-name="ro1">
          <table:table-cell office:value-type="float" office:value="594613" calcext:value-type="float">
            <text:p>594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25 10:56:16</text:p>
          </table:table-cell>
          <table:table-cell office:value-type="float" office:value="1456397776" calcext:value-type="float">
            <text:p>1456397776</text:p>
          </table:table-cell>
          <table:table-cell office:value-type="string" calcext:value-type="string">
            <text:p>256.5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bss sol.salina 500ml bolsa pl. (ms-10002390002 lote 244394f val 04-2017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02.6</text:p>
          </table:table-cell>
          <table:table-cell office:value-type="float" office:value="63826" calcext:value-type="float">
            <text:p>6382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6-04-12 09:28:00</text:p>
          </table:table-cell>
          <table:table-cell office:value-type="float" office:value="1460453280" calcext:value-type="float">
            <text:p>1460453280</text:p>
          </table:table-cell>
          <table:table-cell office:value-type="string" calcext:value-type="string">
            <text:p>8009.11</text:p>
          </table:table-cell>
          <table:table-cell office:value-type="string" calcext:value-type="string">
            <text:p>valdir ribeiro da silva</text:p>
          </table:table-cell>
          <table:table-cell office:value-type="float" office:value="1414442000147" calcext:value-type="float">
            <text:p>1414442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i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7.221036</text:p>
          </table:table-cell>
          <table:table-cell office:value-type="string" calcext:value-type="string">
            <text:p>-37.252477</text:p>
          </table:table-cell>
          <table:table-cell office:value-type="string" calcext:value-type="string">
            <text:p>torval cr 300mg cx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1.03</text:p>
          </table:table-cell>
          <table:table-cell office:value-type="float" office:value="67110" calcext:value-type="float">
            <text:p>67110</text:p>
          </table:table-cell>
          <table:table-cell table:number-columns-repeated="2"/>
        </table:table-row>
        <table:table-row table:style-name="ro1">
          <table:table-cell office:value-type="float" office:value="15254" calcext:value-type="float">
            <text:p>152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0-07 10:38:46</text:p>
          </table:table-cell>
          <table:table-cell office:value-type="float" office:value="1475836726" calcext:value-type="float">
            <text:p>1475836726</text:p>
          </table:table-cell>
          <table:table-cell office:value-type="string" calcext:value-type="string">
            <text:p>7159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metoclopramida 5mg/ml inj 2ml im iv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3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736.0</text:p>
          </table:table-cell>
          <table:table-cell office:value-type="float" office:value="31542" calcext:value-type="float">
            <text:p>31542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0-04 00:00:00</text:p>
          </table:table-cell>
          <table:table-cell office:value-type="float" office:value="1475539200" calcext:value-type="float">
            <text:p>1475539200</text:p>
          </table:table-cell>
          <table:table-cell office:value-type="string" calcext:value-type="string">
            <text:p>4000.5</text:p>
          </table:table-cell>
          <table:table-cell office:value-type="string" calcext:value-type="string">
            <text:p>vasconcelos comercio de produtos farmaceuticos ltd</text:p>
          </table:table-cell>
          <table:table-cell office:value-type="float" office:value="6228626000136" calcext:value-type="float">
            <text:p>62286260001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nova floresta</text:p>
          </table:table-cell>
          <table:table-cell office:value-type="float" office:value="58178000" calcext:value-type="float">
            <text:p>58178000</text:p>
          </table:table-cell>
          <table:table-cell office:value-type="string" calcext:value-type="string">
            <text:p>-6.4554313</text:p>
          </table:table-cell>
          <table:table-cell office:value-type="string" calcext:value-type="string">
            <text:p>-36.2040005</text:p>
          </table:table-cell>
          <table:table-cell office:value-type="string" calcext:value-type="string">
            <text:p>lacto-purg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.22</text:p>
          </table:table-cell>
          <table:table-cell office:value-type="float" office:value="60996" calcext:value-type="float">
            <text:p>60996</text:p>
          </table:table-cell>
          <table:table-cell table:number-columns-repeated="2"/>
        </table:table-row>
        <table:table-row table:style-name="ro1">
          <table:table-cell office:value-type="float" office:value="15792" calcext:value-type="float">
            <text:p>157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2-02 08:08:00</text:p>
          </table:table-cell>
          <table:table-cell office:value-type="float" office:value="1480666080" calcext:value-type="float">
            <text:p>1480666080</text:p>
          </table:table-cell>
          <table:table-cell office:value-type="string" calcext:value-type="string">
            <text:p>3065.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cefalexina 500mg (ge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.0</text:p>
          </table:table-cell>
          <table:table-cell office:value-type="float" office:value="37615" calcext:value-type="float">
            <text:p>37615</text:p>
          </table:table-cell>
          <table:table-cell table:number-columns-repeated="2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8 00:00:00</text:p>
          </table:table-cell>
          <table:table-cell office:value-type="float" office:value="1453075200" calcext:value-type="float">
            <text:p>1453075200</text:p>
          </table:table-cell>
          <table:table-cell office:value-type="string" calcext:value-type="string">
            <text:p>567.67</text:p>
          </table:table-cell>
          <table:table-cell office:value-type="string" calcext:value-type="string">
            <text:p>distribuidora salutte ltda - me</text:p>
          </table:table-cell>
          <table:table-cell office:value-type="float" office:value="9193047000193" calcext:value-type="float">
            <text:p>919304700019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guarabira</text:p>
          </table:table-cell>
          <table:table-cell office:value-type="float" office:value="58200000" calcext:value-type="float">
            <text:p>58200000</text:p>
          </table:table-cell>
          <table:table-cell office:value-type="string" calcext:value-type="string">
            <text:p>-6.8513982</text:p>
          </table:table-cell>
          <table:table-cell office:value-type="string" calcext:value-type="string">
            <text:p>-35.4915582</text:p>
          </table:table-cell>
          <table:table-cell office:value-type="string" calcext:value-type="string">
            <text:p>agua destilada para injeÃÂ§ÃÂ£o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40102" calcext:value-type="float">
            <text:p>40102</text:p>
          </table:table-cell>
          <table:table-cell table:number-columns-repeated="2"/>
        </table:table-row>
        <table:table-row table:style-name="ro1">
          <table:table-cell office:value-type="float" office:value="177380" calcext:value-type="float">
            <text:p>177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20 00:00:00</text:p>
          </table:table-cell>
          <table:table-cell office:value-type="float" office:value="1461110400" calcext:value-type="float">
            <text:p>1461110400</text:p>
          </table:table-cell>
          <table:table-cell office:value-type="string" calcext:value-type="string">
            <text:p>2979.91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dipirona 500 mg comprimido cx. c/ 500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7.95</text:p>
          </table:table-cell>
          <table:table-cell office:value-type="string" calcext:value-type="string">
            <text:p>239.75</text:p>
          </table:table-cell>
          <table:table-cell office:value-type="float" office:value="56985" calcext:value-type="float">
            <text:p>569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7-21 16:47:00</text:p>
          </table:table-cell>
          <table:table-cell office:value-type="float" office:value="1469119620" calcext:value-type="float">
            <text:p>1469119620</text:p>
          </table:table-cell>
          <table:table-cell office:value-type="string" calcext:value-type="string">
            <text:p>1392.51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bronqtrat adul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199.0</text:p>
          </table:table-cell>
          <table:table-cell office:value-type="float" office:value="74373" calcext:value-type="float">
            <text:p>74373</text:p>
          </table:table-cell>
          <table:table-cell table:number-columns-repeated="2"/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8-02 16:06:25</text:p>
          </table:table-cell>
          <table:table-cell office:value-type="float" office:value="1470153985" calcext:value-type="float">
            <text:p>1470153985</text:p>
          </table:table-cell>
          <table:table-cell office:value-type="string" calcext:value-type="string">
            <text:p>5028.0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0.0</text:p>
          </table:table-cell>
          <table:table-cell office:value-type="float" office:value="33867" calcext:value-type="float">
            <text:p>33867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4-13 10:52:01</text:p>
          </table:table-cell>
          <table:table-cell office:value-type="float" office:value="1460544721" calcext:value-type="float">
            <text:p>1460544721</text:p>
          </table:table-cell>
          <table:table-cell office:value-type="string" calcext:value-type="string">
            <text:p>2241.09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depakene 500mg c/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6.71</text:p>
          </table:table-cell>
          <table:table-cell office:value-type="string" calcext:value-type="string">
            <text:p>266.84</text:p>
          </table:table-cell>
          <table:table-cell office:value-type="float" office:value="75038" calcext:value-type="float">
            <text:p>75038</text:p>
          </table:table-cell>
          <table:table-cell table:number-columns-repeated="2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19 00:00:00</text:p>
          </table:table-cell>
          <table:table-cell office:value-type="float" office:value="1482105600" calcext:value-type="float">
            <text:p>1482105600</text:p>
          </table:table-cell>
          <table:table-cell office:value-type="string" calcext:value-type="string">
            <text:p>11193.76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metformina 850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500.0</text:p>
          </table:table-cell>
          <table:table-cell office:value-type="float" office:value="48742" calcext:value-type="float">
            <text:p>48742</text:p>
          </table:table-cell>
          <table:table-cell table:number-columns-repeated="2"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19 00:00:00</text:p>
          </table:table-cell>
          <table:table-cell office:value-type="float" office:value="1482105600" calcext:value-type="float">
            <text:p>1482105600</text:p>
          </table:table-cell>
          <table:table-cell office:value-type="string" calcext:value-type="string">
            <text:p>5384.56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metformina 850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500.0</text:p>
          </table:table-cell>
          <table:table-cell office:value-type="float" office:value="49000" calcext:value-type="float">
            <text:p>4900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16-06-20 11:43:11</text:p>
          </table:table-cell>
          <table:table-cell office:value-type="float" office:value="1466422991" calcext:value-type="float">
            <text:p>1466422991</text:p>
          </table:table-cell>
          <table:table-cell office:value-type="string" calcext:value-type="string">
            <text:p>6533.78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paxil cr 25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7.4</text:p>
          </table:table-cell>
          <table:table-cell office:value-type="float" office:value="49762" calcext:value-type="float">
            <text:p>49762</text:p>
          </table:table-cell>
          <table:table-cell table:number-columns-repeated="2"/>
        </table:table-row>
        <table:table-row table:style-name="ro1">
          <table:table-cell office:value-type="float" office:value="32996" calcext:value-type="float">
            <text:p>32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01 14:11:00</text:p>
          </table:table-cell>
          <table:table-cell office:value-type="float" office:value="1464790260" calcext:value-type="float">
            <text:p>1464790260</text:p>
          </table:table-cell>
          <table:table-cell office:value-type="string" calcext:value-type="string">
            <text:p>725.0</text:p>
          </table:table-cell>
          <table:table-cell office:value-type="string" calcext:value-type="string">
            <text:p>jose nergino sobreira</text:p>
          </table:table-cell>
          <table:table-cell office:value-type="float" office:value="63478895000194" calcext:value-type="float">
            <text:p>63478895000194</text:p>
          </table:table-cell>
          <table:table-cell office:value-type="string" calcext:value-type="string">
            <text:p>muriti</text:p>
          </table:table-cell>
          <table:table-cell office:value-type="string" calcext:value-type="string">
            <text:p>crato</text:p>
          </table:table-cell>
          <table:table-cell office:value-type="float" office:value="63132015" calcext:value-type="float">
            <text:p>63132015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hidroclorotiazida 25mg comp. (teut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300.0</text:p>
          </table:table-cell>
          <table:table-cell office:value-type="float" office:value="64639" calcext:value-type="float">
            <text:p>6463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16-10-13 18:53:29</text:p>
          </table:table-cell>
          <table:table-cell office:value-type="float" office:value="1476384809" calcext:value-type="float">
            <text:p>1476384809</text:p>
          </table:table-cell>
          <table:table-cell office:value-type="string" calcext:value-type="string">
            <text:p>22625.93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broncho-vaxom 3,5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3.61</text:p>
          </table:table-cell>
          <table:table-cell office:value-type="float" office:value="49875" calcext:value-type="float">
            <text:p>49875</text:p>
          </table:table-cell>
          <table:table-cell table:number-columns-repeated="2"/>
        </table:table-row>
        <table:table-row table:style-name="ro1">
          <table:table-cell office:value-type="float" office:value="15948" calcext:value-type="float">
            <text:p>159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0 08:46:05</text:p>
          </table:table-cell>
          <table:table-cell office:value-type="float" office:value="1482223565" calcext:value-type="float">
            <text:p>1482223565</text:p>
          </table:table-cell>
          <table:table-cell office:value-type="string" calcext:value-type="string">
            <text:p>18651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permanganato potassio 1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7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450.0</text:p>
          </table:table-cell>
          <table:table-cell office:value-type="float" office:value="37636" calcext:value-type="float">
            <text:p>3763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-31 11:10:00</text:p>
          </table:table-cell>
          <table:table-cell office:value-type="float" office:value="1459422600" calcext:value-type="float">
            <text:p>1459422600</text:p>
          </table:table-cell>
          <table:table-cell office:value-type="string" calcext:value-type="string">
            <text:p>26306.5</text:p>
          </table:table-cell>
          <table:table-cell office:value-type="string" calcext:value-type="string">
            <text:p>grafica sao mateus ltda</text:p>
          </table:table-cell>
          <table:table-cell office:value-type="float" office:value="12940493000129" calcext:value-type="float">
            <text:p>1294049300012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0640" calcext:value-type="float">
            <text:p>5801064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envelope papel madeira 110x170m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4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405.0</text:p>
          </table:table-cell>
          <table:table-cell office:value-type="float" office:value="32745" calcext:value-type="float">
            <text:p>32745</text:p>
          </table:table-cell>
          <table:table-cell table:number-columns-repeated="2"/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14 09:31:25</text:p>
          </table:table-cell>
          <table:table-cell office:value-type="float" office:value="1468488685" calcext:value-type="float">
            <text:p>1468488685</text:p>
          </table:table-cell>
          <table:table-cell office:value-type="string" calcext:value-type="string">
            <text:p>17824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prednisona 2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450.0</text:p>
          </table:table-cell>
          <table:table-cell office:value-type="float" office:value="35792" calcext:value-type="float">
            <text:p>35792</text:p>
          </table:table-cell>
          <table:table-cell table:number-columns-repeated="2"/>
        </table:table-row>
        <table:table-row table:style-name="ro1">
          <table:table-cell office:value-type="float" office:value="14345" calcext:value-type="float">
            <text:p>14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14 09:32:19</text:p>
          </table:table-cell>
          <table:table-cell office:value-type="float" office:value="1468488739" calcext:value-type="float">
            <text:p>1468488739</text:p>
          </table:table-cell>
          <table:table-cell office:value-type="string" calcext:value-type="string">
            <text:p>6824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prednisona 2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450.0</text:p>
          </table:table-cell>
          <table:table-cell office:value-type="float" office:value="37004" calcext:value-type="float">
            <text:p>37004</text:p>
          </table:table-cell>
          <table:table-cell table:number-columns-repeated="2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3-02 00:00:00</text:p>
          </table:table-cell>
          <table:table-cell office:value-type="float" office:value="1456876800" calcext:value-type="float">
            <text:p>1456876800</text:p>
          </table:table-cell>
          <table:table-cell office:value-type="string" calcext:value-type="string">
            <text:p>32375.6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ciprofloxacino 400mg bolsa plast. 200ml c/40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945.0</text:p>
          </table:table-cell>
          <table:table-cell office:value-type="float" office:value="49023" calcext:value-type="float">
            <text:p>4902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30 14:07:00</text:p>
          </table:table-cell>
          <table:table-cell office:value-type="float" office:value="1480514820" calcext:value-type="float">
            <text:p>1480514820</text:p>
          </table:table-cell>
          <table:table-cell office:value-type="string" calcext:value-type="string">
            <text:p>570.0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trileptal 600mg c/6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90.05</text:p>
          </table:table-cell>
          <table:table-cell office:value-type="float" office:value="49715" calcext:value-type="float">
            <text:p>49715</text:p>
          </table:table-cell>
          <table:table-cell table:number-columns-repeated="2"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5720.05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ciprofloxacino 400mg bolsa plast. 200ml c/40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988.0</text:p>
          </table:table-cell>
          <table:table-cell office:value-type="float" office:value="48343" calcext:value-type="float">
            <text:p>48343</text:p>
          </table:table-cell>
          <table:table-cell table:number-columns-repeated="2"/>
        </table:table-row>
        <table:table-row table:style-name="ro1">
          <table:table-cell office:value-type="float" office:value="15223" calcext:value-type="float">
            <text:p>152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0-04 11:34:50</text:p>
          </table:table-cell>
          <table:table-cell office:value-type="float" office:value="1475580890" calcext:value-type="float">
            <text:p>1475580890</text:p>
          </table:table-cell>
          <table:table-cell office:value-type="string" calcext:value-type="string">
            <text:p>3412.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12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00.8</text:p>
          </table:table-cell>
          <table:table-cell office:value-type="float" office:value="32639" calcext:value-type="float">
            <text:p>32639</text:p>
          </table:table-cell>
          <table:table-cell table:number-columns-repeated="2"/>
        </table:table-row>
        <table:table-row table:style-name="ro1">
          <table:table-cell office:value-type="float" office:value="59923" calcext:value-type="float">
            <text:p>59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8 00:00:00</text:p>
          </table:table-cell>
          <table:table-cell office:value-type="float" office:value="1482883200" calcext:value-type="float">
            <text:p>1482883200</text:p>
          </table:table-cell>
          <table:table-cell office:value-type="string" calcext:value-type="string">
            <text:p>85611.7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acido folico 5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000.0</text:p>
          </table:table-cell>
          <table:table-cell office:value-type="float" office:value="26280" calcext:value-type="float">
            <text:p>26280</text:p>
          </table:table-cell>
          <table:table-cell table:number-columns-repeated="2"/>
        </table:table-row>
        <table:table-row table:style-name="ro1">
          <table:table-cell office:value-type="float" office:value="110866" calcext:value-type="float">
            <text:p>110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7 12:33:00</text:p>
          </table:table-cell>
          <table:table-cell office:value-type="float" office:value="1463488380" calcext:value-type="float">
            <text:p>1463488380</text:p>
          </table:table-cell>
          <table:table-cell office:value-type="string" calcext:value-type="string">
            <text:p>7495.4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73.85</text:p>
          </table:table-cell>
          <table:table-cell office:value-type="string" calcext:value-type="string">
            <text:p>7495.4</text:p>
          </table:table-cell>
          <table:table-cell office:value-type="float" office:value="63263" calcext:value-type="float">
            <text:p>63263</text:p>
          </table:table-cell>
          <table:table-cell table:number-columns-repeated="2"/>
        </table:table-row>
        <table:table-row table:style-name="ro1">
          <table:table-cell office:value-type="float" office:value="110867" calcext:value-type="float">
            <text:p>110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7 12:34:00</text:p>
          </table:table-cell>
          <table:table-cell office:value-type="float" office:value="1463488440" calcext:value-type="float">
            <text:p>1463488440</text:p>
          </table:table-cell>
          <table:table-cell office:value-type="string" calcext:value-type="string">
            <text:p>7495.4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73.85</text:p>
          </table:table-cell>
          <table:table-cell office:value-type="string" calcext:value-type="string">
            <text:p>7495.4</text:p>
          </table:table-cell>
          <table:table-cell office:value-type="float" office:value="63268" calcext:value-type="float">
            <text:p>63268</text:p>
          </table:table-cell>
          <table:table-cell table:number-columns-repeated="2"/>
        </table:table-row>
        <table:table-row table:style-name="ro1">
          <table:table-cell office:value-type="float" office:value="110868" calcext:value-type="float">
            <text:p>110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7 12:34:00</text:p>
          </table:table-cell>
          <table:table-cell office:value-type="float" office:value="1463488440" calcext:value-type="float">
            <text:p>1463488440</text:p>
          </table:table-cell>
          <table:table-cell office:value-type="string" calcext:value-type="string">
            <text:p>7495.4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73.85</text:p>
          </table:table-cell>
          <table:table-cell office:value-type="string" calcext:value-type="string">
            <text:p>7495.4</text:p>
          </table:table-cell>
          <table:table-cell office:value-type="float" office:value="63278" calcext:value-type="float">
            <text:p>63278</text:p>
          </table:table-cell>
          <table:table-cell table:number-columns-repeated="2"/>
        </table:table-row>
        <table:table-row table:style-name="ro1">
          <table:table-cell office:value-type="float" office:value="122552" calcext:value-type="float">
            <text:p>122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1 17:45:00</text:p>
          </table:table-cell>
          <table:table-cell office:value-type="float" office:value="1469123100" calcext:value-type="float">
            <text:p>1469123100</text:p>
          </table:table-cell>
          <table:table-cell office:value-type="string" calcext:value-type="string">
            <text:p>7495.4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73.85</text:p>
          </table:table-cell>
          <table:table-cell office:value-type="string" calcext:value-type="string">
            <text:p>7495.4</text:p>
          </table:table-cell>
          <table:table-cell office:value-type="float" office:value="63339" calcext:value-type="float">
            <text:p>63339</text:p>
          </table:table-cell>
          <table:table-cell table:number-columns-repeated="2"/>
        </table:table-row>
        <table:table-row table:style-name="ro1">
          <table:table-cell office:value-type="float" office:value="122551" calcext:value-type="float">
            <text:p>122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1 17:44:00</text:p>
          </table:table-cell>
          <table:table-cell office:value-type="float" office:value="1469123040" calcext:value-type="float">
            <text:p>1469123040</text:p>
          </table:table-cell>
          <table:table-cell office:value-type="string" calcext:value-type="string">
            <text:p>7495.4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73.85</text:p>
          </table:table-cell>
          <table:table-cell office:value-type="string" calcext:value-type="string">
            <text:p>7495.4</text:p>
          </table:table-cell>
          <table:table-cell office:value-type="float" office:value="63332" calcext:value-type="float">
            <text:p>63332</text:p>
          </table:table-cell>
          <table:table-cell table:number-columns-repeated="2"/>
        </table:table-row>
        <table:table-row table:style-name="ro1">
          <table:table-cell office:value-type="float" office:value="122549" calcext:value-type="float">
            <text:p>122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1 17:43:00</text:p>
          </table:table-cell>
          <table:table-cell office:value-type="float" office:value="1469122980" calcext:value-type="float">
            <text:p>1469122980</text:p>
          </table:table-cell>
          <table:table-cell office:value-type="string" calcext:value-type="string">
            <text:p>7495.4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73.85</text:p>
          </table:table-cell>
          <table:table-cell office:value-type="string" calcext:value-type="string">
            <text:p>7495.4</text:p>
          </table:table-cell>
          <table:table-cell office:value-type="float" office:value="63323" calcext:value-type="float">
            <text:p>63323</text:p>
          </table:table-cell>
          <table:table-cell table:number-columns-repeated="2"/>
        </table:table-row>
        <table:table-row table:style-name="ro1">
          <table:table-cell office:value-type="float" office:value="122459" calcext:value-type="float">
            <text:p>122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1 14:58:00</text:p>
          </table:table-cell>
          <table:table-cell office:value-type="float" office:value="1469113080" calcext:value-type="float">
            <text:p>1469113080</text:p>
          </table:table-cell>
          <table:table-cell office:value-type="string" calcext:value-type="string">
            <text:p>7495.4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873.85</text:p>
          </table:table-cell>
          <table:table-cell office:value-type="string" calcext:value-type="string">
            <text:p>7495.4</text:p>
          </table:table-cell>
          <table:table-cell office:value-type="float" office:value="63303" calcext:value-type="float">
            <text:p>63303</text:p>
          </table:table-cell>
          <table:table-cell table:number-columns-repeated="2"/>
        </table:table-row>
        <table:table-row table:style-name="ro1">
          <table:table-cell office:value-type="float" office:value="122460" calcext:value-type="float">
            <text:p>122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1 14:58:00</text:p>
          </table:table-cell>
          <table:table-cell office:value-type="float" office:value="1469113080" calcext:value-type="float">
            <text:p>1469113080</text:p>
          </table:table-cell>
          <table:table-cell office:value-type="string" calcext:value-type="string">
            <text:p>7495.4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873.85</text:p>
          </table:table-cell>
          <table:table-cell office:value-type="string" calcext:value-type="string">
            <text:p>7495.4</text:p>
          </table:table-cell>
          <table:table-cell office:value-type="float" office:value="63316" calcext:value-type="float">
            <text:p>63316</text:p>
          </table:table-cell>
          <table:table-cell table:number-columns-repeated="2"/>
        </table:table-row>
        <table:table-row table:style-name="ro1">
          <table:table-cell office:value-type="float" office:value="122458" calcext:value-type="float">
            <text:p>122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1 14:58:00</text:p>
          </table:table-cell>
          <table:table-cell office:value-type="float" office:value="1469113080" calcext:value-type="float">
            <text:p>1469113080</text:p>
          </table:table-cell>
          <table:table-cell office:value-type="string" calcext:value-type="string">
            <text:p>7495.4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873.85</text:p>
          </table:table-cell>
          <table:table-cell office:value-type="string" calcext:value-type="string">
            <text:p>7495.4</text:p>
          </table:table-cell>
          <table:table-cell office:value-type="float" office:value="63296" calcext:value-type="float">
            <text:p>6329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1-01 00:00:00</text:p>
          </table:table-cell>
          <table:table-cell office:value-type="float" office:value="1477958400" calcext:value-type="float">
            <text:p>1477958400</text:p>
          </table:table-cell>
          <table:table-cell office:value-type="string" calcext:value-type="string">
            <text:p>515.62</text:p>
          </table:table-cell>
          <table:table-cell office:value-type="string" calcext:value-type="string">
            <text:p>jose joaci de lima-epp</text:p>
          </table:table-cell>
          <table:table-cell office:value-type="float" office:value="9155763000186" calcext:value-type="float">
            <text:p>915576300018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uite</text:p>
          </table:table-cell>
          <table:table-cell office:value-type="float" office:value="58175000" calcext:value-type="float">
            <text:p>58175000</text:p>
          </table:table-cell>
          <table:table-cell office:value-type="string" calcext:value-type="string">
            <text:p>-6.4855072</text:p>
          </table:table-cell>
          <table:table-cell office:value-type="string" calcext:value-type="string">
            <text:p>-36.1478606</text:p>
          </table:table-cell>
          <table:table-cell office:value-type="string" calcext:value-type="string">
            <text:p>s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8.5</text:p>
          </table:table-cell>
          <table:table-cell office:value-type="float" office:value="54936" calcext:value-type="float">
            <text:p>54936</text:p>
          </table:table-cell>
          <table:table-cell table:number-columns-repeated="2"/>
        </table:table-row>
        <table:table-row table:style-name="ro1">
          <table:table-cell office:value-type="float" office:value="110385" calcext:value-type="float">
            <text:p>11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3 10:44:00</text:p>
          </table:table-cell>
          <table:table-cell office:value-type="float" office:value="1463136240" calcext:value-type="float">
            <text:p>146313624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95" calcext:value-type="float">
            <text:p>63295</text:p>
          </table:table-cell>
          <table:table-cell table:number-columns-repeated="2"/>
        </table:table-row>
        <table:table-row table:style-name="ro1">
          <table:table-cell office:value-type="float" office:value="110407" calcext:value-type="float">
            <text:p>110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3 12:01:00</text:p>
          </table:table-cell>
          <table:table-cell office:value-type="float" office:value="1463140860" calcext:value-type="float">
            <text:p>146314086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02" calcext:value-type="float">
            <text:p>63302</text:p>
          </table:table-cell>
          <table:table-cell table:number-columns-repeated="2"/>
        </table:table-row>
        <table:table-row table:style-name="ro1">
          <table:table-cell office:value-type="float" office:value="110824" calcext:value-type="float">
            <text:p>110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7 10:02:00</text:p>
          </table:table-cell>
          <table:table-cell office:value-type="float" office:value="1463479320" calcext:value-type="float">
            <text:p>146347932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15" calcext:value-type="float">
            <text:p>63315</text:p>
          </table:table-cell>
          <table:table-cell table:number-columns-repeated="2"/>
        </table:table-row>
        <table:table-row table:style-name="ro1">
          <table:table-cell office:value-type="float" office:value="110826" calcext:value-type="float">
            <text:p>1108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7 10:08:00</text:p>
          </table:table-cell>
          <table:table-cell office:value-type="float" office:value="1463479680" calcext:value-type="float">
            <text:p>146347968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22" calcext:value-type="float">
            <text:p>63322</text:p>
          </table:table-cell>
          <table:table-cell table:number-columns-repeated="2"/>
        </table:table-row>
        <table:table-row table:style-name="ro1">
          <table:table-cell office:value-type="float" office:value="110853" calcext:value-type="float">
            <text:p>110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7 11:33:00</text:p>
          </table:table-cell>
          <table:table-cell office:value-type="float" office:value="1463484780" calcext:value-type="float">
            <text:p>146348478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31" calcext:value-type="float">
            <text:p>63331</text:p>
          </table:table-cell>
          <table:table-cell table:number-columns-repeated="2"/>
        </table:table-row>
        <table:table-row table:style-name="ro1">
          <table:table-cell office:value-type="float" office:value="110854" calcext:value-type="float">
            <text:p>1108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7 11:34:00</text:p>
          </table:table-cell>
          <table:table-cell office:value-type="float" office:value="1463484840" calcext:value-type="float">
            <text:p>146348484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38" calcext:value-type="float">
            <text:p>6333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enivaldo do nascimento gomes</text:p>
          </table:table-cell>
          <table:table-cell office:value-type="float" office:value="6971511000137" calcext:value-type="float">
            <text:p>697151100013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baiana</text:p>
          </table:table-cell>
          <table:table-cell office:value-type="float" office:value="58360000" calcext:value-type="float">
            <text:p>58360000</text:p>
          </table:table-cell>
          <table:table-cell office:value-type="string" calcext:value-type="string">
            <text:p>-7.3299566</text:p>
          </table:table-cell>
          <table:table-cell office:value-type="string" calcext:value-type="string">
            <text:p>-35.3359995</text:p>
          </table:table-cell>
          <table:table-cell office:value-type="string" calcext:value-type="string">
            <text:p>diosmin sdu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09.34</text:p>
          </table:table-cell>
          <table:table-cell office:value-type="float" office:value="62058" calcext:value-type="float">
            <text:p>62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21 16:21:00</text:p>
          </table:table-cell>
          <table:table-cell office:value-type="float" office:value="1469118060" calcext:value-type="float">
            <text:p>1469118060</text:p>
          </table:table-cell>
          <table:table-cell office:value-type="string" calcext:value-type="string">
            <text:p>523.82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neotaflan 9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13</text:p>
          </table:table-cell>
          <table:table-cell office:value-type="string" calcext:value-type="string">
            <text:p>119.91</text:p>
          </table:table-cell>
          <table:table-cell office:value-type="float" office:value="74366" calcext:value-type="float">
            <text:p>74366</text:p>
          </table:table-cell>
          <table:table-cell table:number-columns-repeated="2"/>
        </table:table-row>
        <table:table-row table:style-name="ro1">
          <table:table-cell office:value-type="float" office:value="15506" calcext:value-type="float">
            <text:p>155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03 15:14:14</text:p>
          </table:table-cell>
          <table:table-cell office:value-type="float" office:value="1478186054" calcext:value-type="float">
            <text:p>1478186054</text:p>
          </table:table-cell>
          <table:table-cell office:value-type="string" calcext:value-type="string">
            <text:p>2720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2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8.0</text:p>
          </table:table-cell>
          <table:table-cell office:value-type="float" office:value="37058" calcext:value-type="float">
            <text:p>37058</text:p>
          </table:table-cell>
          <table:table-cell table:number-columns-repeated="2"/>
        </table:table-row>
        <table:table-row table:style-name="ro1">
          <table:table-cell office:value-type="float" office:value="243112" calcext:value-type="float">
            <text:p>243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5 11:53:53</text:p>
          </table:table-cell>
          <table:table-cell office:value-type="float" office:value="1461585233" calcext:value-type="float">
            <text:p>1461585233</text:p>
          </table:table-cell>
          <table:table-cell office:value-type="string" calcext:value-type="string">
            <text:p>6918.2</text:p>
          </table:table-cell>
          <table:table-cell office:value-type="string" calcext:value-type="string">
            <text:p>farmaconn ltda</text:p>
          </table:table-cell>
          <table:table-cell office:value-type="float" office:value="4159816000113" calcext:value-type="float">
            <text:p>4159816000113</text:p>
          </table:table-cell>
          <table:table-cell office:value-type="string" calcext:value-type="string">
            <text:p>nova cachoeirinha</text:p>
          </table:table-cell>
          <table:table-cell office:value-type="string" calcext:value-type="string">
            <text:p>belo horizonte</text:p>
          </table:table-cell>
          <table:table-cell office:value-type="float" office:value="31250630" calcext:value-type="float">
            <text:p>3125063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isoflurano *c1* gen cx 1fr 100ml - biochimic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718.2</text:p>
          </table:table-cell>
          <table:table-cell office:value-type="float" office:value="40628" calcext:value-type="float">
            <text:p>4062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rona 5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50.0</text:p>
          </table:table-cell>
          <table:table-cell office:value-type="float" office:value="65295" calcext:value-type="float">
            <text:p>6529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2-01 00:00:00</text:p>
          </table:table-cell>
          <table:table-cell office:value-type="float" office:value="1454284800" calcext:value-type="float">
            <text:p>1454284800</text:p>
          </table:table-cell>
          <table:table-cell office:value-type="string" calcext:value-type="string">
            <text:p>2440.69</text:p>
          </table:table-cell>
          <table:table-cell office:value-type="string" calcext:value-type="string">
            <text:p>joao de deus rodrigues de oliveira</text:p>
          </table:table-cell>
          <table:table-cell office:value-type="float" office:value="41127861000112" calcext:value-type="float">
            <text:p>4112786100011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eial</text:p>
          </table:table-cell>
          <table:table-cell office:value-type="float" office:value="58140000" calcext:value-type="float">
            <text:p>58140000</text:p>
          </table:table-cell>
          <table:table-cell office:value-type="string" calcext:value-type="string">
            <text:p>-7.0501306</text:p>
          </table:table-cell>
          <table:table-cell office:value-type="string" calcext:value-type="string">
            <text:p>-35.9245244</text:p>
          </table:table-cell>
          <table:table-cell office:value-type="string" calcext:value-type="string">
            <text:p>lacrifilm col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4.96</text:p>
          </table:table-cell>
          <table:table-cell office:value-type="float" office:value="54860" calcext:value-type="float">
            <text:p>54860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3-29 08:46:45</text:p>
          </table:table-cell>
          <table:table-cell office:value-type="float" office:value="1459241205" calcext:value-type="float">
            <text:p>1459241205</text:p>
          </table:table-cell>
          <table:table-cell office:value-type="string" calcext:value-type="string">
            <text:p>2266.95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omeprazol env c/10 cpr prati-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.5</text:p>
          </table:table-cell>
          <table:table-cell office:value-type="float" office:value="75192" calcext:value-type="float">
            <text:p>75192</text:p>
          </table:table-cell>
          <table:table-cell table:number-columns-repeated="2"/>
        </table:table-row>
        <table:table-row table:style-name="ro1">
          <table:table-cell office:value-type="float" office:value="443067" calcext:value-type="float">
            <text:p>443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9 18:13:48</text:p>
          </table:table-cell>
          <table:table-cell office:value-type="float" office:value="1472494428" calcext:value-type="float">
            <text:p>1472494428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2.0</text:p>
          </table:table-cell>
          <table:table-cell office:value-type="float" office:value="76294" calcext:value-type="float">
            <text:p>76294</text:p>
          </table:table-cell>
          <table:table-cell table:number-columns-repeated="2"/>
        </table:table-row>
        <table:table-row table:style-name="ro1">
          <table:table-cell office:value-type="float" office:value="618546" calcext:value-type="float">
            <text:p>618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11 11:12:26</text:p>
          </table:table-cell>
          <table:table-cell office:value-type="float" office:value="1460373146" calcext:value-type="float">
            <text:p>1460373146</text:p>
          </table:table-cell>
          <table:table-cell office:value-type="string" calcext:value-type="string">
            <text:p>538.4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10002390004 lote 15h24f val 07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79.48</text:p>
          </table:table-cell>
          <table:table-cell office:value-type="string" calcext:value-type="string">
            <text:p>538.44</text:p>
          </table:table-cell>
          <table:table-cell office:value-type="float" office:value="63811" calcext:value-type="float">
            <text:p>6381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26 16:24:00</text:p>
          </table:table-cell>
          <table:table-cell office:value-type="float" office:value="1477499040" calcext:value-type="float">
            <text:p>147749904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624.0</text:p>
          </table:table-cell>
          <table:table-cell office:value-type="float" office:value="50894" calcext:value-type="float">
            <text:p>50894</text:p>
          </table:table-cell>
          <table:table-cell table:number-columns-repeated="2"/>
        </table:table-row>
        <table:table-row table:style-name="ro1">
          <table:table-cell office:value-type="float" office:value="13011" calcext:value-type="float">
            <text:p>13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29 19:10:49</text:p>
          </table:table-cell>
          <table:table-cell office:value-type="float" office:value="1456773049" calcext:value-type="float">
            <text:p>1456773049</text:p>
          </table:table-cell>
          <table:table-cell office:value-type="string" calcext:value-type="string">
            <text:p>2237.1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metoclopramida 5mg/ml inj 2ml im iv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96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326.4</text:p>
          </table:table-cell>
          <table:table-cell office:value-type="float" office:value="37570" calcext:value-type="float">
            <text:p>37570</text:p>
          </table:table-cell>
          <table:table-cell table:number-columns-repeated="2"/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6-03-02 15:34:48</text:p>
          </table:table-cell>
          <table:table-cell office:value-type="float" office:value="1456932888" calcext:value-type="float">
            <text:p>1456932888</text:p>
          </table:table-cell>
          <table:table-cell office:value-type="string" calcext:value-type="string">
            <text:p>7982.8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5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25.0</text:p>
          </table:table-cell>
          <table:table-cell office:value-type="float" office:value="36901" calcext:value-type="float">
            <text:p>369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7-28 00:00:00</text:p>
          </table:table-cell>
          <table:table-cell office:value-type="float" office:value="1469664000" calcext:value-type="float">
            <text:p>1469664000</text:p>
          </table:table-cell>
          <table:table-cell office:value-type="string" calcext:value-type="string">
            <text:p>3015.97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prazy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8.5</text:p>
          </table:table-cell>
          <table:table-cell office:value-type="float" office:value="67151" calcext:value-type="float">
            <text:p>67151</text:p>
          </table:table-cell>
          <table:table-cell table:number-columns-repeated="2"/>
        </table:table-row>
        <table:table-row table:style-name="ro1">
          <table:table-cell office:value-type="float" office:value="162801" calcext:value-type="float">
            <text:p>1628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5-16 09:45:00</text:p>
          </table:table-cell>
          <table:table-cell office:value-type="float" office:value="1463391900" calcext:value-type="float">
            <text:p>1463391900</text:p>
          </table:table-cell>
          <table:table-cell office:value-type="string" calcext:value-type="string">
            <text:p>220381.8</text:p>
          </table:table-cell>
          <table:table-cell office:value-type="string" calcext:value-type="string">
            <text:p>majela hospitalar ltda ce privado</text:p>
          </table:table-cell>
          <table:table-cell office:value-type="float" office:value="2483928000108" calcext:value-type="float">
            <text:p>2483928000108</text:p>
          </table:table-cell>
          <table:table-cell office:value-type="string" calcext:value-type="string">
            <text:p>vila uniao</text:p>
          </table:table-cell>
          <table:table-cell office:value-type="string" calcext:value-type="string">
            <text:p>fortaleza</text:p>
          </table:table-cell>
          <table:table-cell office:value-type="float" office:value="60410800" calcext:value-type="float">
            <text:p>6041080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zytiga 250 mg cx 120 cp 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440.0</text:p>
          </table:table-cell>
          <table:table-cell office:value-type="string" calcext:value-type="string">
            <text:p>178560.0</text:p>
          </table:table-cell>
          <table:table-cell office:value-type="float" office:value="47163" calcext:value-type="float">
            <text:p>47163</text:p>
          </table:table-cell>
          <table:table-cell table:number-columns-repeated="2"/>
        </table:table-row>
        <table:table-row table:style-name="ro1">
          <table:table-cell office:value-type="float" office:value="12569" calcext:value-type="float">
            <text:p>125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14 15:44:39</text:p>
          </table:table-cell>
          <table:table-cell office:value-type="float" office:value="1452786279" calcext:value-type="float">
            <text:p>1452786279</text:p>
          </table:table-cell>
          <table:table-cell office:value-type="string" calcext:value-type="string">
            <text:p>7839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36.0</text:p>
          </table:table-cell>
          <table:table-cell office:value-type="float" office:value="37590" calcext:value-type="float">
            <text:p>3759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rona 500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50.0</text:p>
          </table:table-cell>
          <table:table-cell office:value-type="float" office:value="65216" calcext:value-type="float">
            <text:p>6521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02-27 09:07:38</text:p>
          </table:table-cell>
          <table:table-cell office:value-type="float" office:value="1456564058" calcext:value-type="float">
            <text:p>1456564058</text:p>
          </table:table-cell>
          <table:table-cell office:value-type="string" calcext:value-type="string">
            <text:p>2233.79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depakene 500mg c/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7.65</text:p>
          </table:table-cell>
          <table:table-cell office:value-type="string" calcext:value-type="string">
            <text:p>230.6</text:p>
          </table:table-cell>
          <table:table-cell office:value-type="float" office:value="75552" calcext:value-type="float">
            <text:p>75552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8-04 00:00:00</text:p>
          </table:table-cell>
          <table:table-cell office:value-type="float" office:value="1470268800" calcext:value-type="float">
            <text:p>1470268800</text:p>
          </table:table-cell>
          <table:table-cell office:value-type="string" calcext:value-type="string">
            <text:p>27245.0</text:p>
          </table:table-cell>
          <table:table-cell office:value-type="string" calcext:value-type="string">
            <text:p>ana maria torres leite</text:p>
          </table:table-cell>
          <table:table-cell office:value-type="float" office:value="554520000146" calcext:value-type="float">
            <text:p>55452000014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anco</text:p>
          </table:table-cell>
          <table:table-cell office:value-type="float" office:value="58765000" calcext:value-type="float">
            <text:p>58765000</text:p>
          </table:table-cell>
          <table:table-cell office:value-type="string" calcext:value-type="string">
            <text:p>-7.1987413</text:p>
          </table:table-cell>
          <table:table-cell office:value-type="string" calcext:value-type="string">
            <text:p>-37.9255755</text:p>
          </table:table-cell>
          <table:table-cell office:value-type="string" calcext:value-type="string">
            <text:p>ureadin 2% cr derm 50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84.0</text:p>
          </table:table-cell>
          <table:table-cell office:value-type="float" office:value="69017" calcext:value-type="float">
            <text:p>69017</text:p>
          </table:table-cell>
          <table:table-cell table:number-columns-repeated="2"/>
        </table:table-row>
        <table:table-row table:style-name="ro1">
          <table:table-cell office:value-type="float" office:value="18102" calcext:value-type="float">
            <text:p>18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15 12:08:19</text:p>
          </table:table-cell>
          <table:table-cell office:value-type="float" office:value="1455538099" calcext:value-type="float">
            <text:p>1455538099</text:p>
          </table:table-cell>
          <table:table-cell office:value-type="string" calcext:value-type="string">
            <text:p>39046.2</text:p>
          </table:table-cell>
          <table:table-cell office:value-type="string" calcext:value-type="string">
            <text:p>domus-dist. de prod. farmac. ltda</text:p>
          </table:table-cell>
          <table:table-cell office:value-type="float" office:value="4170764000186" calcext:value-type="float">
            <text:p>4170764000186</text:p>
          </table:table-cell>
          <table:table-cell office:value-type="string" calcext:value-type="string">
            <text:p>santo antonio</text:p>
          </table:table-cell>
          <table:table-cell office:value-type="string" calcext:value-type="string">
            <text:p>mossoro</text:p>
          </table:table-cell>
          <table:table-cell office:value-type="float" office:value="59611070" calcext:value-type="float">
            <text:p>59611070</text:p>
          </table:table-cell>
          <table:table-cell office:value-type="string" calcext:value-type="string">
            <text:p>-5.1904332</text:p>
          </table:table-cell>
          <table:table-cell office:value-type="string" calcext:value-type="string">
            <text:p>-37.3443872</text:p>
          </table:table-cell>
          <table:table-cell office:value-type="string" calcext:value-type="string">
            <text:p>solucao fisiologica 0,9%, injetavel, sistema fechado com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11088.0</text:p>
          </table:table-cell>
          <table:table-cell office:value-type="float" office:value="72802" calcext:value-type="float">
            <text:p>7280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30 14:07:00</text:p>
          </table:table-cell>
          <table:table-cell office:value-type="float" office:value="1480514820" calcext:value-type="float">
            <text:p>1480514820</text:p>
          </table:table-cell>
          <table:table-cell office:value-type="string" calcext:value-type="string">
            <text:p>570.0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pradax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80.05</text:p>
          </table:table-cell>
          <table:table-cell office:value-type="float" office:value="49714" calcext:value-type="float">
            <text:p>49714</text:p>
          </table:table-cell>
          <table:table-cell table:number-columns-repeated="2"/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4 00:00:00</text:p>
          </table:table-cell>
          <table:table-cell office:value-type="float" office:value="1478217600" calcext:value-type="float">
            <text:p>1478217600</text:p>
          </table:table-cell>
          <table:table-cell office:value-type="string" calcext:value-type="string">
            <text:p>12500.3</text:p>
          </table:table-cell>
          <table:table-cell office:value-type="string" calcext:value-type="string">
            <text:p>jj distribuidora prod. hosp ltda</text:p>
          </table:table-cell>
          <table:table-cell office:value-type="float" office:value="7187827000103" calcext:value-type="float">
            <text:p>7187827000103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serra talhada</text:p>
          </table:table-cell>
          <table:table-cell office:value-type="float" office:value="56912260" calcext:value-type="float">
            <text:p>56912260</text:p>
          </table:table-cell>
          <table:table-cell office:value-type="string" calcext:value-type="string">
            <text:p>-7.9867805</text:p>
          </table:table-cell>
          <table:table-cell office:value-type="string" calcext:value-type="string">
            <text:p>-38.2920294</text:p>
          </table:table-cell>
          <table:table-cell office:value-type="string" calcext:value-type="string">
            <text:p>ampicilina inj 1g cx c/50 amp (blaus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88.82</text:p>
          </table:table-cell>
          <table:table-cell office:value-type="string" calcext:value-type="string">
            <text:p>2577.64</text:p>
          </table:table-cell>
          <table:table-cell office:value-type="float" office:value="70677" calcext:value-type="float">
            <text:p>7067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1-22 15:25:21</text:p>
          </table:table-cell>
          <table:table-cell office:value-type="float" office:value="1453476321" calcext:value-type="float">
            <text:p>1453476321</text:p>
          </table:table-cell>
          <table:table-cell office:value-type="string" calcext:value-type="string">
            <text:p>5086.22</text:p>
          </table:table-cell>
          <table:table-cell office:value-type="string" calcext:value-type="string">
            <text:p>fcia araujo freitas ltda</text:p>
          </table:table-cell>
          <table:table-cell office:value-type="float" office:value="17963671000150" calcext:value-type="float">
            <text:p>17963671000150</text:p>
          </table:table-cell>
          <table:table-cell office:value-type="string" calcext:value-type="string">
            <text:p>bairoo novo</text:p>
          </table:table-cell>
          <table:table-cell office:value-type="string" calcext:value-type="string">
            <text:p>boqueirao</text:p>
          </table:table-cell>
          <table:table-cell office:value-type="float" office:value="58450000" calcext:value-type="float">
            <text:p>58450000</text:p>
          </table:table-cell>
          <table:table-cell office:value-type="string" calcext:value-type="string">
            <text:p>-7.487004</text:p>
          </table:table-cell>
          <table:table-cell office:value-type="string" calcext:value-type="string">
            <text:p>-36.130887</text:p>
          </table:table-cell>
          <table:table-cell office:value-type="string" calcext:value-type="string">
            <text:p>tecta 40mg c/6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300.05</text:p>
          </table:table-cell>
          <table:table-cell office:value-type="float" office:value="49934" calcext:value-type="float">
            <text:p>4993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2-07 00:00:00</text:p>
          </table:table-cell>
          <table:table-cell office:value-type="float" office:value="1481068800" calcext:value-type="float">
            <text:p>1481068800</text:p>
          </table:table-cell>
          <table:table-cell office:value-type="string" calcext:value-type="string">
            <text:p>31928.94</text:p>
          </table:table-cell>
          <table:table-cell office:value-type="string" calcext:value-type="string">
            <text:p>maria auxiliadora ferreira veira</text:p>
          </table:table-cell>
          <table:table-cell office:value-type="float" office:value="19340911000196" calcext:value-type="float">
            <text:p>1934091100019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domingos</text:p>
          </table:table-cell>
          <table:table-cell office:value-type="float" office:value="58853000" calcext:value-type="float">
            <text:p>58853000</text:p>
          </table:table-cell>
          <table:table-cell office:value-type="string" calcext:value-type="string">
            <text:p>-11.4636112</text:p>
          </table:table-cell>
          <table:table-cell office:value-type="string" calcext:value-type="string">
            <text:p>-39.526527</text:p>
          </table:table-cell>
          <table:table-cell office:value-type="string" calcext:value-type="string">
            <text:p>bissulfato de clopidogre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392.0</text:p>
          </table:table-cell>
          <table:table-cell office:value-type="float" office:value="74380" calcext:value-type="float">
            <text:p>7438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1-24 08:40:00</text:p>
          </table:table-cell>
          <table:table-cell office:value-type="float" office:value="1479976800" calcext:value-type="float">
            <text:p>1479976800</text:p>
          </table:table-cell>
          <table:table-cell office:value-type="string" calcext:value-type="string">
            <text:p>20570.0</text:p>
          </table:table-cell>
          <table:table-cell office:value-type="string" calcext:value-type="string">
            <text:p>almed aldenio dist. de medicamentos e mat. medico hospitalar</text:p>
          </table:table-cell>
          <table:table-cell office:value-type="float" office:value="22889282000162" calcext:value-type="float">
            <text:p>22889282000162</text:p>
          </table:table-cell>
          <table:table-cell office:value-type="string" calcext:value-type="string">
            <text:p>13 de maio</text:p>
          </table:table-cell>
          <table:table-cell office:value-type="string" calcext:value-type="string">
            <text:p>joao pessoa</text:p>
          </table:table-cell>
          <table:table-cell office:value-type="float" office:value="58025430" calcext:value-type="float">
            <text:p>5802543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clazida 80mg c/60cpr gliclazida 8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050.0</text:p>
          </table:table-cell>
          <table:table-cell office:value-type="float" office:value="31571" calcext:value-type="float">
            <text:p>3157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0-11 00:00:00</text:p>
          </table:table-cell>
          <table:table-cell office:value-type="float" office:value="1476144000" calcext:value-type="float">
            <text:p>1476144000</text:p>
          </table:table-cell>
          <table:table-cell office:value-type="string" calcext:value-type="string">
            <text:p>4628.0</text:p>
          </table:table-cell>
          <table:table-cell office:value-type="string" calcext:value-type="string">
            <text:p>ana maria torres leite</text:p>
          </table:table-cell>
          <table:table-cell office:value-type="float" office:value="554520000146" calcext:value-type="float">
            <text:p>55452000014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anco</text:p>
          </table:table-cell>
          <table:table-cell office:value-type="float" office:value="58765000" calcext:value-type="float">
            <text:p>58765000</text:p>
          </table:table-cell>
          <table:table-cell office:value-type="string" calcext:value-type="string">
            <text:p>-7.1987413</text:p>
          </table:table-cell>
          <table:table-cell office:value-type="string" calcext:value-type="string">
            <text:p>-37.9255755</text:p>
          </table:table-cell>
          <table:table-cell office:value-type="string" calcext:value-type="string">
            <text:p>oftane col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56.0</text:p>
          </table:table-cell>
          <table:table-cell office:value-type="float" office:value="68935" calcext:value-type="float">
            <text:p>689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20 07:41:00</text:p>
          </table:table-cell>
          <table:table-cell office:value-type="float" office:value="1482219660" calcext:value-type="float">
            <text:p>1482219660</text:p>
          </table:table-cell>
          <table:table-cell office:value-type="string" calcext:value-type="string">
            <text:p>9351.36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zotac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2.26</text:p>
          </table:table-cell>
          <table:table-cell office:value-type="string" calcext:value-type="string">
            <text:p>556.5</text:p>
          </table:table-cell>
          <table:table-cell office:value-type="float" office:value="74338" calcext:value-type="float">
            <text:p>74338</text:p>
          </table:table-cell>
          <table:table-cell table:number-columns-repeated="2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5-02 14:20:42</text:p>
          </table:table-cell>
          <table:table-cell office:value-type="float" office:value="1462198842" calcext:value-type="float">
            <text:p>1462198842</text:p>
          </table:table-cell>
          <table:table-cell office:value-type="string" calcext:value-type="string">
            <text:p>13916.98</text:p>
          </table:table-cell>
          <table:table-cell office:value-type="string" calcext:value-type="string">
            <text:p>nnmed dist imp e exp de med ltda</text:p>
          </table:table-cell>
          <table:table-cell office:value-type="float" office:value="15218561000139" calcext:value-type="float">
            <text:p>15218561000139</text:p>
          </table:table-cell>
          <table:table-cell office:value-type="string" calcext:value-type="string">
            <text:p>sao jose</text:p>
          </table:table-cell>
          <table:table-cell office:value-type="string" calcext:value-type="string">
            <text:p>campina grande</text:p>
          </table:table-cell>
          <table:table-cell office:value-type="float" office:value="58400342" calcext:value-type="float">
            <text:p>58400342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escopolamina + dipirona comp 250mg (escope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4500.0</text:p>
          </table:table-cell>
          <table:table-cell office:value-type="float" office:value="23353" calcext:value-type="float">
            <text:p>2335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3-10 15:04:00</text:p>
          </table:table-cell>
          <table:table-cell office:value-type="float" office:value="1457622240" calcext:value-type="float">
            <text:p>1457622240</text:p>
          </table:table-cell>
          <table:table-cell office:value-type="string" calcext:value-type="string">
            <text:p>6321.5</text:p>
          </table:table-cell>
          <table:table-cell office:value-type="string" calcext:value-type="string">
            <text:p>rubem e medeiros produtos para saude ltda</text:p>
          </table:table-cell>
          <table:table-cell office:value-type="float" office:value="14487679000108" calcext:value-type="float">
            <text:p>14487679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atos</text:p>
          </table:table-cell>
          <table:table-cell office:value-type="float" office:value="58700320" calcext:value-type="float">
            <text:p>58700320</text:p>
          </table:table-cell>
          <table:table-cell office:value-type="string" calcext:value-type="string">
            <text:p>-7.0258285</text:p>
          </table:table-cell>
          <table:table-cell office:value-type="string" calcext:value-type="string">
            <text:p>-37.2766817</text:p>
          </table:table-cell>
          <table:table-cell office:value-type="string" calcext:value-type="string">
            <text:p>soro glicosado 5% 500ml - domu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1384.0</text:p>
          </table:table-cell>
          <table:table-cell office:value-type="float" office:value="51877" calcext:value-type="float">
            <text:p>5187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10 15:04:00</text:p>
          </table:table-cell>
          <table:table-cell office:value-type="float" office:value="1457622240" calcext:value-type="float">
            <text:p>1457622240</text:p>
          </table:table-cell>
          <table:table-cell office:value-type="string" calcext:value-type="string">
            <text:p>6321.5</text:p>
          </table:table-cell>
          <table:table-cell office:value-type="string" calcext:value-type="string">
            <text:p>rubem e medeiros produtos para saude ltda</text:p>
          </table:table-cell>
          <table:table-cell office:value-type="float" office:value="14487679000108" calcext:value-type="float">
            <text:p>14487679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atos</text:p>
          </table:table-cell>
          <table:table-cell office:value-type="float" office:value="58700320" calcext:value-type="float">
            <text:p>58700320</text:p>
          </table:table-cell>
          <table:table-cell office:value-type="string" calcext:value-type="string">
            <text:p>-7.0258285</text:p>
          </table:table-cell>
          <table:table-cell office:value-type="string" calcext:value-type="string">
            <text:p>-37.2766817</text:p>
          </table:table-cell>
          <table:table-cell office:value-type="string" calcext:value-type="string">
            <text:p>ringer c/lactado 500ml - domu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1384.0</text:p>
          </table:table-cell>
          <table:table-cell office:value-type="float" office:value="51879" calcext:value-type="float">
            <text:p>51879</text:p>
          </table:table-cell>
          <table:table-cell table:number-columns-repeated="2"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08 17:21:48</text:p>
          </table:table-cell>
          <table:table-cell office:value-type="float" office:value="1457457708" calcext:value-type="float">
            <text:p>1457457708</text:p>
          </table:table-cell>
          <table:table-cell office:value-type="string" calcext:value-type="string">
            <text:p>39046.2</text:p>
          </table:table-cell>
          <table:table-cell office:value-type="string" calcext:value-type="string">
            <text:p>domus-dist. de prod. farmac. ltda</text:p>
          </table:table-cell>
          <table:table-cell office:value-type="float" office:value="4170764000186" calcext:value-type="float">
            <text:p>4170764000186</text:p>
          </table:table-cell>
          <table:table-cell office:value-type="string" calcext:value-type="string">
            <text:p>santo antonio</text:p>
          </table:table-cell>
          <table:table-cell office:value-type="string" calcext:value-type="string">
            <text:p>mossoro</text:p>
          </table:table-cell>
          <table:table-cell office:value-type="float" office:value="59611070" calcext:value-type="float">
            <text:p>59611070</text:p>
          </table:table-cell>
          <table:table-cell office:value-type="string" calcext:value-type="string">
            <text:p>-5.1904332</text:p>
          </table:table-cell>
          <table:table-cell office:value-type="string" calcext:value-type="string">
            <text:p>-37.3443872</text:p>
          </table:table-cell>
          <table:table-cell office:value-type="string" calcext:value-type="string">
            <text:p>solucao fisiologica 0,9%, injetavel, sistema fechado com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11088.0</text:p>
          </table:table-cell>
          <table:table-cell office:value-type="float" office:value="72916" calcext:value-type="float">
            <text:p>72916</text:p>
          </table:table-cell>
          <table:table-cell table:number-columns-repeated="2"/>
        </table:table-row>
        <table:table-row table:style-name="ro1">
          <table:table-cell office:value-type="float" office:value="637569" calcext:value-type="float">
            <text:p>637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7 14:46:24</text:p>
          </table:table-cell>
          <table:table-cell office:value-type="float" office:value="1463496384" calcext:value-type="float">
            <text:p>1463496384</text:p>
          </table:table-cell>
          <table:table-cell office:value-type="string" calcext:value-type="string">
            <text:p>538.4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5g15m val 06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79.48</text:p>
          </table:table-cell>
          <table:table-cell office:value-type="string" calcext:value-type="string">
            <text:p>538.44</text:p>
          </table:table-cell>
          <table:table-cell office:value-type="float" office:value="63817" calcext:value-type="float">
            <text:p>6381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1-01 08:30:00</text:p>
          </table:table-cell>
          <table:table-cell office:value-type="float" office:value="1477989000" calcext:value-type="float">
            <text:p>1477989000</text:p>
          </table:table-cell>
          <table:table-cell office:value-type="string" calcext:value-type="string">
            <text:p>21201.95</text:p>
          </table:table-cell>
          <table:table-cell office:value-type="string" calcext:value-type="string">
            <text:p>almed aldenio dist. de medicamentos e mat. medico hospitalar</text:p>
          </table:table-cell>
          <table:table-cell office:value-type="float" office:value="22889282000162" calcext:value-type="float">
            <text:p>22889282000162</text:p>
          </table:table-cell>
          <table:table-cell office:value-type="string" calcext:value-type="string">
            <text:p>13 de maio</text:p>
          </table:table-cell>
          <table:table-cell office:value-type="string" calcext:value-type="string">
            <text:p>joao pessoa</text:p>
          </table:table-cell>
          <table:table-cell office:value-type="float" office:value="58025430" calcext:value-type="float">
            <text:p>5802543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metformina, cloridrato de comprimido 500 mg (bÃÂ¡sic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3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315.0</text:p>
          </table:table-cell>
          <table:table-cell office:value-type="float" office:value="33265" calcext:value-type="float">
            <text:p>33265</text:p>
          </table:table-cell>
          <table:table-cell table:number-columns-repeated="2"/>
        </table:table-row>
        <table:table-row table:style-name="ro1">
          <table:table-cell office:value-type="float" office:value="660077" calcext:value-type="float">
            <text:p>660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04 16:28:41</text:p>
          </table:table-cell>
          <table:table-cell office:value-type="float" office:value="1467649721" calcext:value-type="float">
            <text:p>1467649721</text:p>
          </table:table-cell>
          <table:table-cell office:value-type="string" calcext:value-type="string">
            <text:p>538.4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5i23h val 08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79.48</text:p>
          </table:table-cell>
          <table:table-cell office:value-type="string" calcext:value-type="string">
            <text:p>538.44</text:p>
          </table:table-cell>
          <table:table-cell office:value-type="float" office:value="63832" calcext:value-type="float">
            <text:p>63832</text:p>
          </table:table-cell>
          <table:table-cell table:number-columns-repeated="2"/>
        </table:table-row>
        <table:table-row table:style-name="ro1">
          <table:table-cell office:value-type="float" office:value="694097" calcext:value-type="float">
            <text:p>694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7 12:45:28</text:p>
          </table:table-cell>
          <table:table-cell office:value-type="float" office:value="1477572328" calcext:value-type="float">
            <text:p>1477572328</text:p>
          </table:table-cell>
          <table:table-cell office:value-type="string" calcext:value-type="string">
            <text:p>538.4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5l11ld val 11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79.48</text:p>
          </table:table-cell>
          <table:table-cell office:value-type="string" calcext:value-type="string">
            <text:p>538.44</text:p>
          </table:table-cell>
          <table:table-cell office:value-type="float" office:value="63838" calcext:value-type="float">
            <text:p>63838</text:p>
          </table:table-cell>
          <table:table-cell table:number-columns-repeated="2"/>
        </table:table-row>
        <table:table-row table:style-name="ro1">
          <table:table-cell office:value-type="float" office:value="668695" calcext:value-type="float">
            <text:p>668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6 17:16:13</text:p>
          </table:table-cell>
          <table:table-cell office:value-type="float" office:value="1469553373" calcext:value-type="float">
            <text:p>1469553373</text:p>
          </table:table-cell>
          <table:table-cell office:value-type="string" calcext:value-type="string">
            <text:p>538.4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5i23h val 08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79.48</text:p>
          </table:table-cell>
          <table:table-cell office:value-type="string" calcext:value-type="string">
            <text:p>538.44</text:p>
          </table:table-cell>
          <table:table-cell office:value-type="float" office:value="63840" calcext:value-type="float">
            <text:p>63840</text:p>
          </table:table-cell>
          <table:table-cell table:number-columns-repeated="2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2-03 00:00:00</text:p>
          </table:table-cell>
          <table:table-cell office:value-type="float" office:value="1454457600" calcext:value-type="float">
            <text:p>1454457600</text:p>
          </table:table-cell>
          <table:table-cell office:value-type="string" calcext:value-type="string">
            <text:p>6556.8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glibenclamida 5mg c/450 comp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600.0</text:p>
          </table:table-cell>
          <table:table-cell office:value-type="float" office:value="47697" calcext:value-type="float">
            <text:p>47697</text:p>
          </table:table-cell>
          <table:table-cell table:number-columns-repeated="2"/>
        </table:table-row>
        <table:table-row table:style-name="ro1">
          <table:table-cell office:value-type="float" office:value="16055" calcext:value-type="float">
            <text:p>160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2-28 16:49:47</text:p>
          </table:table-cell>
          <table:table-cell office:value-type="float" office:value="1482943787" calcext:value-type="float">
            <text:p>1482943787</text:p>
          </table:table-cell>
          <table:table-cell office:value-type="string" calcext:value-type="string">
            <text:p>936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exa 4mg 2,5ml inj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60.0</text:p>
          </table:table-cell>
          <table:table-cell office:value-type="float" office:value="31607" calcext:value-type="float">
            <text:p>31607</text:p>
          </table:table-cell>
          <table:table-cell table:number-columns-repeated="2"/>
        </table:table-row>
        <table:table-row table:style-name="ro1">
          <table:table-cell office:value-type="float" office:value="57899" calcext:value-type="float">
            <text:p>57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29 18:18:21</text:p>
          </table:table-cell>
          <table:table-cell office:value-type="float" office:value="1467224301" calcext:value-type="float">
            <text:p>1467224301</text:p>
          </table:table-cell>
          <table:table-cell office:value-type="string" calcext:value-type="string">
            <text:p>2217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03 q: <text:s text:c="2"/>50.800,0000 f: 01/02/16 v: 28/02/18 l: 1630306 q: <text:s text:c="2"/>2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152" calcext:value-type="float">
            <text:p>731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5-13 16:03:40</text:p>
          </table:table-cell>
          <table:table-cell office:value-type="float" office:value="1463155420" calcext:value-type="float">
            <text:p>1463155420</text:p>
          </table:table-cell>
          <table:table-cell office:value-type="string" calcext:value-type="string">
            <text:p>14959.35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med 500mg comp 20x10 (medqu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.0</text:p>
          </table:table-cell>
          <table:table-cell office:value-type="float" office:value="65144" calcext:value-type="float">
            <text:p>65144</text:p>
          </table:table-cell>
          <table:table-cell table:number-columns-repeated="2"/>
        </table:table-row>
        <table:table-row table:style-name="ro1">
          <table:table-cell office:value-type="float" office:value="14309" calcext:value-type="float">
            <text:p>14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7-11 10:18:40</text:p>
          </table:table-cell>
          <table:table-cell office:value-type="float" office:value="1468232320" calcext:value-type="float">
            <text:p>1468232320</text:p>
          </table:table-cell>
          <table:table-cell office:value-type="string" calcext:value-type="string">
            <text:p>6101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mebendazol 30ml sus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45.0</text:p>
          </table:table-cell>
          <table:table-cell office:value-type="float" office:value="36873" calcext:value-type="float">
            <text:p>3687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5-18 14:58:49</text:p>
          </table:table-cell>
          <table:table-cell office:value-type="float" office:value="1463583529" calcext:value-type="float">
            <text:p>1463583529</text:p>
          </table:table-cell>
          <table:table-cell office:value-type="string" calcext:value-type="string">
            <text:p>14959.35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med 500mg comp 20x10 (medqu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.0</text:p>
          </table:table-cell>
          <table:table-cell office:value-type="float" office:value="65857" calcext:value-type="float">
            <text:p>6585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5-20 10:42:46</text:p>
          </table:table-cell>
          <table:table-cell office:value-type="float" office:value="1463740966" calcext:value-type="float">
            <text:p>1463740966</text:p>
          </table:table-cell>
          <table:table-cell office:value-type="string" calcext:value-type="string">
            <text:p>4964.3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med 500mg comp 20x10 (medqu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.0</text:p>
          </table:table-cell>
          <table:table-cell office:value-type="float" office:value="65539" calcext:value-type="float">
            <text:p>65539</text:p>
          </table:table-cell>
          <table:table-cell table:number-columns-repeated="2"/>
        </table:table-row>
        <table:table-row table:style-name="ro1">
          <table:table-cell office:value-type="float" office:value="59631" calcext:value-type="float">
            <text:p>596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6 09:03:40</text:p>
          </table:table-cell>
          <table:table-cell office:value-type="float" office:value="1469523820" calcext:value-type="float">
            <text:p>1469523820</text:p>
          </table:table-cell>
          <table:table-cell office:value-type="string" calcext:value-type="string">
            <text:p>2156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85 q: <text:s text:c="2"/>50.000,0000 f: 31/03/16 v: 31/03/18 l: 1630328 q: <text:s text:c="2"/>50.000,0000 f: 28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281" calcext:value-type="float">
            <text:p>73281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1-21 16:24:23</text:p>
          </table:table-cell>
          <table:table-cell office:value-type="float" office:value="1453393463" calcext:value-type="float">
            <text:p>1453393463</text:p>
          </table:table-cell>
          <table:table-cell office:value-type="string" calcext:value-type="string">
            <text:p>30022.37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1200" calcext:value-type="float">
            <text:p>958548001200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joao pessoa</text:p>
          </table:table-cell>
          <table:table-cell office:value-type="float" office:value="58040000" calcext:value-type="float">
            <text:p>5804000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invokana 300mg trans 30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15.93</text:p>
          </table:table-cell>
          <table:table-cell office:value-type="float" office:value="35269" calcext:value-type="float">
            <text:p>35269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016-01-21 16:24:23</text:p>
          </table:table-cell>
          <table:table-cell office:value-type="float" office:value="1453393463" calcext:value-type="float">
            <text:p>1453393463</text:p>
          </table:table-cell>
          <table:table-cell office:value-type="string" calcext:value-type="string">
            <text:p>30022.37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1200" calcext:value-type="float">
            <text:p>958548001200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joao pessoa</text:p>
          </table:table-cell>
          <table:table-cell office:value-type="float" office:value="58040000" calcext:value-type="float">
            <text:p>5804000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invokana 300mg trans 30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15.93</text:p>
          </table:table-cell>
          <table:table-cell office:value-type="float" office:value="35335" calcext:value-type="float">
            <text:p>35335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016-01-21 16:24:23</text:p>
          </table:table-cell>
          <table:table-cell office:value-type="float" office:value="1453393463" calcext:value-type="float">
            <text:p>1453393463</text:p>
          </table:table-cell>
          <table:table-cell office:value-type="string" calcext:value-type="string">
            <text:p>30022.37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1200" calcext:value-type="float">
            <text:p>958548001200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joao pessoa</text:p>
          </table:table-cell>
          <table:table-cell office:value-type="float" office:value="58040000" calcext:value-type="float">
            <text:p>5804000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invokana 300mg trans 30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15.93</text:p>
          </table:table-cell>
          <table:table-cell office:value-type="float" office:value="35350" calcext:value-type="float">
            <text:p>35350</text:p>
          </table:table-cell>
          <table:table-cell table:number-columns-repeated="2"/>
        </table:table-row>
        <table:table-row table:style-name="ro1">
          <table:table-cell office:value-type="float" office:value="13506" calcext:value-type="float">
            <text:p>135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4-20 12:05:11</text:p>
          </table:table-cell>
          <table:table-cell office:value-type="float" office:value="1461153911" calcext:value-type="float">
            <text:p>1461153911</text:p>
          </table:table-cell>
          <table:table-cell office:value-type="string" calcext:value-type="string">
            <text:p>4802.9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0.0</text:p>
          </table:table-cell>
          <table:table-cell office:value-type="float" office:value="37645" calcext:value-type="float">
            <text:p>37645</text:p>
          </table:table-cell>
          <table:table-cell table:number-columns-repeated="2"/>
        </table:table-row>
        <table:table-row table:style-name="ro1">
          <table:table-cell office:value-type="float" office:value="62058" calcext:value-type="float">
            <text:p>62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9 12:44:44</text:p>
          </table:table-cell>
          <table:table-cell office:value-type="float" office:value="1472474684" calcext:value-type="float">
            <text:p>1472474684</text:p>
          </table:table-cell>
          <table:table-cell office:value-type="string" calcext:value-type="string">
            <text:p>2156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85 q: <text:s text:c="2"/>50.000,0000 f: 31/03/16 v: 31/03/18 l: 1630328 q: <text:s text:c="2"/>50.000,0000 f: 28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375" calcext:value-type="float">
            <text:p>73375</text:p>
          </table:table-cell>
          <table:table-cell table:number-columns-repeated="2"/>
        </table:table-row>
        <table:table-row table:style-name="ro1">
          <table:table-cell office:value-type="float" office:value="63468" calcext:value-type="float">
            <text:p>63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6 10:30:14</text:p>
          </table:table-cell>
          <table:table-cell office:value-type="float" office:value="1474021814" calcext:value-type="float">
            <text:p>1474021814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28 q: <text:s text:c="2"/>50.000,0000 f: 28/02/16 v: 28/02/18 l: 1630485 q: <text:s text:c="2"/>50.000,0000 f: 31/03/16 v: 3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222" calcext:value-type="float">
            <text:p>73222</text:p>
          </table:table-cell>
          <table:table-cell table:number-columns-repeated="2"/>
        </table:table-row>
        <table:table-row table:style-name="ro1">
          <table:table-cell office:value-type="float" office:value="15791" calcext:value-type="float">
            <text:p>157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2-01 17:03:20</text:p>
          </table:table-cell>
          <table:table-cell office:value-type="float" office:value="1480611800" calcext:value-type="float">
            <text:p>1480611800</text:p>
          </table:table-cell>
          <table:table-cell office:value-type="string" calcext:value-type="string">
            <text:p>10754.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2" calcext:value-type="float">
            <text:p>5922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400.0</text:p>
          </table:table-cell>
          <table:table-cell office:value-type="float" office:value="31800" calcext:value-type="float">
            <text:p>318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16-11-08 12:24:17</text:p>
          </table:table-cell>
          <table:table-cell office:value-type="float" office:value="1478607857" calcext:value-type="float">
            <text:p>1478607857</text:p>
          </table:table-cell>
          <table:table-cell office:value-type="string" calcext:value-type="string">
            <text:p>7957.27</text:p>
          </table:table-cell>
          <table:table-cell office:value-type="string" calcext:value-type="string">
            <text:p>ivonise oliveira da silva</text:p>
          </table:table-cell>
          <table:table-cell office:value-type="float" office:value="35574813000170" calcext:value-type="float">
            <text:p>3557481300017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lagoa grande</text:p>
          </table:table-cell>
          <table:table-cell office:value-type="float" office:value="5838800" calcext:value-type="float">
            <text:p>5838800</text:p>
          </table:table-cell>
          <table:table-cell office:value-type="string" calcext:value-type="string">
            <text:p>-7.0415212</text:p>
          </table:table-cell>
          <table:table-cell office:value-type="string" calcext:value-type="string">
            <text:p>-35.6285322</text:p>
          </table:table-cell>
          <table:table-cell office:value-type="string" calcext:value-type="string">
            <text:p>pyridium 200mg 18 dra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6.23</text:p>
          </table:table-cell>
          <table:table-cell office:value-type="float" office:value="38807" calcext:value-type="float">
            <text:p>3880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6-03 00:00:00</text:p>
          </table:table-cell>
          <table:table-cell office:value-type="float" office:value="1464912000" calcext:value-type="float">
            <text:p>1464912000</text:p>
          </table:table-cell>
          <table:table-cell office:value-type="string" calcext:value-type="string">
            <text:p>1066.79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brometo de ipratropi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2.86</text:p>
          </table:table-cell>
          <table:table-cell office:value-type="float" office:value="67185" calcext:value-type="float">
            <text:p>67185</text:p>
          </table:table-cell>
          <table:table-cell table:number-columns-repeated="2"/>
        </table:table-row>
        <table:table-row table:style-name="ro1">
          <table:table-cell office:value-type="float" office:value="12805" calcext:value-type="float">
            <text:p>12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12 15:29:11</text:p>
          </table:table-cell>
          <table:table-cell office:value-type="float" office:value="1455290951" calcext:value-type="float">
            <text:p>1455290951</text:p>
          </table:table-cell>
          <table:table-cell office:value-type="string" calcext:value-type="string">
            <text:p>3522.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agua destilad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4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816.0</text:p>
          </table:table-cell>
          <table:table-cell office:value-type="float" office:value="37060" calcext:value-type="float">
            <text:p>37060</text:p>
          </table:table-cell>
          <table:table-cell table:number-columns-repeated="2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17 11:20:40</text:p>
          </table:table-cell>
          <table:table-cell office:value-type="float" office:value="1455708040" calcext:value-type="float">
            <text:p>1455708040</text:p>
          </table:table-cell>
          <table:table-cell office:value-type="string" calcext:value-type="string">
            <text:p>1244.8</text:p>
          </table:table-cell>
          <table:table-cell office:value-type="string" calcext:value-type="string">
            <text:p>core - com e rep de produtos odonto medico hospitalar</text:p>
          </table:table-cell>
          <table:table-cell office:value-type="float" office:value="1988925000155" calcext:value-type="float">
            <text:p>198892500015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atos</text:p>
          </table:table-cell>
          <table:table-cell office:value-type="float" office:value="58700060" calcext:value-type="float">
            <text:p>58700060</text:p>
          </table:table-cell>
          <table:table-cell office:value-type="string" calcext:value-type="string">
            <text:p>-7.0258285</text:p>
          </table:table-cell>
          <table:table-cell office:value-type="string" calcext:value-type="string">
            <text:p>-37.2766817</text:p>
          </table:table-cell>
          <table:table-cell office:value-type="string" calcext:value-type="string">
            <text:p>soro fisiologico 0,9% 500ml fressenius l:74ih2749 val.: 07/20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036.8</text:p>
          </table:table-cell>
          <table:table-cell office:value-type="float" office:value="53727" calcext:value-type="float">
            <text:p>53727</text:p>
          </table:table-cell>
          <table:table-cell table:number-columns-repeated="2"/>
        </table:table-row>
        <table:table-row table:style-name="ro1">
          <table:table-cell office:value-type="float" office:value="14496" calcext:value-type="float">
            <text:p>14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6 16:12:02</text:p>
          </table:table-cell>
          <table:table-cell office:value-type="float" office:value="1469549522" calcext:value-type="float">
            <text:p>1469549522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metilergometrina 1ml inj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0.0</text:p>
          </table:table-cell>
          <table:table-cell office:value-type="float" office:value="37572" calcext:value-type="float">
            <text:p>3757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16-04-05 17:33:11</text:p>
          </table:table-cell>
          <table:table-cell office:value-type="float" office:value="1459877591" calcext:value-type="float">
            <text:p>1459877591</text:p>
          </table:table-cell>
          <table:table-cell office:value-type="string" calcext:value-type="string">
            <text:p>34489.32</text:p>
          </table:table-cell>
          <table:table-cell office:value-type="string" calcext:value-type="string">
            <text:p>farmacia estelina ltda</text:p>
          </table:table-cell>
          <table:table-cell office:value-type="float" office:value="8580979000126" calcext:value-type="float">
            <text:p>858097900012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inhos</text:p>
          </table:table-cell>
          <table:table-cell office:value-type="float" office:value="58150000" calcext:value-type="float">
            <text:p>58150000</text:p>
          </table:table-cell>
          <table:table-cell office:value-type="string" calcext:value-type="string">
            <text:p>-7.076073</text:p>
          </table:table-cell>
          <table:table-cell office:value-type="string" calcext:value-type="string">
            <text:p>-36.0604474</text:p>
          </table:table-cell>
          <table:table-cell office:value-type="string" calcext:value-type="string">
            <text:p>daflon 1000 cx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42.8</text:p>
          </table:table-cell>
          <table:table-cell office:value-type="float" office:value="66906" calcext:value-type="float">
            <text:p>66906</text:p>
          </table:table-cell>
          <table:table-cell table:number-columns-repeated="2"/>
        </table:table-row>
        <table:table-row table:style-name="ro1">
          <table:table-cell office:value-type="float" office:value="44770" calcext:value-type="float">
            <text:p>447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7-14 19:31:33</text:p>
          </table:table-cell>
          <table:table-cell office:value-type="float" office:value="1468524693" calcext:value-type="float">
            <text:p>1468524693</text:p>
          </table:table-cell>
          <table:table-cell office:value-type="string" calcext:value-type="string">
            <text:p>40482.7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heparina sodica 5.000ui cx 25fa 5ml- hepamax- fab.:blau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5.0</text:p>
          </table:table-cell>
          <table:table-cell office:value-type="float" office:value="71775" calcext:value-type="float">
            <text:p>717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7-21 16:21:00</text:p>
          </table:table-cell>
          <table:table-cell office:value-type="float" office:value="1469118060" calcext:value-type="float">
            <text:p>1469118060</text:p>
          </table:table-cell>
          <table:table-cell office:value-type="string" calcext:value-type="string">
            <text:p>523.82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livgas gota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47.24</text:p>
          </table:table-cell>
          <table:table-cell office:value-type="float" office:value="74368" calcext:value-type="float">
            <text:p>74368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6-12-31 19:45:46</text:p>
          </table:table-cell>
          <table:table-cell office:value-type="float" office:value="1483213546" calcext:value-type="float">
            <text:p>1483213546</text:p>
          </table:table-cell>
          <table:table-cell office:value-type="string" calcext:value-type="string">
            <text:p>2283.13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tamsulon 0,4mg c/3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13.37</text:p>
          </table:table-cell>
          <table:table-cell office:value-type="float" office:value="75528" calcext:value-type="float">
            <text:p>7552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9-05 08:40:00</text:p>
          </table:table-cell>
          <table:table-cell office:value-type="float" office:value="1473064800" calcext:value-type="float">
            <text:p>1473064800</text:p>
          </table:table-cell>
          <table:table-cell office:value-type="string" calcext:value-type="string">
            <text:p>43329.4</text:p>
          </table:table-cell>
          <table:table-cell office:value-type="string" calcext:value-type="string">
            <text:p>almed aldenio dist. de medicamentos e mat. medico hospitalar</text:p>
          </table:table-cell>
          <table:table-cell office:value-type="float" office:value="22889282000162" calcext:value-type="float">
            <text:p>22889282000162</text:p>
          </table:table-cell>
          <table:table-cell office:value-type="string" calcext:value-type="string">
            <text:p>13 de maio</text:p>
          </table:table-cell>
          <table:table-cell office:value-type="string" calcext:value-type="string">
            <text:p>joao pessoa</text:p>
          </table:table-cell>
          <table:table-cell office:value-type="float" office:value="58025430" calcext:value-type="float">
            <text:p>5802543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clazida 80mg c/60cpr gliclazida 8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700.0</text:p>
          </table:table-cell>
          <table:table-cell office:value-type="float" office:value="37760" calcext:value-type="float">
            <text:p>3776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6 15:57:00</text:p>
          </table:table-cell>
          <table:table-cell office:value-type="float" office:value="1482767820" calcext:value-type="float">
            <text:p>1482767820</text:p>
          </table:table-cell>
          <table:table-cell office:value-type="string" calcext:value-type="string">
            <text:p>7865.0</text:p>
          </table:table-cell>
          <table:table-cell office:value-type="string" calcext:value-type="string">
            <text:p>vitamed comÃÂ©rcio e distribuidora de medicamentos eireli-me</text:p>
          </table:table-cell>
          <table:table-cell office:value-type="float" office:value="22291182000130" calcext:value-type="float">
            <text:p>22291182000130</text:p>
          </table:table-cell>
          <table:table-cell office:value-type="string" calcext:value-type="string">
            <text:p>bairro novo</text:p>
          </table:table-cell>
          <table:table-cell office:value-type="string" calcext:value-type="string">
            <text:p>guarabira</text:p>
          </table:table-cell>
          <table:table-cell office:value-type="float" office:value="58200000" calcext:value-type="float">
            <text:p>58200000</text:p>
          </table:table-cell>
          <table:table-cell office:value-type="string" calcext:value-type="string">
            <text:p>-6.8513982</text:p>
          </table:table-cell>
          <table:table-cell office:value-type="string" calcext:value-type="string">
            <text:p>-35.4915582</text:p>
          </table:table-cell>
          <table:table-cell office:value-type="string" calcext:value-type="string">
            <text:p>ampicilina+sulbactan 1,5 g inj. lt.78ke2179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7865.0</text:p>
          </table:table-cell>
          <table:table-cell office:value-type="float" office:value="39639" calcext:value-type="float">
            <text:p>39639</text:p>
          </table:table-cell>
          <table:table-cell table:number-columns-repeated="2"/>
        </table:table-row>
        <table:table-row table:style-name="ro1">
          <table:table-cell office:value-type="float" office:value="15667" calcext:value-type="float">
            <text:p>15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18 15:47:43</text:p>
          </table:table-cell>
          <table:table-cell office:value-type="float" office:value="1479484063" calcext:value-type="float">
            <text:p>1479484063</text:p>
          </table:table-cell>
          <table:table-cell office:value-type="string" calcext:value-type="string">
            <text:p>3020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clopidogrel 75mg (g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00.8</text:p>
          </table:table-cell>
          <table:table-cell office:value-type="float" office:value="31613" calcext:value-type="float">
            <text:p>31613</text:p>
          </table:table-cell>
          <table:table-cell table:number-columns-repeated="2"/>
        </table:table-row>
        <table:table-row table:style-name="ro1">
          <table:table-cell office:value-type="float" office:value="15974" calcext:value-type="float">
            <text:p>159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12-21 10:52:47</text:p>
          </table:table-cell>
          <table:table-cell office:value-type="float" office:value="1482317567" calcext:value-type="float">
            <text:p>1482317567</text:p>
          </table:table-cell>
          <table:table-cell office:value-type="string" calcext:value-type="string">
            <text:p>4148.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benclamida 5mg (glicami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35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4.0</text:p>
          </table:table-cell>
          <table:table-cell office:value-type="float" office:value="34658" calcext:value-type="float">
            <text:p>3465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9-27 07:41:00</text:p>
          </table:table-cell>
          <table:table-cell office:value-type="float" office:value="1474962060" calcext:value-type="float">
            <text:p>1474962060</text:p>
          </table:table-cell>
          <table:table-cell office:value-type="string" calcext:value-type="string">
            <text:p>34820.5</text:p>
          </table:table-cell>
          <table:table-cell office:value-type="string" calcext:value-type="string">
            <text:p>almed aldenio dist. de medicamentos e mat. medico hospitalar</text:p>
          </table:table-cell>
          <table:table-cell office:value-type="float" office:value="22889282000162" calcext:value-type="float">
            <text:p>22889282000162</text:p>
          </table:table-cell>
          <table:table-cell office:value-type="string" calcext:value-type="string">
            <text:p>13 de maio</text:p>
          </table:table-cell>
          <table:table-cell office:value-type="string" calcext:value-type="string">
            <text:p>joao pessoa</text:p>
          </table:table-cell>
          <table:table-cell office:value-type="float" office:value="58025430" calcext:value-type="float">
            <text:p>5802543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clazida 80mg c/60cpr gliclazida 8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700.0</text:p>
          </table:table-cell>
          <table:table-cell office:value-type="float" office:value="33973" calcext:value-type="float">
            <text:p>3397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10-11 00:00:00</text:p>
          </table:table-cell>
          <table:table-cell office:value-type="float" office:value="1476144000" calcext:value-type="float">
            <text:p>1476144000</text:p>
          </table:table-cell>
          <table:table-cell office:value-type="string" calcext:value-type="string">
            <text:p>4628.0</text:p>
          </table:table-cell>
          <table:table-cell office:value-type="string" calcext:value-type="string">
            <text:p>ana maria torres leite</text:p>
          </table:table-cell>
          <table:table-cell office:value-type="float" office:value="554520000146" calcext:value-type="float">
            <text:p>55452000014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anco</text:p>
          </table:table-cell>
          <table:table-cell office:value-type="float" office:value="58765000" calcext:value-type="float">
            <text:p>58765000</text:p>
          </table:table-cell>
          <table:table-cell office:value-type="string" calcext:value-type="string">
            <text:p>-7.1987413</text:p>
          </table:table-cell>
          <table:table-cell office:value-type="string" calcext:value-type="string">
            <text:p>-37.9255755</text:p>
          </table:table-cell>
          <table:table-cell office:value-type="string" calcext:value-type="string">
            <text:p>hidroquinona 40mg gel 30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25.0</text:p>
          </table:table-cell>
          <table:table-cell office:value-type="float" office:value="68930" calcext:value-type="float">
            <text:p>689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11-08 12:24:17</text:p>
          </table:table-cell>
          <table:table-cell office:value-type="float" office:value="1478607857" calcext:value-type="float">
            <text:p>1478607857</text:p>
          </table:table-cell>
          <table:table-cell office:value-type="string" calcext:value-type="string">
            <text:p>7957.27</text:p>
          </table:table-cell>
          <table:table-cell office:value-type="string" calcext:value-type="string">
            <text:p>ivonise oliveira da silva</text:p>
          </table:table-cell>
          <table:table-cell office:value-type="float" office:value="35574813000170" calcext:value-type="float">
            <text:p>3557481300017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lagoa grande</text:p>
          </table:table-cell>
          <table:table-cell office:value-type="float" office:value="5838800" calcext:value-type="float">
            <text:p>5838800</text:p>
          </table:table-cell>
          <table:table-cell office:value-type="string" calcext:value-type="string">
            <text:p>-7.0415212</text:p>
          </table:table-cell>
          <table:table-cell office:value-type="string" calcext:value-type="string">
            <text:p>-35.6285322</text:p>
          </table:table-cell>
          <table:table-cell office:value-type="string" calcext:value-type="string">
            <text:p>ecofilm 5mg sol oft gts fr 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6.35</text:p>
          </table:table-cell>
          <table:table-cell office:value-type="float" office:value="38781" calcext:value-type="float">
            <text:p>38781</text:p>
          </table:table-cell>
          <table:table-cell table:number-columns-repeated="2"/>
        </table:table-row>
        <table:table-row table:style-name="ro1">
          <table:table-cell office:value-type="float" office:value="54181" calcext:value-type="float">
            <text:p>54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18 08:14:00</text:p>
          </table:table-cell>
          <table:table-cell office:value-type="float" office:value="1476778440" calcext:value-type="float">
            <text:p>1476778440</text:p>
          </table:table-cell>
          <table:table-cell office:value-type="string" calcext:value-type="string">
            <text:p>7828.54</text:p>
          </table:table-cell>
          <table:table-cell office:value-type="string" calcext:value-type="string">
            <text:p>luciano l da silva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clor.de potassio 20% c/200amp (iso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77.6</text:p>
          </table:table-cell>
          <table:table-cell office:value-type="float" office:value="66031" calcext:value-type="float">
            <text:p>6603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01-05 18:20:59</text:p>
          </table:table-cell>
          <table:table-cell office:value-type="float" office:value="1452018059" calcext:value-type="float">
            <text:p>1452018059</text:p>
          </table:table-cell>
          <table:table-cell office:value-type="string" calcext:value-type="string">
            <text:p>5468.01</text:p>
          </table:table-cell>
          <table:table-cell office:value-type="string" calcext:value-type="string">
            <text:p>janicleia gabriel s. do nascimento</text:p>
          </table:table-cell>
          <table:table-cell office:value-type="float" office:value="7322508000236" calcext:value-type="float">
            <text:p>73225080002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ertaozinho</text:p>
          </table:table-cell>
          <table:table-cell office:value-type="float" office:value="5856800" calcext:value-type="float">
            <text:p>5856800</text:p>
          </table:table-cell>
          <table:table-cell office:value-type="string" calcext:value-type="string">
            <text:p>-21.1375782</text:p>
          </table:table-cell>
          <table:table-cell office:value-type="string" calcext:value-type="string">
            <text:p>-47.9913741</text:p>
          </table:table-cell>
          <table:table-cell office:value-type="string" calcext:value-type="string">
            <text:p>soro ringer 5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77.0</text:p>
          </table:table-cell>
          <table:table-cell office:value-type="float" office:value="67250" calcext:value-type="float">
            <text:p>67250</text:p>
          </table:table-cell>
          <table:table-cell table:number-columns-repeated="2"/>
        </table:table-row>
        <table:table-row table:style-name="ro1">
          <table:table-cell office:value-type="float" office:value="99547" calcext:value-type="float">
            <text:p>99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11 12:26:29</text:p>
          </table:table-cell>
          <table:table-cell office:value-type="float" office:value="1478867189" calcext:value-type="float">
            <text:p>1478867189</text:p>
          </table:table-cell>
          <table:table-cell office:value-type="string" calcext:value-type="string">
            <text:p>14600.0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dexametasona 4mg/ml 2,5ml--marca: hypofarma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9167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991.91</text:p>
          </table:table-cell>
          <table:table-cell office:value-type="float" office:value="46827" calcext:value-type="float">
            <text:p>46827</text:p>
          </table:table-cell>
          <table:table-cell table:number-columns-repeated="2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03 17:00:47</text:p>
          </table:table-cell>
          <table:table-cell office:value-type="float" office:value="1454518847" calcext:value-type="float">
            <text:p>1454518847</text:p>
          </table:table-cell>
          <table:table-cell office:value-type="string" calcext:value-type="string">
            <text:p>12975.9</text:p>
          </table:table-cell>
          <table:table-cell office:value-type="string" calcext:value-type="string">
            <text:p>nnmed dist imp e exp de med ltda</text:p>
          </table:table-cell>
          <table:table-cell office:value-type="float" office:value="15218561000139" calcext:value-type="float">
            <text:p>15218561000139</text:p>
          </table:table-cell>
          <table:table-cell office:value-type="string" calcext:value-type="string">
            <text:p>sao jose</text:p>
          </table:table-cell>
          <table:table-cell office:value-type="string" calcext:value-type="string">
            <text:p>campina grande</text:p>
          </table:table-cell>
          <table:table-cell office:value-type="float" office:value="58400342" calcext:value-type="float">
            <text:p>58400342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* biperideno 2mg comp (propark) - lote: 1509373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4350.0</text:p>
          </table:table-cell>
          <table:table-cell office:value-type="float" office:value="9469" calcext:value-type="float">
            <text:p>946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16-09-26 16:12:02</text:p>
          </table:table-cell>
          <table:table-cell office:value-type="float" office:value="1474906322" calcext:value-type="float">
            <text:p>1474906322</text:p>
          </table:table-cell>
          <table:table-cell office:value-type="string" calcext:value-type="string">
            <text:p>24215.41</text:p>
          </table:table-cell>
          <table:table-cell office:value-type="string" calcext:value-type="string">
            <text:p>joao veras diniz e cia ltda</text:p>
          </table:table-cell>
          <table:table-cell office:value-type="float" office:value="7322518000190" calcext:value-type="float">
            <text:p>732251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tole do rocha</text:p>
          </table:table-cell>
          <table:table-cell office:value-type="float" office:value="58088400" calcext:value-type="float">
            <text:p>58088400</text:p>
          </table:table-cell>
          <table:table-cell office:value-type="string" calcext:value-type="string">
            <text:p>-6.340625</text:p>
          </table:table-cell>
          <table:table-cell office:value-type="string" calcext:value-type="string">
            <text:p>-37.746967</text:p>
          </table:table-cell>
          <table:table-cell office:value-type="string" calcext:value-type="string">
            <text:p>tecta 40mg c/60 comprimido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42.79</text:p>
          </table:table-cell>
          <table:table-cell office:value-type="float" office:value="59614" calcext:value-type="float">
            <text:p>59614</text:p>
          </table:table-cell>
          <table:table-cell table:number-columns-repeated="2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1-18 00:00:00</text:p>
          </table:table-cell>
          <table:table-cell office:value-type="float" office:value="1453075200" calcext:value-type="float">
            <text:p>1453075200</text:p>
          </table:table-cell>
          <table:table-cell office:value-type="string" calcext:value-type="string">
            <text:p>20061.61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hidroclorotiazida 25mg c/300 comp-(imposto ibpt nacional:26,75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600.0</text:p>
          </table:table-cell>
          <table:table-cell office:value-type="float" office:value="47814" calcext:value-type="float">
            <text:p>4781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6-10 08:50:19</text:p>
          </table:table-cell>
          <table:table-cell office:value-type="float" office:value="1465548619" calcext:value-type="float">
            <text:p>1465548619</text:p>
          </table:table-cell>
          <table:table-cell office:value-type="string" calcext:value-type="string">
            <text:p>2010.48</text:p>
          </table:table-cell>
          <table:table-cell office:value-type="string" calcext:value-type="string">
            <text:p>jose ronaldo de oliveira</text:p>
          </table:table-cell>
          <table:table-cell office:value-type="float" office:value="10859239000175" calcext:value-type="float">
            <text:p>1085923900017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cui</text:p>
          </table:table-cell>
          <table:table-cell office:value-type="float" office:value="58187000" calcext:value-type="float">
            <text:p>58187000</text:p>
          </table:table-cell>
          <table:table-cell office:value-type="string" calcext:value-type="string">
            <text:p>-6.5106721</text:p>
          </table:table-cell>
          <table:table-cell office:value-type="string" calcext:value-type="string">
            <text:p>-36.3492736</text:p>
          </table:table-cell>
          <table:table-cell office:value-type="string" calcext:value-type="string">
            <text:p>unigyn 1g 2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7" calcext:value-type="float">
            <text:p>592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.84</text:p>
          </table:table-cell>
          <table:table-cell office:value-type="float" office:value="63989" calcext:value-type="float">
            <text:p>639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1 16:47:00</text:p>
          </table:table-cell>
          <table:table-cell office:value-type="float" office:value="1469119620" calcext:value-type="float">
            <text:p>1469119620</text:p>
          </table:table-cell>
          <table:table-cell office:value-type="string" calcext:value-type="string">
            <text:p>1392.51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maxalgina xaro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25.0</text:p>
          </table:table-cell>
          <table:table-cell office:value-type="float" office:value="74370" calcext:value-type="float">
            <text:p>74370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2016-06-10 13:27:38</text:p>
          </table:table-cell>
          <table:table-cell office:value-type="float" office:value="1465565258" calcext:value-type="float">
            <text:p>1465565258</text:p>
          </table:table-cell>
          <table:table-cell office:value-type="string" calcext:value-type="string">
            <text:p>16410.29</text:p>
          </table:table-cell>
          <table:table-cell office:value-type="string" calcext:value-type="string">
            <text:p>joao veras diniz e cia ltda</text:p>
          </table:table-cell>
          <table:table-cell office:value-type="float" office:value="7322518000190" calcext:value-type="float">
            <text:p>732251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tole do rocha</text:p>
          </table:table-cell>
          <table:table-cell office:value-type="float" office:value="58088400" calcext:value-type="float">
            <text:p>58088400</text:p>
          </table:table-cell>
          <table:table-cell office:value-type="string" calcext:value-type="string">
            <text:p>-6.340625</text:p>
          </table:table-cell>
          <table:table-cell office:value-type="string" calcext:value-type="string">
            <text:p>-37.746967</text:p>
          </table:table-cell>
          <table:table-cell office:value-type="string" calcext:value-type="string">
            <text:p>tecta 40mg c/60 comprimido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42.79</text:p>
          </table:table-cell>
          <table:table-cell office:value-type="float" office:value="59412" calcext:value-type="float">
            <text:p>59412</text:p>
          </table:table-cell>
          <table:table-cell table:number-columns-repeated="2"/>
        </table:table-row>
        <table:table-row table:style-name="ro1">
          <table:table-cell office:value-type="float" office:value="51133" calcext:value-type="float">
            <text:p>511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8-16 13:25:00</text:p>
          </table:table-cell>
          <table:table-cell office:value-type="float" office:value="1471353900" calcext:value-type="float">
            <text:p>1471353900</text:p>
          </table:table-cell>
          <table:table-cell office:value-type="string" calcext:value-type="string">
            <text:p>7858.17</text:p>
          </table:table-cell>
          <table:table-cell office:value-type="string" calcext:value-type="string">
            <text:p>luciano l da silva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clor.de sodio 0,9% c/200 10ml hos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73.14</text:p>
          </table:table-cell>
          <table:table-cell office:value-type="float" office:value="66328" calcext:value-type="float">
            <text:p>66328</text:p>
          </table:table-cell>
          <table:table-cell table:number-columns-repeated="2"/>
        </table:table-row>
        <table:table-row table:style-name="ro1">
          <table:table-cell office:value-type="float" office:value="53136" calcext:value-type="float">
            <text:p>53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26 11:19:00</text:p>
          </table:table-cell>
          <table:table-cell office:value-type="float" office:value="1474888740" calcext:value-type="float">
            <text:p>1474888740</text:p>
          </table:table-cell>
          <table:table-cell office:value-type="string" calcext:value-type="string">
            <text:p>7828.54</text:p>
          </table:table-cell>
          <table:table-cell office:value-type="string" calcext:value-type="string">
            <text:p>luciano l da silva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clor.de potassio 20% c/200amp hos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77.6</text:p>
          </table:table-cell>
          <table:table-cell office:value-type="float" office:value="66038" calcext:value-type="float">
            <text:p>66038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2 15:06:47</text:p>
          </table:table-cell>
          <table:table-cell office:value-type="float" office:value="1473692807" calcext:value-type="float">
            <text:p>1473692807</text:p>
          </table:table-cell>
          <table:table-cell office:value-type="string" calcext:value-type="string">
            <text:p>1449.8</text:p>
          </table:table-cell>
          <table:table-cell office:value-type="string" calcext:value-type="string">
            <text:p>astra medicamentos ltda</text:p>
          </table:table-cell>
          <table:table-cell office:value-type="float" office:value="878613000126" calcext:value-type="float">
            <text:p>87861300012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jose do egito</text:p>
          </table:table-cell>
          <table:table-cell office:value-type="float" office:value="56700000" calcext:value-type="float">
            <text:p>56700000</text:p>
          </table:table-cell>
          <table:table-cell office:value-type="string" calcext:value-type="string">
            <text:p>-7.469447</text:p>
          </table:table-cell>
          <table:table-cell office:value-type="string" calcext:value-type="string">
            <text:p>-37.273974</text:p>
          </table:table-cell>
          <table:table-cell office:value-type="string" calcext:value-type="string">
            <text:p>lantus solostar 100ui/ml 7891058003029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44.98</text:p>
          </table:table-cell>
          <table:table-cell office:value-type="string" calcext:value-type="string">
            <text:p>1449.8</text:p>
          </table:table-cell>
          <table:table-cell office:value-type="float" office:value="70928" calcext:value-type="float">
            <text:p>70928</text:p>
          </table:table-cell>
          <table:table-cell table:number-columns-repeated="2"/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6-18 09:43:00</text:p>
          </table:table-cell>
          <table:table-cell office:value-type="float" office:value="1466242980" calcext:value-type="float">
            <text:p>1466242980</text:p>
          </table:table-cell>
          <table:table-cell office:value-type="string" calcext:value-type="string">
            <text:p>3170.32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omeprazol 20mg caps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50.4</text:p>
          </table:table-cell>
          <table:table-cell office:value-type="float" office:value="37584" calcext:value-type="float">
            <text:p>37584</text:p>
          </table:table-cell>
          <table:table-cell table:number-columns-repeated="2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-21 08:52:50</text:p>
          </table:table-cell>
          <table:table-cell office:value-type="float" office:value="1458550370" calcext:value-type="float">
            <text:p>1458550370</text:p>
          </table:table-cell>
          <table:table-cell office:value-type="string" calcext:value-type="string">
            <text:p>57371.48</text:p>
          </table:table-cell>
          <table:table-cell office:value-type="string" calcext:value-type="string">
            <text:p>nnmed dist imp e exp de med ltda</text:p>
          </table:table-cell>
          <table:table-cell office:value-type="float" office:value="15218561000139" calcext:value-type="float">
            <text:p>15218561000139</text:p>
          </table:table-cell>
          <table:table-cell office:value-type="string" calcext:value-type="string">
            <text:p>sao jose</text:p>
          </table:table-cell>
          <table:table-cell office:value-type="string" calcext:value-type="string">
            <text:p>campina grande</text:p>
          </table:table-cell>
          <table:table-cell office:value-type="float" office:value="58400342" calcext:value-type="float">
            <text:p>58400342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loratadina 1mg/ml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0740.0</text:p>
          </table:table-cell>
          <table:table-cell office:value-type="float" office:value="4758" calcext:value-type="float">
            <text:p>4758</text:p>
          </table:table-cell>
          <table:table-cell table:number-columns-repeated="2"/>
        </table:table-row>
        <table:table-row table:style-name="ro1">
          <table:table-cell office:value-type="float" office:value="53891" calcext:value-type="float">
            <text:p>53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14 00:00:00</text:p>
          </table:table-cell>
          <table:table-cell office:value-type="float" office:value="1460592000" calcext:value-type="float">
            <text:p>1460592000</text:p>
          </table:table-cell>
          <table:table-cell office:value-type="string" calcext:value-type="string">
            <text:p>101675.5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dexclorfeniramina 0,4mg/ml sol oral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4450.0</text:p>
          </table:table-cell>
          <table:table-cell office:value-type="float" office:value="7317" calcext:value-type="float">
            <text:p>7317</text:p>
          </table:table-cell>
          <table:table-cell table:number-columns-repeated="2"/>
        </table:table-row>
        <table:table-row table:style-name="ro1">
          <table:table-cell office:value-type="float" office:value="50817" calcext:value-type="float">
            <text:p>508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8-10 14:10:00</text:p>
          </table:table-cell>
          <table:table-cell office:value-type="float" office:value="1470838200" calcext:value-type="float">
            <text:p>1470838200</text:p>
          </table:table-cell>
          <table:table-cell office:value-type="string" calcext:value-type="string">
            <text:p>7858.17</text:p>
          </table:table-cell>
          <table:table-cell office:value-type="string" calcext:value-type="string">
            <text:p>luciano l da silva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clor.de sodio 0,9% c/200 10ml hosp. (iso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73.14</text:p>
          </table:table-cell>
          <table:table-cell office:value-type="float" office:value="66412" calcext:value-type="float">
            <text:p>664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7-21 16:47:00</text:p>
          </table:table-cell>
          <table:table-cell office:value-type="float" office:value="1469119620" calcext:value-type="float">
            <text:p>1469119620</text:p>
          </table:table-cell>
          <table:table-cell office:value-type="string" calcext:value-type="string">
            <text:p>1392.51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cinarizina 7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142.3</text:p>
          </table:table-cell>
          <table:table-cell office:value-type="float" office:value="74372" calcext:value-type="float">
            <text:p>7437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0-26 00:00:00</text:p>
          </table:table-cell>
          <table:table-cell office:value-type="float" office:value="1477440000" calcext:value-type="float">
            <text:p>1477440000</text:p>
          </table:table-cell>
          <table:table-cell office:value-type="string" calcext:value-type="string">
            <text:p>29516.0</text:p>
          </table:table-cell>
          <table:table-cell office:value-type="string" calcext:value-type="string">
            <text:p>ana maria torres leite</text:p>
          </table:table-cell>
          <table:table-cell office:value-type="float" office:value="554520000146" calcext:value-type="float">
            <text:p>55452000014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anco</text:p>
          </table:table-cell>
          <table:table-cell office:value-type="float" office:value="58765000" calcext:value-type="float">
            <text:p>58765000</text:p>
          </table:table-cell>
          <table:table-cell office:value-type="string" calcext:value-type="string">
            <text:p>-7.1987413</text:p>
          </table:table-cell>
          <table:table-cell office:value-type="string" calcext:value-type="string">
            <text:p>-37.9255755</text:p>
          </table:table-cell>
          <table:table-cell office:value-type="string" calcext:value-type="string">
            <text:p>plaketar 250mg cx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08.0</text:p>
          </table:table-cell>
          <table:table-cell office:value-type="float" office:value="68797" calcext:value-type="float">
            <text:p>687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7-21 16:21:00</text:p>
          </table:table-cell>
          <table:table-cell office:value-type="float" office:value="1469118060" calcext:value-type="float">
            <text:p>1469118060</text:p>
          </table:table-cell>
          <table:table-cell office:value-type="string" calcext:value-type="string">
            <text:p>523.82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dramavit bg gotas 20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2.71</text:p>
          </table:table-cell>
          <table:table-cell office:value-type="string" calcext:value-type="string">
            <text:p>101.68</text:p>
          </table:table-cell>
          <table:table-cell office:value-type="float" office:value="74369" calcext:value-type="float">
            <text:p>74369</text:p>
          </table:table-cell>
          <table:table-cell table:number-columns-repeated="2"/>
        </table:table-row>
        <table:table-row table:style-name="ro1">
          <table:table-cell office:value-type="float" office:value="45213" calcext:value-type="float">
            <text:p>45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5-02 13:52:00</text:p>
          </table:table-cell>
          <table:table-cell office:value-type="float" office:value="1462197120" calcext:value-type="float">
            <text:p>1462197120</text:p>
          </table:table-cell>
          <table:table-cell office:value-type="string" calcext:value-type="string">
            <text:p>10087.12</text:p>
          </table:table-cell>
          <table:table-cell office:value-type="string" calcext:value-type="string">
            <text:p>luciano l. da silva (distrifarma)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clor.de potassio 19,1% c/200amp hos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75.58</text:p>
          </table:table-cell>
          <table:table-cell office:value-type="float" office:value="66420" calcext:value-type="float">
            <text:p>66420</text:p>
          </table:table-cell>
          <table:table-cell table:number-columns-repeated="2"/>
        </table:table-row>
        <table:table-row table:style-name="ro1">
          <table:table-cell office:value-type="float" office:value="52726" calcext:value-type="float">
            <text:p>527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9-16 08:05:00</text:p>
          </table:table-cell>
          <table:table-cell office:value-type="float" office:value="1474013100" calcext:value-type="float">
            <text:p>1474013100</text:p>
          </table:table-cell>
          <table:table-cell office:value-type="string" calcext:value-type="string">
            <text:p>7858.17</text:p>
          </table:table-cell>
          <table:table-cell office:value-type="string" calcext:value-type="string">
            <text:p>luciano l da silva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clor.de sodio 0,9% c/200 10ml hosp. (iso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73.14</text:p>
          </table:table-cell>
          <table:table-cell office:value-type="float" office:value="66240" calcext:value-type="float">
            <text:p>66240</text:p>
          </table:table-cell>
          <table:table-cell table:number-columns-repeated="2"/>
        </table:table-row>
        <table:table-row table:style-name="ro1">
          <table:table-cell office:value-type="float" office:value="12554" calcext:value-type="float">
            <text:p>125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1-13 16:07:07</text:p>
          </table:table-cell>
          <table:table-cell office:value-type="float" office:value="1452701227" calcext:value-type="float">
            <text:p>1452701227</text:p>
          </table:table-cell>
          <table:table-cell office:value-type="string" calcext:value-type="string">
            <text:p>6725.0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imeticona 40mg cp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8.2</text:p>
          </table:table-cell>
          <table:table-cell office:value-type="float" office:value="29529" calcext:value-type="float">
            <text:p>29529</text:p>
          </table:table-cell>
          <table:table-cell table:number-columns-repeated="2"/>
        </table:table-row>
        <table:table-row table:style-name="ro1">
          <table:table-cell office:value-type="float" office:value="10705" calcext:value-type="float">
            <text:p>107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1:13:00</text:p>
          </table:table-cell>
          <table:table-cell office:value-type="float" office:value="1459768380" calcext:value-type="float">
            <text:p>1459768380</text:p>
          </table:table-cell>
          <table:table-cell office:value-type="string" calcext:value-type="string">
            <text:p>11197.16</text:p>
          </table:table-cell>
          <table:table-cell office:value-type="string" calcext:value-type="string">
            <text:p>pharmaplus ltda</text:p>
          </table:table-cell>
          <table:table-cell office:value-type="float" office:value="3817043000152" calcext:value-type="float">
            <text:p>3817043000152</text:p>
          </table:table-cell>
          <table:table-cell office:value-type="string" calcext:value-type="string">
            <text:p>brotas</text:p>
          </table:table-cell>
          <table:table-cell office:value-type="string" calcext:value-type="string">
            <text:p>afogados da ingazeira</text:p>
          </table:table-cell>
          <table:table-cell office:value-type="float" office:value="56800000" calcext:value-type="float">
            <text:p>56800000</text:p>
          </table:table-cell>
          <table:table-cell office:value-type="string" calcext:value-type="string">
            <text:p>-7.7481283</text:p>
          </table:table-cell>
          <table:table-cell office:value-type="string" calcext:value-type="string">
            <text:p>-37.6346614</text:p>
          </table:table-cell>
          <table:table-cell office:value-type="string" calcext:value-type="string">
            <text:p>nitroglicerina 5mg/ml 5ml amp (cristali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5818.0</text:p>
          </table:table-cell>
          <table:table-cell office:value-type="float" office:value="71292" calcext:value-type="float">
            <text:p>7129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1-18 11:42:55</text:p>
          </table:table-cell>
          <table:table-cell office:value-type="float" office:value="1479469375" calcext:value-type="float">
            <text:p>1479469375</text:p>
          </table:table-cell>
          <table:table-cell office:value-type="string" calcext:value-type="string">
            <text:p>5057.0</text:p>
          </table:table-cell>
          <table:table-cell office:value-type="string" calcext:value-type="string">
            <text:p>farmec produtos farmaceuticos e cirurgicos ltda</text:p>
          </table:table-cell>
          <table:table-cell office:value-type="float" office:value="24502742000183" calcext:value-type="float">
            <text:p>2450274200018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020" calcext:value-type="float">
            <text:p>5801302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captopril 25 mg compr - capt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80.0</text:p>
          </table:table-cell>
          <table:table-cell office:value-type="float" office:value="34676" calcext:value-type="float">
            <text:p>3467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31 16:05:30</text:p>
          </table:table-cell>
          <table:table-cell office:value-type="float" office:value="1477929930" calcext:value-type="float">
            <text:p>1477929930</text:p>
          </table:table-cell>
          <table:table-cell office:value-type="string" calcext:value-type="string">
            <text:p>433.68</text:p>
          </table:table-cell>
          <table:table-cell office:value-type="string" calcext:value-type="string">
            <text:p>cavalcanti dantas e cia ltda</text:p>
          </table:table-cell>
          <table:table-cell office:value-type="float" office:value="24496283000172" calcext:value-type="float">
            <text:p>2449628300017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uite</text:p>
          </table:table-cell>
          <table:table-cell office:value-type="float" office:value="58175000" calcext:value-type="float">
            <text:p>58175000</text:p>
          </table:table-cell>
          <table:table-cell office:value-type="string" calcext:value-type="string">
            <text:p>-6.4855072</text:p>
          </table:table-cell>
          <table:table-cell office:value-type="string" calcext:value-type="string">
            <text:p>-36.1478606</text:p>
          </table:table-cell>
          <table:table-cell office:value-type="string" calcext:value-type="string">
            <text:p>oleo mineral 100ml uni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7.0</text:p>
          </table:table-cell>
          <table:table-cell office:value-type="float" office:value="54923" calcext:value-type="float">
            <text:p>5492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6-03 00:00:00</text:p>
          </table:table-cell>
          <table:table-cell office:value-type="float" office:value="1464912000" calcext:value-type="float">
            <text:p>1464912000</text:p>
          </table:table-cell>
          <table:table-cell office:value-type="string" calcext:value-type="string">
            <text:p>1066.79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diclofenaco de colestirami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2.7</text:p>
          </table:table-cell>
          <table:table-cell office:value-type="float" office:value="67184" calcext:value-type="float">
            <text:p>67184</text:p>
          </table:table-cell>
          <table:table-cell table:number-columns-repeated="2"/>
        </table:table-row>
        <table:table-row table:style-name="ro1">
          <table:table-cell office:value-type="float" office:value="20286" calcext:value-type="float">
            <text:p>202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9-16 08:33:22</text:p>
          </table:table-cell>
          <table:table-cell office:value-type="float" office:value="1474014802" calcext:value-type="float">
            <text:p>1474014802</text:p>
          </table:table-cell>
          <table:table-cell office:value-type="string" calcext:value-type="string">
            <text:p>63115.25</text:p>
          </table:table-cell>
          <table:table-cell office:value-type="string" calcext:value-type="string">
            <text:p>atacamed com. de produtos farmaceuticos e hosp. ltda</text:p>
          </table:table-cell>
          <table:table-cell office:value-type="float" office:value="9260831000177" calcext:value-type="float">
            <text:p>9260831000177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joao pessoa</text:p>
          </table:table-cell>
          <table:table-cell office:value-type="float" office:value="58040210" calcext:value-type="float">
            <text:p>5804021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ol. glicose 50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84.0</text:p>
          </table:table-cell>
          <table:table-cell office:value-type="float" office:value="35878" calcext:value-type="float">
            <text:p>35878</text:p>
          </table:table-cell>
          <table:table-cell table:number-columns-repeated="2"/>
        </table:table-row>
        <table:table-row table:style-name="ro1">
          <table:table-cell office:value-type="float" office:value="33760" calcext:value-type="float">
            <text:p>33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08 17:27:00</text:p>
          </table:table-cell>
          <table:table-cell office:value-type="float" office:value="1470677220" calcext:value-type="float">
            <text:p>147067722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jose nergino sobreira</text:p>
          </table:table-cell>
          <table:table-cell office:value-type="float" office:value="63478895000194" calcext:value-type="float">
            <text:p>63478895000194</text:p>
          </table:table-cell>
          <table:table-cell office:value-type="string" calcext:value-type="string">
            <text:p>muriti</text:p>
          </table:table-cell>
          <table:table-cell office:value-type="string" calcext:value-type="string">
            <text:p>crato</text:p>
          </table:table-cell>
          <table:table-cell office:value-type="float" office:value="63132015" calcext:value-type="float">
            <text:p>63132015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hidroclorotiazida 25mg comp. (teut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300.0</text:p>
          </table:table-cell>
          <table:table-cell office:value-type="float" office:value="64692" calcext:value-type="float">
            <text:p>64692</text:p>
          </table:table-cell>
          <table:table-cell table:number-columns-repeated="2"/>
        </table:table-row>
        <table:table-row table:style-name="ro1">
          <table:table-cell office:value-type="float" office:value="14690" calcext:value-type="float">
            <text:p>14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8-11 10:35:43</text:p>
          </table:table-cell>
          <table:table-cell office:value-type="float" office:value="1470911743" calcext:value-type="float">
            <text:p>1470911743</text:p>
          </table:table-cell>
          <table:table-cell office:value-type="string" calcext:value-type="string">
            <text:p>2313.64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imeticona 10ml gts 75mg/ml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04.0</text:p>
          </table:table-cell>
          <table:table-cell office:value-type="float" office:value="36839" calcext:value-type="float">
            <text:p>36839</text:p>
          </table:table-cell>
          <table:table-cell table:number-columns-repeated="2"/>
        </table:table-row>
        <table:table-row table:style-name="ro1">
          <table:table-cell office:value-type="float" office:value="685005" calcext:value-type="float">
            <text:p>685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7 06:33:31</text:p>
          </table:table-cell>
          <table:table-cell office:value-type="float" office:value="1474958011" calcext:value-type="float">
            <text:p>1474958011</text:p>
          </table:table-cell>
          <table:table-cell office:value-type="string" calcext:value-type="string">
            <text:p>538.4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5f22p val 05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79.48</text:p>
          </table:table-cell>
          <table:table-cell office:value-type="string" calcext:value-type="string">
            <text:p>538.44</text:p>
          </table:table-cell>
          <table:table-cell office:value-type="float" office:value="63822" calcext:value-type="float">
            <text:p>6382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16-01-14 21:29:46</text:p>
          </table:table-cell>
          <table:table-cell office:value-type="float" office:value="1452806986" calcext:value-type="float">
            <text:p>1452806986</text:p>
          </table:table-cell>
          <table:table-cell office:value-type="string" calcext:value-type="string">
            <text:p>2205.77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venlaxin 37,5mg c/28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8.45</text:p>
          </table:table-cell>
          <table:table-cell office:value-type="string" calcext:value-type="string">
            <text:p>170.7</text:p>
          </table:table-cell>
          <table:table-cell office:value-type="float" office:value="75172" calcext:value-type="float">
            <text:p>75172</text:p>
          </table:table-cell>
          <table:table-cell table:number-columns-repeated="2"/>
        </table:table-row>
        <table:table-row table:style-name="ro1">
          <table:table-cell office:value-type="float" office:value="90185" calcext:value-type="float">
            <text:p>90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11 00:00:00</text:p>
          </table:table-cell>
          <table:table-cell office:value-type="float" office:value="1452470400" calcext:value-type="float">
            <text:p>1452470400</text:p>
          </table:table-cell>
          <table:table-cell office:value-type="string" calcext:value-type="string">
            <text:p>125666.8</text:p>
          </table:table-cell>
          <table:table-cell office:value-type="string" calcext:value-type="string">
            <text:p>deposito geral de suprimentos hosp. ltda</text:p>
          </table:table-cell>
          <table:table-cell office:value-type="float" office:value="6224321000156" calcext:value-type="float">
            <text:p>6224321000156</text:p>
          </table:table-cell>
          <table:table-cell office:value-type="string" calcext:value-type="string">
            <text:p>bairro novo</text:p>
          </table:table-cell>
          <table:table-cell office:value-type="string" calcext:value-type="string">
            <text:p>carpina</text:p>
          </table:table-cell>
          <table:table-cell office:value-type="float" office:value="55819320" calcext:value-type="float">
            <text:p>55819320</text:p>
          </table:table-cell>
          <table:table-cell office:value-type="string" calcext:value-type="string">
            <text:p>-7.8459105</text:p>
          </table:table-cell>
          <table:table-cell office:value-type="string" calcext:value-type="string">
            <text:p>-35.2538861</text:p>
          </table:table-cell>
          <table:table-cell office:value-type="string" calcext:value-type="string">
            <text:p>escopolamina+dipirona 500mg/ 5ml cx c/100 (teut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04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34736.0</text:p>
          </table:table-cell>
          <table:table-cell office:value-type="float" office:value="67946" calcext:value-type="float">
            <text:p>67946</text:p>
          </table:table-cell>
          <table:table-cell table:number-columns-repeated="2"/>
        </table:table-row>
        <table:table-row table:style-name="ro1">
          <table:table-cell office:value-type="float" office:value="90513" calcext:value-type="float">
            <text:p>905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25 00:00:00</text:p>
          </table:table-cell>
          <table:table-cell office:value-type="float" office:value="1453680000" calcext:value-type="float">
            <text:p>1453680000</text:p>
          </table:table-cell>
          <table:table-cell office:value-type="string" calcext:value-type="string">
            <text:p>125666.8</text:p>
          </table:table-cell>
          <table:table-cell office:value-type="string" calcext:value-type="string">
            <text:p>deposito geral de suprimentos hosp. ltda</text:p>
          </table:table-cell>
          <table:table-cell office:value-type="float" office:value="6224321000156" calcext:value-type="float">
            <text:p>6224321000156</text:p>
          </table:table-cell>
          <table:table-cell office:value-type="string" calcext:value-type="string">
            <text:p>bairro novo</text:p>
          </table:table-cell>
          <table:table-cell office:value-type="string" calcext:value-type="string">
            <text:p>carpina</text:p>
          </table:table-cell>
          <table:table-cell office:value-type="float" office:value="55819320" calcext:value-type="float">
            <text:p>55819320</text:p>
          </table:table-cell>
          <table:table-cell office:value-type="string" calcext:value-type="string">
            <text:p>-7.8459105</text:p>
          </table:table-cell>
          <table:table-cell office:value-type="string" calcext:value-type="string">
            <text:p>-35.2538861</text:p>
          </table:table-cell>
          <table:table-cell office:value-type="string" calcext:value-type="string">
            <text:p>escopolamina+dipirona 500mg/ 5ml cx c/100 (teut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104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34736.0</text:p>
          </table:table-cell>
          <table:table-cell office:value-type="float" office:value="68049" calcext:value-type="float">
            <text:p>6804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6-09-06 12:58:08</text:p>
          </table:table-cell>
          <table:table-cell office:value-type="float" office:value="1473166688" calcext:value-type="float">
            <text:p>1473166688</text:p>
          </table:table-cell>
          <table:table-cell office:value-type="string" calcext:value-type="string">
            <text:p>33755.43</text:p>
          </table:table-cell>
          <table:table-cell office:value-type="string" calcext:value-type="string">
            <text:p>farmacia estelina ltda</text:p>
          </table:table-cell>
          <table:table-cell office:value-type="float" office:value="8580979000126" calcext:value-type="float">
            <text:p>858097900012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inhos</text:p>
          </table:table-cell>
          <table:table-cell office:value-type="float" office:value="58150000" calcext:value-type="float">
            <text:p>58150000</text:p>
          </table:table-cell>
          <table:table-cell office:value-type="string" calcext:value-type="string">
            <text:p>-7.076073</text:p>
          </table:table-cell>
          <table:table-cell office:value-type="string" calcext:value-type="string">
            <text:p>-36.0604474</text:p>
          </table:table-cell>
          <table:table-cell office:value-type="string" calcext:value-type="string">
            <text:p>metformina 850mg 30cp prat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355.2</text:p>
          </table:table-cell>
          <table:table-cell office:value-type="float" office:value="67056" calcext:value-type="float">
            <text:p>67056</text:p>
          </table:table-cell>
          <table:table-cell table:number-columns-repeated="2"/>
        </table:table-row>
        <table:table-row table:style-name="ro1">
          <table:table-cell office:value-type="float" office:value="14722" calcext:value-type="float">
            <text:p>147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8-13 08:06:21</text:p>
          </table:table-cell>
          <table:table-cell office:value-type="float" office:value="1471075581" calcext:value-type="float">
            <text:p>1471075581</text:p>
          </table:table-cell>
          <table:table-cell office:value-type="string" calcext:value-type="string">
            <text:p>1951.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imeticona 10ml gts 75mg/ml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15.0</text:p>
          </table:table-cell>
          <table:table-cell office:value-type="float" office:value="37608" calcext:value-type="float">
            <text:p>37608</text:p>
          </table:table-cell>
          <table:table-cell table:number-columns-repeated="2"/>
        </table:table-row>
        <table:table-row table:style-name="ro1">
          <table:table-cell office:value-type="float" office:value="53011" calcext:value-type="float">
            <text:p>53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22 10:38:00</text:p>
          </table:table-cell>
          <table:table-cell office:value-type="float" office:value="1474540680" calcext:value-type="float">
            <text:p>1474540680</text:p>
          </table:table-cell>
          <table:table-cell office:value-type="string" calcext:value-type="string">
            <text:p>7828.54</text:p>
          </table:table-cell>
          <table:table-cell office:value-type="string" calcext:value-type="string">
            <text:p>luciano l da silva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clor.de potassio 20% c/200amp hosp. (iso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77.6</text:p>
          </table:table-cell>
          <table:table-cell office:value-type="float" office:value="66244" calcext:value-type="float">
            <text:p>66244</text:p>
          </table:table-cell>
          <table:table-cell table:number-columns-repeated="2"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9-14 00:00:00</text:p>
          </table:table-cell>
          <table:table-cell office:value-type="float" office:value="1473811200" calcext:value-type="float">
            <text:p>1473811200</text:p>
          </table:table-cell>
          <table:table-cell office:value-type="string" calcext:value-type="string">
            <text:p>7213.12</text:p>
          </table:table-cell>
          <table:table-cell office:value-type="string" calcext:value-type="string">
            <text:p>dismene distr. de medicamentos do nordeste ltda</text:p>
          </table:table-cell>
          <table:table-cell office:value-type="float" office:value="16682179000144" calcext:value-type="float">
            <text:p>166821790001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uba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-7.5118822</text:p>
          </table:table-cell>
          <table:table-cell office:value-type="string" calcext:value-type="string">
            <text:p>-35.316076</text:p>
          </table:table-cell>
          <table:table-cell office:value-type="string" calcext:value-type="string">
            <text:p>fosfo enema 13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93.6</text:p>
          </table:table-cell>
          <table:table-cell office:value-type="float" office:value="48118" calcext:value-type="float">
            <text:p>48118</text:p>
          </table:table-cell>
          <table:table-cell table:number-columns-repeated="2"/>
        </table:table-row>
        <table:table-row table:style-name="ro1">
          <table:table-cell office:value-type="float" office:value="50214" calcext:value-type="float">
            <text:p>50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1 14:59:00</text:p>
          </table:table-cell>
          <table:table-cell office:value-type="float" office:value="1470063540" calcext:value-type="float">
            <text:p>1470063540</text:p>
          </table:table-cell>
          <table:table-cell office:value-type="string" calcext:value-type="string">
            <text:p>9101.79</text:p>
          </table:table-cell>
          <table:table-cell office:value-type="string" calcext:value-type="string">
            <text:p>luciano l da silva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aminofilina 240mg inj.c/50amp.gen.hosp. (teuto hospitalar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81.67</text:p>
          </table:table-cell>
          <table:table-cell office:value-type="float" office:value="66062" calcext:value-type="float">
            <text:p>66062</text:p>
          </table:table-cell>
          <table:table-cell table:number-columns-repeated="2"/>
        </table:table-row>
        <table:table-row table:style-name="ro1">
          <table:table-cell office:value-type="float" office:value="201890" calcext:value-type="float">
            <text:p>201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12 19:49:00</text:p>
          </table:table-cell>
          <table:table-cell office:value-type="float" office:value="1468352940" calcext:value-type="float">
            <text:p>1468352940</text:p>
          </table:table-cell>
          <table:table-cell office:value-type="string" calcext:value-type="string">
            <text:p>29092.0</text:p>
          </table:table-cell>
          <table:table-cell office:value-type="string" calcext:value-type="string">
            <text:p>drogafonte ltda</text:p>
          </table:table-cell>
          <table:table-cell office:value-type="float" office:value="8778201000126" calcext:value-type="float">
            <text:p>8778201000126</text:p>
          </table:table-cell>
          <table:table-cell office:value-type="string" calcext:value-type="string">
            <text:p>varzea</text:p>
          </table:table-cell>
          <table:table-cell office:value-type="string" calcext:value-type="string">
            <text:p>recife</text:p>
          </table:table-cell>
          <table:table-cell office:value-type="float" office:value="50740080" calcext:value-type="float">
            <text:p>5074008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sevoflurano fr. 100 ml generic *(c-1) (biochimico-rj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23180.0</text:p>
          </table:table-cell>
          <table:table-cell office:value-type="float" office:value="43997" calcext:value-type="float">
            <text:p>43997</text:p>
          </table:table-cell>
          <table:table-cell table:number-columns-repeated="2"/>
        </table:table-row>
        <table:table-row table:style-name="ro1">
          <table:table-cell office:value-type="float" office:value="12997" calcext:value-type="float">
            <text:p>12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9 15:54:14</text:p>
          </table:table-cell>
          <table:table-cell office:value-type="float" office:value="1456761254" calcext:value-type="float">
            <text:p>1456761254</text:p>
          </table:table-cell>
          <table:table-cell office:value-type="string" calcext:value-type="string">
            <text:p>5699.45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metoclopramida 5mg/ml inj 2ml im iv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81.6</text:p>
          </table:table-cell>
          <table:table-cell office:value-type="float" office:value="29512" calcext:value-type="float">
            <text:p>29512</text:p>
          </table:table-cell>
          <table:table-cell table:number-columns-repeated="2"/>
        </table:table-row>
        <table:table-row table:style-name="ro1">
          <table:table-cell office:value-type="float" office:value="45089" calcext:value-type="float">
            <text:p>450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28 09:25:00</text:p>
          </table:table-cell>
          <table:table-cell office:value-type="float" office:value="1461835500" calcext:value-type="float">
            <text:p>1461835500</text:p>
          </table:table-cell>
          <table:table-cell office:value-type="string" calcext:value-type="string">
            <text:p>10087.12</text:p>
          </table:table-cell>
          <table:table-cell office:value-type="string" calcext:value-type="string">
            <text:p>luciano l. da silva (distrifarma)</text:p>
          </table:table-cell>
          <table:table-cell office:value-type="float" office:value="2859542000140" calcext:value-type="float">
            <text:p>2859542000140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caic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-6.4594544</text:p>
          </table:table-cell>
          <table:table-cell office:value-type="string" calcext:value-type="string">
            <text:p>-37.0971911</text:p>
          </table:table-cell>
          <table:table-cell office:value-type="string" calcext:value-type="string">
            <text:p>clor.de potassio 19,1% c/200amp hosp. (iso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75.58</text:p>
          </table:table-cell>
          <table:table-cell office:value-type="float" office:value="66055" calcext:value-type="float">
            <text:p>6605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6-09-14 00:00:00</text:p>
          </table:table-cell>
          <table:table-cell office:value-type="float" office:value="1473811200" calcext:value-type="float">
            <text:p>1473811200</text:p>
          </table:table-cell>
          <table:table-cell office:value-type="string" calcext:value-type="string">
            <text:p>32452.0</text:p>
          </table:table-cell>
          <table:table-cell office:value-type="string" calcext:value-type="string">
            <text:p>ana maria torres leite</text:p>
          </table:table-cell>
          <table:table-cell office:value-type="float" office:value="554520000146" calcext:value-type="float">
            <text:p>55452000014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anco</text:p>
          </table:table-cell>
          <table:table-cell office:value-type="float" office:value="58765000" calcext:value-type="float">
            <text:p>58765000</text:p>
          </table:table-cell>
          <table:table-cell office:value-type="string" calcext:value-type="string">
            <text:p>-7.1987413</text:p>
          </table:table-cell>
          <table:table-cell office:value-type="string" calcext:value-type="string">
            <text:p>-37.9255755</text:p>
          </table:table-cell>
          <table:table-cell office:value-type="string" calcext:value-type="string">
            <text:p>depakene 500mg fr 5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28.0</text:p>
          </table:table-cell>
          <table:table-cell office:value-type="float" office:value="69049" calcext:value-type="float">
            <text:p>69049</text:p>
          </table:table-cell>
          <table:table-cell table:number-columns-repeated="2"/>
        </table:table-row>
        <table:table-row table:style-name="ro1">
          <table:table-cell office:value-type="float" office:value="12723" calcext:value-type="float">
            <text:p>127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03 09:57:06</text:p>
          </table:table-cell>
          <table:table-cell office:value-type="float" office:value="1454493426" calcext:value-type="float">
            <text:p>1454493426</text:p>
          </table:table-cell>
          <table:table-cell office:value-type="string" calcext:value-type="string">
            <text:p>6267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glicose 50 10ml inj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40.0</text:p>
          </table:table-cell>
          <table:table-cell office:value-type="float" office:value="30743" calcext:value-type="float">
            <text:p>30743</text:p>
          </table:table-cell>
          <table:table-cell table:number-columns-repeated="2"/>
        </table:table-row>
        <table:table-row table:style-name="ro1">
          <table:table-cell office:value-type="float" office:value="111268" calcext:value-type="float">
            <text:p>111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05 14:46:00</text:p>
          </table:table-cell>
          <table:table-cell office:value-type="float" office:value="1480949160" calcext:value-type="float">
            <text:p>1480949160</text:p>
          </table:table-cell>
          <table:table-cell office:value-type="string" calcext:value-type="string">
            <text:p>8723.0</text:p>
          </table:table-cell>
          <table:table-cell office:value-type="string" calcext:value-type="string">
            <text:p>industria farmaceutica rioquimica ltda</text:p>
          </table:table-cell>
          <table:table-cell office:value-type="float" office:value="55643555000305" calcext:value-type="float">
            <text:p>55643555000305</text:p>
          </table:table-cell>
          <table:table-cell office:value-type="string" calcext:value-type="string">
            <text:p>vila maceno</text:p>
          </table:table-cell>
          <table:table-cell office:value-type="string" calcext:value-type="string">
            <text:p>s.j. rio preto</text:p>
          </table:table-cell>
          <table:table-cell office:value-type="float" office:value="15060035" calcext:value-type="float">
            <text:p>15060035</text:p>
          </table:table-cell>
          <table:table-cell office:value-type="string" calcext:value-type="string">
            <text:p>-20.7721899</text:p>
          </table:table-cell>
          <table:table-cell office:value-type="string" calcext:value-type="string">
            <text:p>-49.3607544</text:p>
          </table:table-cell>
          <table:table-cell office:value-type="string" calcext:value-type="string">
            <text:p>riogel ant. 740g refil/ cartucho cx c/ 06 uni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58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3905.22</text:p>
          </table:table-cell>
          <table:table-cell office:value-type="float" office:value="76452" calcext:value-type="float">
            <text:p>76452</text:p>
          </table:table-cell>
          <table:table-cell table:number-columns-repeated="2"/>
        </table:table-row>
        <table:table-row table:style-name="ro1">
          <table:table-cell office:value-type="float" office:value="52795" calcext:value-type="float">
            <text:p>527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190956.5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glicose solucao 5% fr-amp sist fechado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7650.0</text:p>
          </table:table-cell>
          <table:table-cell office:value-type="float" office:value="4823" calcext:value-type="float">
            <text:p>4823</text:p>
          </table:table-cell>
          <table:table-cell table:number-columns-repeated="2"/>
        </table:table-row>
        <table:table-row table:style-name="ro1">
          <table:table-cell office:value-type="float" office:value="12858" calcext:value-type="float">
            <text:p>128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2-17 17:52:46</text:p>
          </table:table-cell>
          <table:table-cell office:value-type="float" office:value="1455731566" calcext:value-type="float">
            <text:p>1455731566</text:p>
          </table:table-cell>
          <table:table-cell office:value-type="string" calcext:value-type="string">
            <text:p>5744.6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diclof sodico 25mg/ml inj 3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77.0</text:p>
          </table:table-cell>
          <table:table-cell office:value-type="float" office:value="37764" calcext:value-type="float">
            <text:p>37764</text:p>
          </table:table-cell>
          <table:table-cell table:number-columns-repeated="2"/>
        </table:table-row>
        <table:table-row table:style-name="ro1">
          <table:table-cell office:value-type="float" office:value="20269" calcext:value-type="float">
            <text:p>202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9-15 09:46:25</text:p>
          </table:table-cell>
          <table:table-cell office:value-type="float" office:value="1473932785" calcext:value-type="float">
            <text:p>1473932785</text:p>
          </table:table-cell>
          <table:table-cell office:value-type="string" calcext:value-type="string">
            <text:p>63330.75</text:p>
          </table:table-cell>
          <table:table-cell office:value-type="string" calcext:value-type="string">
            <text:p>atacamed com. de produtos farmaceuticos e hosp. ltda</text:p>
          </table:table-cell>
          <table:table-cell office:value-type="float" office:value="9260831000177" calcext:value-type="float">
            <text:p>9260831000177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joao pessoa</text:p>
          </table:table-cell>
          <table:table-cell office:value-type="float" office:value="58040210" calcext:value-type="float">
            <text:p>5804021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ol. glicose 50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84.0</text:p>
          </table:table-cell>
          <table:table-cell office:value-type="float" office:value="31732" calcext:value-type="float">
            <text:p>317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16-12-07 00:00:00</text:p>
          </table:table-cell>
          <table:table-cell office:value-type="float" office:value="1481068800" calcext:value-type="float">
            <text:p>1481068800</text:p>
          </table:table-cell>
          <table:table-cell office:value-type="string" calcext:value-type="string">
            <text:p>31928.94</text:p>
          </table:table-cell>
          <table:table-cell office:value-type="string" calcext:value-type="string">
            <text:p>maria auxiliadora ferreira veira</text:p>
          </table:table-cell>
          <table:table-cell office:value-type="float" office:value="19340911000196" calcext:value-type="float">
            <text:p>1934091100019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domingos</text:p>
          </table:table-cell>
          <table:table-cell office:value-type="float" office:value="58853000" calcext:value-type="float">
            <text:p>58853000</text:p>
          </table:table-cell>
          <table:table-cell office:value-type="string" calcext:value-type="string">
            <text:p>-11.4636112</text:p>
          </table:table-cell>
          <table:table-cell office:value-type="string" calcext:value-type="string">
            <text:p>-39.526527</text:p>
          </table:table-cell>
          <table:table-cell office:value-type="string" calcext:value-type="string">
            <text:p>dorspan gotas 1 x 20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81.0</text:p>
          </table:table-cell>
          <table:table-cell office:value-type="float" office:value="74400" calcext:value-type="float">
            <text:p>744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4-12 09:28:00</text:p>
          </table:table-cell>
          <table:table-cell office:value-type="float" office:value="1460453280" calcext:value-type="float">
            <text:p>1460453280</text:p>
          </table:table-cell>
          <table:table-cell office:value-type="string" calcext:value-type="string">
            <text:p>8009.11</text:p>
          </table:table-cell>
          <table:table-cell office:value-type="string" calcext:value-type="string">
            <text:p>valdir ribeiro da silva</text:p>
          </table:table-cell>
          <table:table-cell office:value-type="float" office:value="1414442000147" calcext:value-type="float">
            <text:p>1414442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i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7.221036</text:p>
          </table:table-cell>
          <table:table-cell office:value-type="string" calcext:value-type="string">
            <text:p>-37.252477</text:p>
          </table:table-cell>
          <table:table-cell office:value-type="string" calcext:value-type="string">
            <text:p>almeida prado nÃÂº46 c/60 compr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9.11</text:p>
          </table:table-cell>
          <table:table-cell office:value-type="float" office:value="67102" calcext:value-type="float">
            <text:p>6710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6-03-07 10:12:02</text:p>
          </table:table-cell>
          <table:table-cell office:value-type="float" office:value="1457345522" calcext:value-type="float">
            <text:p>1457345522</text:p>
          </table:table-cell>
          <table:table-cell office:value-type="string" calcext:value-type="string">
            <text:p>9615.43</text:p>
          </table:table-cell>
          <table:table-cell office:value-type="string" calcext:value-type="string">
            <text:p>janicleia gabriel s. do nascimento</text:p>
          </table:table-cell>
          <table:table-cell office:value-type="float" office:value="7322508000236" calcext:value-type="float">
            <text:p>73225080002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ertaozinho</text:p>
          </table:table-cell>
          <table:table-cell office:value-type="float" office:value="5856800" calcext:value-type="float">
            <text:p>5856800</text:p>
          </table:table-cell>
          <table:table-cell office:value-type="string" calcext:value-type="string">
            <text:p>-21.1375782</text:p>
          </table:table-cell>
          <table:table-cell office:value-type="string" calcext:value-type="string">
            <text:p>-47.9913741</text:p>
          </table:table-cell>
          <table:table-cell office:value-type="string" calcext:value-type="string">
            <text:p>dipirona 4cpd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.5</text:p>
          </table:table-cell>
          <table:table-cell office:value-type="float" office:value="67416" calcext:value-type="float">
            <text:p>67416</text:p>
          </table:table-cell>
          <table:table-cell table:number-columns-repeated="2"/>
        </table:table-row>
        <table:table-row table:style-name="ro1">
          <table:table-cell office:value-type="float" office:value="15613" calcext:value-type="float">
            <text:p>15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4 10:00:03</text:p>
          </table:table-cell>
          <table:table-cell office:value-type="float" office:value="1479117603" calcext:value-type="float">
            <text:p>1479117603</text:p>
          </table:table-cell>
          <table:table-cell office:value-type="string" calcext:value-type="string">
            <text:p>2291.9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0.0</text:p>
          </table:table-cell>
          <table:table-cell office:value-type="float" office:value="34703" calcext:value-type="float">
            <text:p>34703</text:p>
          </table:table-cell>
          <table:table-cell table:number-columns-repeated="2"/>
        </table:table-row>
        <table:table-row table:style-name="ro1">
          <table:table-cell office:value-type="float" office:value="91877" calcext:value-type="float">
            <text:p>9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2 14:09:09</text:p>
          </table:table-cell>
          <table:table-cell office:value-type="float" office:value="1473689349" calcext:value-type="float">
            <text:p>1473689349</text:p>
          </table:table-cell>
          <table:table-cell office:value-type="string" calcext:value-type="string">
            <text:p>6240.0</text:p>
          </table:table-cell>
          <table:table-cell office:value-type="string" calcext:value-type="string">
            <text:p>cirufarma comercial ltda</text:p>
          </table:table-cell>
          <table:table-cell office:value-type="float" office:value="40787152000109" calcext:value-type="float">
            <text:p>40787152000109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31150" calcext:value-type="float">
            <text:p>5903115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lamina de bisturi aco-carbono n. 24 c/10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6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6240.0</text:p>
          </table:table-cell>
          <table:table-cell office:value-type="float" office:value="41784" calcext:value-type="float">
            <text:p>41784</text:p>
          </table:table-cell>
          <table:table-cell table:number-columns-repeated="2"/>
        </table:table-row>
        <table:table-row table:style-name="ro1">
          <table:table-cell office:value-type="float" office:value="14205" calcext:value-type="float">
            <text:p>142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7-02 09:25:44</text:p>
          </table:table-cell>
          <table:table-cell office:value-type="float" office:value="1467451544" calcext:value-type="float">
            <text:p>1467451544</text:p>
          </table:table-cell>
          <table:table-cell office:value-type="string" calcext:value-type="string">
            <text:p>3723.8</text:p>
          </table:table-cell>
          <table:table-cell office:value-type="string" calcext:value-type="string">
            <text:p>suframed comercio de material medico hospitalar ltda</text:p>
          </table:table-cell>
          <table:table-cell office:value-type="float" office:value="3246587000101" calcext:value-type="float">
            <text:p>3246587000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ao pessoa</text:p>
          </table:table-cell>
          <table:table-cell office:value-type="float" office:value="58013460" calcext:value-type="float">
            <text:p>58013460</text:p>
          </table:table-cell>
          <table:table-cell office:value-type="string" calcext:value-type="string">
            <text:p>-7.1215981</text:p>
          </table:table-cell>
          <table:table-cell office:value-type="string" calcext:value-type="string">
            <text:p>-34.882028</text:p>
          </table:table-cell>
          <table:table-cell office:value-type="string" calcext:value-type="string">
            <text:p>simeticona 10ml gts 75mg/ml g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15.0</text:p>
          </table:table-cell>
          <table:table-cell office:value-type="float" office:value="30556" calcext:value-type="float">
            <text:p>305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6T22:35:02.031000000</dc:date>
    <meta:editing-duration>PT13M13S</meta:editing-duration>
    <meta:editing-cycles>1</meta:editing-cycles>
    <meta:document-statistic meta:table-count="1" meta:cell-count="15359" meta:object-count="0"/>
    <meta:generator>LibreOffice/7.5.1.2$Windows_X86_64 LibreOffice_project/fcbaee479e84c6cd81291587d2ee68cba099e129</meta:generator>
  </office:meta>
</office:document-meta>
</file>